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9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ample#</text:p>
          </table:table-cell>
          <table:table-cell office:value-type="string" table:style-name="ce3">
            <text:p>Start Time</text:p>
          </table:table-cell>
          <table:table-cell office:value-type="string" table:style-name="ce3">
            <text:p>Thread Name</text:p>
          </table:table-cell>
          <table:table-cell office:value-type="string" table:style-name="ce3">
            <text:p>Label</text:p>
          </table:table-cell>
          <table:table-cell office:value-type="string" table:style-name="ce3">
            <text:p>Sample Time(ms)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Bytes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time" office:time-value="PT10H37M44.624S" table:style-name="ce2">
            <text:p>37:44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time" office:time-value="PT10H37M44.632S" table:style-name="ce2">
            <text:p>37:44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d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7370" table:style-name="ce1">
            <text:p>27370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time" office:time-value="PT10H37M44.679S" table:style-name="ce2">
            <text:p>37:44.7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time" office:time-value="PT10H37M44.732S" table:style-name="ce2">
            <text:p>37:44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time" office:time-value="PT10H37M44.678S" table:style-name="ce2">
            <text:p>37:44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27412" table:style-name="ce1">
            <text:p>27412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time" office:time-value="PT10H37M44.688S" table:style-name="ce2">
            <text:p>37:44.7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do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27370" table:style-name="ce1">
            <text:p>27370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time" office:time-value="PT10H37M44.792S" table:style-name="ce2">
            <text:p>37:44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in.do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27370" table:style-name="ce1">
            <text:p>27370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time" office:time-value="PT10H37M44.876S" table:style-name="ce2">
            <text:p>37:44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time" office:time-value="PT10H37M44.820S" table:style-name="ce2">
            <text:p>37:44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27412" table:style-name="ce1">
            <text:p>27412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time" office:time-value="PT10H37M44.810S" table:style-name="ce2">
            <text:p>37:44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home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27412" table:style-name="ce1">
            <text:p>27412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time" office:time-value="PT10H37M44.933S" table:style-name="ce2">
            <text:p>37:44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time" office:time-value="PT10H37M44.986S" table:style-name="ce2">
            <text:p>37:45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time" office:time-value="PT10H37M44.889S" table:style-name="ce2">
            <text:p>37:44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27412" table:style-name="ce1">
            <text:p>27412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time" office:time-value="PT10H37M44.939S" table:style-name="ce2">
            <text:p>37:44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home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27637" table:style-name="ce1">
            <text:p>27637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time" office:time-value="PT10H37M44.936S" table:style-name="ce2">
            <text:p>37:44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home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Success</text:p>
          </table:table-cell>
          <table:table-cell office:value-type="float" office:value="27412" table:style-name="ce1">
            <text:p>27412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time" office:time-value="PT10H37M44.918S" table:style-name="ce2">
            <text:p>37:44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do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Success</text:p>
          </table:table-cell>
          <table:table-cell office:value-type="float" office:value="27370" table:style-name="ce1">
            <text:p>27370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time" office:time-value="PT10H37M45.038S" table:style-name="ce2">
            <text:p>37:45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home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uccess</text:p>
          </table:table-cell>
          <table:table-cell office:value-type="float" office:value="27412" table:style-name="ce1">
            <text:p>27412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time" office:time-value="PT10H37M45.127S" table:style-name="ce2">
            <text:p>37:45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time" office:time-value="PT10H37M45.097S" table:style-name="ce2">
            <text:p>37:45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home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27637" table:style-name="ce1">
            <text:p>27637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time" office:time-value="PT10H37M45.186S" table:style-name="ce2">
            <text:p>37:45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time" office:time-value="PT10H37M44.943S" table:style-name="ce2">
            <text:p>37:44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do</text:p>
          </table:table-cell>
          <table:table-cell office:value-type="float" office:value="277" table:style-name="ce1">
            <text:p>277</text:p>
          </table:table-cell>
          <table:table-cell office:value-type="string" table:style-name="ce1">
            <text:p>Success</text:p>
          </table:table-cell>
          <table:table-cell office:value-type="float" office:value="27370" table:style-name="ce1">
            <text:p>27370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time" office:time-value="PT10H37M45.155S" table:style-name="ce2">
            <text:p>37:45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home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27637" table:style-name="ce1">
            <text:p>27637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time" office:time-value="PT10H37M45.238S" table:style-name="ce2">
            <text:p>37:45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time" office:time-value="PT10H37M45.015S" table:style-name="ce2">
            <text:p>37:45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in.do</text:p>
          </table:table-cell>
          <table:table-cell office:value-type="float" office:value="252" table:style-name="ce1">
            <text:p>252</text:p>
          </table:table-cell>
          <table:table-cell office:value-type="string" table:style-name="ce1">
            <text:p>Success</text:p>
          </table:table-cell>
          <table:table-cell office:value-type="float" office:value="27370" table:style-name="ce1">
            <text:p>27370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time" office:time-value="PT10H37M45.381S" table:style-name="ce2">
            <text:p>37:45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time" office:time-value="PT10H37M45.438S" table:style-name="ce2">
            <text:p>37:45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time" office:time-value="PT10H37M45.174S" table:style-name="ce2">
            <text:p>37:45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do</text:p>
          </table:table-cell>
          <table:table-cell office:value-type="float" office:value="315" table:style-name="ce1">
            <text:p>315</text:p>
          </table:table-cell>
          <table:table-cell office:value-type="string" table:style-name="ce1">
            <text:p>Success</text:p>
          </table:table-cell>
          <table:table-cell office:value-type="float" office:value="27370" table:style-name="ce1">
            <text:p>27370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time" office:time-value="PT10H37M45.224S" table:style-name="ce2">
            <text:p>37:45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Success</text:p>
          </table:table-cell>
          <table:table-cell office:value-type="float" office:value="27412" table:style-name="ce1">
            <text:p>27412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time" office:time-value="PT10H37M45.494S" table:style-name="ce2">
            <text:p>37:45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time" office:time-value="PT10H37M45.220S" table:style-name="ce2">
            <text:p>37:45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do</text:p>
          </table:table-cell>
          <table:table-cell office:value-type="float" office:value="338" table:style-name="ce1">
            <text:p>338</text:p>
          </table:table-cell>
          <table:table-cell office:value-type="string" table:style-name="ce1">
            <text:p>Success</text:p>
          </table:table-cell>
          <table:table-cell office:value-type="float" office:value="27370" table:style-name="ce1">
            <text:p>27370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time" office:time-value="PT10H37M45.263S" table:style-name="ce2">
            <text:p>37:45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in.do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Success</text:p>
          </table:table-cell>
          <table:table-cell office:value-type="float" office:value="27370" table:style-name="ce1">
            <text:p>27370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time" office:time-value="PT10H37M45.145S" table:style-name="ce2">
            <text:p>37:45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418" table:style-name="ce1">
            <text:p>418</text:p>
          </table:table-cell>
          <table:table-cell office:value-type="string" table:style-name="ce1">
            <text:p>Success</text:p>
          </table:table-cell>
          <table:table-cell office:value-type="float" office:value="27412" table:style-name="ce1">
            <text:p>27412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time" office:time-value="PT10H37M45.269S" table:style-name="ce2">
            <text:p>37:45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378" table:style-name="ce1">
            <text:p>378</text:p>
          </table:table-cell>
          <table:table-cell office:value-type="string" table:style-name="ce1">
            <text:p>Success</text:p>
          </table:table-cell>
          <table:table-cell office:value-type="float" office:value="27412" table:style-name="ce1">
            <text:p>27412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time" office:time-value="PT10H37M45.567S" table:style-name="ce2">
            <text:p>37:45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home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27412" table:style-name="ce1">
            <text:p>27412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time" office:time-value="PT10H37M45.643S" table:style-name="ce2">
            <text:p>37:45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time" office:time-value="PT10H37M45.046S" table:style-name="ce2">
            <text:p>37:45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687" table:style-name="ce1">
            <text:p>687</text:p>
          </table:table-cell>
          <table:table-cell office:value-type="string" table:style-name="ce1">
            <text:p>Success</text:p>
          </table:table-cell>
          <table:table-cell office:value-type="float" office:value="62122" table:style-name="ce1">
            <text:p>62122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time" office:time-value="PT10H37M45.492S" table:style-name="ce2">
            <text:p>37:45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Success</text:p>
          </table:table-cell>
          <table:table-cell office:value-type="float" office:value="27412" table:style-name="ce1">
            <text:p>27412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time" office:time-value="PT10H37M45.562S" table:style-name="ce2">
            <text:p>37:45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Success</text:p>
          </table:table-cell>
          <table:table-cell office:value-type="float" office:value="27412" table:style-name="ce1">
            <text:p>27412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time" office:time-value="PT10H37M45.650S" table:style-name="ce2">
            <text:p>37:45.6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home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27412" table:style-name="ce1">
            <text:p>27412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time" office:time-value="PT10H37M45.560S" table:style-name="ce2">
            <text:p>37:45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Success</text:p>
          </table:table-cell>
          <table:table-cell office:value-type="float" office:value="27412" table:style-name="ce1">
            <text:p>27412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time" office:time-value="PT10H37M45.691S" table:style-name="ce2">
            <text:p>37:45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time" office:time-value="PT10H37M45.744S" table:style-name="ce2">
            <text:p>37:45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time" office:time-value="PT10H37M45.472S" table:style-name="ce2">
            <text:p>37:45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do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time" office:time-value="PT10H37M45.737S" table:style-name="ce2">
            <text:p>37:45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27745" table:style-name="ce1">
            <text:p>27745</text:p>
          </table:table-cell>
          <table:table-cell table:number-columns-repeated="1637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time" office:time-value="PT10H37M45.408S" table:style-name="ce2">
            <text:p>37:45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do</text:p>
          </table:table-cell>
          <table:table-cell office:value-type="float" office:value="448" table:style-name="ce1">
            <text:p>448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time" office:time-value="PT10H37M45.518S" table:style-name="ce2">
            <text:p>37:45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home</text:p>
          </table:table-cell>
          <table:table-cell office:value-type="float" office:value="338" table:style-name="ce1">
            <text:p>338</text:p>
          </table:table-cell>
          <table:table-cell office:value-type="string" table:style-name="ce1">
            <text:p>Success</text:p>
          </table:table-cell>
          <table:table-cell office:value-type="float" office:value="27412" table:style-name="ce1">
            <text:p>27412</text:p>
          </table:table-cell>
          <table:table-cell table:number-columns-repeated="1637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time" office:time-value="PT10H37M45.712S" table:style-name="ce2">
            <text:p>37:45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home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27637" table:style-name="ce1">
            <text:p>27637</text:p>
          </table:table-cell>
          <table:table-cell table:number-columns-repeated="1637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time" office:time-value="PT10H37M45.741S" table:style-name="ce2">
            <text:p>37:45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home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Success</text:p>
          </table:table-cell>
          <table:table-cell office:value-type="float" office:value="27412" table:style-name="ce1">
            <text:p>27412</text:p>
          </table:table-cell>
          <table:table-cell table:number-columns-repeated="1637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time" office:time-value="PT10H37M45.762S" table:style-name="ce2">
            <text:p>37:45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home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Success</text:p>
          </table:table-cell>
          <table:table-cell office:value-type="float" office:value="27637" table:style-name="ce1">
            <text:p>27637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time" office:time-value="PT10H37M45.752S" table:style-name="ce2">
            <text:p>37:45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home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Success</text:p>
          </table:table-cell>
          <table:table-cell office:value-type="float" office:value="27412" table:style-name="ce1">
            <text:p>27412</text:p>
          </table:table-cell>
          <table:table-cell table:number-columns-repeated="1637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time" office:time-value="PT10H37M45.892S" table:style-name="ce2">
            <text:p>37:45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time" office:time-value="PT10H37M45.189S" table:style-name="ce2">
            <text:p>37:45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734" table:style-name="ce1">
            <text:p>734</text:p>
          </table:table-cell>
          <table:table-cell office:value-type="string" table:style-name="ce1">
            <text:p>Success</text:p>
          </table:table-cell>
          <table:table-cell office:value-type="float" office:value="65491" table:style-name="ce1">
            <text:p>65491</text:p>
          </table:table-cell>
          <table:table-cell table:number-columns-repeated="1637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time" office:time-value="PT10H37M45.775S" table:style-name="ce2">
            <text:p>37:45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home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Success</text:p>
          </table:table-cell>
          <table:table-cell office:value-type="float" office:value="27412" table:style-name="ce1">
            <text:p>27412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time" office:time-value="PT10H37M45.897S" table:style-name="ce2">
            <text:p>37:45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hom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27637" table:style-name="ce1">
            <text:p>27637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time" office:time-value="PT10H37M45.858S" table:style-name="ce2">
            <text:p>37:45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home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27637" table:style-name="ce1">
            <text:p>27637</text:p>
          </table:table-cell>
          <table:table-cell table:number-columns-repeated="1637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time" office:time-value="PT10H37M45.918S" table:style-name="ce2">
            <text:p>37:45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home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27637" table:style-name="ce1">
            <text:p>27637</text:p>
          </table:table-cell>
          <table:table-cell table:number-columns-repeated="1637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time" office:time-value="PT10H37M45.926S" table:style-name="ce2">
            <text:p>37:45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27745" table:style-name="ce1">
            <text:p>27745</text:p>
          </table:table-cell>
          <table:table-cell table:number-columns-repeated="1637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time" office:time-value="PT10H37M45.943S" table:style-name="ce2">
            <text:p>37:45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time" office:time-value="PT10H37M45.521S" table:style-name="ce2">
            <text:p>37:45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in.do</text:p>
          </table:table-cell>
          <table:table-cell office:value-type="float" office:value="501" table:style-name="ce1">
            <text:p>501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time" office:time-value="PT10H37M45.998S" table:style-name="ce2">
            <text:p>37:46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time" office:time-value="PT10H37M45.953S" table:style-name="ce2">
            <text:p>37:46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home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27637" table:style-name="ce1">
            <text:p>27637</text:p>
          </table:table-cell>
          <table:table-cell table:number-columns-repeated="1637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time" office:time-value="PT10H37M45.259S" table:style-name="ce2">
            <text:p>37:45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874" table:style-name="ce1">
            <text:p>874</text:p>
          </table:table-cell>
          <table:table-cell office:value-type="string" table:style-name="ce1">
            <text:p>Success</text:p>
          </table:table-cell>
          <table:table-cell office:value-type="float" office:value="65491" table:style-name="ce1">
            <text:p>65491</text:p>
          </table:table-cell>
          <table:table-cell table:number-columns-repeated="1637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time" office:time-value="PT10H37M46.145S" table:style-name="ce2">
            <text:p>37:46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time" office:time-value="PT10H37M45.785S" table:style-name="ce2">
            <text:p>37:45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do</text:p>
          </table:table-cell>
          <table:table-cell office:value-type="float" office:value="427" table:style-name="ce1">
            <text:p>427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time" office:time-value="PT10H37M46.197S" table:style-name="ce2">
            <text:p>37:46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time" office:time-value="PT10H37M45.819S" table:style-name="ce2">
            <text:p>37:45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457" table:style-name="ce1">
            <text:p>457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time" office:time-value="PT10H37M46.135S" table:style-name="ce2">
            <text:p>37:46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27745" table:style-name="ce1">
            <text:p>27745</text:p>
          </table:table-cell>
          <table:table-cell table:number-columns-repeated="1637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time" office:time-value="PT10H37M45.858S" table:style-name="ce2">
            <text:p>37:45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443" table:style-name="ce1">
            <text:p>443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time" office:time-value="PT10H37M46.250S" table:style-name="ce2">
            <text:p>37:46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time" office:time-value="PT10H37M46.023S" table:style-name="ce2">
            <text:p>37:46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296" table:style-name="ce1">
            <text:p>296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time" office:time-value="PT10H37M46.040S" table:style-name="ce2">
            <text:p>37:46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in.do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time" office:time-value="PT10H37M45.729S" table:style-name="ce2">
            <text:p>37:45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do</text:p>
          </table:table-cell>
          <table:table-cell office:value-type="float" office:value="618" table:style-name="ce1">
            <text:p>618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time" office:time-value="PT10H37M45.809S" table:style-name="ce2">
            <text:p>37:45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in.do</text:p>
          </table:table-cell>
          <table:table-cell office:value-type="float" office:value="567" table:style-name="ce1">
            <text:p>567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time" office:time-value="PT10H37M45.921S" table:style-name="ce2">
            <text:p>37:45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do</text:p>
          </table:table-cell>
          <table:table-cell office:value-type="float" office:value="461" table:style-name="ce1">
            <text:p>461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time" office:time-value="PT10H37M46.397S" table:style-name="ce2">
            <text:p>37:46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time" office:time-value="PT10H37M46.449S" table:style-name="ce2">
            <text:p>37:46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time" office:time-value="PT10H37M46.502S" table:style-name="ce2">
            <text:p>37:46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time" office:time-value="PT10H37M46.650S" table:style-name="ce2">
            <text:p>37:46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time" office:time-value="PT10H37M46.348S" table:style-name="ce2">
            <text:p>37:46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371" table:style-name="ce1">
            <text:p>371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time" office:time-value="PT10H37M46.331S" table:style-name="ce2">
            <text:p>37:46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406" table:style-name="ce1">
            <text:p>406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time" office:time-value="PT10H37M46.309S" table:style-name="ce2">
            <text:p>37:46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in.do</text:p>
          </table:table-cell>
          <table:table-cell office:value-type="float" office:value="433" table:style-name="ce1">
            <text:p>433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time" office:time-value="PT10H37M46.702S" table:style-name="ce2">
            <text:p>37:46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time" office:time-value="PT10H37M46.406S" table:style-name="ce2">
            <text:p>37:46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do</text:p>
          </table:table-cell>
          <table:table-cell office:value-type="float" office:value="376" table:style-name="ce1">
            <text:p>376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time" office:time-value="PT10H37M46.257S" table:style-name="ce2">
            <text:p>37:46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do</text:p>
          </table:table-cell>
          <table:table-cell office:value-type="float" office:value="531" table:style-name="ce1">
            <text:p>531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time" office:time-value="PT10H37M46.384S" table:style-name="ce2">
            <text:p>37:46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408" table:style-name="ce1">
            <text:p>408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time" office:time-value="PT10H37M46.201S" table:style-name="ce2">
            <text:p>37:46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do</text:p>
          </table:table-cell>
          <table:table-cell office:value-type="float" office:value="651" table:style-name="ce1">
            <text:p>651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time" office:time-value="PT10H37M46.216S" table:style-name="ce2">
            <text:p>37:46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636" table:style-name="ce1">
            <text:p>636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time" office:time-value="PT10H37M46.323S" table:style-name="ce2">
            <text:p>37:46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home</text:p>
          </table:table-cell>
          <table:table-cell office:value-type="float" office:value="531" table:style-name="ce1">
            <text:p>531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time" office:time-value="PT10H37M46.303S" table:style-name="ce2">
            <text:p>37:46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home</text:p>
          </table:table-cell>
          <table:table-cell office:value-type="float" office:value="561" table:style-name="ce1">
            <text:p>561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time" office:time-value="PT10H37M46.755S" table:style-name="ce2">
            <text:p>37:46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time" office:time-value="PT10H37M46.377S" table:style-name="ce2">
            <text:p>37:46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506" table:style-name="ce1">
            <text:p>506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time" office:time-value="PT10H37M46.565S" table:style-name="ce2">
            <text:p>37:46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in.do</text:p>
          </table:table-cell>
          <table:table-cell office:value-type="float" office:value="421" table:style-name="ce1">
            <text:p>421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time" office:time-value="PT10H37M46.279S" table:style-name="ce2">
            <text:p>37:46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home</text:p>
          </table:table-cell>
          <table:table-cell office:value-type="float" office:value="732" table:style-name="ce1">
            <text:p>732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time" office:time-value="PT10H37M46.902S" table:style-name="ce2">
            <text:p>37:46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time" office:time-value="PT10H37M46.739S" table:style-name="ce2">
            <text:p>37:46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home</text:p>
          </table:table-cell>
          <table:table-cell office:value-type="float" office:value="352" table:style-name="ce1">
            <text:p>352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time" office:time-value="PT10H37M46.957S" table:style-name="ce2">
            <text:p>37:47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time" office:time-value="PT10H37M47.008S" table:style-name="ce2">
            <text:p>37:47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time" office:time-value="PT10H37M46.012S" table:style-name="ce2">
            <text:p>37:46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do</text:p>
          </table:table-cell>
          <table:table-cell office:value-type="float" office:value="1084" table:style-name="ce1">
            <text:p>1084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time" office:time-value="PT10H37M46.495S" table:style-name="ce2">
            <text:p>37:46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do</text:p>
          </table:table-cell>
          <table:table-cell office:value-type="float" office:value="624" table:style-name="ce1">
            <text:p>624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time" office:time-value="PT10H37M46.855S" table:style-name="ce2">
            <text:p>37:46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home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time" office:time-value="PT10H37M46.795S" table:style-name="ce2">
            <text:p>37:46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home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time" office:time-value="PT10H37M46.884S" table:style-name="ce2">
            <text:p>37:46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home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time" office:time-value="PT10H37M47.155S" table:style-name="ce2">
            <text:p>37:47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time" office:time-value="PT10H37M46.866S" table:style-name="ce2">
            <text:p>37:46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home</text:p>
          </table:table-cell>
          <table:table-cell office:value-type="float" office:value="308" table:style-name="ce1">
            <text:p>308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time" office:time-value="PT10H37M46.790S" table:style-name="ce2">
            <text:p>37:46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387" table:style-name="ce1">
            <text:p>387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time" office:time-value="PT10H37M46.720S" table:style-name="ce2">
            <text:p>37:46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do</text:p>
          </table:table-cell>
          <table:table-cell office:value-type="float" office:value="462" table:style-name="ce1">
            <text:p>462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time" office:time-value="PT10H37M47.207S" table:style-name="ce2">
            <text:p>37:47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time" office:time-value="PT10H37M46.854S" table:style-name="ce2">
            <text:p>37:46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home</text:p>
          </table:table-cell>
          <table:table-cell office:value-type="float" office:value="415" table:style-name="ce1">
            <text:p>415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time" office:time-value="PT10H37M46.724S" table:style-name="ce2">
            <text:p>37:46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home</text:p>
          </table:table-cell>
          <table:table-cell office:value-type="float" office:value="548" table:style-name="ce1">
            <text:p>548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time" office:time-value="PT10H37M46.744S" table:style-name="ce2">
            <text:p>37:46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544" table:style-name="ce1">
            <text:p>544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time" office:time-value="PT10H37M47.261S" table:style-name="ce2">
            <text:p>37:47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time" office:time-value="PT10H37M46.783S" table:style-name="ce2">
            <text:p>37:46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517" table:style-name="ce1">
            <text:p>517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time" office:time-value="PT10H37M47.153S" table:style-name="ce2">
            <text:p>37:47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home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time" office:time-value="PT10H37M46.853S" table:style-name="ce2">
            <text:p>37:46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502" table:style-name="ce1">
            <text:p>502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time" office:time-value="PT10H37M47.156S" table:style-name="ce2">
            <text:p>37:47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home</text:p>
          </table:table-cell>
          <table:table-cell office:value-type="float" office:value="243" table:style-name="ce1">
            <text:p>243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time" office:time-value="PT10H37M47.014S" table:style-name="ce2">
            <text:p>37:47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home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time" office:time-value="PT10H37M47.460S" table:style-name="ce2">
            <text:p>37:47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time" office:time-value="PT10H37M47.407S" table:style-name="ce2">
            <text:p>37:47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time" office:time-value="PT10H37M47.272S" table:style-name="ce2">
            <text:p>37:47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home</text:p>
          </table:table-cell>
          <table:table-cell office:value-type="float" office:value="299" table:style-name="ce1">
            <text:p>299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time" office:time-value="PT10H37M47.276S" table:style-name="ce2">
            <text:p>37:47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home</text:p>
          </table:table-cell>
          <table:table-cell office:value-type="float" office:value="302" table:style-name="ce1">
            <text:p>302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time" office:time-value="PT10H37M47.180S" table:style-name="ce2">
            <text:p>37:47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home</text:p>
          </table:table-cell>
          <table:table-cell office:value-type="float" office:value="406" table:style-name="ce1">
            <text:p>406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time" office:time-value="PT10H37M47.093S" table:style-name="ce2">
            <text:p>37:47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home</text:p>
          </table:table-cell>
          <table:table-cell office:value-type="float" office:value="498" table:style-name="ce1">
            <text:p>498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time" office:time-value="PT10H37M47.107S" table:style-name="ce2">
            <text:p>37:47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511" table:style-name="ce1">
            <text:p>511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time" office:time-value="PT10H37M47.184S" table:style-name="ce2">
            <text:p>37:47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440" table:style-name="ce1">
            <text:p>440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time" office:time-value="PT10H37M47.122S" table:style-name="ce2">
            <text:p>37:47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509" table:style-name="ce1">
            <text:p>509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time" office:time-value="PT10H37M47.291S" table:style-name="ce2">
            <text:p>37:47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home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time" office:time-value="PT10H37M47.303S" table:style-name="ce2">
            <text:p>37:47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home</text:p>
          </table:table-cell>
          <table:table-cell office:value-type="float" office:value="379" table:style-name="ce1">
            <text:p>379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time" office:time-value="PT10H37M46.989S" table:style-name="ce2">
            <text:p>37:47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706" table:style-name="ce1">
            <text:p>706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time" office:time-value="PT10H37M47.513S" table:style-name="ce2">
            <text:p>37:47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time" office:time-value="PT10H37M47.659S" table:style-name="ce2">
            <text:p>37:47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time" office:time-value="PT10H37M47.588S" table:style-name="ce2">
            <text:p>37:47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home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time" office:time-value="PT10H37M47.686S" table:style-name="ce2">
            <text:p>37:47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home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time" office:time-value="PT10H37M47.358S" table:style-name="ce2">
            <text:p>37:47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home</text:p>
          </table:table-cell>
          <table:table-cell office:value-type="float" office:value="498" table:style-name="ce1">
            <text:p>498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time" office:time-value="PT10H37M46.758S" table:style-name="ce2">
            <text:p>37:46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do</text:p>
          </table:table-cell>
          <table:table-cell office:value-type="float" office:value="1104" table:style-name="ce1">
            <text:p>1104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time" office:time-value="PT10H37M47.672S" table:style-name="ce2">
            <text:p>37:47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home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time" office:time-value="PT10H37M47.714S" table:style-name="ce2">
            <text:p>37:47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time" office:time-value="PT10H37M47.766S" table:style-name="ce2">
            <text:p>37:47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time" office:time-value="PT10H37M47.171S" table:style-name="ce2">
            <text:p>37:47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do</text:p>
          </table:table-cell>
          <table:table-cell office:value-type="float" office:value="741" table:style-name="ce1">
            <text:p>741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time" office:time-value="PT10H37M46.870S" table:style-name="ce2">
            <text:p>37:46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in.do</text:p>
          </table:table-cell>
          <table:table-cell office:value-type="float" office:value="1048" table:style-name="ce1">
            <text:p>1048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time" office:time-value="PT10H37M47.619S" table:style-name="ce2">
            <text:p>37:47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home</text:p>
          </table:table-cell>
          <table:table-cell office:value-type="float" office:value="341" table:style-name="ce1">
            <text:p>341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time" office:time-value="PT10H37M47.918S" table:style-name="ce2">
            <text:p>37:47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time" office:time-value="PT10H37M47.101S" table:style-name="ce2">
            <text:p>37:47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do</text:p>
          </table:table-cell>
          <table:table-cell office:value-type="float" office:value="937" table:style-name="ce1">
            <text:p>937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time" office:time-value="PT10H37M47.104S" table:style-name="ce2">
            <text:p>37:47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in.do</text:p>
          </table:table-cell>
          <table:table-cell office:value-type="float" office:value="938" table:style-name="ce1">
            <text:p>938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time" office:time-value="PT10H37M47.697S" table:style-name="ce2">
            <text:p>37:47.7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home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time" office:time-value="PT10H37M47.025S" table:style-name="ce2">
            <text:p>37:47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do</text:p>
          </table:table-cell>
          <table:table-cell office:value-type="float" office:value="1017" table:style-name="ce1">
            <text:p>1017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time" office:time-value="PT10H37M47.257S" table:style-name="ce2">
            <text:p>37:47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do</text:p>
          </table:table-cell>
          <table:table-cell office:value-type="float" office:value="786" table:style-name="ce1">
            <text:p>786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time" office:time-value="PT10H37M47.294S" table:style-name="ce2">
            <text:p>37:47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in.do</text:p>
          </table:table-cell>
          <table:table-cell office:value-type="float" office:value="749" table:style-name="ce1">
            <text:p>749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time" office:time-value="PT10H37M47.965S" table:style-name="ce2">
            <text:p>37:48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time" office:time-value="PT10H37M48.039S" table:style-name="ce2">
            <text:p>37:48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time" office:time-value="PT10H37M47.626S" table:style-name="ce2">
            <text:p>37:47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home</text:p>
          </table:table-cell>
          <table:table-cell office:value-type="float" office:value="453" table:style-name="ce1">
            <text:p>453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time" office:time-value="PT10H37M47.859S" table:style-name="ce2">
            <text:p>37:47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home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time" office:time-value="PT10H37M47.632S" table:style-name="ce2">
            <text:p>37:47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home</text:p>
          </table:table-cell>
          <table:table-cell office:value-type="float" office:value="518" table:style-name="ce1">
            <text:p>518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time" office:time-value="PT10H37M48.164S" table:style-name="ce2">
            <text:p>37:48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time" office:time-value="PT10H37M48.218S" table:style-name="ce2">
            <text:p>37:48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time" office:time-value="PT10H37M47.963S" table:style-name="ce2">
            <text:p>37:48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home</text:p>
          </table:table-cell>
          <table:table-cell office:value-type="float" office:value="362" table:style-name="ce1">
            <text:p>362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time" office:time-value="PT10H37M47.864S" table:style-name="ce2">
            <text:p>37:47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473" table:style-name="ce1">
            <text:p>473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time" office:time-value="PT10H37M48.044S" table:style-name="ce2">
            <text:p>37:48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home</text:p>
          </table:table-cell>
          <table:table-cell office:value-type="float" office:value="296" table:style-name="ce1">
            <text:p>296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time" office:time-value="PT10H37M48.273S" table:style-name="ce2">
            <text:p>37:48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time" office:time-value="PT10H37M48.080S" table:style-name="ce2">
            <text:p>37:48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home</text:p>
          </table:table-cell>
          <table:table-cell office:value-type="float" office:value="299" table:style-name="ce1">
            <text:p>299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time" office:time-value="PT10H37M48.417S" table:style-name="ce2">
            <text:p>37:48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time" office:time-value="PT10H37M48.151S" table:style-name="ce2">
            <text:p>37:48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home</text:p>
          </table:table-cell>
          <table:table-cell office:value-type="float" office:value="319" table:style-name="ce1">
            <text:p>319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time" office:time-value="PT10H37M47.871S" table:style-name="ce2">
            <text:p>37:47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do</text:p>
          </table:table-cell>
          <table:table-cell office:value-type="float" office:value="613" table:style-name="ce1">
            <text:p>613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time" office:time-value="PT10H37M48.471S" table:style-name="ce2">
            <text:p>37:48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time" office:time-value="PT10H37M47.703S" table:style-name="ce2">
            <text:p>37:47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in.do</text:p>
          </table:table-cell>
          <table:table-cell office:value-type="float" office:value="986" table:style-name="ce1">
            <text:p>986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time" office:time-value="PT10H37M48.669S" table:style-name="ce2">
            <text:p>37:48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time" office:time-value="PT10H37M48.046S" table:style-name="ce2">
            <text:p>37:48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658" table:style-name="ce1">
            <text:p>658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time" office:time-value="PT10H37M47.543S" table:style-name="ce2">
            <text:p>37:47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do</text:p>
          </table:table-cell>
          <table:table-cell office:value-type="float" office:value="1164" table:style-name="ce1">
            <text:p>1164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time" office:time-value="PT10H37M48.525S" table:style-name="ce2">
            <text:p>37:48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time" office:time-value="PT10H37M47.772S" table:style-name="ce2">
            <text:p>37:47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do</text:p>
          </table:table-cell>
          <table:table-cell office:value-type="float" office:value="962" table:style-name="ce1">
            <text:p>962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time" office:time-value="PT10H37M48.043S" table:style-name="ce2">
            <text:p>37:48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736" table:style-name="ce1">
            <text:p>736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time" office:time-value="PT10H37M47.547S" table:style-name="ce2">
            <text:p>37:47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do</text:p>
          </table:table-cell>
          <table:table-cell office:value-type="float" office:value="1233" table:style-name="ce1">
            <text:p>1233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time" office:time-value="PT10H37M48.045S" table:style-name="ce2">
            <text:p>37:48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741" table:style-name="ce1">
            <text:p>741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time" office:time-value="PT10H37M47.920S" table:style-name="ce2">
            <text:p>37:47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868" table:style-name="ce1">
            <text:p>868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time" office:time-value="PT10H37M48.724S" table:style-name="ce2">
            <text:p>37:48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time" office:time-value="PT10H37M48.046S" table:style-name="ce2">
            <text:p>37:48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748" table:style-name="ce1">
            <text:p>748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time" office:time-value="PT10H37M48.338S" table:style-name="ce2">
            <text:p>37:48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home</text:p>
          </table:table-cell>
          <table:table-cell office:value-type="float" office:value="506" table:style-name="ce1">
            <text:p>506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time" office:time-value="PT10H37M47.918S" table:style-name="ce2">
            <text:p>37:47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940" table:style-name="ce1">
            <text:p>940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time" office:time-value="PT10H37M48.043S" table:style-name="ce2">
            <text:p>37:48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836" table:style-name="ce1">
            <text:p>836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time" office:time-value="PT10H37M48.777S" table:style-name="ce2">
            <text:p>37:48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time" office:time-value="PT10H37M47.964S" table:style-name="ce2">
            <text:p>37:48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do</text:p>
          </table:table-cell>
          <table:table-cell office:value-type="float" office:value="917" table:style-name="ce1">
            <text:p>917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time" office:time-value="PT10H37M47.872S" table:style-name="ce2">
            <text:p>37:47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in.do</text:p>
          </table:table-cell>
          <table:table-cell office:value-type="float" office:value="1040" table:style-name="ce1">
            <text:p>1040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time" office:time-value="PT10H37M48.921S" table:style-name="ce2">
            <text:p>37:48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time" office:time-value="PT10H37M48.976S" table:style-name="ce2">
            <text:p>37:49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time" office:time-value="PT10H37M49.031S" table:style-name="ce2">
            <text:p>37:49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time" office:time-value="PT10H37M48.175S" table:style-name="ce2">
            <text:p>37:48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do</text:p>
          </table:table-cell>
          <table:table-cell office:value-type="float" office:value="907" table:style-name="ce1">
            <text:p>907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time" office:time-value="PT10H37M48.846S" table:style-name="ce2">
            <text:p>37:48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home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time" office:time-value="PT10H37M48.069S" table:style-name="ce2">
            <text:p>37:48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do</text:p>
          </table:table-cell>
          <table:table-cell office:value-type="float" office:value="1031" table:style-name="ce1">
            <text:p>1031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time" office:time-value="PT10H37M48.485S" table:style-name="ce2">
            <text:p>37:48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626" table:style-name="ce1">
            <text:p>626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time" office:time-value="PT10H37M49.173S" table:style-name="ce2">
            <text:p>37:49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time" office:time-value="PT10H37M49.228S" table:style-name="ce2">
            <text:p>37:49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time" office:time-value="PT10H37M48.789S" table:style-name="ce2">
            <text:p>37:48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home</text:p>
          </table:table-cell>
          <table:table-cell office:value-type="float" office:value="492" table:style-name="ce1">
            <text:p>492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time" office:time-value="PT10H37M48.788S" table:style-name="ce2">
            <text:p>37:48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home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time" office:time-value="PT10H37M48.781S" table:style-name="ce2">
            <text:p>37:48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home</text:p>
          </table:table-cell>
          <table:table-cell office:value-type="float" office:value="541" table:style-name="ce1">
            <text:p>541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time" office:time-value="PT10H37M48.706S" table:style-name="ce2">
            <text:p>37:48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home</text:p>
          </table:table-cell>
          <table:table-cell office:value-type="float" office:value="629" table:style-name="ce1">
            <text:p>629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time" office:time-value="PT10H37M49.283S" table:style-name="ce2">
            <text:p>37:49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time" office:time-value="PT10H37M48.692S" table:style-name="ce2">
            <text:p>37:48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650" table:style-name="ce1">
            <text:p>650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time" office:time-value="PT10H37M48.736S" table:style-name="ce2">
            <text:p>37:48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607" table:style-name="ce1">
            <text:p>607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time" office:time-value="PT10H37M48.069S" table:style-name="ce2">
            <text:p>37:48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in.do</text:p>
          </table:table-cell>
          <table:table-cell office:value-type="float" office:value="1304" table:style-name="ce1">
            <text:p>1304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time" office:time-value="PT10H37M48.325S" table:style-name="ce2">
            <text:p>37:48.3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do</text:p>
          </table:table-cell>
          <table:table-cell office:value-type="float" office:value="1068" table:style-name="ce1">
            <text:p>1068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time" office:time-value="PT10H37M49.426S" table:style-name="ce2">
            <text:p>37:49.4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88" table:style-name="ce1">
            <text:p>88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time" office:time-value="PT10H37M49.480S" table:style-name="ce2">
            <text:p>37:49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37" table:style-name="ce1">
            <text:p>83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time" office:time-value="PT10H37M49.535S" table:style-name="ce2">
            <text:p>37:49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08" table:style-name="ce1">
            <text:p>80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time" office:time-value="PT10H37M49.039S" table:style-name="ce2">
            <text:p>37:49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do</text:p>
          </table:table-cell>
          <table:table-cell office:value-type="float" office:value="1317" table:style-name="ce1">
            <text:p>1317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time" office:time-value="PT10H37M49.113S" table:style-name="ce2">
            <text:p>37:49.1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home</text:p>
          </table:table-cell>
          <table:table-cell office:value-type="float" office:value="1265" table:style-name="ce1">
            <text:p>1265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time" office:time-value="PT10H37M49.339S" table:style-name="ce2">
            <text:p>37:49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home</text:p>
          </table:table-cell>
          <table:table-cell office:value-type="float" office:value="1091" table:style-name="ce1">
            <text:p>1091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time" office:time-value="PT10H37M49.286S" table:style-name="ce2">
            <text:p>37:49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home</text:p>
          </table:table-cell>
          <table:table-cell office:value-type="float" office:value="1146" table:style-name="ce1">
            <text:p>1146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time" office:time-value="PT10H37M48.957S" table:style-name="ce2">
            <text:p>37:49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do</text:p>
          </table:table-cell>
          <table:table-cell office:value-type="float" office:value="1542" table:style-name="ce1">
            <text:p>1542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time" office:time-value="PT10H37M48.881S" table:style-name="ce2">
            <text:p>37:48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in.do</text:p>
          </table:table-cell>
          <table:table-cell office:value-type="float" office:value="1617" table:style-name="ce1">
            <text:p>1617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time" office:time-value="PT10H37M49.283S" table:style-name="ce2">
            <text:p>37:49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home</text:p>
          </table:table-cell>
          <table:table-cell office:value-type="float" office:value="1218" table:style-name="ce1">
            <text:p>1218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time" office:time-value="PT10H37M49.324S" table:style-name="ce2">
            <text:p>37:49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home</text:p>
          </table:table-cell>
          <table:table-cell office:value-type="float" office:value="1177" table:style-name="ce1">
            <text:p>1177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time" office:time-value="PT10H37M48.790S" table:style-name="ce2">
            <text:p>37:48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do</text:p>
          </table:table-cell>
          <table:table-cell office:value-type="float" office:value="1743" table:style-name="ce1">
            <text:p>1743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time" office:time-value="PT10H37M48.724S" table:style-name="ce2">
            <text:p>37:48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in.do</text:p>
          </table:table-cell>
          <table:table-cell office:value-type="float" office:value="1811" table:style-name="ce1">
            <text:p>1811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time" office:time-value="PT10H37M48.694S" table:style-name="ce2">
            <text:p>37:48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do</text:p>
          </table:table-cell>
          <table:table-cell office:value-type="float" office:value="1844" table:style-name="ce1">
            <text:p>1844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time" office:time-value="PT10H37M48.343S" table:style-name="ce2">
            <text:p>37:48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in.do</text:p>
          </table:table-cell>
          <table:table-cell office:value-type="float" office:value="2232" table:style-name="ce1">
            <text:p>2232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time" office:time-value="PT10H37M50.380S" table:style-name="ce2">
            <text:p>37:50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home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time" office:time-value="PT10H37M48.594S" table:style-name="ce2">
            <text:p>37:48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do</text:p>
          </table:table-cell>
          <table:table-cell office:value-type="float" office:value="2043" table:style-name="ce1">
            <text:p>2043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time" office:time-value="PT10H37M48.882S" table:style-name="ce2">
            <text:p>37:48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807" table:style-name="ce1">
            <text:p>1807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time" office:time-value="PT10H37M48.881S" table:style-name="ce2">
            <text:p>37:48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home</text:p>
          </table:table-cell>
          <table:table-cell office:value-type="float" office:value="1814" table:style-name="ce1">
            <text:p>1814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time" office:time-value="PT10H37M48.914S" table:style-name="ce2">
            <text:p>37:48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807" table:style-name="ce1">
            <text:p>1807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time" office:time-value="PT10H37M48.443S" table:style-name="ce2">
            <text:p>37:48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do</text:p>
          </table:table-cell>
          <table:table-cell office:value-type="float" office:value="2297" table:style-name="ce1">
            <text:p>2297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time" office:time-value="PT10H37M48.781S" table:style-name="ce2">
            <text:p>37:48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974" table:style-name="ce1">
            <text:p>1974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time" office:time-value="PT10H37M48.796S" table:style-name="ce2">
            <text:p>37:48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home</text:p>
          </table:table-cell>
          <table:table-cell office:value-type="float" office:value="2054" table:style-name="ce1">
            <text:p>2054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time" office:time-value="PT10H37M48.710S" table:style-name="ce2">
            <text:p>37:48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2164" table:style-name="ce1">
            <text:p>2164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time" office:time-value="PT10H37M50.696S" table:style-name="ce2">
            <text:p>37:50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home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time" office:time-value="PT10H37M50.541S" table:style-name="ce2">
            <text:p>37:50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406" table:style-name="ce1">
            <text:p>406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time" office:time-value="PT10H37M48.859S" table:style-name="ce2">
            <text:p>37:48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home</text:p>
          </table:table-cell>
          <table:table-cell office:value-type="float" office:value="2101" table:style-name="ce1">
            <text:p>2101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time" office:time-value="PT10H37M50.537S" table:style-name="ce2">
            <text:p>37:50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time" office:time-value="PT10H37M50.535S" table:style-name="ce2">
            <text:p>37:50.5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463" table:style-name="ce1">
            <text:p>463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time" office:time-value="PT10H37M50.852S" table:style-name="ce2">
            <text:p>37:50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home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time" office:time-value="PT10H37M50.500S" table:style-name="ce2">
            <text:p>37:50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535" table:style-name="ce1">
            <text:p>535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time" office:time-value="PT10H37M50.500S" table:style-name="ce2">
            <text:p>37:50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582" table:style-name="ce1">
            <text:p>582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time" office:time-value="PT10H37M50.964S" table:style-name="ce2">
            <text:p>37:51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home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time" office:time-value="PT10H37M50.320S" table:style-name="ce2">
            <text:p>37:50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do</text:p>
          </table:table-cell>
          <table:table-cell office:value-type="float" office:value="827" table:style-name="ce1">
            <text:p>827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time" office:time-value="PT10H37M50.346S" table:style-name="ce2">
            <text:p>37:50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in.do</text:p>
          </table:table-cell>
          <table:table-cell office:value-type="float" office:value="835" table:style-name="ce1">
            <text:p>835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time" office:time-value="PT10H37M50.317S" table:style-name="ce2">
            <text:p>37:50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do</text:p>
          </table:table-cell>
          <table:table-cell office:value-type="float" office:value="882" table:style-name="ce1">
            <text:p>882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time" office:time-value="PT10H37M49.375S" table:style-name="ce2">
            <text:p>37:49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time" office:time-value="PT10H37M50.359S" table:style-name="ce2">
            <text:p>37:50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998" table:style-name="ce1">
            <text:p>998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time" office:time-value="PT10H37M49.395S" table:style-name="ce2">
            <text:p>37:49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time" office:time-value="PT10H37M49.340S" table:style-name="ce2">
            <text:p>37:49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in.do</text:p>
          </table:table-cell>
          <table:table-cell office:value-type="float" office:value="2067" table:style-name="ce1">
            <text:p>2067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time" office:time-value="PT10H37M45.966S" table:style-name="ce2">
            <text:p>37:46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5454" table:style-name="ce1">
            <text:p>5454</text:p>
          </table:table-cell>
          <table:table-cell office:value-type="string" table:style-name="ce1">
            <text:p>Success</text:p>
          </table:table-cell>
          <table:table-cell office:value-type="float" office:value="98288" table:style-name="ce1">
            <text:p>98288</text:p>
          </table:table-cell>
          <table:table-cell table:number-columns-repeated="16377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time" office:time-value="PT10H37M49.235S" table:style-name="ce2">
            <text:p>37:49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do</text:p>
          </table:table-cell>
          <table:table-cell office:value-type="float" office:value="2234" table:style-name="ce1">
            <text:p>2234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time" office:time-value="PT10H37M49.346S" table:style-name="ce2">
            <text:p>37:49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home</text:p>
          </table:table-cell>
          <table:table-cell office:value-type="float" office:value="2129" table:style-name="ce1">
            <text:p>2129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time" office:time-value="PT10H37M49.261S" table:style-name="ce2">
            <text:p>37:49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do</text:p>
          </table:table-cell>
          <table:table-cell office:value-type="float" office:value="2222" table:style-name="ce1">
            <text:p>2222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time" office:time-value="PT10H37M49.346S" table:style-name="ce2">
            <text:p>37:49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home</text:p>
          </table:table-cell>
          <table:table-cell office:value-type="float" office:value="2171" table:style-name="ce1">
            <text:p>2171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time" office:time-value="PT10H37M45.879S" table:style-name="ce2">
            <text:p>37:45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5711" table:style-name="ce1">
            <text:p>5711</text:p>
          </table:table-cell>
          <table:table-cell office:value-type="string" table:style-name="ce1">
            <text:p>Success</text:p>
          </table:table-cell>
          <table:table-cell office:value-type="float" office:value="99928" table:style-name="ce1">
            <text:p>99928</text:p>
          </table:table-cell>
          <table:table-cell table:number-columns-repeated="16377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time" office:time-value="PT10H37M49.060S" table:style-name="ce2">
            <text:p>37:49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in.do</text:p>
          </table:table-cell>
          <table:table-cell office:value-type="float" office:value="2548" table:style-name="ce1">
            <text:p>2548</text:p>
          </table:table-cell>
          <table:table-cell office:value-type="string" table:style-name="ce1">
            <text:p>Success</text:p>
          </table:table-cell>
          <table:table-cell office:value-type="float" office:value="27369" table:style-name="ce1">
            <text:p>27369</text:p>
          </table:table-cell>
          <table:table-cell table:number-columns-repeated="16377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time" office:time-value="PT10H37M51.200S" table:style-name="ce2">
            <text:p>37:51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408" table:style-name="ce1">
            <text:p>408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time" office:time-value="PT10H37M51.425S" table:style-name="ce2">
            <text:p>37:51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35" table:style-name="ce1">
            <text:p>235</text:p>
          </table:table-cell>
          <table:table-cell office:value-type="string" table:style-name="ce1">
            <text:p>Success</text:p>
          </table:table-cell>
          <table:table-cell office:value-type="float" office:value="27745" table:style-name="ce1">
            <text:p>27745</text:p>
          </table:table-cell>
          <table:table-cell table:number-columns-repeated="16377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time" office:time-value="PT10H37M51.519S" table:style-name="ce2">
            <text:p>37:51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home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time" office:time-value="PT10H37M51.478S" table:style-name="ce2">
            <text:p>37:51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home</text:p>
          </table:table-cell>
          <table:table-cell office:value-type="float" office:value="249" table:style-name="ce1">
            <text:p>249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time" office:time-value="PT10H37M51.595S" table:style-name="ce2">
            <text:p>37:51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Success</text:p>
          </table:table-cell>
          <table:table-cell office:value-type="float" office:value="27745" table:style-name="ce1">
            <text:p>27745</text:p>
          </table:table-cell>
          <table:table-cell table:number-columns-repeated="16377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time" office:time-value="PT10H37M49.085S" table:style-name="ce2">
            <text:p>37:49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2676" table:style-name="ce1">
            <text:p>2676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time" office:time-value="PT10H37M49.101S" table:style-name="ce2">
            <text:p>37:49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2681" table:style-name="ce1">
            <text:p>2681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time" office:time-value="PT10H37M51.188S" table:style-name="ce2">
            <text:p>37:51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621" table:style-name="ce1">
            <text:p>621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time" office:time-value="PT10H37M51.151S" table:style-name="ce2">
            <text:p>37:51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679" table:style-name="ce1">
            <text:p>679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time" office:time-value="PT10H37M51.084S" table:style-name="ce2">
            <text:p>37:51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home</text:p>
          </table:table-cell>
          <table:table-cell office:value-type="float" office:value="759" table:style-name="ce1">
            <text:p>759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time" office:time-value="PT10H37M45.902S" table:style-name="ce2">
            <text:p>37:45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5940" table:style-name="ce1">
            <text:p>5940</text:p>
          </table:table-cell>
          <table:table-cell office:value-type="string" table:style-name="ce1">
            <text:p>Success</text:p>
          </table:table-cell>
          <table:table-cell office:value-type="float" office:value="98292" table:style-name="ce1">
            <text:p>98292</text:p>
          </table:table-cell>
          <table:table-cell table:number-columns-repeated="16377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time" office:time-value="PT10H37M51.037S" table:style-name="ce2">
            <text:p>37:51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home</text:p>
          </table:table-cell>
          <table:table-cell office:value-type="float" office:value="902" table:style-name="ce1">
            <text:p>902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time" office:time-value="PT10H37M51.000S" table:style-name="ce2">
            <text:p>37:51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home</text:p>
          </table:table-cell>
          <table:table-cell office:value-type="float" office:value="958" table:style-name="ce1">
            <text:p>958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time" office:time-value="PT10H37M50.949S" table:style-name="ce2">
            <text:p>37:50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home</text:p>
          </table:table-cell>
          <table:table-cell office:value-type="float" office:value="1019" table:style-name="ce1">
            <text:p>1019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time" office:time-value="PT10H37M45.995S" table:style-name="ce2">
            <text:p>37:46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5974" table:style-name="ce1">
            <text:p>5974</text:p>
          </table:table-cell>
          <table:table-cell office:value-type="string" table:style-name="ce1">
            <text:p>Success</text:p>
          </table:table-cell>
          <table:table-cell office:value-type="float" office:value="98289" table:style-name="ce1">
            <text:p>98289</text:p>
          </table:table-cell>
          <table:table-cell table:number-columns-repeated="16377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time" office:time-value="PT10H37M51.844S" table:style-name="ce2">
            <text:p>37:51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home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time" office:time-value="PT10H37M45.987S" table:style-name="ce2">
            <text:p>37:46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6001" table:style-name="ce1">
            <text:p>6001</text:p>
          </table:table-cell>
          <table:table-cell office:value-type="string" table:style-name="ce1">
            <text:p>Success</text:p>
          </table:table-cell>
          <table:table-cell office:value-type="float" office:value="98292" table:style-name="ce1">
            <text:p>98292</text:p>
          </table:table-cell>
          <table:table-cell table:number-columns-repeated="16377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time" office:time-value="PT10H37M50.989S" table:style-name="ce2">
            <text:p>37:51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home</text:p>
          </table:table-cell>
          <table:table-cell office:value-type="float" office:value="1006" table:style-name="ce1">
            <text:p>1006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time" office:time-value="PT10H37M51.849S" table:style-name="ce2">
            <text:p>37:51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09" table:style-name="ce1">
            <text:p>209</text:p>
          </table:table-cell>
          <table:table-cell office:value-type="string" table:style-name="ce1">
            <text:p>Success</text:p>
          </table:table-cell>
          <table:table-cell office:value-type="float" office:value="27745" table:style-name="ce1">
            <text:p>27745</text:p>
          </table:table-cell>
          <table:table-cell table:number-columns-repeated="16377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time" office:time-value="PT10H37M50.741S" table:style-name="ce2">
            <text:p>37:50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344" table:style-name="ce1">
            <text:p>1344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time" office:time-value="PT10H37M51.961S" table:style-name="ce2">
            <text:p>37:52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home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time" office:time-value="PT10H37M51.992S" table:style-name="ce2">
            <text:p>37:52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Success</text:p>
          </table:table-cell>
          <table:table-cell office:value-type="float" office:value="27745" table:style-name="ce1">
            <text:p>27745</text:p>
          </table:table-cell>
          <table:table-cell table:number-columns-repeated="16377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time" office:time-value="PT10H37M50.690S" table:style-name="ce2">
            <text:p>37:50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home</text:p>
          </table:table-cell>
          <table:table-cell office:value-type="float" office:value="1498" table:style-name="ce1">
            <text:p>1498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time" office:time-value="PT10H37M50.756S" table:style-name="ce2">
            <text:p>37:50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home</text:p>
          </table:table-cell>
          <table:table-cell office:value-type="float" office:value="1436" table:style-name="ce1">
            <text:p>1436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time" office:time-value="PT10H37M51.971S" table:style-name="ce2">
            <text:p>37:52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home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time" office:time-value="PT10H37M51.999S" table:style-name="ce2">
            <text:p>37:52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home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time" office:time-value="PT10H37M50.876S" table:style-name="ce2">
            <text:p>37:50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home</text:p>
          </table:table-cell>
          <table:table-cell office:value-type="float" office:value="1343" table:style-name="ce1">
            <text:p>1343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time" office:time-value="PT10H37M51.943S" table:style-name="ce2">
            <text:p>37:51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home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time" office:time-value="PT10H37M51.974S" table:style-name="ce2">
            <text:p>37:52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05" table:style-name="ce1">
            <text:p>305</text:p>
          </table:table-cell>
          <table:table-cell office:value-type="string" table:style-name="ce1">
            <text:p>Success</text:p>
          </table:table-cell>
          <table:table-cell office:value-type="float" office:value="27745" table:style-name="ce1">
            <text:p>27745</text:p>
          </table:table-cell>
          <table:table-cell table:number-columns-repeated="16377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time" office:time-value="PT10H37M51.833S" table:style-name="ce2">
            <text:p>37:51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home</text:p>
          </table:table-cell>
          <table:table-cell office:value-type="float" office:value="466" table:style-name="ce1">
            <text:p>466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time" office:time-value="PT10H37M50.736S" table:style-name="ce2">
            <text:p>37:50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home</text:p>
          </table:table-cell>
          <table:table-cell office:value-type="float" office:value="1563" table:style-name="ce1">
            <text:p>1563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time" office:time-value="PT10H37M51.810S" table:style-name="ce2">
            <text:p>37:51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home</text:p>
          </table:table-cell>
          <table:table-cell office:value-type="float" office:value="494" table:style-name="ce1">
            <text:p>494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time" office:time-value="PT10H37M50.638S" table:style-name="ce2">
            <text:p>37:50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672" table:style-name="ce1">
            <text:p>1672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time" office:time-value="PT10H37M50.578S" table:style-name="ce2">
            <text:p>37:50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762" table:style-name="ce1">
            <text:p>1762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time" office:time-value="PT10H37M52.194S" table:style-name="ce2">
            <text:p>37:52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home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time" office:time-value="PT10H37M52.191S" table:style-name="ce2">
            <text:p>37:52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home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time" office:time-value="PT10H37M52.307S" table:style-name="ce2">
            <text:p>37:52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home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time" office:time-value="PT10H37M52.302S" table:style-name="ce2">
            <text:p>37:52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home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time" office:time-value="PT10H37M52.301S" table:style-name="ce2">
            <text:p>37:52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home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time" office:time-value="PT10H37M52.221S" table:style-name="ce2">
            <text:p>37:52.2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home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time" office:time-value="PT10H37M51.762S" table:style-name="ce2">
            <text:p>37:51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home</text:p>
          </table:table-cell>
          <table:table-cell office:value-type="float" office:value="709" table:style-name="ce1">
            <text:p>709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time" office:time-value="PT10H37M52.086S" table:style-name="ce2">
            <text:p>37:52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home</text:p>
          </table:table-cell>
          <table:table-cell office:value-type="float" office:value="424" table:style-name="ce1">
            <text:p>424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time" office:time-value="PT10H37M51.784S" table:style-name="ce2">
            <text:p>37:51.8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home</text:p>
          </table:table-cell>
          <table:table-cell office:value-type="float" office:value="727" table:style-name="ce1">
            <text:p>727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time" office:time-value="PT10H37M52.513S" table:style-name="ce2">
            <text:p>37:52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home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time" office:time-value="PT10H37M52.514S" table:style-name="ce2">
            <text:p>37:52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home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time" office:time-value="PT10H37M52.472S" table:style-name="ce2">
            <text:p>37:52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home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time" office:time-value="PT10H37M46.072S" table:style-name="ce2">
            <text:p>37:46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6679" table:style-name="ce1">
            <text:p>6679</text:p>
          </table:table-cell>
          <table:table-cell office:value-type="string" table:style-name="ce1">
            <text:p>Success</text:p>
          </table:table-cell>
          <table:table-cell office:value-type="float" office:value="102547" table:style-name="ce1">
            <text:p>102547</text:p>
          </table:table-cell>
          <table:table-cell table:number-columns-repeated="16377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time" office:time-value="PT10H37M52.757S" table:style-name="ce2">
            <text:p>37:52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Success</text:p>
          </table:table-cell>
          <table:table-cell office:value-type="float" office:value="27745" table:style-name="ce1">
            <text:p>27745</text:p>
          </table:table-cell>
          <table:table-cell table:number-columns-repeated="16377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time" office:time-value="PT10H37M51.621S" table:style-name="ce2">
            <text:p>37:51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708" table:style-name="ce1">
            <text:p>1708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time" office:time-value="PT10H37M51.472S" table:style-name="ce2">
            <text:p>37:51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time" office:time-value="PT10H37M51.409S" table:style-name="ce2">
            <text:p>37:51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home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time" office:time-value="PT10H37M51.485S" table:style-name="ce2">
            <text:p>37:51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time" office:time-value="PT10H37M51.410S" table:style-name="ce2">
            <text:p>37:51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2048" table:style-name="ce1">
            <text:p>2048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time" office:time-value="PT10H37M51.354S" table:style-name="ce2">
            <text:p>37:51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home</text:p>
          </table:table-cell>
          <table:table-cell office:value-type="float" office:value="2112" table:style-name="ce1">
            <text:p>2112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time" office:time-value="PT10H37M51.611S" table:style-name="ce2">
            <text:p>37:51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home</text:p>
          </table:table-cell>
          <table:table-cell office:value-type="float" office:value="1861" table:style-name="ce1">
            <text:p>1861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time" office:time-value="PT10H37M51.359S" table:style-name="ce2">
            <text:p>37:51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home</text:p>
          </table:table-cell>
          <table:table-cell office:value-type="float" office:value="2117" table:style-name="ce1">
            <text:p>2117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time" office:time-value="PT10H37M53.408S" table:style-name="ce2">
            <text:p>37:53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home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time" office:time-value="PT10H37M53.474S" table:style-name="ce2">
            <text:p>37:53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home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time" office:time-value="PT10H37M53.478S" table:style-name="ce2">
            <text:p>37:53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home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time" office:time-value="PT10H37M53.468S" table:style-name="ce2">
            <text:p>37:53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home</text:p>
          </table:table-cell>
          <table:table-cell office:value-type="float" office:value="216" table:style-name="ce1">
            <text:p>216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time" office:time-value="PT10H37M52.342S" table:style-name="ce2">
            <text:p>37:52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home</text:p>
          </table:table-cell>
          <table:table-cell office:value-type="float" office:value="1504" table:style-name="ce1">
            <text:p>1504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time" office:time-value="PT10H37M52.313S" table:style-name="ce2">
            <text:p>37:52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home</text:p>
          </table:table-cell>
          <table:table-cell office:value-type="float" office:value="1537" table:style-name="ce1">
            <text:p>1537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time" office:time-value="PT10H37M53.853S" table:style-name="ce2">
            <text:p>37:53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home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time" office:time-value="PT10H37M53.849S" table:style-name="ce2">
            <text:p>37:53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home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time" office:time-value="PT10H37M47.125S" table:style-name="ce2">
            <text:p>37:47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6883" table:style-name="ce1">
            <text:p>6883</text:p>
          </table:table-cell>
          <table:table-cell office:value-type="string" table:style-name="ce1">
            <text:p>Success</text:p>
          </table:table-cell>
          <table:table-cell office:value-type="float" office:value="119516" table:style-name="ce1">
            <text:p>119516</text:p>
          </table:table-cell>
          <table:table-cell table:number-columns-repeated="16377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time" office:time-value="PT10H37M54.015S" table:style-name="ce2">
            <text:p>37:54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time" office:time-value="PT10H37M47.176S" table:style-name="ce2">
            <text:p>37:47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7076" table:style-name="ce1">
            <text:p>7076</text:p>
          </table:table-cell>
          <table:table-cell office:value-type="string" table:style-name="ce1">
            <text:p>Success</text:p>
          </table:table-cell>
          <table:table-cell office:value-type="float" office:value="119517" table:style-name="ce1">
            <text:p>119517</text:p>
          </table:table-cell>
          <table:table-cell table:number-columns-repeated="16377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time" office:time-value="PT10H37M47.344S" table:style-name="ce2">
            <text:p>37:47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7057" table:style-name="ce1">
            <text:p>7057</text:p>
          </table:table-cell>
          <table:table-cell office:value-type="string" table:style-name="ce1">
            <text:p>Success</text:p>
          </table:table-cell>
          <table:table-cell office:value-type="float" office:value="123758" table:style-name="ce1">
            <text:p>123758</text:p>
          </table:table-cell>
          <table:table-cell table:number-columns-repeated="16377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time" office:time-value="PT10H37M54.259S" table:style-name="ce2">
            <text:p>37:54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time" office:time-value="PT10H37M47.573S" table:style-name="ce2">
            <text:p>37:47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6923" table:style-name="ce1">
            <text:p>6923</text:p>
          </table:table-cell>
          <table:table-cell office:value-type="string" table:style-name="ce1">
            <text:p>Success</text:p>
          </table:table-cell>
          <table:table-cell office:value-type="float" office:value="123758" table:style-name="ce1">
            <text:p>123758</text:p>
          </table:table-cell>
          <table:table-cell table:number-columns-repeated="16377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time" office:time-value="PT10H37M47.593S" table:style-name="ce2">
            <text:p>37:47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6931" table:style-name="ce1">
            <text:p>6931</text:p>
          </table:table-cell>
          <table:table-cell office:value-type="string" table:style-name="ce1">
            <text:p>Success</text:p>
          </table:table-cell>
          <table:table-cell office:value-type="float" office:value="125880" table:style-name="ce1">
            <text:p>125880</text:p>
          </table:table-cell>
          <table:table-cell table:number-columns-repeated="16377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time" office:time-value="PT10H37M47.581S" table:style-name="ce2">
            <text:p>37:47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6960" table:style-name="ce1">
            <text:p>6960</text:p>
          </table:table-cell>
          <table:table-cell office:value-type="string" table:style-name="ce1">
            <text:p>Success</text:p>
          </table:table-cell>
          <table:table-cell office:value-type="float" office:value="125878" table:style-name="ce1">
            <text:p>125878</text:p>
          </table:table-cell>
          <table:table-cell table:number-columns-repeated="16377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time" office:time-value="PT10H37M54.406S" table:style-name="ce2">
            <text:p>37:54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time" office:time-value="PT10H37M47.402S" table:style-name="ce2">
            <text:p>37:47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7236" table:style-name="ce1">
            <text:p>7236</text:p>
          </table:table-cell>
          <table:table-cell office:value-type="string" table:style-name="ce1">
            <text:p>Success</text:p>
          </table:table-cell>
          <table:table-cell office:value-type="float" office:value="125878" table:style-name="ce1">
            <text:p>125878</text:p>
          </table:table-cell>
          <table:table-cell table:number-columns-repeated="16377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time" office:time-value="PT10H37M54.502S" table:style-name="ce2">
            <text:p>37:54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time" office:time-value="PT10H37M47.832S" table:style-name="ce2">
            <text:p>37:47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6830" table:style-name="ce1">
            <text:p>6830</text:p>
          </table:table-cell>
          <table:table-cell office:value-type="string" table:style-name="ce1">
            <text:p>Success</text:p>
          </table:table-cell>
          <table:table-cell office:value-type="float" office:value="128001" table:style-name="ce1">
            <text:p>128001</text:p>
          </table:table-cell>
          <table:table-cell table:number-columns-repeated="16377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time" office:time-value="PT10H37M47.406S" table:style-name="ce2">
            <text:p>37:47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7263" table:style-name="ce1">
            <text:p>7263</text:p>
          </table:table-cell>
          <table:table-cell office:value-type="string" table:style-name="ce1">
            <text:p>Success</text:p>
          </table:table-cell>
          <table:table-cell office:value-type="float" office:value="123758" table:style-name="ce1">
            <text:p>123758</text:p>
          </table:table-cell>
          <table:table-cell table:number-columns-repeated="16377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time" office:time-value="PT10H37M54.533S" table:style-name="ce2">
            <text:p>37:54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time" office:time-value="PT10H37M54.547S" table:style-name="ce2">
            <text:p>37:54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time" office:time-value="PT10H37M47.867S" table:style-name="ce2">
            <text:p>37:47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6888" table:style-name="ce1">
            <text:p>6888</text:p>
          </table:table-cell>
          <table:table-cell office:value-type="string" table:style-name="ce1">
            <text:p>Success</text:p>
          </table:table-cell>
          <table:table-cell office:value-type="float" office:value="130156" table:style-name="ce1">
            <text:p>130156</text:p>
          </table:table-cell>
          <table:table-cell table:number-columns-repeated="16377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time" office:time-value="PT10H37M54.668S" table:style-name="ce2">
            <text:p>37:54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time" office:time-value="PT10H37M54.672S" table:style-name="ce2">
            <text:p>37:54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time" office:time-value="PT10H37M54.647S" table:style-name="ce2">
            <text:p>37:54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time" office:time-value="PT10H37M54.760S" table:style-name="ce2">
            <text:p>37:54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time" office:time-value="PT10H37M48.326S" table:style-name="ce2">
            <text:p>37:48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6540" table:style-name="ce1">
            <text:p>6540</text:p>
          </table:table-cell>
          <table:table-cell office:value-type="string" table:style-name="ce1">
            <text:p>Success</text:p>
          </table:table-cell>
          <table:table-cell office:value-type="float" office:value="134398" table:style-name="ce1">
            <text:p>134398</text:p>
          </table:table-cell>
          <table:table-cell table:number-columns-repeated="16377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time" office:time-value="PT10H37M48.341S" table:style-name="ce2">
            <text:p>37:48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6532" table:style-name="ce1">
            <text:p>6532</text:p>
          </table:table-cell>
          <table:table-cell office:value-type="string" table:style-name="ce1">
            <text:p>Success</text:p>
          </table:table-cell>
          <table:table-cell office:value-type="float" office:value="134434" table:style-name="ce1">
            <text:p>134434</text:p>
          </table:table-cell>
          <table:table-cell table:number-columns-repeated="16377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time" office:time-value="PT10H37M47.852S" table:style-name="ce2">
            <text:p>37:47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7074" table:style-name="ce1">
            <text:p>7074</text:p>
          </table:table-cell>
          <table:table-cell office:value-type="string" table:style-name="ce1">
            <text:p>Success</text:p>
          </table:table-cell>
          <table:table-cell office:value-type="float" office:value="134398" table:style-name="ce1">
            <text:p>134398</text:p>
          </table:table-cell>
          <table:table-cell table:number-columns-repeated="16377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time" office:time-value="PT10H37M48.120S" table:style-name="ce2">
            <text:p>37:48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6811" table:style-name="ce1">
            <text:p>6811</text:p>
          </table:table-cell>
          <table:table-cell office:value-type="string" table:style-name="ce1">
            <text:p>Success</text:p>
          </table:table-cell>
          <table:table-cell office:value-type="float" office:value="136519" table:style-name="ce1">
            <text:p>136519</text:p>
          </table:table-cell>
          <table:table-cell table:number-columns-repeated="16377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time" office:time-value="PT10H37M48.471S" table:style-name="ce2">
            <text:p>37:48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6493" table:style-name="ce1">
            <text:p>6493</text:p>
          </table:table-cell>
          <table:table-cell office:value-type="string" table:style-name="ce1">
            <text:p>Success</text:p>
          </table:table-cell>
          <table:table-cell office:value-type="float" office:value="134434" table:style-name="ce1">
            <text:p>134434</text:p>
          </table:table-cell>
          <table:table-cell table:number-columns-repeated="16377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time" office:time-value="PT10H37M54.871S" table:style-name="ce2">
            <text:p>37:54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time" office:time-value="PT10H37M54.878S" table:style-name="ce2">
            <text:p>37:54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time" office:time-value="PT10H37M54.934S" table:style-name="ce2">
            <text:p>37:54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time" office:time-value="PT10H37M54.968S" table:style-name="ce2">
            <text:p>37:55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time" office:time-value="PT10H37M54.937S" table:style-name="ce2">
            <text:p>37:54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time" office:time-value="PT10H37M49.097S" table:style-name="ce2">
            <text:p>37:49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6400" table:style-name="ce1">
            <text:p>6400</text:p>
          </table:table-cell>
          <table:table-cell office:value-type="string" table:style-name="ce1">
            <text:p>Success</text:p>
          </table:table-cell>
          <table:table-cell office:value-type="float" office:value="176950" table:style-name="ce1">
            <text:p>176950</text:p>
          </table:table-cell>
          <table:table-cell table:number-columns-repeated="16377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time" office:time-value="PT10H37M55.504S" table:style-name="ce2">
            <text:p>37:55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time" office:time-value="PT10H37M53.412S" table:style-name="ce2">
            <text:p>37:53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home</text:p>
          </table:table-cell>
          <table:table-cell office:value-type="float" office:value="3040" table:style-name="ce1">
            <text:p>3040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time" office:time-value="PT10H37M53.460S" table:style-name="ce2">
            <text:p>37:53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home</text:p>
          </table:table-cell>
          <table:table-cell office:value-type="float" office:value="2995" table:style-name="ce1">
            <text:p>2995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time" office:time-value="PT10H37M53.333S" table:style-name="ce2">
            <text:p>37:53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home</text:p>
          </table:table-cell>
          <table:table-cell office:value-type="float" office:value="3119" table:style-name="ce1">
            <text:p>3119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time" office:time-value="PT10H37M53.397S" table:style-name="ce2">
            <text:p>37:53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home</text:p>
          </table:table-cell>
          <table:table-cell office:value-type="float" office:value="3064" table:style-name="ce1">
            <text:p>3064</text:p>
          </table:table-cell>
          <table:table-cell office:value-type="string" table:style-name="ce1">
            <text:p>Success</text:p>
          </table:table-cell>
          <table:table-cell office:value-type="float" office:value="27411" table:style-name="ce1">
            <text:p>27411</text:p>
          </table:table-cell>
          <table:table-cell table:number-columns-repeated="16377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time" office:time-value="PT10H37M56.454S" table:style-name="ce2">
            <text:p>37:56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home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time" office:time-value="PT10H37M56.469S" table:style-name="ce2">
            <text:p>37:56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home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time" office:time-value="PT10H37M56.458S" table:style-name="ce2">
            <text:p>37:56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home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time" office:time-value="PT10H37M56.460S" table:style-name="ce2">
            <text:p>37:56.5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home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27636" table:style-name="ce1">
            <text:p>27636</text:p>
          </table:table-cell>
          <table:table-cell table:number-columns-repeated="16377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time" office:time-value="PT10H37M46.008S" table:style-name="ce2">
            <text:p>37:46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0958" table:style-name="ce1">
            <text:p>10958</text:p>
          </table:table-cell>
          <table:table-cell office:value-type="string" table:style-name="ce1">
            <text:p>Success</text:p>
          </table:table-cell>
          <table:table-cell office:value-type="float" office:value="77409" table:style-name="ce1">
            <text:p>77409</text:p>
          </table:table-cell>
          <table:table-cell table:number-columns-repeated="16377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time" office:time-value="PT10H37M45.832S" table:style-name="ce2">
            <text:p>37:45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1242" table:style-name="ce1">
            <text:p>11242</text:p>
          </table:table-cell>
          <table:table-cell office:value-type="string" table:style-name="ce1">
            <text:p>Success</text:p>
          </table:table-cell>
          <table:table-cell office:value-type="float" office:value="77383" table:style-name="ce1">
            <text:p>77383</text:p>
          </table:table-cell>
          <table:table-cell table:number-columns-repeated="16377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time" office:time-value="PT10H37M46.286S" table:style-name="ce2">
            <text:p>37:46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0787" table:style-name="ce1">
            <text:p>10787</text:p>
          </table:table-cell>
          <table:table-cell office:value-type="string" table:style-name="ce1">
            <text:p>Success</text:p>
          </table:table-cell>
          <table:table-cell office:value-type="float" office:value="77395" table:style-name="ce1">
            <text:p>77395</text:p>
          </table:table-cell>
          <table:table-cell table:number-columns-repeated="16377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time" office:time-value="PT10H37M56.969S" table:style-name="ce2">
            <text:p>37:57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2135" table:style-name="ce1">
            <text:p>2135</text:p>
          </table:table-cell>
          <table:table-cell office:value-type="string" table:style-name="ce1">
            <text:p>Success</text:p>
          </table:table-cell>
          <table:table-cell office:value-type="float" office:value="40123" table:style-name="ce1">
            <text:p>40123</text:p>
          </table:table-cell>
          <table:table-cell table:number-columns-repeated="16377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time" office:time-value="PT10H37M57.076S" table:style-name="ce2">
            <text:p>37:57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2072" table:style-name="ce1">
            <text:p>2072</text:p>
          </table:table-cell>
          <table:table-cell office:value-type="string" table:style-name="ce1">
            <text:p>Success</text:p>
          </table:table-cell>
          <table:table-cell office:value-type="float" office:value="40123" table:style-name="ce1">
            <text:p>40123</text:p>
          </table:table-cell>
          <table:table-cell table:number-columns-repeated="16377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time" office:time-value="PT10H37M54.971S" table:style-name="ce2">
            <text:p>37:55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4290" table:style-name="ce1">
            <text:p>4290</text:p>
          </table:table-cell>
          <table:table-cell office:value-type="string" table:style-name="ce1">
            <text:p>Success</text:p>
          </table:table-cell>
          <table:table-cell office:value-type="float" office:value="78344" table:style-name="ce1">
            <text:p>78344</text:p>
          </table:table-cell>
          <table:table-cell table:number-columns-repeated="16377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time" office:time-value="PT10H37M54.807S" table:style-name="ce2">
            <text:p>37:54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4485" table:style-name="ce1">
            <text:p>4485</text:p>
          </table:table-cell>
          <table:table-cell office:value-type="string" table:style-name="ce1">
            <text:p>Success</text:p>
          </table:table-cell>
          <table:table-cell office:value-type="float" office:value="78344" table:style-name="ce1">
            <text:p>78344</text:p>
          </table:table-cell>
          <table:table-cell table:number-columns-repeated="16377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time" office:time-value="PT10H37M57.079S" table:style-name="ce2">
            <text:p>37:57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2220" table:style-name="ce1">
            <text:p>2220</text:p>
          </table:table-cell>
          <table:table-cell office:value-type="string" table:style-name="ce1">
            <text:p>Success</text:p>
          </table:table-cell>
          <table:table-cell office:value-type="float" office:value="40123" table:style-name="ce1">
            <text:p>40123</text:p>
          </table:table-cell>
          <table:table-cell table:number-columns-repeated="16377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time" office:time-value="PT10H37M51.758S" table:style-name="ce2">
            <text:p>37:51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7555" table:style-name="ce1">
            <text:p>7555</text:p>
          </table:table-cell>
          <table:table-cell office:value-type="string" table:style-name="ce1">
            <text:p>Success</text:p>
          </table:table-cell>
          <table:table-cell office:value-type="float" office:value="78306" table:style-name="ce1">
            <text:p>78306</text:p>
          </table:table-cell>
          <table:table-cell table:number-columns-repeated="16377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time" office:time-value="PT10H37M51.661S" table:style-name="ce2">
            <text:p>37:51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7662" table:style-name="ce1">
            <text:p>7662</text:p>
          </table:table-cell>
          <table:table-cell office:value-type="string" table:style-name="ce1">
            <text:p>Success</text:p>
          </table:table-cell>
          <table:table-cell office:value-type="float" office:value="78301" table:style-name="ce1">
            <text:p>78301</text:p>
          </table:table-cell>
          <table:table-cell table:number-columns-repeated="16377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time" office:time-value="PT10H37M55.054S" table:style-name="ce2">
            <text:p>37:55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274" table:style-name="ce1">
            <text:p>4274</text:p>
          </table:table-cell>
          <table:table-cell office:value-type="string" table:style-name="ce1">
            <text:p>Success</text:p>
          </table:table-cell>
          <table:table-cell office:value-type="float" office:value="78344" table:style-name="ce1">
            <text:p>78344</text:p>
          </table:table-cell>
          <table:table-cell table:number-columns-repeated="16377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time" office:time-value="PT10H37M54.557S" table:style-name="ce2">
            <text:p>37:54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4799" table:style-name="ce1">
            <text:p>4799</text:p>
          </table:table-cell>
          <table:table-cell office:value-type="string" table:style-name="ce1">
            <text:p>Success</text:p>
          </table:table-cell>
          <table:table-cell office:value-type="float" office:value="78344" table:style-name="ce1">
            <text:p>78344</text:p>
          </table:table-cell>
          <table:table-cell table:number-columns-repeated="16377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time" office:time-value="PT10H37M54.694S" table:style-name="ce2">
            <text:p>37:54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4670" table:style-name="ce1">
            <text:p>4670</text:p>
          </table:table-cell>
          <table:table-cell office:value-type="string" table:style-name="ce1">
            <text:p>Success</text:p>
          </table:table-cell>
          <table:table-cell office:value-type="float" office:value="78344" table:style-name="ce1">
            <text:p>78344</text:p>
          </table:table-cell>
          <table:table-cell table:number-columns-repeated="16377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time" office:time-value="PT10H37M54.458S" table:style-name="ce2">
            <text:p>37:54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4942" table:style-name="ce1">
            <text:p>4942</text:p>
          </table:table-cell>
          <table:table-cell office:value-type="string" table:style-name="ce1">
            <text:p>Success</text:p>
          </table:table-cell>
          <table:table-cell office:value-type="float" office:value="78344" table:style-name="ce1">
            <text:p>78344</text:p>
          </table:table-cell>
          <table:table-cell table:number-columns-repeated="16377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time" office:time-value="PT10H37M55.541S" table:style-name="ce2">
            <text:p>37:55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3872" table:style-name="ce1">
            <text:p>3872</text:p>
          </table:table-cell>
          <table:table-cell office:value-type="string" table:style-name="ce1">
            <text:p>Success</text:p>
          </table:table-cell>
          <table:table-cell office:value-type="float" office:value="78325" table:style-name="ce1">
            <text:p>78325</text:p>
          </table:table-cell>
          <table:table-cell table:number-columns-repeated="16377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time" office:time-value="PT10H37M52.946S" table:style-name="ce2">
            <text:p>37:52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6496" table:style-name="ce1">
            <text:p>6496</text:p>
          </table:table-cell>
          <table:table-cell office:value-type="string" table:style-name="ce1">
            <text:p>Success</text:p>
          </table:table-cell>
          <table:table-cell office:value-type="float" office:value="78313" table:style-name="ce1">
            <text:p>78313</text:p>
          </table:table-cell>
          <table:table-cell table:number-columns-repeated="16377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time" office:time-value="PT10H37M52.172S" table:style-name="ce2">
            <text:p>37:52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7318" table:style-name="ce1">
            <text:p>7318</text:p>
          </table:table-cell>
          <table:table-cell office:value-type="string" table:style-name="ce1">
            <text:p>Success</text:p>
          </table:table-cell>
          <table:table-cell office:value-type="float" office:value="78301" table:style-name="ce1">
            <text:p>78301</text:p>
          </table:table-cell>
          <table:table-cell table:number-columns-repeated="16377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time" office:time-value="PT10H37M54.658S" table:style-name="ce2">
            <text:p>37:54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4848" table:style-name="ce1">
            <text:p>4848</text:p>
          </table:table-cell>
          <table:table-cell office:value-type="string" table:style-name="ce1">
            <text:p>Success</text:p>
          </table:table-cell>
          <table:table-cell office:value-type="float" office:value="78344" table:style-name="ce1">
            <text:p>78344</text:p>
          </table:table-cell>
          <table:table-cell table:number-columns-repeated="16377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time" office:time-value="PT10H37M53.943S" table:style-name="ce2">
            <text:p>37:53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7201" table:style-name="ce1">
            <text:p>7201</text:p>
          </table:table-cell>
          <table:table-cell office:value-type="string" table:style-name="ce1">
            <text:p>Success</text:p>
          </table:table-cell>
          <table:table-cell office:value-type="float" office:value="177601" table:style-name="ce1">
            <text:p>177601</text:p>
          </table:table-cell>
          <table:table-cell table:number-columns-repeated="16377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time" office:time-value="PT10H37M53.687S" table:style-name="ce2">
            <text:p>37:53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7477" table:style-name="ce1">
            <text:p>7477</text:p>
          </table:table-cell>
          <table:table-cell office:value-type="string" table:style-name="ce1">
            <text:p>Success</text:p>
          </table:table-cell>
          <table:table-cell office:value-type="float" office:value="177607" table:style-name="ce1">
            <text:p>177607</text:p>
          </table:table-cell>
          <table:table-cell table:number-columns-repeated="16377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time" office:time-value="PT10H38M1.152S" table:style-name="ce2">
            <text:p>38:01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time" office:time-value="PT10H38M1.171S" table:style-name="ce2">
            <text:p>38:01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time" office:time-value="PT10H37M53.649S" table:style-name="ce2">
            <text:p>37:53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8015" table:style-name="ce1">
            <text:p>8015</text:p>
          </table:table-cell>
          <table:table-cell office:value-type="string" table:style-name="ce1">
            <text:p>Success</text:p>
          </table:table-cell>
          <table:table-cell office:value-type="float" office:value="177589" table:style-name="ce1">
            <text:p>177589</text:p>
          </table:table-cell>
          <table:table-cell table:number-columns-repeated="16377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time" office:time-value="PT10H37M48.380S" table:style-name="ce2">
            <text:p>37:48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3405" table:style-name="ce1">
            <text:p>13405</text:p>
          </table:table-cell>
          <table:table-cell office:value-type="string" table:style-name="ce1">
            <text:p>Success</text:p>
          </table:table-cell>
          <table:table-cell office:value-type="float" office:value="177675" table:style-name="ce1">
            <text:p>177675</text:p>
          </table:table-cell>
          <table:table-cell table:number-columns-repeated="16377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time" office:time-value="PT10H37M51.713S" table:style-name="ce2">
            <text:p>37:51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0079" table:style-name="ce1">
            <text:p>10079</text:p>
          </table:table-cell>
          <table:table-cell office:value-type="string" table:style-name="ce1">
            <text:p>Success</text:p>
          </table:table-cell>
          <table:table-cell office:value-type="float" office:value="177655" table:style-name="ce1">
            <text:p>177655</text:p>
          </table:table-cell>
          <table:table-cell table:number-columns-repeated="16377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time" office:time-value="PT10H38M1.672S" table:style-name="ce2">
            <text:p>38:01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time" office:time-value="PT10H38M1.801S" table:style-name="ce2">
            <text:p>38:01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time" office:time-value="PT10H38M1.791S" table:style-name="ce2">
            <text:p>38:01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time" office:time-value="PT10H37M50.595S" table:style-name="ce2">
            <text:p>37:50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1468" table:style-name="ce1">
            <text:p>11468</text:p>
          </table:table-cell>
          <table:table-cell office:value-type="string" table:style-name="ce1">
            <text:p>Success</text:p>
          </table:table-cell>
          <table:table-cell office:value-type="float" office:value="177634" table:style-name="ce1">
            <text:p>177634</text:p>
          </table:table-cell>
          <table:table-cell table:number-columns-repeated="16377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time" office:time-value="PT10H37M50.503S" table:style-name="ce2">
            <text:p>37:50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1596" table:style-name="ce1">
            <text:p>11596</text:p>
          </table:table-cell>
          <table:table-cell office:value-type="string" table:style-name="ce1">
            <text:p>Success</text:p>
          </table:table-cell>
          <table:table-cell office:value-type="float" office:value="177651" table:style-name="ce1">
            <text:p>177651</text:p>
          </table:table-cell>
          <table:table-cell table:number-columns-repeated="16377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time" office:time-value="PT10H38M2.067S" table:style-name="ce2">
            <text:p>38:02.1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time" office:time-value="PT10H38M2.104S" table:style-name="ce2">
            <text:p>38:02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time" office:time-value="PT10H37M52.198S" table:style-name="ce2">
            <text:p>37:52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4317" table:style-name="ce1">
            <text:p>14317</text:p>
          </table:table-cell>
          <table:table-cell office:value-type="string" table:style-name="ce1">
            <text:p>Success</text:p>
          </table:table-cell>
          <table:table-cell office:value-type="float" office:value="177733" table:style-name="ce1">
            <text:p>177733</text:p>
          </table:table-cell>
          <table:table-cell table:number-columns-repeated="16377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time" office:time-value="PT10H37M56.566S" table:style-name="ce2">
            <text:p>37:56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9964" table:style-name="ce1">
            <text:p>9964</text:p>
          </table:table-cell>
          <table:table-cell office:value-type="string" table:style-name="ce1">
            <text:p>Success</text:p>
          </table:table-cell>
          <table:table-cell office:value-type="float" office:value="177697" table:style-name="ce1">
            <text:p>177697</text:p>
          </table:table-cell>
          <table:table-cell table:number-columns-repeated="16377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time" office:time-value="PT10H37M51.990S" table:style-name="ce2">
            <text:p>37:52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4583" table:style-name="ce1">
            <text:p>14583</text:p>
          </table:table-cell>
          <table:table-cell office:value-type="string" table:style-name="ce1">
            <text:p>Success</text:p>
          </table:table-cell>
          <table:table-cell office:value-type="float" office:value="179373" table:style-name="ce1">
            <text:p>179373</text:p>
          </table:table-cell>
          <table:table-cell table:number-columns-repeated="16377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time" office:time-value="PT10H37M50.878S" table:style-name="ce2">
            <text:p>37:50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5741" table:style-name="ce1">
            <text:p>15741</text:p>
          </table:table-cell>
          <table:table-cell office:value-type="string" table:style-name="ce1">
            <text:p>Success</text:p>
          </table:table-cell>
          <table:table-cell office:value-type="float" office:value="177720" table:style-name="ce1">
            <text:p>177720</text:p>
          </table:table-cell>
          <table:table-cell table:number-columns-repeated="16377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time" office:time-value="PT10H37M51.024S" table:style-name="ce2">
            <text:p>37:51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5597" table:style-name="ce1">
            <text:p>15597</text:p>
          </table:table-cell>
          <table:table-cell office:value-type="string" table:style-name="ce1">
            <text:p>Success</text:p>
          </table:table-cell>
          <table:table-cell office:value-type="float" office:value="177720" table:style-name="ce1">
            <text:p>177720</text:p>
          </table:table-cell>
          <table:table-cell table:number-columns-repeated="16377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time" office:time-value="PT10H37M52.468S" table:style-name="ce2">
            <text:p>37:52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4177" table:style-name="ce1">
            <text:p>14177</text:p>
          </table:table-cell>
          <table:table-cell office:value-type="string" table:style-name="ce1">
            <text:p>Success</text:p>
          </table:table-cell>
          <table:table-cell office:value-type="float" office:value="177718" table:style-name="ce1">
            <text:p>177718</text:p>
          </table:table-cell>
          <table:table-cell table:number-columns-repeated="16377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time" office:time-value="PT10H37M52.281S" table:style-name="ce2">
            <text:p>37:52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4407" table:style-name="ce1">
            <text:p>14407</text:p>
          </table:table-cell>
          <table:table-cell office:value-type="string" table:style-name="ce1">
            <text:p>Success</text:p>
          </table:table-cell>
          <table:table-cell office:value-type="float" office:value="78301" table:style-name="ce1">
            <text:p>78301</text:p>
          </table:table-cell>
          <table:table-cell table:number-columns-repeated="16377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time" office:time-value="PT10H38M6.582S" table:style-name="ce2">
            <text:p>38:06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time" office:time-value="PT10H37M52.601S" table:style-name="ce2">
            <text:p>37:52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4155" table:style-name="ce1">
            <text:p>14155</text:p>
          </table:table-cell>
          <table:table-cell office:value-type="string" table:style-name="ce1">
            <text:p>Success</text:p>
          </table:table-cell>
          <table:table-cell office:value-type="float" office:value="177723" table:style-name="ce1">
            <text:p>177723</text:p>
          </table:table-cell>
          <table:table-cell table:number-columns-repeated="16377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time" office:time-value="PT10H38M6.627S" table:style-name="ce2">
            <text:p>38:06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time" office:time-value="PT10H37M53.657S" table:style-name="ce2">
            <text:p>37:53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3144" table:style-name="ce1">
            <text:p>13144</text:p>
          </table:table-cell>
          <table:table-cell office:value-type="string" table:style-name="ce1">
            <text:p>Success</text:p>
          </table:table-cell>
          <table:table-cell office:value-type="float" office:value="177736" table:style-name="ce1">
            <text:p>177736</text:p>
          </table:table-cell>
          <table:table-cell table:number-columns-repeated="16377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time" office:time-value="PT10H38M6.537S" table:style-name="ce2">
            <text:p>38:06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time" office:time-value="PT10H38M6.652S" table:style-name="ce2">
            <text:p>38:06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time" office:time-value="PT10H38M6.522S" table:style-name="ce2">
            <text:p>38:06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331" table:style-name="ce1">
            <text:p>331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time" office:time-value="PT10H37M53.614S" table:style-name="ce2">
            <text:p>37:53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3242" table:style-name="ce1">
            <text:p>13242</text:p>
          </table:table-cell>
          <table:table-cell office:value-type="string" table:style-name="ce1">
            <text:p>Success</text:p>
          </table:table-cell>
          <table:table-cell office:value-type="float" office:value="178513" table:style-name="ce1">
            <text:p>178513</text:p>
          </table:table-cell>
          <table:table-cell table:number-columns-repeated="16377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time" office:time-value="PT10H38M6.627S" table:style-name="ce2">
            <text:p>38:06.6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time" office:time-value="PT10H37M52.442S" table:style-name="ce2">
            <text:p>37:52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4528" table:style-name="ce1">
            <text:p>14528</text:p>
          </table:table-cell>
          <table:table-cell office:value-type="string" table:style-name="ce1">
            <text:p>Success</text:p>
          </table:table-cell>
          <table:table-cell office:value-type="float" office:value="177739" table:style-name="ce1">
            <text:p>177739</text:p>
          </table:table-cell>
          <table:table-cell table:number-columns-repeated="16377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time" office:time-value="PT10H37M52.602S" table:style-name="ce2">
            <text:p>37:52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4389" table:style-name="ce1">
            <text:p>14389</text:p>
          </table:table-cell>
          <table:table-cell office:value-type="string" table:style-name="ce1">
            <text:p>Success</text:p>
          </table:table-cell>
          <table:table-cell office:value-type="float" office:value="177739" table:style-name="ce1">
            <text:p>177739</text:p>
          </table:table-cell>
          <table:table-cell table:number-columns-repeated="16377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time" office:time-value="PT10H37M52.160S" table:style-name="ce2">
            <text:p>37:52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4870" table:style-name="ce1">
            <text:p>14870</text:p>
          </table:table-cell>
          <table:table-cell office:value-type="string" table:style-name="ce1">
            <text:p>Success</text:p>
          </table:table-cell>
          <table:table-cell office:value-type="float" office:value="177735" table:style-name="ce1">
            <text:p>177735</text:p>
          </table:table-cell>
          <table:table-cell table:number-columns-repeated="16377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time" office:time-value="PT10H37M52.237S" table:style-name="ce2">
            <text:p>37:52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4811" table:style-name="ce1">
            <text:p>14811</text:p>
          </table:table-cell>
          <table:table-cell office:value-type="string" table:style-name="ce1">
            <text:p>Success</text:p>
          </table:table-cell>
          <table:table-cell office:value-type="float" office:value="177735" table:style-name="ce1">
            <text:p>177735</text:p>
          </table:table-cell>
          <table:table-cell table:number-columns-repeated="16377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time" office:time-value="PT10H37M56.554S" table:style-name="ce2">
            <text:p>37:56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0495" table:style-name="ce1">
            <text:p>10495</text:p>
          </table:table-cell>
          <table:table-cell office:value-type="string" table:style-name="ce1">
            <text:p>Success</text:p>
          </table:table-cell>
          <table:table-cell office:value-type="float" office:value="177697" table:style-name="ce1">
            <text:p>177697</text:p>
          </table:table-cell>
          <table:table-cell table:number-columns-repeated="16377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time" office:time-value="PT10H38M6.860S" table:style-name="ce2">
            <text:p>38:06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time" office:time-value="PT10H38M6.762S" table:style-name="ce2">
            <text:p>38:06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319" table:style-name="ce1">
            <text:p>319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time" office:time-value="PT10H38M6.806S" table:style-name="ce2">
            <text:p>38:06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time" office:time-value="PT10H37M51.732S" table:style-name="ce2">
            <text:p>37:51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5359" table:style-name="ce1">
            <text:p>15359</text:p>
          </table:table-cell>
          <table:table-cell office:value-type="string" table:style-name="ce1">
            <text:p>Success</text:p>
          </table:table-cell>
          <table:table-cell office:value-type="float" office:value="177738" table:style-name="ce1">
            <text:p>177738</text:p>
          </table:table-cell>
          <table:table-cell table:number-columns-repeated="16377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time" office:time-value="PT10H37M56.555S" table:style-name="ce2">
            <text:p>37:56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0552" table:style-name="ce1">
            <text:p>10552</text:p>
          </table:table-cell>
          <table:table-cell office:value-type="string" table:style-name="ce1">
            <text:p>Success</text:p>
          </table:table-cell>
          <table:table-cell office:value-type="float" office:value="177696" table:style-name="ce1">
            <text:p>177696</text:p>
          </table:table-cell>
          <table:table-cell table:number-columns-repeated="16377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time" office:time-value="PT10H37M56.569S" table:style-name="ce2">
            <text:p>37:56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0540" table:style-name="ce1">
            <text:p>10540</text:p>
          </table:table-cell>
          <table:table-cell office:value-type="string" table:style-name="ce1">
            <text:p>Success</text:p>
          </table:table-cell>
          <table:table-cell office:value-type="float" office:value="177695" table:style-name="ce1">
            <text:p>177695</text:p>
          </table:table-cell>
          <table:table-cell table:number-columns-repeated="16377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time" office:time-value="PT10H37M50.501S" table:style-name="ce2">
            <text:p>37:50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6612" table:style-name="ce1">
            <text:p>16612</text:p>
          </table:table-cell>
          <table:table-cell office:value-type="string" table:style-name="ce1">
            <text:p>Success</text:p>
          </table:table-cell>
          <table:table-cell office:value-type="float" office:value="177720" table:style-name="ce1">
            <text:p>177720</text:p>
          </table:table-cell>
          <table:table-cell table:number-columns-repeated="16377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time" office:time-value="PT10H38M6.982S" table:style-name="ce2">
            <text:p>38:07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time" office:time-value="PT10H37M51.131S" table:style-name="ce2">
            <text:p>37:51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5987" table:style-name="ce1">
            <text:p>15987</text:p>
          </table:table-cell>
          <table:table-cell office:value-type="string" table:style-name="ce1">
            <text:p>Success</text:p>
          </table:table-cell>
          <table:table-cell office:value-type="float" office:value="177738" table:style-name="ce1">
            <text:p>177738</text:p>
          </table:table-cell>
          <table:table-cell table:number-columns-repeated="16377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time" office:time-value="PT10H37M52.352S" table:style-name="ce2">
            <text:p>37:52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4765" table:style-name="ce1">
            <text:p>14765</text:p>
          </table:table-cell>
          <table:table-cell office:value-type="string" table:style-name="ce1">
            <text:p>Success</text:p>
          </table:table-cell>
          <table:table-cell office:value-type="float" office:value="177738" table:style-name="ce1">
            <text:p>177738</text:p>
          </table:table-cell>
          <table:table-cell table:number-columns-repeated="16377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time" office:time-value="PT10H37M53.991S" table:style-name="ce2">
            <text:p>37:54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3174" table:style-name="ce1">
            <text:p>13174</text:p>
          </table:table-cell>
          <table:table-cell office:value-type="string" table:style-name="ce1">
            <text:p>Success</text:p>
          </table:table-cell>
          <table:table-cell office:value-type="float" office:value="177735" table:style-name="ce1">
            <text:p>177735</text:p>
          </table:table-cell>
          <table:table-cell table:number-columns-repeated="16377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time" office:time-value="PT10H38M7.054S" table:style-name="ce2">
            <text:p>38:07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time" office:time-value="PT10H38M7.100S" table:style-name="ce2">
            <text:p>38:07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time" office:time-value="PT10H37M52.700S" table:style-name="ce2">
            <text:p>37:52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4491" table:style-name="ce1">
            <text:p>14491</text:p>
          </table:table-cell>
          <table:table-cell office:value-type="string" table:style-name="ce1">
            <text:p>Success</text:p>
          </table:table-cell>
          <table:table-cell office:value-type="float" office:value="177739" table:style-name="ce1">
            <text:p>177739</text:p>
          </table:table-cell>
          <table:table-cell table:number-columns-repeated="16377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time" office:time-value="PT10H38M7.035S" table:style-name="ce2">
            <text:p>38:07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time" office:time-value="PT10H37M52.436S" table:style-name="ce2">
            <text:p>37:52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4763" table:style-name="ce1">
            <text:p>14763</text:p>
          </table:table-cell>
          <table:table-cell office:value-type="string" table:style-name="ce1">
            <text:p>Success</text:p>
          </table:table-cell>
          <table:table-cell office:value-type="float" office:value="177717" table:style-name="ce1">
            <text:p>177717</text:p>
          </table:table-cell>
          <table:table-cell table:number-columns-repeated="16377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time" office:time-value="PT10H37M50.433S" table:style-name="ce2">
            <text:p>37:50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6767" table:style-name="ce1">
            <text:p>16767</text:p>
          </table:table-cell>
          <table:table-cell office:value-type="string" table:style-name="ce1">
            <text:p>Success</text:p>
          </table:table-cell>
          <table:table-cell office:value-type="float" office:value="177720" table:style-name="ce1">
            <text:p>177720</text:p>
          </table:table-cell>
          <table:table-cell table:number-columns-repeated="16377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time" office:time-value="PT10H37M52.203S" table:style-name="ce2">
            <text:p>37:52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4999" table:style-name="ce1">
            <text:p>14999</text:p>
          </table:table-cell>
          <table:table-cell office:value-type="string" table:style-name="ce1">
            <text:p>Success</text:p>
          </table:table-cell>
          <table:table-cell office:value-type="float" office:value="177733" table:style-name="ce1">
            <text:p>177733</text:p>
          </table:table-cell>
          <table:table-cell table:number-columns-repeated="16377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time" office:time-value="PT10H37M52.426S" table:style-name="ce2">
            <text:p>37:52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4766" table:style-name="ce1">
            <text:p>14766</text:p>
          </table:table-cell>
          <table:table-cell office:value-type="string" table:style-name="ce1">
            <text:p>Success</text:p>
          </table:table-cell>
          <table:table-cell office:value-type="float" office:value="177739" table:style-name="ce1">
            <text:p>177739</text:p>
          </table:table-cell>
          <table:table-cell table:number-columns-repeated="16377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time" office:time-value="PT10H38M6.998S" table:style-name="ce2">
            <text:p>38:07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time" office:time-value="PT10H37M52.470S" table:style-name="ce2">
            <text:p>37:52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4739" table:style-name="ce1">
            <text:p>14739</text:p>
          </table:table-cell>
          <table:table-cell office:value-type="string" table:style-name="ce1">
            <text:p>Success</text:p>
          </table:table-cell>
          <table:table-cell office:value-type="float" office:value="177739" table:style-name="ce1">
            <text:p>177739</text:p>
          </table:table-cell>
          <table:table-cell table:number-columns-repeated="16377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time" office:time-value="PT10H38M7.116S" table:style-name="ce2">
            <text:p>38:07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time" office:time-value="PT10H38M7.055S" table:style-name="ce2">
            <text:p>38:07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time" office:time-value="PT10H38M7.168S" table:style-name="ce2">
            <text:p>38:07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time" office:time-value="PT10H37M50.432S" table:style-name="ce2">
            <text:p>37:50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6859" table:style-name="ce1">
            <text:p>16859</text:p>
          </table:table-cell>
          <table:table-cell office:value-type="string" table:style-name="ce1">
            <text:p>Success</text:p>
          </table:table-cell>
          <table:table-cell office:value-type="float" office:value="177740" table:style-name="ce1">
            <text:p>177740</text:p>
          </table:table-cell>
          <table:table-cell table:number-columns-repeated="16377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time" office:time-value="PT10H38M7.208S" table:style-name="ce2">
            <text:p>38:07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time" office:time-value="PT10H38M7.210S" table:style-name="ce2">
            <text:p>38:07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time" office:time-value="PT10H38M7.122S" table:style-name="ce2">
            <text:p>38:07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time" office:time-value="PT10H38M7.122S" table:style-name="ce2">
            <text:p>38:07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time" office:time-value="PT10H38M7.119S" table:style-name="ce2">
            <text:p>38:07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09" table:style-name="ce1">
            <text:p>209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time" office:time-value="PT10H38M7.116S" table:style-name="ce2">
            <text:p>38:07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18" table:style-name="ce1">
            <text:p>218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time" office:time-value="PT10H38M7.214S" table:style-name="ce2">
            <text:p>38:07.2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time" office:time-value="PT10H38M7.200S" table:style-name="ce2">
            <text:p>38:07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time" office:time-value="PT10H38M7.208S" table:style-name="ce2">
            <text:p>38:07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time" office:time-value="PT10H38M7.209S" table:style-name="ce2">
            <text:p>38:07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time" office:time-value="PT10H38M7.296S" table:style-name="ce2">
            <text:p>38:07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Success</text:p>
          </table:table-cell>
          <table:table-cell office:value-type="float" office:value="27772" table:style-name="ce1">
            <text:p>27772</text:p>
          </table:table-cell>
          <table:table-cell table:number-columns-repeated="16377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time" office:time-value="PT10H37M54.801S" table:style-name="ce2">
            <text:p>37:54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5672" table:style-name="ce1">
            <text:p>15672</text:p>
          </table:table-cell>
          <table:table-cell office:value-type="string" table:style-name="ce1">
            <text:p>Success</text:p>
          </table:table-cell>
          <table:table-cell office:value-type="float" office:value="78344" table:style-name="ce1">
            <text:p>78344</text:p>
          </table:table-cell>
          <table:table-cell table:number-columns-repeated="16377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time" office:time-value="PT10H37M55.045S" table:style-name="ce2">
            <text:p>37:55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5514" table:style-name="ce1">
            <text:p>15514</text:p>
          </table:table-cell>
          <table:table-cell office:value-type="string" table:style-name="ce1">
            <text:p>Success</text:p>
          </table:table-cell>
          <table:table-cell office:value-type="float" office:value="79725" table:style-name="ce1">
            <text:p>79725</text:p>
          </table:table-cell>
          <table:table-cell table:number-columns-repeated="16377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time" office:time-value="PT10H37M59.491S" table:style-name="ce2">
            <text:p>37:59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12056" table:style-name="ce1">
            <text:p>12056</text:p>
          </table:table-cell>
          <table:table-cell office:value-type="string" table:style-name="ce1">
            <text:p>Success</text:p>
          </table:table-cell>
          <table:table-cell office:value-type="float" office:value="40129" table:style-name="ce1">
            <text:p>40129</text:p>
          </table:table-cell>
          <table:table-cell table:number-columns-repeated="16377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time" office:time-value="PT10H37M59.330S" table:style-name="ce2">
            <text:p>37:59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12222" table:style-name="ce1">
            <text:p>12222</text:p>
          </table:table-cell>
          <table:table-cell office:value-type="string" table:style-name="ce1">
            <text:p>Success</text:p>
          </table:table-cell>
          <table:table-cell office:value-type="float" office:value="40135" table:style-name="ce1">
            <text:p>40135</text:p>
          </table:table-cell>
          <table:table-cell table:number-columns-repeated="16377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time" office:time-value="PT10H37M59.264S" table:style-name="ce2">
            <text:p>37:59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12289" table:style-name="ce1">
            <text:p>12289</text:p>
          </table:table-cell>
          <table:table-cell office:value-type="string" table:style-name="ce1">
            <text:p>Success</text:p>
          </table:table-cell>
          <table:table-cell office:value-type="float" office:value="40135" table:style-name="ce1">
            <text:p>40135</text:p>
          </table:table-cell>
          <table:table-cell table:number-columns-repeated="16377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time" office:time-value="PT10H37M59.106S" table:style-name="ce2">
            <text:p>37:59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2453" table:style-name="ce1">
            <text:p>12453</text:p>
          </table:table-cell>
          <table:table-cell office:value-type="string" table:style-name="ce1">
            <text:p>Success</text:p>
          </table:table-cell>
          <table:table-cell office:value-type="float" office:value="46164" table:style-name="ce1">
            <text:p>46164</text:p>
          </table:table-cell>
          <table:table-cell table:number-columns-repeated="16377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time" office:time-value="PT10H37M59.325S" table:style-name="ce2">
            <text:p>37:59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12276" table:style-name="ce1">
            <text:p>12276</text:p>
          </table:table-cell>
          <table:table-cell office:value-type="string" table:style-name="ce1">
            <text:p>Success</text:p>
          </table:table-cell>
          <table:table-cell office:value-type="float" office:value="40129" table:style-name="ce1">
            <text:p>40129</text:p>
          </table:table-cell>
          <table:table-cell table:number-columns-repeated="16377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time" office:time-value="PT10H37M54.834S" table:style-name="ce2">
            <text:p>37:54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6771" table:style-name="ce1">
            <text:p>16771</text:p>
          </table:table-cell>
          <table:table-cell office:value-type="string" table:style-name="ce1">
            <text:p>Success</text:p>
          </table:table-cell>
          <table:table-cell office:value-type="float" office:value="78726" table:style-name="ce1">
            <text:p>78726</text:p>
          </table:table-cell>
          <table:table-cell table:number-columns-repeated="16377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time" office:time-value="PT10H37M59.365S" table:style-name="ce2">
            <text:p>37:59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12255" table:style-name="ce1">
            <text:p>12255</text:p>
          </table:table-cell>
          <table:table-cell office:value-type="string" table:style-name="ce1">
            <text:p>Success</text:p>
          </table:table-cell>
          <table:table-cell office:value-type="float" office:value="40135" table:style-name="ce1">
            <text:p>40135</text:p>
          </table:table-cell>
          <table:table-cell table:number-columns-repeated="16377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10H37M59.357S" table:style-name="ce2">
            <text:p>37:59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12924" table:style-name="ce1">
            <text:p>12924</text:p>
          </table:table-cell>
          <table:table-cell office:value-type="string" table:style-name="ce1">
            <text:p>Success</text:p>
          </table:table-cell>
          <table:table-cell office:value-type="float" office:value="39253" table:style-name="ce1">
            <text:p>39253</text:p>
          </table:table-cell>
          <table:table-cell table:number-columns-repeated="16377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time" office:time-value="PT10H38M6.691S" table:style-name="ce2">
            <text:p>38:06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595" table:style-name="ce1">
            <text:p>5595</text:p>
          </table:table-cell>
          <table:table-cell office:value-type="string" table:style-name="ce1">
            <text:p>Success</text:p>
          </table:table-cell>
          <table:table-cell office:value-type="float" office:value="39247" table:style-name="ce1">
            <text:p>39247</text:p>
          </table:table-cell>
          <table:table-cell table:number-columns-repeated="16377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time" office:time-value="PT10H37M54.799S" table:style-name="ce2">
            <text:p>37:54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7489" table:style-name="ce1">
            <text:p>17489</text:p>
          </table:table-cell>
          <table:table-cell office:value-type="string" table:style-name="ce1">
            <text:p>Success</text:p>
          </table:table-cell>
          <table:table-cell office:value-type="float" office:value="78861" table:style-name="ce1">
            <text:p>78861</text:p>
          </table:table-cell>
          <table:table-cell table:number-columns-repeated="16377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time" office:time-value="PT10H37M59.443S" table:style-name="ce2">
            <text:p>37:59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12876" table:style-name="ce1">
            <text:p>12876</text:p>
          </table:table-cell>
          <table:table-cell office:value-type="string" table:style-name="ce1">
            <text:p>Success</text:p>
          </table:table-cell>
          <table:table-cell office:value-type="float" office:value="39248" table:style-name="ce1">
            <text:p>39248</text:p>
          </table:table-cell>
          <table:table-cell table:number-columns-repeated="16377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time" office:time-value="PT10H37M54.132S" table:style-name="ce2">
            <text:p>37:54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8187" table:style-name="ce1">
            <text:p>18187</text:p>
          </table:table-cell>
          <table:table-cell office:value-type="string" table:style-name="ce1">
            <text:p>Success</text:p>
          </table:table-cell>
          <table:table-cell office:value-type="float" office:value="78120" table:style-name="ce1">
            <text:p>78120</text:p>
          </table:table-cell>
          <table:table-cell table:number-columns-repeated="16377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time" office:time-value="PT10H37M59.414S" table:style-name="ce2">
            <text:p>37:59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12906" table:style-name="ce1">
            <text:p>12906</text:p>
          </table:table-cell>
          <table:table-cell office:value-type="string" table:style-name="ce1">
            <text:p>Success</text:p>
          </table:table-cell>
          <table:table-cell office:value-type="float" office:value="39253" table:style-name="ce1">
            <text:p>39253</text:p>
          </table:table-cell>
          <table:table-cell table:number-columns-repeated="16377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time" office:time-value="PT10H37M59.507S" table:style-name="ce2">
            <text:p>37:59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12814" table:style-name="ce1">
            <text:p>12814</text:p>
          </table:table-cell>
          <table:table-cell office:value-type="string" table:style-name="ce1">
            <text:p>Success</text:p>
          </table:table-cell>
          <table:table-cell office:value-type="float" office:value="39253" table:style-name="ce1">
            <text:p>39253</text:p>
          </table:table-cell>
          <table:table-cell table:number-columns-repeated="16377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time" office:time-value="PT10H37M54.989S" table:style-name="ce2">
            <text:p>37:55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7332" table:style-name="ce1">
            <text:p>17332</text:p>
          </table:table-cell>
          <table:table-cell office:value-type="string" table:style-name="ce1">
            <text:p>Success</text:p>
          </table:table-cell>
          <table:table-cell office:value-type="float" office:value="77862" table:style-name="ce1">
            <text:p>77862</text:p>
          </table:table-cell>
          <table:table-cell table:number-columns-repeated="16377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time" office:time-value="PT10H37M59.293S" table:style-name="ce2">
            <text:p>37:59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13028" table:style-name="ce1">
            <text:p>13028</text:p>
          </table:table-cell>
          <table:table-cell office:value-type="string" table:style-name="ce1">
            <text:p>Success</text:p>
          </table:table-cell>
          <table:table-cell office:value-type="float" office:value="39253" table:style-name="ce1">
            <text:p>39253</text:p>
          </table:table-cell>
          <table:table-cell table:number-columns-repeated="16377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time" office:time-value="PT10H37M59.316S" table:style-name="ce2">
            <text:p>37:59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13007" table:style-name="ce1">
            <text:p>13007</text:p>
          </table:table-cell>
          <table:table-cell office:value-type="string" table:style-name="ce1">
            <text:p>Success</text:p>
          </table:table-cell>
          <table:table-cell office:value-type="float" office:value="39247" table:style-name="ce1">
            <text:p>39247</text:p>
          </table:table-cell>
          <table:table-cell table:number-columns-repeated="16377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time" office:time-value="PT10H37M54.682S" table:style-name="ce2">
            <text:p>37:54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7641" table:style-name="ce1">
            <text:p>17641</text:p>
          </table:table-cell>
          <table:table-cell office:value-type="string" table:style-name="ce1">
            <text:p>Success</text:p>
          </table:table-cell>
          <table:table-cell office:value-type="float" office:value="77861" table:style-name="ce1">
            <text:p>77861</text:p>
          </table:table-cell>
          <table:table-cell table:number-columns-repeated="16377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time" office:time-value="PT10H37M59.401S" table:style-name="ce2">
            <text:p>37:59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12941" table:style-name="ce1">
            <text:p>12941</text:p>
          </table:table-cell>
          <table:table-cell office:value-type="string" table:style-name="ce1">
            <text:p>Success</text:p>
          </table:table-cell>
          <table:table-cell office:value-type="float" office:value="39253" table:style-name="ce1">
            <text:p>39253</text:p>
          </table:table-cell>
          <table:table-cell table:number-columns-repeated="16377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time" office:time-value="PT10H38M11.562S" table:style-name="ce2">
            <text:p>38:11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161" table:style-name="ce1">
            <text:p>1161</text:p>
          </table:table-cell>
          <table:table-cell office:value-type="string" table:style-name="ce1">
            <text:p>Success</text:p>
          </table:table-cell>
          <table:table-cell office:value-type="float" office:value="59418" table:style-name="ce1">
            <text:p>59418</text:p>
          </table:table-cell>
          <table:table-cell table:number-columns-repeated="16377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time" office:time-value="PT10H38M11.551S" table:style-name="ce2">
            <text:p>38:11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165" table:style-name="ce1">
            <text:p>3165</text:p>
          </table:table-cell>
          <table:table-cell office:value-type="string" table:style-name="ce1">
            <text:p>Success</text:p>
          </table:table-cell>
          <table:table-cell office:value-type="float" office:value="45347" table:style-name="ce1">
            <text:p>45347</text:p>
          </table:table-cell>
          <table:table-cell table:number-columns-repeated="16377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time" office:time-value="PT10H37M55.028S" table:style-name="ce2">
            <text:p>37:55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0626" table:style-name="ce1">
            <text:p>20626</text:p>
          </table:table-cell>
          <table:table-cell office:value-type="string" table:style-name="ce1">
            <text:p>Success</text:p>
          </table:table-cell>
          <table:table-cell office:value-type="float" office:value="77979" table:style-name="ce1">
            <text:p>77979</text:p>
          </table:table-cell>
          <table:table-cell table:number-columns-repeated="16377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time" office:time-value="PT10H37M52.061S" table:style-name="ce2">
            <text:p>37:52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3603" table:style-name="ce1">
            <text:p>23603</text:p>
          </table:table-cell>
          <table:table-cell office:value-type="string" table:style-name="ce1">
            <text:p>Success</text:p>
          </table:table-cell>
          <table:table-cell office:value-type="float" office:value="77936" table:style-name="ce1">
            <text:p>77936</text:p>
          </table:table-cell>
          <table:table-cell table:number-columns-repeated="16377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time" office:time-value="PT10H38M10.477S" table:style-name="ce2">
            <text:p>38:10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189" table:style-name="ce1">
            <text:p>5189</text:p>
          </table:table-cell>
          <table:table-cell office:value-type="string" table:style-name="ce1">
            <text:p>Success</text:p>
          </table:table-cell>
          <table:table-cell office:value-type="float" office:value="38371" table:style-name="ce1">
            <text:p>38371</text:p>
          </table:table-cell>
          <table:table-cell table:number-columns-repeated="16377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time" office:time-value="PT10H38M11.622S" table:style-name="ce2">
            <text:p>38:11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4462" table:style-name="ce1">
            <text:p>4462</text:p>
          </table:table-cell>
          <table:table-cell office:value-type="string" table:style-name="ce1">
            <text:p>Success</text:p>
          </table:table-cell>
          <table:table-cell office:value-type="float" office:value="45346" table:style-name="ce1">
            <text:p>45346</text:p>
          </table:table-cell>
          <table:table-cell table:number-columns-repeated="16377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time" office:time-value="PT10H38M10.563S" table:style-name="ce2">
            <text:p>38:10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523" table:style-name="ce1">
            <text:p>5523</text:p>
          </table:table-cell>
          <table:table-cell office:value-type="string" table:style-name="ce1">
            <text:p>Success</text:p>
          </table:table-cell>
          <table:table-cell office:value-type="float" office:value="35604" table:style-name="ce1">
            <text:p>35604</text:p>
          </table:table-cell>
          <table:table-cell table:number-columns-repeated="16377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time" office:time-value="PT10H37M59.300S" table:style-name="ce2">
            <text:p>37:59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6791" table:style-name="ce1">
            <text:p>16791</text:p>
          </table:table-cell>
          <table:table-cell office:value-type="string" table:style-name="ce1">
            <text:p>Success</text:p>
          </table:table-cell>
          <table:table-cell office:value-type="float" office:value="45360" table:style-name="ce1">
            <text:p>45360</text:p>
          </table:table-cell>
          <table:table-cell table:number-columns-repeated="16377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time" office:time-value="PT10H37M59.150S" table:style-name="ce2">
            <text:p>37:59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6961" table:style-name="ce1">
            <text:p>16961</text:p>
          </table:table-cell>
          <table:table-cell office:value-type="string" table:style-name="ce1">
            <text:p>Success</text:p>
          </table:table-cell>
          <table:table-cell office:value-type="float" office:value="45356" table:style-name="ce1">
            <text:p>45356</text:p>
          </table:table-cell>
          <table:table-cell table:number-columns-repeated="16377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time" office:time-value="PT10H38M11.561S" table:style-name="ce2">
            <text:p>38:11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573" table:style-name="ce1">
            <text:p>4573</text:p>
          </table:table-cell>
          <table:table-cell office:value-type="string" table:style-name="ce1">
            <text:p>Success</text:p>
          </table:table-cell>
          <table:table-cell office:value-type="float" office:value="45359" table:style-name="ce1">
            <text:p>45359</text:p>
          </table:table-cell>
          <table:table-cell table:number-columns-repeated="16377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time" office:time-value="PT10H38M2.200S" table:style-name="ce2">
            <text:p>38:02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3942" table:style-name="ce1">
            <text:p>13942</text:p>
          </table:table-cell>
          <table:table-cell office:value-type="string" table:style-name="ce1">
            <text:p>Success</text:p>
          </table:table-cell>
          <table:table-cell office:value-type="float" office:value="77158" table:style-name="ce1">
            <text:p>77158</text:p>
          </table:table-cell>
          <table:table-cell table:number-columns-repeated="16377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time" office:time-value="PT10H38M12.284S" table:style-name="ce2">
            <text:p>38:12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3860" table:style-name="ce1">
            <text:p>3860</text:p>
          </table:table-cell>
          <table:table-cell office:value-type="string" table:style-name="ce1">
            <text:p>Success</text:p>
          </table:table-cell>
          <table:table-cell office:value-type="float" office:value="45359" table:style-name="ce1">
            <text:p>45359</text:p>
          </table:table-cell>
          <table:table-cell table:number-columns-repeated="16377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time" office:time-value="PT10H38M7.335S" table:style-name="ce2">
            <text:p>38:07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8818" table:style-name="ce1">
            <text:p>8818</text:p>
          </table:table-cell>
          <table:table-cell office:value-type="string" table:style-name="ce1">
            <text:p>Success</text:p>
          </table:table-cell>
          <table:table-cell office:value-type="float" office:value="79774" table:style-name="ce1">
            <text:p>79774</text:p>
          </table:table-cell>
          <table:table-cell table:number-columns-repeated="16377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time" office:time-value="PT10H38M7.330S" table:style-name="ce2">
            <text:p>38:07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8831" table:style-name="ce1">
            <text:p>8831</text:p>
          </table:table-cell>
          <table:table-cell office:value-type="string" table:style-name="ce1">
            <text:p>Success</text:p>
          </table:table-cell>
          <table:table-cell office:value-type="float" office:value="77111" table:style-name="ce1">
            <text:p>77111</text:p>
          </table:table-cell>
          <table:table-cell table:number-columns-repeated="16377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time" office:time-value="PT10H38M7.352S" table:style-name="ce2">
            <text:p>38:07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8824" table:style-name="ce1">
            <text:p>8824</text:p>
          </table:table-cell>
          <table:table-cell office:value-type="string" table:style-name="ce1">
            <text:p>Success</text:p>
          </table:table-cell>
          <table:table-cell office:value-type="float" office:value="77111" table:style-name="ce1">
            <text:p>77111</text:p>
          </table:table-cell>
          <table:table-cell table:number-columns-repeated="16377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time" office:time-value="PT10H38M7.360S" table:style-name="ce2">
            <text:p>38:07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8952" table:style-name="ce1">
            <text:p>8952</text:p>
          </table:table-cell>
          <table:table-cell office:value-type="string" table:style-name="ce1">
            <text:p>Success</text:p>
          </table:table-cell>
          <table:table-cell office:value-type="float" office:value="78875" table:style-name="ce1">
            <text:p>78875</text:p>
          </table:table-cell>
          <table:table-cell table:number-columns-repeated="16377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time" office:time-value="PT10H38M7.083S" table:style-name="ce2">
            <text:p>38:07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9242" table:style-name="ce1">
            <text:p>9242</text:p>
          </table:table-cell>
          <table:table-cell office:value-type="string" table:style-name="ce1">
            <text:p>Success</text:p>
          </table:table-cell>
          <table:table-cell office:value-type="float" office:value="78875" table:style-name="ce1">
            <text:p>78875</text:p>
          </table:table-cell>
          <table:table-cell table:number-columns-repeated="16377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time" office:time-value="PT10H38M7.201S" table:style-name="ce2">
            <text:p>38:07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9126" table:style-name="ce1">
            <text:p>9126</text:p>
          </table:table-cell>
          <table:table-cell office:value-type="string" table:style-name="ce1">
            <text:p>Success</text:p>
          </table:table-cell>
          <table:table-cell office:value-type="float" office:value="78914" table:style-name="ce1">
            <text:p>78914</text:p>
          </table:table-cell>
          <table:table-cell table:number-columns-repeated="16377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time" office:time-value="PT10H38M6.853S" table:style-name="ce2">
            <text:p>38:06.9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9478" table:style-name="ce1">
            <text:p>9478</text:p>
          </table:table-cell>
          <table:table-cell office:value-type="string" table:style-name="ce1">
            <text:p>Success</text:p>
          </table:table-cell>
          <table:table-cell office:value-type="float" office:value="78879" table:style-name="ce1">
            <text:p>78879</text:p>
          </table:table-cell>
          <table:table-cell table:number-columns-repeated="16377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time" office:time-value="PT10H38M7.259S" table:style-name="ce2">
            <text:p>38:07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9076" table:style-name="ce1">
            <text:p>9076</text:p>
          </table:table-cell>
          <table:table-cell office:value-type="string" table:style-name="ce1">
            <text:p>Success</text:p>
          </table:table-cell>
          <table:table-cell office:value-type="float" office:value="79743" table:style-name="ce1">
            <text:p>79743</text:p>
          </table:table-cell>
          <table:table-cell table:number-columns-repeated="16377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time" office:time-value="PT10H38M15.665S" table:style-name="ce2">
            <text:p>38:15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684" table:style-name="ce1">
            <text:p>684</text:p>
          </table:table-cell>
          <table:table-cell office:value-type="string" table:style-name="ce1">
            <text:p>Success</text:p>
          </table:table-cell>
          <table:table-cell office:value-type="float" office:value="35598" table:style-name="ce1">
            <text:p>35598</text:p>
          </table:table-cell>
          <table:table-cell table:number-columns-repeated="16377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time" office:time-value="PT10H38M7.186S" table:style-name="ce2">
            <text:p>38:07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9178" table:style-name="ce1">
            <text:p>9178</text:p>
          </table:table-cell>
          <table:table-cell office:value-type="string" table:style-name="ce1">
            <text:p>Success</text:p>
          </table:table-cell>
          <table:table-cell office:value-type="float" office:value="77175" table:style-name="ce1">
            <text:p>77175</text:p>
          </table:table-cell>
          <table:table-cell table:number-columns-repeated="16377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time" office:time-value="PT10H38M11.607S" table:style-name="ce2">
            <text:p>38:11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758" table:style-name="ce1">
            <text:p>4758</text:p>
          </table:table-cell>
          <table:table-cell office:value-type="string" table:style-name="ce1">
            <text:p>Success</text:p>
          </table:table-cell>
          <table:table-cell office:value-type="float" office:value="35604" table:style-name="ce1">
            <text:p>35604</text:p>
          </table:table-cell>
          <table:table-cell table:number-columns-repeated="16377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time" office:time-value="PT10H38M7.301S" table:style-name="ce2">
            <text:p>38:07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9064" table:style-name="ce1">
            <text:p>9064</text:p>
          </table:table-cell>
          <table:table-cell office:value-type="string" table:style-name="ce1">
            <text:p>Success</text:p>
          </table:table-cell>
          <table:table-cell office:value-type="float" office:value="77175" table:style-name="ce1">
            <text:p>77175</text:p>
          </table:table-cell>
          <table:table-cell table:number-columns-repeated="16377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time" office:time-value="PT10H38M12.726S" table:style-name="ce2">
            <text:p>38:12.7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3643" table:style-name="ce1">
            <text:p>3643</text:p>
          </table:table-cell>
          <table:table-cell office:value-type="string" table:style-name="ce1">
            <text:p>Success</text:p>
          </table:table-cell>
          <table:table-cell office:value-type="float" office:value="66365" table:style-name="ce1">
            <text:p>66365</text:p>
          </table:table-cell>
          <table:table-cell table:number-columns-repeated="16377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time" office:time-value="PT10H38M2.316S" table:style-name="ce2">
            <text:p>38:02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4069" table:style-name="ce1">
            <text:p>14069</text:p>
          </table:table-cell>
          <table:table-cell office:value-type="string" table:style-name="ce1">
            <text:p>Success</text:p>
          </table:table-cell>
          <table:table-cell office:value-type="float" office:value="77171" table:style-name="ce1">
            <text:p>77171</text:p>
          </table:table-cell>
          <table:table-cell table:number-columns-repeated="16377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time" office:time-value="PT10H38M12.290S" table:style-name="ce2">
            <text:p>38:12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097" table:style-name="ce1">
            <text:p>4097</text:p>
          </table:table-cell>
          <table:table-cell office:value-type="string" table:style-name="ce1">
            <text:p>Success</text:p>
          </table:table-cell>
          <table:table-cell office:value-type="float" office:value="35604" table:style-name="ce1">
            <text:p>35604</text:p>
          </table:table-cell>
          <table:table-cell table:number-columns-repeated="16377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time" office:time-value="PT10H38M7.068S" table:style-name="ce2">
            <text:p>38:07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9320" table:style-name="ce1">
            <text:p>9320</text:p>
          </table:table-cell>
          <table:table-cell office:value-type="string" table:style-name="ce1">
            <text:p>Success</text:p>
          </table:table-cell>
          <table:table-cell office:value-type="float" office:value="79787" table:style-name="ce1">
            <text:p>79787</text:p>
          </table:table-cell>
          <table:table-cell table:number-columns-repeated="16377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time" office:time-value="PT10H38M7.407S" table:style-name="ce2">
            <text:p>38:07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8983" table:style-name="ce1">
            <text:p>8983</text:p>
          </table:table-cell>
          <table:table-cell office:value-type="string" table:style-name="ce1">
            <text:p>Success</text:p>
          </table:table-cell>
          <table:table-cell office:value-type="float" office:value="77158" table:style-name="ce1">
            <text:p>77158</text:p>
          </table:table-cell>
          <table:table-cell table:number-columns-repeated="16377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time" office:time-value="PT10H38M7.298S" table:style-name="ce2">
            <text:p>38:07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9093" table:style-name="ce1">
            <text:p>9093</text:p>
          </table:table-cell>
          <table:table-cell office:value-type="string" table:style-name="ce1">
            <text:p>Success</text:p>
          </table:table-cell>
          <table:table-cell office:value-type="float" office:value="77150" table:style-name="ce1">
            <text:p>77150</text:p>
          </table:table-cell>
          <table:table-cell table:number-columns-repeated="16377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time" office:time-value="PT10H38M7.346S" table:style-name="ce2">
            <text:p>38:07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9046" table:style-name="ce1">
            <text:p>9046</text:p>
          </table:table-cell>
          <table:table-cell office:value-type="string" table:style-name="ce1">
            <text:p>Success</text:p>
          </table:table-cell>
          <table:table-cell office:value-type="float" office:value="77150" table:style-name="ce1">
            <text:p>77150</text:p>
          </table:table-cell>
          <table:table-cell table:number-columns-repeated="16377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time" office:time-value="PT10H38M12.323S" table:style-name="ce2">
            <text:p>38:12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121" table:style-name="ce1">
            <text:p>4121</text:p>
          </table:table-cell>
          <table:table-cell office:value-type="string" table:style-name="ce1">
            <text:p>Success</text:p>
          </table:table-cell>
          <table:table-cell office:value-type="float" office:value="35604" table:style-name="ce1">
            <text:p>35604</text:p>
          </table:table-cell>
          <table:table-cell table:number-columns-repeated="16377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time" office:time-value="PT10H38M14.719S" table:style-name="ce2">
            <text:p>38:14.7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759" table:style-name="ce1">
            <text:p>1759</text:p>
          </table:table-cell>
          <table:table-cell office:value-type="string" table:style-name="ce1">
            <text:p>Success</text:p>
          </table:table-cell>
          <table:table-cell office:value-type="float" office:value="27532" table:style-name="ce1">
            <text:p>27532</text:p>
          </table:table-cell>
          <table:table-cell table:number-columns-repeated="16377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time" office:time-value="PT10H38M16.116S" table:style-name="ce2">
            <text:p>38:16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527" table:style-name="ce1">
            <text:p>527</text:p>
          </table:table-cell>
          <table:table-cell office:value-type="string" table:style-name="ce1">
            <text:p>Success</text:p>
          </table:table-cell>
          <table:table-cell office:value-type="float" office:value="31767" table:style-name="ce1">
            <text:p>31767</text:p>
          </table:table-cell>
          <table:table-cell table:number-columns-repeated="16377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time" office:time-value="PT10H38M16.086S" table:style-name="ce2">
            <text:p>38:16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558" table:style-name="ce1">
            <text:p>558</text:p>
          </table:table-cell>
          <table:table-cell office:value-type="string" table:style-name="ce1">
            <text:p>Success</text:p>
          </table:table-cell>
          <table:table-cell office:value-type="float" office:value="29648" table:style-name="ce1">
            <text:p>29648</text:p>
          </table:table-cell>
          <table:table-cell table:number-columns-repeated="16377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time" office:time-value="PT10H38M16.136S" table:style-name="ce2">
            <text:p>38:16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547" table:style-name="ce1">
            <text:p>547</text:p>
          </table:table-cell>
          <table:table-cell office:value-type="string" table:style-name="ce1">
            <text:p>Success</text:p>
          </table:table-cell>
          <table:table-cell office:value-type="float" office:value="33886" table:style-name="ce1">
            <text:p>33886</text:p>
          </table:table-cell>
          <table:table-cell table:number-columns-repeated="16377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time" office:time-value="PT10H38M11.561S" table:style-name="ce2">
            <text:p>38:11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6795" table:style-name="ce1">
            <text:p>6795</text:p>
          </table:table-cell>
          <table:table-cell office:value-type="string" table:style-name="ce1">
            <text:p>Success</text:p>
          </table:table-cell>
          <table:table-cell office:value-type="float" office:value="45471" table:style-name="ce1">
            <text:p>45471</text:p>
          </table:table-cell>
          <table:table-cell table:number-columns-repeated="16377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time" office:time-value="PT10H38M12.323S" table:style-name="ce2">
            <text:p>38:12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6054" table:style-name="ce1">
            <text:p>6054</text:p>
          </table:table-cell>
          <table:table-cell office:value-type="string" table:style-name="ce1">
            <text:p>Success</text:p>
          </table:table-cell>
          <table:table-cell office:value-type="float" office:value="45471" table:style-name="ce1">
            <text:p>45471</text:p>
          </table:table-cell>
          <table:table-cell table:number-columns-repeated="16377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time" office:time-value="PT10H38M12.324S" table:style-name="ce2">
            <text:p>38:12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6057" table:style-name="ce1">
            <text:p>6057</text:p>
          </table:table-cell>
          <table:table-cell office:value-type="string" table:style-name="ce1">
            <text:p>Success</text:p>
          </table:table-cell>
          <table:table-cell office:value-type="float" office:value="45472" table:style-name="ce1">
            <text:p>45472</text:p>
          </table:table-cell>
          <table:table-cell table:number-columns-repeated="16377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time" office:time-value="PT10H38M12.344S" table:style-name="ce2">
            <text:p>38:12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6061" table:style-name="ce1">
            <text:p>6061</text:p>
          </table:table-cell>
          <table:table-cell office:value-type="string" table:style-name="ce1">
            <text:p>Success</text:p>
          </table:table-cell>
          <table:table-cell office:value-type="float" office:value="45471" table:style-name="ce1">
            <text:p>45471</text:p>
          </table:table-cell>
          <table:table-cell table:number-columns-repeated="16377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time" office:time-value="PT10H38M16.314S" table:style-name="ce2">
            <text:p>38:16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2104" table:style-name="ce1">
            <text:p>2104</text:p>
          </table:table-cell>
          <table:table-cell office:value-type="string" table:style-name="ce1">
            <text:p>Success</text:p>
          </table:table-cell>
          <table:table-cell office:value-type="float" office:value="35604" table:style-name="ce1">
            <text:p>35604</text:p>
          </table:table-cell>
          <table:table-cell table:number-columns-repeated="16377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time" office:time-value="PT10H38M12.321S" table:style-name="ce2">
            <text:p>38:12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6107" table:style-name="ce1">
            <text:p>6107</text:p>
          </table:table-cell>
          <table:table-cell office:value-type="string" table:style-name="ce1">
            <text:p>Success</text:p>
          </table:table-cell>
          <table:table-cell office:value-type="float" office:value="45472" table:style-name="ce1">
            <text:p>45472</text:p>
          </table:table-cell>
          <table:table-cell table:number-columns-repeated="16377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time" office:time-value="PT10H38M15.667S" table:style-name="ce2">
            <text:p>38:15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789" table:style-name="ce1">
            <text:p>2789</text:p>
          </table:table-cell>
          <table:table-cell office:value-type="string" table:style-name="ce1">
            <text:p>Success</text:p>
          </table:table-cell>
          <table:table-cell office:value-type="float" office:value="45471" table:style-name="ce1">
            <text:p>45471</text:p>
          </table:table-cell>
          <table:table-cell table:number-columns-repeated="16377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time" office:time-value="PT10H38M6.855S" table:style-name="ce2">
            <text:p>38:06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1656" table:style-name="ce1">
            <text:p>11656</text:p>
          </table:table-cell>
          <table:table-cell office:value-type="string" table:style-name="ce1">
            <text:p>Success</text:p>
          </table:table-cell>
          <table:table-cell office:value-type="float" office:value="77171" table:style-name="ce1">
            <text:p>77171</text:p>
          </table:table-cell>
          <table:table-cell table:number-columns-repeated="16377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time" office:time-value="PT10H38M6.776S" table:style-name="ce2">
            <text:p>38:06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1767" table:style-name="ce1">
            <text:p>11767</text:p>
          </table:table-cell>
          <table:table-cell office:value-type="string" table:style-name="ce1">
            <text:p>Success</text:p>
          </table:table-cell>
          <table:table-cell office:value-type="float" office:value="77171" table:style-name="ce1">
            <text:p>77171</text:p>
          </table:table-cell>
          <table:table-cell table:number-columns-repeated="16377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time" office:time-value="PT10H38M1.283S" table:style-name="ce2">
            <text:p>38:01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7274" table:style-name="ce1">
            <text:p>17274</text:p>
          </table:table-cell>
          <table:table-cell office:value-type="string" table:style-name="ce1">
            <text:p>Success</text:p>
          </table:table-cell>
          <table:table-cell office:value-type="float" office:value="79787" table:style-name="ce1">
            <text:p>79787</text:p>
          </table:table-cell>
          <table:table-cell table:number-columns-repeated="16377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time" office:time-value="PT10H38M16.089S" table:style-name="ce2">
            <text:p>38:16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469" table:style-name="ce1">
            <text:p>2469</text:p>
          </table:table-cell>
          <table:table-cell office:value-type="string" table:style-name="ce1">
            <text:p>Success</text:p>
          </table:table-cell>
          <table:table-cell office:value-type="float" office:value="45471" table:style-name="ce1">
            <text:p>45471</text:p>
          </table:table-cell>
          <table:table-cell table:number-columns-repeated="16377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time" office:time-value="PT10H38M15.656S" table:style-name="ce2">
            <text:p>38:15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2906" table:style-name="ce1">
            <text:p>2906</text:p>
          </table:table-cell>
          <table:table-cell office:value-type="string" table:style-name="ce1">
            <text:p>Success</text:p>
          </table:table-cell>
          <table:table-cell office:value-type="float" office:value="35604" table:style-name="ce1">
            <text:p>35604</text:p>
          </table:table-cell>
          <table:table-cell table:number-columns-repeated="16377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time" office:time-value="PT10H38M1.962S" table:style-name="ce2">
            <text:p>38:02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6601" table:style-name="ce1">
            <text:p>16601</text:p>
          </table:table-cell>
          <table:table-cell office:value-type="string" table:style-name="ce1">
            <text:p>Success</text:p>
          </table:table-cell>
          <table:table-cell office:value-type="float" office:value="77158" table:style-name="ce1">
            <text:p>77158</text:p>
          </table:table-cell>
          <table:table-cell table:number-columns-repeated="16377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time" office:time-value="PT10H38M1.870S" table:style-name="ce2">
            <text:p>38:01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6695" table:style-name="ce1">
            <text:p>16695</text:p>
          </table:table-cell>
          <table:table-cell office:value-type="string" table:style-name="ce1">
            <text:p>Success</text:p>
          </table:table-cell>
          <table:table-cell office:value-type="float" office:value="79787" table:style-name="ce1">
            <text:p>79787</text:p>
          </table:table-cell>
          <table:table-cell table:number-columns-repeated="16377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time" office:time-value="PT10H38M16.395S" table:style-name="ce2">
            <text:p>38:16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2173" table:style-name="ce1">
            <text:p>2173</text:p>
          </table:table-cell>
          <table:table-cell office:value-type="string" table:style-name="ce1">
            <text:p>Success</text:p>
          </table:table-cell>
          <table:table-cell office:value-type="float" office:value="35604" table:style-name="ce1">
            <text:p>35604</text:p>
          </table:table-cell>
          <table:table-cell table:number-columns-repeated="16377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time" office:time-value="PT10H38M16.333S" table:style-name="ce2">
            <text:p>38:16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2237" table:style-name="ce1">
            <text:p>2237</text:p>
          </table:table-cell>
          <table:table-cell office:value-type="string" table:style-name="ce1">
            <text:p>Success</text:p>
          </table:table-cell>
          <table:table-cell office:value-type="float" office:value="35604" table:style-name="ce1">
            <text:p>35604</text:p>
          </table:table-cell>
          <table:table-cell table:number-columns-repeated="16377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time" office:time-value="PT10H38M12.323S" table:style-name="ce2">
            <text:p>38:12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6248" table:style-name="ce1">
            <text:p>6248</text:p>
          </table:table-cell>
          <table:table-cell office:value-type="string" table:style-name="ce1">
            <text:p>Success</text:p>
          </table:table-cell>
          <table:table-cell office:value-type="float" office:value="45471" table:style-name="ce1">
            <text:p>45471</text:p>
          </table:table-cell>
          <table:table-cell table:number-columns-repeated="16377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time" office:time-value="PT10H38M6.737S" table:style-name="ce2">
            <text:p>38:06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1835" table:style-name="ce1">
            <text:p>11835</text:p>
          </table:table-cell>
          <table:table-cell office:value-type="string" table:style-name="ce1">
            <text:p>Success</text:p>
          </table:table-cell>
          <table:table-cell office:value-type="float" office:value="77146" table:style-name="ce1">
            <text:p>77146</text:p>
          </table:table-cell>
          <table:table-cell table:number-columns-repeated="16377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time" office:time-value="PT10H38M16.155S" table:style-name="ce2">
            <text:p>38:16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2420" table:style-name="ce1">
            <text:p>2420</text:p>
          </table:table-cell>
          <table:table-cell office:value-type="string" table:style-name="ce1">
            <text:p>Success</text:p>
          </table:table-cell>
          <table:table-cell office:value-type="float" office:value="40135" table:style-name="ce1">
            <text:p>40135</text:p>
          </table:table-cell>
          <table:table-cell table:number-columns-repeated="16377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time" office:time-value="PT10H38M16.144S" table:style-name="ce2">
            <text:p>38:16.1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2431" table:style-name="ce1">
            <text:p>2431</text:p>
          </table:table-cell>
          <table:table-cell office:value-type="string" table:style-name="ce1">
            <text:p>Success</text:p>
          </table:table-cell>
          <table:table-cell office:value-type="float" office:value="35604" table:style-name="ce1">
            <text:p>35604</text:p>
          </table:table-cell>
          <table:table-cell table:number-columns-repeated="16377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time" office:time-value="PT10H38M7.186S" table:style-name="ce2">
            <text:p>38:07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1392" table:style-name="ce1">
            <text:p>11392</text:p>
          </table:table-cell>
          <table:table-cell office:value-type="string" table:style-name="ce1">
            <text:p>Success</text:p>
          </table:table-cell>
          <table:table-cell office:value-type="float" office:value="77150" table:style-name="ce1">
            <text:p>77150</text:p>
          </table:table-cell>
          <table:table-cell table:number-columns-repeated="16377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time" office:time-value="PT10H38M7.323S" table:style-name="ce2">
            <text:p>38:07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1290" table:style-name="ce1">
            <text:p>11290</text:p>
          </table:table-cell>
          <table:table-cell office:value-type="string" table:style-name="ce1">
            <text:p>Success</text:p>
          </table:table-cell>
          <table:table-cell office:value-type="float" office:value="77175" table:style-name="ce1">
            <text:p>77175</text:p>
          </table:table-cell>
          <table:table-cell table:number-columns-repeated="16377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time" office:time-value="PT10H38M7.272S" table:style-name="ce2">
            <text:p>38:07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1341" table:style-name="ce1">
            <text:p>11341</text:p>
          </table:table-cell>
          <table:table-cell office:value-type="string" table:style-name="ce1">
            <text:p>Success</text:p>
          </table:table-cell>
          <table:table-cell office:value-type="float" office:value="79774" table:style-name="ce1">
            <text:p>79774</text:p>
          </table:table-cell>
          <table:table-cell table:number-columns-repeated="16377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time" office:time-value="PT10H38M6.839S" table:style-name="ce2">
            <text:p>38:06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1778" table:style-name="ce1">
            <text:p>11778</text:p>
          </table:table-cell>
          <table:table-cell office:value-type="string" table:style-name="ce1">
            <text:p>Success</text:p>
          </table:table-cell>
          <table:table-cell office:value-type="float" office:value="79787" table:style-name="ce1">
            <text:p>79787</text:p>
          </table:table-cell>
          <table:table-cell table:number-columns-repeated="16377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time" office:time-value="PT10H38M1.962S" table:style-name="ce2">
            <text:p>38:02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6655" table:style-name="ce1">
            <text:p>16655</text:p>
          </table:table-cell>
          <table:table-cell office:value-type="string" table:style-name="ce1">
            <text:p>Success</text:p>
          </table:table-cell>
          <table:table-cell office:value-type="float" office:value="77171" table:style-name="ce1">
            <text:p>77171</text:p>
          </table:table-cell>
          <table:table-cell table:number-columns-repeated="16377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time" office:time-value="PT10H38M7.121S" table:style-name="ce2">
            <text:p>38:07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1499" table:style-name="ce1">
            <text:p>11499</text:p>
          </table:table-cell>
          <table:table-cell office:value-type="string" table:style-name="ce1">
            <text:p>Success</text:p>
          </table:table-cell>
          <table:table-cell office:value-type="float" office:value="77175" table:style-name="ce1">
            <text:p>77175</text:p>
          </table:table-cell>
          <table:table-cell table:number-columns-repeated="16377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time" office:time-value="PT10H38M6.888S" table:style-name="ce2">
            <text:p>38:06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1736" table:style-name="ce1">
            <text:p>11736</text:p>
          </table:table-cell>
          <table:table-cell office:value-type="string" table:style-name="ce1">
            <text:p>Success</text:p>
          </table:table-cell>
          <table:table-cell office:value-type="float" office:value="77158" table:style-name="ce1">
            <text:p>77158</text:p>
          </table:table-cell>
          <table:table-cell table:number-columns-repeated="16377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time" office:time-value="PT10H38M7.294S" table:style-name="ce2">
            <text:p>38:07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1334" table:style-name="ce1">
            <text:p>11334</text:p>
          </table:table-cell>
          <table:table-cell office:value-type="string" table:style-name="ce1">
            <text:p>Success</text:p>
          </table:table-cell>
          <table:table-cell office:value-type="float" office:value="79791" table:style-name="ce1">
            <text:p>79791</text:p>
          </table:table-cell>
          <table:table-cell table:number-columns-repeated="16377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time" office:time-value="PT10H38M18.560S" table:style-name="ce2">
            <text:p>38:18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Success</text:p>
          </table:table-cell>
          <table:table-cell office:value-type="float" office:value="19059" table:style-name="ce1">
            <text:p>19059</text:p>
          </table:table-cell>
          <table:table-cell table:number-columns-repeated="16377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time" office:time-value="PT10H38M18.572S" table:style-name="ce2">
            <text:p>38:18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178" table:style-name="ce1">
            <text:p>1178</text:p>
          </table:table-cell>
          <table:table-cell office:value-type="string" table:style-name="ce1">
            <text:p>Success</text:p>
          </table:table-cell>
          <table:table-cell office:value-type="float" office:value="19059" table:style-name="ce1">
            <text:p>19059</text:p>
          </table:table-cell>
          <table:table-cell table:number-columns-repeated="16377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time" office:time-value="PT10H38M12.287S" table:style-name="ce2">
            <text:p>38:12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7840" table:style-name="ce1">
            <text:p>7840</text:p>
          </table:table-cell>
          <table:table-cell office:value-type="string" table:style-name="ce1">
            <text:p>Success</text:p>
          </table:table-cell>
          <table:table-cell office:value-type="float" office:value="45472" table:style-name="ce1">
            <text:p>45472</text:p>
          </table:table-cell>
          <table:table-cell table:number-columns-repeated="16377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time" office:time-value="PT10H38M11.603S" table:style-name="ce2">
            <text:p>38:11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8624" table:style-name="ce1">
            <text:p>8624</text:p>
          </table:table-cell>
          <table:table-cell office:value-type="string" table:style-name="ce1">
            <text:p>Success</text:p>
          </table:table-cell>
          <table:table-cell office:value-type="float" office:value="45472" table:style-name="ce1">
            <text:p>45472</text:p>
          </table:table-cell>
          <table:table-cell table:number-columns-repeated="16377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time" office:time-value="PT10H38M16.329S" table:style-name="ce2">
            <text:p>38:16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915" table:style-name="ce1">
            <text:p>3915</text:p>
          </table:table-cell>
          <table:table-cell office:value-type="string" table:style-name="ce1">
            <text:p>Success</text:p>
          </table:table-cell>
          <table:table-cell office:value-type="float" office:value="35604" table:style-name="ce1">
            <text:p>35604</text:p>
          </table:table-cell>
          <table:table-cell table:number-columns-repeated="16377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time" office:time-value="PT10H38M12.323S" table:style-name="ce2">
            <text:p>38:12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7926" table:style-name="ce1">
            <text:p>7926</text:p>
          </table:table-cell>
          <table:table-cell office:value-type="string" table:style-name="ce1">
            <text:p>Success</text:p>
          </table:table-cell>
          <table:table-cell office:value-type="float" office:value="45471" table:style-name="ce1">
            <text:p>45471</text:p>
          </table:table-cell>
          <table:table-cell table:number-columns-repeated="16377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time" office:time-value="PT10H38M12.321S" table:style-name="ce2">
            <text:p>38:12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7931" table:style-name="ce1">
            <text:p>7931</text:p>
          </table:table-cell>
          <table:table-cell office:value-type="string" table:style-name="ce1">
            <text:p>Success</text:p>
          </table:table-cell>
          <table:table-cell office:value-type="float" office:value="35604" table:style-name="ce1">
            <text:p>35604</text:p>
          </table:table-cell>
          <table:table-cell table:number-columns-repeated="16377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time" office:time-value="PT10H38M16.446S" table:style-name="ce2">
            <text:p>38:16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810" table:style-name="ce1">
            <text:p>3810</text:p>
          </table:table-cell>
          <table:table-cell office:value-type="string" table:style-name="ce1">
            <text:p>Success</text:p>
          </table:table-cell>
          <table:table-cell office:value-type="float" office:value="45569" table:style-name="ce1">
            <text:p>45569</text:p>
          </table:table-cell>
          <table:table-cell table:number-columns-repeated="16377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time" office:time-value="PT10H38M16.337S" table:style-name="ce2">
            <text:p>38:16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945" table:style-name="ce1">
            <text:p>3945</text:p>
          </table:table-cell>
          <table:table-cell office:value-type="string" table:style-name="ce1">
            <text:p>Success</text:p>
          </table:table-cell>
          <table:table-cell office:value-type="float" office:value="38371" table:style-name="ce1">
            <text:p>38371</text:p>
          </table:table-cell>
          <table:table-cell table:number-columns-repeated="16377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time" office:time-value="PT10H38M7.212S" table:style-name="ce2">
            <text:p>38:07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3088" table:style-name="ce1">
            <text:p>13088</text:p>
          </table:table-cell>
          <table:table-cell office:value-type="string" table:style-name="ce1">
            <text:p>Success</text:p>
          </table:table-cell>
          <table:table-cell office:value-type="float" office:value="77150" table:style-name="ce1">
            <text:p>77150</text:p>
          </table:table-cell>
          <table:table-cell table:number-columns-repeated="16377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time" office:time-value="PT10H38M1.377S" table:style-name="ce2">
            <text:p>38:01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8930" table:style-name="ce1">
            <text:p>18930</text:p>
          </table:table-cell>
          <table:table-cell office:value-type="string" table:style-name="ce1">
            <text:p>Success</text:p>
          </table:table-cell>
          <table:table-cell office:value-type="float" office:value="78923" table:style-name="ce1">
            <text:p>78923</text:p>
          </table:table-cell>
          <table:table-cell table:number-columns-repeated="16377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time" office:time-value="PT10H38M16.392S" table:style-name="ce2">
            <text:p>38:16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992" table:style-name="ce1">
            <text:p>3992</text:p>
          </table:table-cell>
          <table:table-cell office:value-type="string" table:style-name="ce1">
            <text:p>Success</text:p>
          </table:table-cell>
          <table:table-cell office:value-type="float" office:value="35604" table:style-name="ce1">
            <text:p>35604</text:p>
          </table:table-cell>
          <table:table-cell table:number-columns-repeated="16377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time" office:time-value="PT10H38M16.163S" table:style-name="ce2">
            <text:p>38:16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220" table:style-name="ce1">
            <text:p>4220</text:p>
          </table:table-cell>
          <table:table-cell office:value-type="string" table:style-name="ce1">
            <text:p>Success</text:p>
          </table:table-cell>
          <table:table-cell office:value-type="float" office:value="35604" table:style-name="ce1">
            <text:p>35604</text:p>
          </table:table-cell>
          <table:table-cell table:number-columns-repeated="16377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time" office:time-value="PT10H38M12.325S" table:style-name="ce2">
            <text:p>38:12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8152" table:style-name="ce1">
            <text:p>8152</text:p>
          </table:table-cell>
          <table:table-cell office:value-type="string" table:style-name="ce1">
            <text:p>Success</text:p>
          </table:table-cell>
          <table:table-cell office:value-type="float" office:value="35604" table:style-name="ce1">
            <text:p>35604</text:p>
          </table:table-cell>
          <table:table-cell table:number-columns-repeated="16377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time" office:time-value="PT10H38M18.357S" table:style-name="ce2">
            <text:p>38:18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477" table:style-name="ce1">
            <text:p>2477</text:p>
          </table:table-cell>
          <table:table-cell office:value-type="string" table:style-name="ce1">
            <text:p>Success</text:p>
          </table:table-cell>
          <table:table-cell office:value-type="float" office:value="27527" table:style-name="ce1">
            <text:p>27527</text:p>
          </table:table-cell>
          <table:table-cell table:number-columns-repeated="16377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time" office:time-value="PT10H38M18.377S" table:style-name="ce2">
            <text:p>38:18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462" table:style-name="ce1">
            <text:p>2462</text:p>
          </table:table-cell>
          <table:table-cell office:value-type="string" table:style-name="ce1">
            <text:p>Success</text:p>
          </table:table-cell>
          <table:table-cell office:value-type="float" office:value="27525" table:style-name="ce1">
            <text:p>27525</text:p>
          </table:table-cell>
          <table:table-cell table:number-columns-repeated="16377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time" office:time-value="PT10H38M18.383S" table:style-name="ce2">
            <text:p>38:18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462" table:style-name="ce1">
            <text:p>2462</text:p>
          </table:table-cell>
          <table:table-cell office:value-type="string" table:style-name="ce1">
            <text:p>Success</text:p>
          </table:table-cell>
          <table:table-cell office:value-type="float" office:value="27527" table:style-name="ce1">
            <text:p>27527</text:p>
          </table:table-cell>
          <table:table-cell table:number-columns-repeated="16377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time" office:time-value="PT10H38M18.406S" table:style-name="ce2">
            <text:p>38:18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485" table:style-name="ce1">
            <text:p>2485</text:p>
          </table:table-cell>
          <table:table-cell office:value-type="string" table:style-name="ce1">
            <text:p>Success</text:p>
          </table:table-cell>
          <table:table-cell office:value-type="float" office:value="27547" table:style-name="ce1">
            <text:p>27547</text:p>
          </table:table-cell>
          <table:table-cell table:number-columns-repeated="16377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time" office:time-value="PT10H38M18.457S" table:style-name="ce2">
            <text:p>38:18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467" table:style-name="ce1">
            <text:p>2467</text:p>
          </table:table-cell>
          <table:table-cell office:value-type="string" table:style-name="ce1">
            <text:p>Success</text:p>
          </table:table-cell>
          <table:table-cell office:value-type="float" office:value="27527" table:style-name="ce1">
            <text:p>27527</text:p>
          </table:table-cell>
          <table:table-cell table:number-columns-repeated="16377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time" office:time-value="PT10H38M20.131S" table:style-name="ce2">
            <text:p>38:20.1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817" table:style-name="ce1">
            <text:p>817</text:p>
          </table:table-cell>
          <table:table-cell office:value-type="string" table:style-name="ce1">
            <text:p>Success</text:p>
          </table:table-cell>
          <table:table-cell office:value-type="float" office:value="29644" table:style-name="ce1">
            <text:p>29644</text:p>
          </table:table-cell>
          <table:table-cell table:number-columns-repeated="16377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time" office:time-value="PT10H38M20.251S" table:style-name="ce2">
            <text:p>38:20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723" table:style-name="ce1">
            <text:p>723</text:p>
          </table:table-cell>
          <table:table-cell office:value-type="string" table:style-name="ce1">
            <text:p>Success</text:p>
          </table:table-cell>
          <table:table-cell office:value-type="float" office:value="33880" table:style-name="ce1">
            <text:p>33880</text:p>
          </table:table-cell>
          <table:table-cell table:number-columns-repeated="16377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time" office:time-value="PT10H38M20.228S" table:style-name="ce2">
            <text:p>38:20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760" table:style-name="ce1">
            <text:p>760</text:p>
          </table:table-cell>
          <table:table-cell office:value-type="string" table:style-name="ce1">
            <text:p>Success</text:p>
          </table:table-cell>
          <table:table-cell office:value-type="float" office:value="33880" table:style-name="ce1">
            <text:p>33880</text:p>
          </table:table-cell>
          <table:table-cell table:number-columns-repeated="16377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time" office:time-value="PT10H38M16.370S" table:style-name="ce2">
            <text:p>38:16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4905" table:style-name="ce1">
            <text:p>4905</text:p>
          </table:table-cell>
          <table:table-cell office:value-type="string" table:style-name="ce1">
            <text:p>Success</text:p>
          </table:table-cell>
          <table:table-cell office:value-type="float" office:value="41641" table:style-name="ce1">
            <text:p>41641</text:p>
          </table:table-cell>
          <table:table-cell table:number-columns-repeated="16377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time" office:time-value="PT10H38M21.279S" table:style-name="ce2">
            <text:p>38:21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time" office:time-value="PT10H38M21.292S" table:style-name="ce2">
            <text:p>38:21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time" office:time-value="PT10H38M21.312S" table:style-name="ce2">
            <text:p>38:21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time" office:time-value="PT10H38M21.513S" table:style-name="ce2">
            <text:p>38:21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time" office:time-value="PT10H38M16.389S" table:style-name="ce2">
            <text:p>38:16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5175" table:style-name="ce1">
            <text:p>5175</text:p>
          </table:table-cell>
          <table:table-cell office:value-type="string" table:style-name="ce1">
            <text:p>Success</text:p>
          </table:table-cell>
          <table:table-cell office:value-type="float" office:value="45569" table:style-name="ce1">
            <text:p>45569</text:p>
          </table:table-cell>
          <table:table-cell table:number-columns-repeated="16377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time" office:time-value="PT10H38M21.559S" table:style-name="ce2">
            <text:p>38:21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time" office:time-value="PT10H38M18.631S" table:style-name="ce2">
            <text:p>38:18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2963" table:style-name="ce1">
            <text:p>2963</text:p>
          </table:table-cell>
          <table:table-cell office:value-type="string" table:style-name="ce1">
            <text:p>Success</text:p>
          </table:table-cell>
          <table:table-cell office:value-type="float" office:value="35604" table:style-name="ce1">
            <text:p>35604</text:p>
          </table:table-cell>
          <table:table-cell table:number-columns-repeated="16377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time" office:time-value="PT10H38M16.328S" table:style-name="ce2">
            <text:p>38:16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285" table:style-name="ce1">
            <text:p>5285</text:p>
          </table:table-cell>
          <table:table-cell office:value-type="string" table:style-name="ce1">
            <text:p>Success</text:p>
          </table:table-cell>
          <table:table-cell office:value-type="float" office:value="35604" table:style-name="ce1">
            <text:p>35604</text:p>
          </table:table-cell>
          <table:table-cell table:number-columns-repeated="16377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time" office:time-value="PT10H38M7.352S" table:style-name="ce2">
            <text:p>38:07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4296" table:style-name="ce1">
            <text:p>14296</text:p>
          </table:table-cell>
          <table:table-cell office:value-type="string" table:style-name="ce1">
            <text:p>Success</text:p>
          </table:table-cell>
          <table:table-cell office:value-type="float" office:value="77171" table:style-name="ce1">
            <text:p>77171</text:p>
          </table:table-cell>
          <table:table-cell table:number-columns-repeated="16377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time" office:time-value="PT10H38M16.393S" table:style-name="ce2">
            <text:p>38:16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295" table:style-name="ce1">
            <text:p>5295</text:p>
          </table:table-cell>
          <table:table-cell office:value-type="string" table:style-name="ce1">
            <text:p>Success</text:p>
          </table:table-cell>
          <table:table-cell office:value-type="float" office:value="35604" table:style-name="ce1">
            <text:p>35604</text:p>
          </table:table-cell>
          <table:table-cell table:number-columns-repeated="16377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time" office:time-value="PT10H38M16.391S" table:style-name="ce2">
            <text:p>38:16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320" table:style-name="ce1">
            <text:p>5320</text:p>
          </table:table-cell>
          <table:table-cell office:value-type="string" table:style-name="ce1">
            <text:p>Success</text:p>
          </table:table-cell>
          <table:table-cell office:value-type="float" office:value="38371" table:style-name="ce1">
            <text:p>38371</text:p>
          </table:table-cell>
          <table:table-cell table:number-columns-repeated="16377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time" office:time-value="PT10H38M16.366S" table:style-name="ce2">
            <text:p>38:16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369" table:style-name="ce1">
            <text:p>5369</text:p>
          </table:table-cell>
          <table:table-cell office:value-type="string" table:style-name="ce1">
            <text:p>Success</text:p>
          </table:table-cell>
          <table:table-cell office:value-type="float" office:value="35604" table:style-name="ce1">
            <text:p>35604</text:p>
          </table:table-cell>
          <table:table-cell table:number-columns-repeated="16377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time" office:time-value="PT10H38M16.094S" table:style-name="ce2">
            <text:p>38:16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5777" table:style-name="ce1">
            <text:p>5777</text:p>
          </table:table-cell>
          <table:table-cell office:value-type="string" table:style-name="ce1">
            <text:p>Success</text:p>
          </table:table-cell>
          <table:table-cell office:value-type="float" office:value="63222" table:style-name="ce1">
            <text:p>63222</text:p>
          </table:table-cell>
          <table:table-cell table:number-columns-repeated="16377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time" office:time-value="PT10H38M16.179S" table:style-name="ce2">
            <text:p>38:16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753" table:style-name="ce1">
            <text:p>5753</text:p>
          </table:table-cell>
          <table:table-cell office:value-type="string" table:style-name="ce1">
            <text:p>Success</text:p>
          </table:table-cell>
          <table:table-cell office:value-type="float" office:value="35604" table:style-name="ce1">
            <text:p>35604</text:p>
          </table:table-cell>
          <table:table-cell table:number-columns-repeated="16377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time" office:time-value="PT10H38M18.544S" table:style-name="ce2">
            <text:p>38:18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390" table:style-name="ce1">
            <text:p>3390</text:p>
          </table:table-cell>
          <table:table-cell office:value-type="string" table:style-name="ce1">
            <text:p>Success</text:p>
          </table:table-cell>
          <table:table-cell office:value-type="float" office:value="35604" table:style-name="ce1">
            <text:p>35604</text:p>
          </table:table-cell>
          <table:table-cell table:number-columns-repeated="16377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time" office:time-value="PT10H38M16.387S" table:style-name="ce2">
            <text:p>38:16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556" table:style-name="ce1">
            <text:p>5556</text:p>
          </table:table-cell>
          <table:table-cell office:value-type="string" table:style-name="ce1">
            <text:p>Success</text:p>
          </table:table-cell>
          <table:table-cell office:value-type="float" office:value="35604" table:style-name="ce1">
            <text:p>35604</text:p>
          </table:table-cell>
          <table:table-cell table:number-columns-repeated="16377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time" office:time-value="PT10H38M7.094S" table:style-name="ce2">
            <text:p>38:07.1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4873" table:style-name="ce1">
            <text:p>14873</text:p>
          </table:table-cell>
          <table:table-cell office:value-type="string" table:style-name="ce1">
            <text:p>Success</text:p>
          </table:table-cell>
          <table:table-cell office:value-type="float" office:value="78041" table:style-name="ce1">
            <text:p>78041</text:p>
          </table:table-cell>
          <table:table-cell table:number-columns-repeated="16377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time" office:time-value="PT10H38M7.311S" table:style-name="ce2">
            <text:p>38:07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4672" table:style-name="ce1">
            <text:p>14672</text:p>
          </table:table-cell>
          <table:table-cell office:value-type="string" table:style-name="ce1">
            <text:p>Success</text:p>
          </table:table-cell>
          <table:table-cell office:value-type="float" office:value="77175" table:style-name="ce1">
            <text:p>77175</text:p>
          </table:table-cell>
          <table:table-cell table:number-columns-repeated="16377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time" office:time-value="PT10H38M19.752S" table:style-name="ce2">
            <text:p>38:19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233" table:style-name="ce1">
            <text:p>2233</text:p>
          </table:table-cell>
          <table:table-cell office:value-type="string" table:style-name="ce1">
            <text:p>Success</text:p>
          </table:table-cell>
          <table:table-cell office:value-type="float" office:value="66598" table:style-name="ce1">
            <text:p>66598</text:p>
          </table:table-cell>
          <table:table-cell table:number-columns-repeated="16377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time" office:time-value="PT10H38M18.565S" table:style-name="ce2">
            <text:p>38:18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452" table:style-name="ce1">
            <text:p>3452</text:p>
          </table:table-cell>
          <table:table-cell office:value-type="string" table:style-name="ce1">
            <text:p>Success</text:p>
          </table:table-cell>
          <table:table-cell office:value-type="float" office:value="35604" table:style-name="ce1">
            <text:p>35604</text:p>
          </table:table-cell>
          <table:table-cell table:number-columns-repeated="16377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time" office:time-value="PT10H38M18.579S" table:style-name="ce2">
            <text:p>38:18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448" table:style-name="ce1">
            <text:p>3448</text:p>
          </table:table-cell>
          <table:table-cell office:value-type="string" table:style-name="ce1">
            <text:p>Success</text:p>
          </table:table-cell>
          <table:table-cell office:value-type="float" office:value="35604" table:style-name="ce1">
            <text:p>35604</text:p>
          </table:table-cell>
          <table:table-cell table:number-columns-repeated="16377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time" office:time-value="PT10H38M18.614S" table:style-name="ce2">
            <text:p>38:18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422" table:style-name="ce1">
            <text:p>3422</text:p>
          </table:table-cell>
          <table:table-cell office:value-type="string" table:style-name="ce1">
            <text:p>Success</text:p>
          </table:table-cell>
          <table:table-cell office:value-type="float" office:value="35604" table:style-name="ce1">
            <text:p>35604</text:p>
          </table:table-cell>
          <table:table-cell table:number-columns-repeated="16377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time" office:time-value="PT10H38M16.480S" table:style-name="ce2">
            <text:p>38:16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5559" table:style-name="ce1">
            <text:p>5559</text:p>
          </table:table-cell>
          <table:table-cell office:value-type="string" table:style-name="ce1">
            <text:p>Success</text:p>
          </table:table-cell>
          <table:table-cell office:value-type="float" office:value="66596" table:style-name="ce1">
            <text:p>66596</text:p>
          </table:table-cell>
          <table:table-cell table:number-columns-repeated="16377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time" office:time-value="PT10H38M20.303S" table:style-name="ce2">
            <text:p>38:20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1800" table:style-name="ce1">
            <text:p>1800</text:p>
          </table:table-cell>
          <table:table-cell office:value-type="string" table:style-name="ce1">
            <text:p>Success</text:p>
          </table:table-cell>
          <table:table-cell office:value-type="float" office:value="35604" table:style-name="ce1">
            <text:p>35604</text:p>
          </table:table-cell>
          <table:table-cell table:number-columns-repeated="16377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time" office:time-value="PT10H38M18.625S" table:style-name="ce2">
            <text:p>38:18.6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492" table:style-name="ce1">
            <text:p>3492</text:p>
          </table:table-cell>
          <table:table-cell office:value-type="string" table:style-name="ce1">
            <text:p>Success</text:p>
          </table:table-cell>
          <table:table-cell office:value-type="float" office:value="35604" table:style-name="ce1">
            <text:p>35604</text:p>
          </table:table-cell>
          <table:table-cell table:number-columns-repeated="16377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time" office:time-value="PT10H38M21.566S" table:style-name="ce2">
            <text:p>38:21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700" table:style-name="ce1">
            <text:p>700</text:p>
          </table:table-cell>
          <table:table-cell office:value-type="string" table:style-name="ce1">
            <text:p>Success</text:p>
          </table:table-cell>
          <table:table-cell office:value-type="float" office:value="36000" table:style-name="ce1">
            <text:p>36000</text:p>
          </table:table-cell>
          <table:table-cell table:number-columns-repeated="16377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time" office:time-value="PT10H38M16.145S" table:style-name="ce2">
            <text:p>38:16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6136" table:style-name="ce1">
            <text:p>6136</text:p>
          </table:table-cell>
          <table:table-cell office:value-type="string" table:style-name="ce1">
            <text:p>Success</text:p>
          </table:table-cell>
          <table:table-cell office:value-type="float" office:value="55478" table:style-name="ce1">
            <text:p>55478</text:p>
          </table:table-cell>
          <table:table-cell table:number-columns-repeated="16377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time" office:time-value="PT10H38M21.591S" table:style-name="ce2">
            <text:p>38:21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837" table:style-name="ce1">
            <text:p>837</text:p>
          </table:table-cell>
          <table:table-cell office:value-type="string" table:style-name="ce1">
            <text:p>Success</text:p>
          </table:table-cell>
          <table:table-cell office:value-type="float" office:value="36064" table:style-name="ce1">
            <text:p>36064</text:p>
          </table:table-cell>
          <table:table-cell table:number-columns-repeated="16377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time" office:time-value="PT10H38M21.872S" table:style-name="ce2">
            <text:p>38:21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584" table:style-name="ce1">
            <text:p>584</text:p>
          </table:table-cell>
          <table:table-cell office:value-type="string" table:style-name="ce1">
            <text:p>Success</text:p>
          </table:table-cell>
          <table:table-cell office:value-type="float" office:value="38119" table:style-name="ce1">
            <text:p>38119</text:p>
          </table:table-cell>
          <table:table-cell table:number-columns-repeated="16377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time" office:time-value="PT10H38M16.685S" table:style-name="ce2">
            <text:p>38:16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6738" table:style-name="ce1">
            <text:p>6738</text:p>
          </table:table-cell>
          <table:table-cell office:value-type="string" table:style-name="ce1">
            <text:p>Success</text:p>
          </table:table-cell>
          <table:table-cell office:value-type="float" office:value="55478" table:style-name="ce1">
            <text:p>55478</text:p>
          </table:table-cell>
          <table:table-cell table:number-columns-repeated="16377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time" office:time-value="PT10H38M16.367S" table:style-name="ce2">
            <text:p>38:16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7140" table:style-name="ce1">
            <text:p>7140</text:p>
          </table:table-cell>
          <table:table-cell office:value-type="string" table:style-name="ce1">
            <text:p>Success</text:p>
          </table:table-cell>
          <table:table-cell office:value-type="float" office:value="35604" table:style-name="ce1">
            <text:p>35604</text:p>
          </table:table-cell>
          <table:table-cell table:number-columns-repeated="16377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time" office:time-value="PT10H38M21.987S" table:style-name="ce2">
            <text:p>38:22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571" table:style-name="ce1">
            <text:p>1571</text:p>
          </table:table-cell>
          <table:table-cell office:value-type="string" table:style-name="ce1">
            <text:p>Success</text:p>
          </table:table-cell>
          <table:table-cell office:value-type="float" office:value="41640" table:style-name="ce1">
            <text:p>41640</text:p>
          </table:table-cell>
          <table:table-cell table:number-columns-repeated="16377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time" office:time-value="PT10H38M23.560S" table:style-name="ce2">
            <text:p>38:23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time" office:time-value="PT10H38M18.569S" table:style-name="ce2">
            <text:p>38:18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5049" table:style-name="ce1">
            <text:p>5049</text:p>
          </table:table-cell>
          <table:table-cell office:value-type="string" table:style-name="ce1">
            <text:p>Success</text:p>
          </table:table-cell>
          <table:table-cell office:value-type="float" office:value="45594" table:style-name="ce1">
            <text:p>45594</text:p>
          </table:table-cell>
          <table:table-cell table:number-columns-repeated="16377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time" office:time-value="PT10H38M18.622S" table:style-name="ce2">
            <text:p>38:18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105" table:style-name="ce1">
            <text:p>5105</text:p>
          </table:table-cell>
          <table:table-cell office:value-type="string" table:style-name="ce1">
            <text:p>Success</text:p>
          </table:table-cell>
          <table:table-cell office:value-type="float" office:value="35604" table:style-name="ce1">
            <text:p>35604</text:p>
          </table:table-cell>
          <table:table-cell table:number-columns-repeated="16377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time" office:time-value="PT10H38M21.969S" table:style-name="ce2">
            <text:p>38:22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1765" table:style-name="ce1">
            <text:p>1765</text:p>
          </table:table-cell>
          <table:table-cell office:value-type="string" table:style-name="ce1">
            <text:p>Success</text:p>
          </table:table-cell>
          <table:table-cell office:value-type="float" office:value="35604" table:style-name="ce1">
            <text:p>35604</text:p>
          </table:table-cell>
          <table:table-cell table:number-columns-repeated="16377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time" office:time-value="PT10H38M23.573S" table:style-name="ce2">
            <text:p>38:23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time" office:time-value="PT10H38M18.567S" table:style-name="ce2">
            <text:p>38:18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211" table:style-name="ce1">
            <text:p>5211</text:p>
          </table:table-cell>
          <table:table-cell office:value-type="string" table:style-name="ce1">
            <text:p>Success</text:p>
          </table:table-cell>
          <table:table-cell office:value-type="float" office:value="35604" table:style-name="ce1">
            <text:p>35604</text:p>
          </table:table-cell>
          <table:table-cell table:number-columns-repeated="16377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time" office:time-value="PT10H38M20.310S" table:style-name="ce2">
            <text:p>38:20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495" table:style-name="ce1">
            <text:p>3495</text:p>
          </table:table-cell>
          <table:table-cell office:value-type="string" table:style-name="ce1">
            <text:p>Success</text:p>
          </table:table-cell>
          <table:table-cell office:value-type="float" office:value="35604" table:style-name="ce1">
            <text:p>35604</text:p>
          </table:table-cell>
          <table:table-cell table:number-columns-repeated="16377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time" office:time-value="PT10H38M23.739S" table:style-name="ce2">
            <text:p>38:23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time" office:time-value="PT10H38M18.576S" table:style-name="ce2">
            <text:p>38:18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5253" table:style-name="ce1">
            <text:p>5253</text:p>
          </table:table-cell>
          <table:table-cell office:value-type="string" table:style-name="ce1">
            <text:p>Success</text:p>
          </table:table-cell>
          <table:table-cell office:value-type="float" office:value="45590" table:style-name="ce1">
            <text:p>45590</text:p>
          </table:table-cell>
          <table:table-cell table:number-columns-repeated="16377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time" office:time-value="PT10H38M20.247S" table:style-name="ce2">
            <text:p>38:20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3658" table:style-name="ce1">
            <text:p>3658</text:p>
          </table:table-cell>
          <table:table-cell office:value-type="string" table:style-name="ce1">
            <text:p>Success</text:p>
          </table:table-cell>
          <table:table-cell office:value-type="float" office:value="45608" table:style-name="ce1">
            <text:p>45608</text:p>
          </table:table-cell>
          <table:table-cell table:number-columns-repeated="16377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time" office:time-value="PT10H38M16.351S" table:style-name="ce2">
            <text:p>38:16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7571" table:style-name="ce1">
            <text:p>7571</text:p>
          </table:table-cell>
          <table:table-cell office:value-type="string" table:style-name="ce1">
            <text:p>Success</text:p>
          </table:table-cell>
          <table:table-cell office:value-type="float" office:value="45591" table:style-name="ce1">
            <text:p>45591</text:p>
          </table:table-cell>
          <table:table-cell table:number-columns-repeated="16377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time" office:time-value="PT10H38M23.834S" table:style-name="ce2">
            <text:p>38:23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time" office:time-value="PT10H38M20.386S" table:style-name="ce2">
            <text:p>38:20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545" table:style-name="ce1">
            <text:p>3545</text:p>
          </table:table-cell>
          <table:table-cell office:value-type="string" table:style-name="ce1">
            <text:p>Success</text:p>
          </table:table-cell>
          <table:table-cell office:value-type="float" office:value="45604" table:style-name="ce1">
            <text:p>45604</text:p>
          </table:table-cell>
          <table:table-cell table:number-columns-repeated="16377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time" office:time-value="PT10H38M18.513S" table:style-name="ce2">
            <text:p>38:18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420" table:style-name="ce1">
            <text:p>5420</text:p>
          </table:table-cell>
          <table:table-cell office:value-type="string" table:style-name="ce1">
            <text:p>Success</text:p>
          </table:table-cell>
          <table:table-cell office:value-type="float" office:value="35604" table:style-name="ce1">
            <text:p>35604</text:p>
          </table:table-cell>
          <table:table-cell table:number-columns-repeated="16377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time" office:time-value="PT10H38M23.933S" table:style-name="ce2">
            <text:p>38:23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time" office:time-value="PT10H38M18.615S" table:style-name="ce2">
            <text:p>38:18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370" table:style-name="ce1">
            <text:p>5370</text:p>
          </table:table-cell>
          <table:table-cell office:value-type="string" table:style-name="ce1">
            <text:p>Success</text:p>
          </table:table-cell>
          <table:table-cell office:value-type="float" office:value="35604" table:style-name="ce1">
            <text:p>35604</text:p>
          </table:table-cell>
          <table:table-cell table:number-columns-repeated="16377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time" office:time-value="PT10H38M21.615S" table:style-name="ce2">
            <text:p>38:21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412" table:style-name="ce1">
            <text:p>2412</text:p>
          </table:table-cell>
          <table:table-cell office:value-type="string" table:style-name="ce1">
            <text:p>Success</text:p>
          </table:table-cell>
          <table:table-cell office:value-type="float" office:value="45604" table:style-name="ce1">
            <text:p>45604</text:p>
          </table:table-cell>
          <table:table-cell table:number-columns-repeated="16377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time" office:time-value="PT10H38M21.933S" table:style-name="ce2">
            <text:p>38:21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098" table:style-name="ce1">
            <text:p>2098</text:p>
          </table:table-cell>
          <table:table-cell office:value-type="string" table:style-name="ce1">
            <text:p>Success</text:p>
          </table:table-cell>
          <table:table-cell office:value-type="float" office:value="45604" table:style-name="ce1">
            <text:p>45604</text:p>
          </table:table-cell>
          <table:table-cell table:number-columns-repeated="16377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time" office:time-value="PT10H38M21.651S" table:style-name="ce2">
            <text:p>38:21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2381" table:style-name="ce1">
            <text:p>2381</text:p>
          </table:table-cell>
          <table:table-cell office:value-type="string" table:style-name="ce1">
            <text:p>Success</text:p>
          </table:table-cell>
          <table:table-cell office:value-type="float" office:value="35604" table:style-name="ce1">
            <text:p>35604</text:p>
          </table:table-cell>
          <table:table-cell table:number-columns-repeated="16377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time" office:time-value="PT10H38M20.283S" table:style-name="ce2">
            <text:p>38:20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3768" table:style-name="ce1">
            <text:p>3768</text:p>
          </table:table-cell>
          <table:table-cell office:value-type="string" table:style-name="ce1">
            <text:p>Success</text:p>
          </table:table-cell>
          <table:table-cell office:value-type="float" office:value="45608" table:style-name="ce1">
            <text:p>45608</text:p>
          </table:table-cell>
          <table:table-cell table:number-columns-repeated="16377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time" office:time-value="PT10H38M20.843S" table:style-name="ce2">
            <text:p>38:20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275" table:style-name="ce1">
            <text:p>3275</text:p>
          </table:table-cell>
          <table:table-cell office:value-type="string" table:style-name="ce1">
            <text:p>Success</text:p>
          </table:table-cell>
          <table:table-cell office:value-type="float" office:value="66612" table:style-name="ce1">
            <text:p>66612</text:p>
          </table:table-cell>
          <table:table-cell table:number-columns-repeated="16377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time" office:time-value="PT10H38M21.985S" table:style-name="ce2">
            <text:p>38:22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2159" table:style-name="ce1">
            <text:p>2159</text:p>
          </table:table-cell>
          <table:table-cell office:value-type="string" table:style-name="ce1">
            <text:p>Success</text:p>
          </table:table-cell>
          <table:table-cell office:value-type="float" office:value="35604" table:style-name="ce1">
            <text:p>35604</text:p>
          </table:table-cell>
          <table:table-cell table:number-columns-repeated="16377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time" office:time-value="PT10H38M18.619S" table:style-name="ce2">
            <text:p>38:18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534" table:style-name="ce1">
            <text:p>5534</text:p>
          </table:table-cell>
          <table:table-cell office:value-type="string" table:style-name="ce1">
            <text:p>Success</text:p>
          </table:table-cell>
          <table:table-cell office:value-type="float" office:value="35604" table:style-name="ce1">
            <text:p>35604</text:p>
          </table:table-cell>
          <table:table-cell table:number-columns-repeated="16377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time" office:time-value="PT10H38M18.565S" table:style-name="ce2">
            <text:p>38:18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5596" table:style-name="ce1">
            <text:p>5596</text:p>
          </table:table-cell>
          <table:table-cell office:value-type="string" table:style-name="ce1">
            <text:p>Success</text:p>
          </table:table-cell>
          <table:table-cell office:value-type="float" office:value="45604" table:style-name="ce1">
            <text:p>45604</text:p>
          </table:table-cell>
          <table:table-cell table:number-columns-repeated="16377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time" office:time-value="PT10H38M20.480S" table:style-name="ce2">
            <text:p>38:20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682" table:style-name="ce1">
            <text:p>3682</text:p>
          </table:table-cell>
          <table:table-cell office:value-type="string" table:style-name="ce1">
            <text:p>Success</text:p>
          </table:table-cell>
          <table:table-cell office:value-type="float" office:value="45604" table:style-name="ce1">
            <text:p>45604</text:p>
          </table:table-cell>
          <table:table-cell table:number-columns-repeated="16377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time" office:time-value="PT10H38M20.254S" table:style-name="ce2">
            <text:p>38:20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3909" table:style-name="ce1">
            <text:p>3909</text:p>
          </table:table-cell>
          <table:table-cell office:value-type="string" table:style-name="ce1">
            <text:p>Success</text:p>
          </table:table-cell>
          <table:table-cell office:value-type="float" office:value="45604" table:style-name="ce1">
            <text:p>45604</text:p>
          </table:table-cell>
          <table:table-cell table:number-columns-repeated="16377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time" office:time-value="PT10H38M18.560S" table:style-name="ce2">
            <text:p>38:18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629" table:style-name="ce1">
            <text:p>5629</text:p>
          </table:table-cell>
          <table:table-cell office:value-type="string" table:style-name="ce1">
            <text:p>Success</text:p>
          </table:table-cell>
          <table:table-cell office:value-type="float" office:value="35604" table:style-name="ce1">
            <text:p>35604</text:p>
          </table:table-cell>
          <table:table-cell table:number-columns-repeated="16377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time" office:time-value="PT10H38M18.573S" table:style-name="ce2">
            <text:p>38:18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636" table:style-name="ce1">
            <text:p>5636</text:p>
          </table:table-cell>
          <table:table-cell office:value-type="string" table:style-name="ce1">
            <text:p>Success</text:p>
          </table:table-cell>
          <table:table-cell office:value-type="float" office:value="35604" table:style-name="ce1">
            <text:p>35604</text:p>
          </table:table-cell>
          <table:table-cell table:number-columns-repeated="16377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time" office:time-value="PT10H38M18.575S" table:style-name="ce2">
            <text:p>38:18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5676" table:style-name="ce1">
            <text:p>5676</text:p>
          </table:table-cell>
          <table:table-cell office:value-type="string" table:style-name="ce1">
            <text:p>Success</text:p>
          </table:table-cell>
          <table:table-cell office:value-type="float" office:value="45604" table:style-name="ce1">
            <text:p>45604</text:p>
          </table:table-cell>
          <table:table-cell table:number-columns-repeated="16377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time" office:time-value="PT10H38M18.419S" table:style-name="ce2">
            <text:p>38:18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5854" table:style-name="ce1">
            <text:p>5854</text:p>
          </table:table-cell>
          <table:table-cell office:value-type="string" table:style-name="ce1">
            <text:p>Success</text:p>
          </table:table-cell>
          <table:table-cell office:value-type="float" office:value="45604" table:style-name="ce1">
            <text:p>45604</text:p>
          </table:table-cell>
          <table:table-cell table:number-columns-repeated="16377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time" office:time-value="PT10H38M18.619S" table:style-name="ce2">
            <text:p>38:18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665" table:style-name="ce1">
            <text:p>5665</text:p>
          </table:table-cell>
          <table:table-cell office:value-type="string" table:style-name="ce1">
            <text:p>Success</text:p>
          </table:table-cell>
          <table:table-cell office:value-type="float" office:value="35604" table:style-name="ce1">
            <text:p>35604</text:p>
          </table:table-cell>
          <table:table-cell table:number-columns-repeated="16377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time" office:time-value="PT10H38M20.950S" table:style-name="ce2">
            <text:p>38:20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338" table:style-name="ce1">
            <text:p>3338</text:p>
          </table:table-cell>
          <table:table-cell office:value-type="string" table:style-name="ce1">
            <text:p>Success</text:p>
          </table:table-cell>
          <table:table-cell office:value-type="float" office:value="66610" table:style-name="ce1">
            <text:p>66610</text:p>
          </table:table-cell>
          <table:table-cell table:number-columns-repeated="16377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time" office:time-value="PT10H38M21.690S" table:style-name="ce2">
            <text:p>38:21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601" table:style-name="ce1">
            <text:p>2601</text:p>
          </table:table-cell>
          <table:table-cell office:value-type="string" table:style-name="ce1">
            <text:p>Success</text:p>
          </table:table-cell>
          <table:table-cell office:value-type="float" office:value="45608" table:style-name="ce1">
            <text:p>45608</text:p>
          </table:table-cell>
          <table:table-cell table:number-columns-repeated="16377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time" office:time-value="PT10H38M20.927S" table:style-name="ce2">
            <text:p>38:20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412" table:style-name="ce1">
            <text:p>3412</text:p>
          </table:table-cell>
          <table:table-cell office:value-type="string" table:style-name="ce1">
            <text:p>Success</text:p>
          </table:table-cell>
          <table:table-cell office:value-type="float" office:value="66612" table:style-name="ce1">
            <text:p>66612</text:p>
          </table:table-cell>
          <table:table-cell table:number-columns-repeated="16377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time" office:time-value="PT10H38M22.268S" table:style-name="ce2">
            <text:p>38:22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085" table:style-name="ce1">
            <text:p>2085</text:p>
          </table:table-cell>
          <table:table-cell office:value-type="string" table:style-name="ce1">
            <text:p>Success</text:p>
          </table:table-cell>
          <table:table-cell office:value-type="float" office:value="66612" table:style-name="ce1">
            <text:p>66612</text:p>
          </table:table-cell>
          <table:table-cell table:number-columns-repeated="16377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time" office:time-value="PT10H38M22.040S" table:style-name="ce2">
            <text:p>38:22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432" table:style-name="ce1">
            <text:p>2432</text:p>
          </table:table-cell>
          <table:table-cell office:value-type="string" table:style-name="ce1">
            <text:p>Success</text:p>
          </table:table-cell>
          <table:table-cell office:value-type="float" office:value="41641" table:style-name="ce1">
            <text:p>41641</text:p>
          </table:table-cell>
          <table:table-cell table:number-columns-repeated="16377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time" office:time-value="PT10H38M21.597S" table:style-name="ce2">
            <text:p>38:21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891" table:style-name="ce1">
            <text:p>2891</text:p>
          </table:table-cell>
          <table:table-cell office:value-type="string" table:style-name="ce1">
            <text:p>Success</text:p>
          </table:table-cell>
          <table:table-cell office:value-type="float" office:value="45608" table:style-name="ce1">
            <text:p>45608</text:p>
          </table:table-cell>
          <table:table-cell table:number-columns-repeated="16377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time" office:time-value="PT10H38M24.474S" table:style-name="ce2">
            <text:p>38:24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time" office:time-value="PT10H38M20.837S" table:style-name="ce2">
            <text:p>38:20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3674" table:style-name="ce1">
            <text:p>3674</text:p>
          </table:table-cell>
          <table:table-cell office:value-type="string" table:style-name="ce1">
            <text:p>Success</text:p>
          </table:table-cell>
          <table:table-cell office:value-type="float" office:value="66612" table:style-name="ce1">
            <text:p>66612</text:p>
          </table:table-cell>
          <table:table-cell table:number-columns-repeated="16377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time" office:time-value="PT10H38M16.366S" table:style-name="ce2">
            <text:p>38:16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8152" table:style-name="ce1">
            <text:p>8152</text:p>
          </table:table-cell>
          <table:table-cell office:value-type="string" table:style-name="ce1">
            <text:p>Success</text:p>
          </table:table-cell>
          <table:table-cell office:value-type="float" office:value="45604" table:style-name="ce1">
            <text:p>45604</text:p>
          </table:table-cell>
          <table:table-cell table:number-columns-repeated="16377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time" office:time-value="PT10H38M18.570S" table:style-name="ce2">
            <text:p>38:18.6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6009" table:style-name="ce1">
            <text:p>6009</text:p>
          </table:table-cell>
          <table:table-cell office:value-type="string" table:style-name="ce1">
            <text:p>Success</text:p>
          </table:table-cell>
          <table:table-cell office:value-type="float" office:value="45608" table:style-name="ce1">
            <text:p>45608</text:p>
          </table:table-cell>
          <table:table-cell table:number-columns-repeated="16377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time" office:time-value="PT10H38M19.734S" table:style-name="ce2">
            <text:p>38:19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4856" table:style-name="ce1">
            <text:p>4856</text:p>
          </table:table-cell>
          <table:table-cell office:value-type="string" table:style-name="ce1">
            <text:p>Success</text:p>
          </table:table-cell>
          <table:table-cell office:value-type="float" office:value="66612" table:style-name="ce1">
            <text:p>66612</text:p>
          </table:table-cell>
          <table:table-cell table:number-columns-repeated="16377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time" office:time-value="PT10H38M24.165S" table:style-name="ce2">
            <text:p>38:24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435" table:style-name="ce1">
            <text:p>435</text:p>
          </table:table-cell>
          <table:table-cell office:value-type="string" table:style-name="ce1">
            <text:p>Success</text:p>
          </table:table-cell>
          <table:table-cell office:value-type="float" office:value="55478" table:style-name="ce1">
            <text:p>55478</text:p>
          </table:table-cell>
          <table:table-cell table:number-columns-repeated="16377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time" office:time-value="PT10H38M24.501S" table:style-name="ce2">
            <text:p>38:24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time" office:time-value="PT10H38M24.490S" table:style-name="ce2">
            <text:p>38:24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Success</text:p>
          </table:table-cell>
          <table:table-cell office:value-type="float" office:value="55478" table:style-name="ce1">
            <text:p>55478</text:p>
          </table:table-cell>
          <table:table-cell table:number-columns-repeated="16377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time" office:time-value="PT10H38M24.654S" table:style-name="ce2">
            <text:p>38:24.7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time" office:time-value="PT10H38M24.782S" table:style-name="ce2">
            <text:p>38:24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292" table:style-name="ce1">
            <text:p>292</text:p>
          </table:table-cell>
          <table:table-cell table:number-columns-repeated="16377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time" office:time-value="PT10H38M22.282S" table:style-name="ce2">
            <text:p>38:22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637" table:style-name="ce1">
            <text:p>2637</text:p>
          </table:table-cell>
          <table:table-cell office:value-type="string" table:style-name="ce1">
            <text:p>Success</text:p>
          </table:table-cell>
          <table:table-cell office:value-type="float" office:value="40233" table:style-name="ce1">
            <text:p>40233</text:p>
          </table:table-cell>
          <table:table-cell table:number-columns-repeated="16377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time" office:time-value="PT10H38M24.513S" table:style-name="ce2">
            <text:p>38:24.5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Success</text:p>
          </table:table-cell>
          <table:table-cell office:value-type="float" office:value="41640" table:style-name="ce1">
            <text:p>41640</text:p>
          </table:table-cell>
          <table:table-cell table:number-columns-repeated="16377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time" office:time-value="PT10H38M24.355S" table:style-name="ce2">
            <text:p>38:24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577" table:style-name="ce1">
            <text:p>577</text:p>
          </table:table-cell>
          <table:table-cell office:value-type="string" table:style-name="ce1">
            <text:p>Success</text:p>
          </table:table-cell>
          <table:table-cell office:value-type="float" office:value="41640" table:style-name="ce1">
            <text:p>41640</text:p>
          </table:table-cell>
          <table:table-cell table:number-columns-repeated="16377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time" office:time-value="PT10H38M24.934S" table:style-name="ce2">
            <text:p>38:24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time" office:time-value="PT10H38M24.925S" table:style-name="ce2">
            <text:p>38:24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time" office:time-value="PT10H38M24.856S" table:style-name="ce2">
            <text:p>38:24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292" table:style-name="ce1">
            <text:p>292</text:p>
          </table:table-cell>
          <table:table-cell table:number-columns-repeated="16377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time" office:time-value="PT10H38M24.121S" table:style-name="ce2">
            <text:p>38:24.1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883" table:style-name="ce1">
            <text:p>883</text:p>
          </table:table-cell>
          <table:table-cell office:value-type="string" table:style-name="ce1">
            <text:p>Success</text:p>
          </table:table-cell>
          <table:table-cell office:value-type="float" office:value="41640" table:style-name="ce1">
            <text:p>41640</text:p>
          </table:table-cell>
          <table:table-cell table:number-columns-repeated="16377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time" office:time-value="PT10H38M24.958S" table:style-name="ce2">
            <text:p>38:25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time" office:time-value="PT10H38M24.340S" table:style-name="ce2">
            <text:p>38:24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711" table:style-name="ce1">
            <text:p>711</text:p>
          </table:table-cell>
          <table:table-cell office:value-type="string" table:style-name="ce1">
            <text:p>Success</text:p>
          </table:table-cell>
          <table:table-cell office:value-type="float" office:value="41640" table:style-name="ce1">
            <text:p>41640</text:p>
          </table:table-cell>
          <table:table-cell table:number-columns-repeated="16377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time" office:time-value="PT10H38M24.950S" table:style-name="ce2">
            <text:p>38:24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time" office:time-value="PT10H38M23.933S" table:style-name="ce2">
            <text:p>38:23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122" table:style-name="ce1">
            <text:p>1122</text:p>
          </table:table-cell>
          <table:table-cell office:value-type="string" table:style-name="ce1">
            <text:p>Success</text:p>
          </table:table-cell>
          <table:table-cell office:value-type="float" office:value="55478" table:style-name="ce1">
            <text:p>55478</text:p>
          </table:table-cell>
          <table:table-cell table:number-columns-repeated="16377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time" office:time-value="PT10H38M25.006S" table:style-name="ce2">
            <text:p>38:25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time" office:time-value="PT10H38M25.015S" table:style-name="ce2">
            <text:p>38:25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time" office:time-value="PT10H38M25.054S" table:style-name="ce2">
            <text:p>38:25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time" office:time-value="PT10H38M21.936S" table:style-name="ce2">
            <text:p>38:21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171" table:style-name="ce1">
            <text:p>3171</text:p>
          </table:table-cell>
          <table:table-cell office:value-type="string" table:style-name="ce1">
            <text:p>Success</text:p>
          </table:table-cell>
          <table:table-cell office:value-type="float" office:value="45603" table:style-name="ce1">
            <text:p>45603</text:p>
          </table:table-cell>
          <table:table-cell table:number-columns-repeated="16377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time" office:time-value="PT10H38M25.059S" table:style-name="ce2">
            <text:p>38:25.1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time" office:time-value="PT10H38M20.387S" table:style-name="ce2">
            <text:p>38:20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4756" table:style-name="ce1">
            <text:p>4756</text:p>
          </table:table-cell>
          <table:table-cell office:value-type="string" table:style-name="ce1">
            <text:p>Success</text:p>
          </table:table-cell>
          <table:table-cell office:value-type="float" office:value="45604" table:style-name="ce1">
            <text:p>45604</text:p>
          </table:table-cell>
          <table:table-cell table:number-columns-repeated="16377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time" office:time-value="PT10H38M25.054S" table:style-name="ce2">
            <text:p>38:25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time" office:time-value="PT10H38M25.087S" table:style-name="ce2">
            <text:p>38:25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292" table:style-name="ce1">
            <text:p>292</text:p>
          </table:table-cell>
          <table:table-cell table:number-columns-repeated="16377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time" office:time-value="PT10H38M25.116S" table:style-name="ce2">
            <text:p>38:25.1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time" office:time-value="PT10H38M25.090S" table:style-name="ce2">
            <text:p>38:25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292" table:style-name="ce1">
            <text:p>292</text:p>
          </table:table-cell>
          <table:table-cell table:number-columns-repeated="16377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time" office:time-value="PT10H38M25.160S" table:style-name="ce2">
            <text:p>38:25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92" table:style-name="ce1">
            <text:p>292</text:p>
          </table:table-cell>
          <table:table-cell table:number-columns-repeated="16377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time" office:time-value="PT10H38M25.198S" table:style-name="ce2">
            <text:p>38:25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92" table:style-name="ce1">
            <text:p>292</text:p>
          </table:table-cell>
          <table:table-cell table:number-columns-repeated="16377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time" office:time-value="PT10H38M25.154S" table:style-name="ce2">
            <text:p>38:25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292" table:style-name="ce1">
            <text:p>292</text:p>
          </table:table-cell>
          <table:table-cell table:number-columns-repeated="16377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time" office:time-value="PT10H38M25.148S" table:style-name="ce2">
            <text:p>38:25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time" office:time-value="PT10H38M25.160S" table:style-name="ce2">
            <text:p>38:25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292" table:style-name="ce1">
            <text:p>292</text:p>
          </table:table-cell>
          <table:table-cell table:number-columns-repeated="16377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time" office:time-value="PT10H38M22.106S" table:style-name="ce2">
            <text:p>38:22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3123" table:style-name="ce1">
            <text:p>3123</text:p>
          </table:table-cell>
          <table:table-cell office:value-type="string" table:style-name="ce1">
            <text:p>Success</text:p>
          </table:table-cell>
          <table:table-cell office:value-type="float" office:value="45607" table:style-name="ce1">
            <text:p>45607</text:p>
          </table:table-cell>
          <table:table-cell table:number-columns-repeated="16377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time" office:time-value="PT10H38M24.591S" table:style-name="ce2">
            <text:p>38:24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643" table:style-name="ce1">
            <text:p>643</text:p>
          </table:table-cell>
          <table:table-cell office:value-type="string" table:style-name="ce1">
            <text:p>Success</text:p>
          </table:table-cell>
          <table:table-cell office:value-type="float" office:value="41640" table:style-name="ce1">
            <text:p>41640</text:p>
          </table:table-cell>
          <table:table-cell table:number-columns-repeated="16377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time" office:time-value="PT10H38M25.235S" table:style-name="ce2">
            <text:p>38:25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time" office:time-value="PT10H38M23.425S" table:style-name="ce2">
            <text:p>38:23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872" table:style-name="ce1">
            <text:p>1872</text:p>
          </table:table-cell>
          <table:table-cell office:value-type="string" table:style-name="ce1">
            <text:p>Success</text:p>
          </table:table-cell>
          <table:table-cell office:value-type="float" office:value="40271" table:style-name="ce1">
            <text:p>40271</text:p>
          </table:table-cell>
          <table:table-cell table:number-columns-repeated="16377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time" office:time-value="PT10H38M25.224S" table:style-name="ce2">
            <text:p>38:25.2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time" office:time-value="PT10H38M25.316S" table:style-name="ce2">
            <text:p>38:25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92" table:style-name="ce1">
            <text:p>292</text:p>
          </table:table-cell>
          <table:table-cell table:number-columns-repeated="16377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time" office:time-value="PT10H38M25.296S" table:style-name="ce2">
            <text:p>38:25.3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time" office:time-value="PT10H38M24.289S" table:style-name="ce2">
            <text:p>38:24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180" table:style-name="ce1">
            <text:p>1180</text:p>
          </table:table-cell>
          <table:table-cell office:value-type="string" table:style-name="ce1">
            <text:p>Success</text:p>
          </table:table-cell>
          <table:table-cell office:value-type="float" office:value="41641" table:style-name="ce1">
            <text:p>41641</text:p>
          </table:table-cell>
          <table:table-cell table:number-columns-repeated="16377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time" office:time-value="PT10H38M23.731S" table:style-name="ce2">
            <text:p>38:23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819" table:style-name="ce1">
            <text:p>1819</text:p>
          </table:table-cell>
          <table:table-cell office:value-type="string" table:style-name="ce1">
            <text:p>Success</text:p>
          </table:table-cell>
          <table:table-cell office:value-type="float" office:value="45607" table:style-name="ce1">
            <text:p>45607</text:p>
          </table:table-cell>
          <table:table-cell table:number-columns-repeated="16377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time" office:time-value="PT10H38M25.470S" table:style-name="ce2">
            <text:p>38:25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time" office:time-value="PT10H38M25.332S" table:style-name="ce2">
            <text:p>38:25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62" table:style-name="ce1">
            <text:p>262</text:p>
          </table:table-cell>
          <table:table-cell office:value-type="string" table:style-name="ce1">
            <text:p>Success</text:p>
          </table:table-cell>
          <table:table-cell office:value-type="float" office:value="292" table:style-name="ce1">
            <text:p>292</text:p>
          </table:table-cell>
          <table:table-cell table:number-columns-repeated="16377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time" office:time-value="PT10H38M25.340S" table:style-name="ce2">
            <text:p>38:25.3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316" table:style-name="ce1">
            <text:p>316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time" office:time-value="PT10H38M24.520S" table:style-name="ce2">
            <text:p>38:24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235" table:style-name="ce1">
            <text:p>1235</text:p>
          </table:table-cell>
          <table:table-cell office:value-type="string" table:style-name="ce1">
            <text:p>Success</text:p>
          </table:table-cell>
          <table:table-cell office:value-type="float" office:value="55478" table:style-name="ce1">
            <text:p>55478</text:p>
          </table:table-cell>
          <table:table-cell table:number-columns-repeated="16377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time" office:time-value="PT10H38M23.924S" table:style-name="ce2">
            <text:p>38:23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831" table:style-name="ce1">
            <text:p>1831</text:p>
          </table:table-cell>
          <table:table-cell office:value-type="string" table:style-name="ce1">
            <text:p>Success</text:p>
          </table:table-cell>
          <table:table-cell office:value-type="float" office:value="55479" table:style-name="ce1">
            <text:p>55479</text:p>
          </table:table-cell>
          <table:table-cell table:number-columns-repeated="16377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time" office:time-value="PT10H38M25.659S" table:style-name="ce2">
            <text:p>38:25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292" table:style-name="ce1">
            <text:p>292</text:p>
          </table:table-cell>
          <table:table-cell table:number-columns-repeated="16377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time" office:time-value="PT10H38M25.570S" table:style-name="ce2">
            <text:p>38:25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time" office:time-value="PT10H38M24.254S" table:style-name="ce2">
            <text:p>38:24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518" table:style-name="ce1">
            <text:p>1518</text:p>
          </table:table-cell>
          <table:table-cell office:value-type="string" table:style-name="ce1">
            <text:p>Success</text:p>
          </table:table-cell>
          <table:table-cell office:value-type="float" office:value="55478" table:style-name="ce1">
            <text:p>55478</text:p>
          </table:table-cell>
          <table:table-cell table:number-columns-repeated="16377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time" office:time-value="PT10H38M24.035S" table:style-name="ce2">
            <text:p>38:24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743" table:style-name="ce1">
            <text:p>1743</text:p>
          </table:table-cell>
          <table:table-cell office:value-type="string" table:style-name="ce1">
            <text:p>Success</text:p>
          </table:table-cell>
          <table:table-cell office:value-type="float" office:value="45603" table:style-name="ce1">
            <text:p>45603</text:p>
          </table:table-cell>
          <table:table-cell table:number-columns-repeated="16377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time" office:time-value="PT10H38M24.294S" table:style-name="ce2">
            <text:p>38:24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488" table:style-name="ce1">
            <text:p>1488</text:p>
          </table:table-cell>
          <table:table-cell office:value-type="string" table:style-name="ce1">
            <text:p>Success</text:p>
          </table:table-cell>
          <table:table-cell office:value-type="float" office:value="55478" table:style-name="ce1">
            <text:p>55478</text:p>
          </table:table-cell>
          <table:table-cell table:number-columns-repeated="16377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time" office:time-value="PT10H38M24.286S" table:style-name="ce2">
            <text:p>38:24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522" table:style-name="ce1">
            <text:p>1522</text:p>
          </table:table-cell>
          <table:table-cell office:value-type="string" table:style-name="ce1">
            <text:p>Success</text:p>
          </table:table-cell>
          <table:table-cell office:value-type="float" office:value="45603" table:style-name="ce1">
            <text:p>45603</text:p>
          </table:table-cell>
          <table:table-cell table:number-columns-repeated="16377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time" office:time-value="PT10H38M25.769S" table:style-name="ce2">
            <text:p>38:25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time" office:time-value="PT10H38M25.768S" table:style-name="ce2">
            <text:p>38:25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292" table:style-name="ce1">
            <text:p>292</text:p>
          </table:table-cell>
          <table:table-cell table:number-columns-repeated="16377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time" office:time-value="PT10H38M22.431S" table:style-name="ce2">
            <text:p>38:22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3461" table:style-name="ce1">
            <text:p>3461</text:p>
          </table:table-cell>
          <table:table-cell office:value-type="string" table:style-name="ce1">
            <text:p>Success</text:p>
          </table:table-cell>
          <table:table-cell office:value-type="float" office:value="70666" table:style-name="ce1">
            <text:p>70666</text:p>
          </table:table-cell>
          <table:table-cell table:number-columns-repeated="16377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time" office:time-value="PT10H38M25.861S" table:style-name="ce2">
            <text:p>38:25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92" table:style-name="ce1">
            <text:p>292</text:p>
          </table:table-cell>
          <table:table-cell table:number-columns-repeated="16377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time" office:time-value="PT10H38M23.621S" table:style-name="ce2">
            <text:p>38:23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339" table:style-name="ce1">
            <text:p>2339</text:p>
          </table:table-cell>
          <table:table-cell office:value-type="string" table:style-name="ce1">
            <text:p>Success</text:p>
          </table:table-cell>
          <table:table-cell office:value-type="float" office:value="42358" table:style-name="ce1">
            <text:p>42358</text:p>
          </table:table-cell>
          <table:table-cell table:number-columns-repeated="16377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time" office:time-value="PT10H38M24.165S" table:style-name="ce2">
            <text:p>38:24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804" table:style-name="ce1">
            <text:p>1804</text:p>
          </table:table-cell>
          <table:table-cell office:value-type="string" table:style-name="ce1">
            <text:p>Success</text:p>
          </table:table-cell>
          <table:table-cell office:value-type="float" office:value="55478" table:style-name="ce1">
            <text:p>55478</text:p>
          </table:table-cell>
          <table:table-cell table:number-columns-repeated="16377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time" office:time-value="PT10H38M23.510S" table:style-name="ce2">
            <text:p>38:23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475" table:style-name="ce1">
            <text:p>2475</text:p>
          </table:table-cell>
          <table:table-cell office:value-type="string" table:style-name="ce1">
            <text:p>Success</text:p>
          </table:table-cell>
          <table:table-cell office:value-type="float" office:value="45607" table:style-name="ce1">
            <text:p>45607</text:p>
          </table:table-cell>
          <table:table-cell table:number-columns-repeated="16377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time" office:time-value="PT10H38M22.041S" table:style-name="ce2">
            <text:p>38:22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966" table:style-name="ce1">
            <text:p>3966</text:p>
          </table:table-cell>
          <table:table-cell office:value-type="string" table:style-name="ce1">
            <text:p>Success</text:p>
          </table:table-cell>
          <table:table-cell office:value-type="float" office:value="45607" table:style-name="ce1">
            <text:p>45607</text:p>
          </table:table-cell>
          <table:table-cell table:number-columns-repeated="16377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time" office:time-value="PT10H38M25.144S" table:style-name="ce2">
            <text:p>38:25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896" table:style-name="ce1">
            <text:p>896</text:p>
          </table:table-cell>
          <table:table-cell office:value-type="string" table:style-name="ce1">
            <text:p>Success</text:p>
          </table:table-cell>
          <table:table-cell office:value-type="float" office:value="55478" table:style-name="ce1">
            <text:p>55478</text:p>
          </table:table-cell>
          <table:table-cell table:number-columns-repeated="16377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time" office:time-value="PT10H38M25.916S" table:style-name="ce2">
            <text:p>38:25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292" table:style-name="ce1">
            <text:p>292</text:p>
          </table:table-cell>
          <table:table-cell table:number-columns-repeated="16377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time" office:time-value="PT10H38M24.276S" table:style-name="ce2">
            <text:p>38:24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777" table:style-name="ce1">
            <text:p>1777</text:p>
          </table:table-cell>
          <table:table-cell office:value-type="string" table:style-name="ce1">
            <text:p>Success</text:p>
          </table:table-cell>
          <table:table-cell office:value-type="float" office:value="55478" table:style-name="ce1">
            <text:p>55478</text:p>
          </table:table-cell>
          <table:table-cell table:number-columns-repeated="16377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time" office:time-value="PT10H38M22.019S" table:style-name="ce2">
            <text:p>38:22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4316" table:style-name="ce1">
            <text:p>4316</text:p>
          </table:table-cell>
          <table:table-cell office:value-type="string" table:style-name="ce1">
            <text:p>Success</text:p>
          </table:table-cell>
          <table:table-cell office:value-type="float" office:value="45603" table:style-name="ce1">
            <text:p>45603</text:p>
          </table:table-cell>
          <table:table-cell table:number-columns-repeated="16377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time" office:time-value="PT10H38M25.809S" table:style-name="ce2">
            <text:p>38:25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693" table:style-name="ce1">
            <text:p>693</text:p>
          </table:table-cell>
          <table:table-cell office:value-type="string" table:style-name="ce1">
            <text:p>Success</text:p>
          </table:table-cell>
          <table:table-cell office:value-type="float" office:value="55478" table:style-name="ce1">
            <text:p>55478</text:p>
          </table:table-cell>
          <table:table-cell table:number-columns-repeated="16377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time" office:time-value="PT10H38M25.552S" table:style-name="ce2">
            <text:p>38:25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978" table:style-name="ce1">
            <text:p>978</text:p>
          </table:table-cell>
          <table:table-cell office:value-type="string" table:style-name="ce1">
            <text:p>Success</text:p>
          </table:table-cell>
          <table:table-cell office:value-type="float" office:value="55478" table:style-name="ce1">
            <text:p>55478</text:p>
          </table:table-cell>
          <table:table-cell table:number-columns-repeated="16377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time" office:time-value="PT10H38M24.210S" table:style-name="ce2">
            <text:p>38:24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375" table:style-name="ce1">
            <text:p>2375</text:p>
          </table:table-cell>
          <table:table-cell office:value-type="string" table:style-name="ce1">
            <text:p>Success</text:p>
          </table:table-cell>
          <table:table-cell office:value-type="float" office:value="45603" table:style-name="ce1">
            <text:p>45603</text:p>
          </table:table-cell>
          <table:table-cell table:number-columns-repeated="16377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time" office:time-value="PT10H38M24.190S" table:style-name="ce2">
            <text:p>38:24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416" table:style-name="ce1">
            <text:p>2416</text:p>
          </table:table-cell>
          <table:table-cell office:value-type="string" table:style-name="ce1">
            <text:p>Success</text:p>
          </table:table-cell>
          <table:table-cell office:value-type="float" office:value="45603" table:style-name="ce1">
            <text:p>45603</text:p>
          </table:table-cell>
          <table:table-cell table:number-columns-repeated="16377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time" office:time-value="PT10H38M25.300S" table:style-name="ce2">
            <text:p>38:25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309" table:style-name="ce1">
            <text:p>1309</text:p>
          </table:table-cell>
          <table:table-cell office:value-type="string" table:style-name="ce1">
            <text:p>Success</text:p>
          </table:table-cell>
          <table:table-cell office:value-type="float" office:value="50394" table:style-name="ce1">
            <text:p>50394</text:p>
          </table:table-cell>
          <table:table-cell table:number-columns-repeated="16377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time" office:time-value="PT10H38M22.459S" table:style-name="ce2">
            <text:p>38:22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4150" table:style-name="ce1">
            <text:p>4150</text:p>
          </table:table-cell>
          <table:table-cell office:value-type="string" table:style-name="ce1">
            <text:p>Success</text:p>
          </table:table-cell>
          <table:table-cell office:value-type="float" office:value="54225" table:style-name="ce1">
            <text:p>54225</text:p>
          </table:table-cell>
          <table:table-cell table:number-columns-repeated="16377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time" office:time-value="PT10H38M24.922S" table:style-name="ce2">
            <text:p>38:24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691" table:style-name="ce1">
            <text:p>1691</text:p>
          </table:table-cell>
          <table:table-cell office:value-type="string" table:style-name="ce1">
            <text:p>Success</text:p>
          </table:table-cell>
          <table:table-cell office:value-type="float" office:value="50394" table:style-name="ce1">
            <text:p>50394</text:p>
          </table:table-cell>
          <table:table-cell table:number-columns-repeated="16377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time" office:time-value="PT10H38M23.781S" table:style-name="ce2">
            <text:p>38:23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2861" table:style-name="ce1">
            <text:p>2861</text:p>
          </table:table-cell>
          <table:table-cell office:value-type="string" table:style-name="ce1">
            <text:p>Success</text:p>
          </table:table-cell>
          <table:table-cell office:value-type="float" office:value="45603" table:style-name="ce1">
            <text:p>45603</text:p>
          </table:table-cell>
          <table:table-cell table:number-columns-repeated="16377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time" office:time-value="PT10H38M23.936S" table:style-name="ce2">
            <text:p>38:23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715" table:style-name="ce1">
            <text:p>2715</text:p>
          </table:table-cell>
          <table:table-cell office:value-type="string" table:style-name="ce1">
            <text:p>Success</text:p>
          </table:table-cell>
          <table:table-cell office:value-type="float" office:value="45603" table:style-name="ce1">
            <text:p>45603</text:p>
          </table:table-cell>
          <table:table-cell table:number-columns-repeated="16377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time" office:time-value="PT10H38M24.155S" table:style-name="ce2">
            <text:p>38:24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543" table:style-name="ce1">
            <text:p>2543</text:p>
          </table:table-cell>
          <table:table-cell office:value-type="string" table:style-name="ce1">
            <text:p>Success</text:p>
          </table:table-cell>
          <table:table-cell office:value-type="float" office:value="45603" table:style-name="ce1">
            <text:p>45603</text:p>
          </table:table-cell>
          <table:table-cell table:number-columns-repeated="16377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time" office:time-value="PT10H38M24.032S" table:style-name="ce2">
            <text:p>38:24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184" table:style-name="ce1">
            <text:p>3184</text:p>
          </table:table-cell>
          <table:table-cell office:value-type="string" table:style-name="ce1">
            <text:p>Success</text:p>
          </table:table-cell>
          <table:table-cell office:value-type="float" office:value="48724" table:style-name="ce1">
            <text:p>48724</text:p>
          </table:table-cell>
          <table:table-cell table:number-columns-repeated="16377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time" office:time-value="PT10H38M23.908S" table:style-name="ce2">
            <text:p>38:23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3417" table:style-name="ce1">
            <text:p>3417</text:p>
          </table:table-cell>
          <table:table-cell office:value-type="string" table:style-name="ce1">
            <text:p>Success</text:p>
          </table:table-cell>
          <table:table-cell office:value-type="float" office:value="46606" table:style-name="ce1">
            <text:p>46606</text:p>
          </table:table-cell>
          <table:table-cell table:number-columns-repeated="16377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time" office:time-value="PT10H38M23.833S" table:style-name="ce2">
            <text:p>38:23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3544" table:style-name="ce1">
            <text:p>3544</text:p>
          </table:table-cell>
          <table:table-cell office:value-type="string" table:style-name="ce1">
            <text:p>Success</text:p>
          </table:table-cell>
          <table:table-cell office:value-type="float" office:value="46606" table:style-name="ce1">
            <text:p>46606</text:p>
          </table:table-cell>
          <table:table-cell table:number-columns-repeated="16377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time" office:time-value="PT10H38M24.030S" table:style-name="ce2">
            <text:p>38:24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3556" table:style-name="ce1">
            <text:p>3556</text:p>
          </table:table-cell>
          <table:table-cell office:value-type="string" table:style-name="ce1">
            <text:p>Success</text:p>
          </table:table-cell>
          <table:table-cell office:value-type="float" office:value="50845" table:style-name="ce1">
            <text:p>50845</text:p>
          </table:table-cell>
          <table:table-cell table:number-columns-repeated="16377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time" office:time-value="PT10H38M23.952S" table:style-name="ce2">
            <text:p>38:24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3752" table:style-name="ce1">
            <text:p>3752</text:p>
          </table:table-cell>
          <table:table-cell office:value-type="string" table:style-name="ce1">
            <text:p>Success</text:p>
          </table:table-cell>
          <table:table-cell office:value-type="float" office:value="52994" table:style-name="ce1">
            <text:p>52994</text:p>
          </table:table-cell>
          <table:table-cell table:number-columns-repeated="16377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time" office:time-value="PT10H38M26.611S" table:style-name="ce2">
            <text:p>38:26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339" table:style-name="ce1">
            <text:p>13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time" office:time-value="PT10H38M16.645S" table:style-name="ce2">
            <text:p>38:16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1392" table:style-name="ce1">
            <text:p>11392</text:p>
          </table:table-cell>
          <table:table-cell office:value-type="string" table:style-name="ce1">
            <text:p>Success</text:p>
          </table:table-cell>
          <table:table-cell office:value-type="float" office:value="55479" table:style-name="ce1">
            <text:p>55479</text:p>
          </table:table-cell>
          <table:table-cell table:number-columns-repeated="16377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time" office:time-value="PT10H38M24.053S" table:style-name="ce2">
            <text:p>38:24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4098" table:style-name="ce1">
            <text:p>4098</text:p>
          </table:table-cell>
          <table:table-cell office:value-type="string" table:style-name="ce1">
            <text:p>Success</text:p>
          </table:table-cell>
          <table:table-cell office:value-type="float" office:value="52969" table:style-name="ce1">
            <text:p>52969</text:p>
          </table:table-cell>
          <table:table-cell table:number-columns-repeated="16377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time" office:time-value="PT10H38M24.163S" table:style-name="ce2">
            <text:p>38:24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4145" table:style-name="ce1">
            <text:p>4145</text:p>
          </table:table-cell>
          <table:table-cell office:value-type="string" table:style-name="ce1">
            <text:p>Success</text:p>
          </table:table-cell>
          <table:table-cell office:value-type="float" office:value="55092" table:style-name="ce1">
            <text:p>55092</text:p>
          </table:table-cell>
          <table:table-cell table:number-columns-repeated="16377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time" office:time-value="PT10H38M26.612S" table:style-name="ce2">
            <text:p>38:26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070" table:style-name="ce1">
            <text:p>2070</text:p>
          </table:table-cell>
          <table:table-cell office:value-type="string" table:style-name="ce1">
            <text:p>Success</text:p>
          </table:table-cell>
          <table:table-cell office:value-type="float" office:value="11984" table:style-name="ce1">
            <text:p>11984</text:p>
          </table:table-cell>
          <table:table-cell table:number-columns-repeated="16377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time" office:time-value="PT10H38M28.684S" table:style-name="ce2">
            <text:p>38:28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time" office:time-value="PT10H38M18.429S" table:style-name="ce2">
            <text:p>38:18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0585" table:style-name="ce1">
            <text:p>10585</text:p>
          </table:table-cell>
          <table:table-cell office:value-type="string" table:style-name="ce1">
            <text:p>Success</text:p>
          </table:table-cell>
          <table:table-cell office:value-type="float" office:value="55479" table:style-name="ce1">
            <text:p>55479</text:p>
          </table:table-cell>
          <table:table-cell table:number-columns-repeated="16377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time" office:time-value="PT10H38M24.581S" table:style-name="ce2">
            <text:p>38:24.6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4568" table:style-name="ce1">
            <text:p>4568</text:p>
          </table:table-cell>
          <table:table-cell office:value-type="string" table:style-name="ce1">
            <text:p>Success</text:p>
          </table:table-cell>
          <table:table-cell office:value-type="float" office:value="57213" table:style-name="ce1">
            <text:p>57213</text:p>
          </table:table-cell>
          <table:table-cell table:number-columns-repeated="16377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time" office:time-value="PT10H38M16.646S" table:style-name="ce2">
            <text:p>38:16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2549" table:style-name="ce1">
            <text:p>12549</text:p>
          </table:table-cell>
          <table:table-cell office:value-type="string" table:style-name="ce1">
            <text:p>Success</text:p>
          </table:table-cell>
          <table:table-cell office:value-type="float" office:value="55478" table:style-name="ce1">
            <text:p>55478</text:p>
          </table:table-cell>
          <table:table-cell table:number-columns-repeated="16377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time" office:time-value="PT10H38M26.615S" table:style-name="ce2">
            <text:p>38:26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661" table:style-name="ce1">
            <text:p>266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time" office:time-value="PT10H38M24.601S" table:style-name="ce2">
            <text:p>38:24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4863" table:style-name="ce1">
            <text:p>4863</text:p>
          </table:table-cell>
          <table:table-cell office:value-type="string" table:style-name="ce1">
            <text:p>Success</text:p>
          </table:table-cell>
          <table:table-cell office:value-type="float" office:value="59336" table:style-name="ce1">
            <text:p>59336</text:p>
          </table:table-cell>
          <table:table-cell table:number-columns-repeated="16377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time" office:time-value="PT10H38M24.752S" table:style-name="ce2">
            <text:p>38:24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4950" table:style-name="ce1">
            <text:p>4950</text:p>
          </table:table-cell>
          <table:table-cell office:value-type="string" table:style-name="ce1">
            <text:p>Success</text:p>
          </table:table-cell>
          <table:table-cell office:value-type="float" office:value="61454" table:style-name="ce1">
            <text:p>61454</text:p>
          </table:table-cell>
          <table:table-cell table:number-columns-repeated="16377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time" office:time-value="PT10H38M24.961S" table:style-name="ce2">
            <text:p>38:25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4899" table:style-name="ce1">
            <text:p>4899</text:p>
          </table:table-cell>
          <table:table-cell office:value-type="string" table:style-name="ce1">
            <text:p>Success</text:p>
          </table:table-cell>
          <table:table-cell office:value-type="float" office:value="61524" table:style-name="ce1">
            <text:p>61524</text:p>
          </table:table-cell>
          <table:table-cell table:number-columns-repeated="16377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time" office:time-value="PT10H38M25.109S" table:style-name="ce2">
            <text:p>38:25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5035" table:style-name="ce1">
            <text:p>5035</text:p>
          </table:table-cell>
          <table:table-cell office:value-type="string" table:style-name="ce1">
            <text:p>Success</text:p>
          </table:table-cell>
          <table:table-cell office:value-type="float" office:value="65698" table:style-name="ce1">
            <text:p>65698</text:p>
          </table:table-cell>
          <table:table-cell table:number-columns-repeated="16377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time" office:time-value="PT10H38M25.057S" table:style-name="ce2">
            <text:p>38:25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5168" table:style-name="ce1">
            <text:p>5168</text:p>
          </table:table-cell>
          <table:table-cell office:value-type="string" table:style-name="ce1">
            <text:p>Success</text:p>
          </table:table-cell>
          <table:table-cell office:value-type="float" office:value="65699" table:style-name="ce1">
            <text:p>65699</text:p>
          </table:table-cell>
          <table:table-cell table:number-columns-repeated="16377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time" office:time-value="PT10H38M25.212S" table:style-name="ce2">
            <text:p>38:25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5019" table:style-name="ce1">
            <text:p>5019</text:p>
          </table:table-cell>
          <table:table-cell office:value-type="string" table:style-name="ce1">
            <text:p>Success</text:p>
          </table:table-cell>
          <table:table-cell office:value-type="float" office:value="65718" table:style-name="ce1">
            <text:p>65718</text:p>
          </table:table-cell>
          <table:table-cell table:number-columns-repeated="16377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time" office:time-value="PT10H38M25.225S" table:style-name="ce2">
            <text:p>38:25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5174" table:style-name="ce1">
            <text:p>5174</text:p>
          </table:table-cell>
          <table:table-cell office:value-type="string" table:style-name="ce1">
            <text:p>Success</text:p>
          </table:table-cell>
          <table:table-cell office:value-type="float" office:value="65716" table:style-name="ce1">
            <text:p>65716</text:p>
          </table:table-cell>
          <table:table-cell table:number-columns-repeated="16377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time" office:time-value="PT10H38M25.232S" table:style-name="ce2">
            <text:p>38:25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5299" table:style-name="ce1">
            <text:p>5299</text:p>
          </table:table-cell>
          <table:table-cell office:value-type="string" table:style-name="ce1">
            <text:p>Success</text:p>
          </table:table-cell>
          <table:table-cell office:value-type="float" office:value="67821" table:style-name="ce1">
            <text:p>67821</text:p>
          </table:table-cell>
          <table:table-cell table:number-columns-repeated="16377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time" office:time-value="PT10H38M25.596S" table:style-name="ce2">
            <text:p>38:25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4937" table:style-name="ce1">
            <text:p>4937</text:p>
          </table:table-cell>
          <table:table-cell office:value-type="string" table:style-name="ce1">
            <text:p>Success</text:p>
          </table:table-cell>
          <table:table-cell office:value-type="float" office:value="67846" table:style-name="ce1">
            <text:p>67846</text:p>
          </table:table-cell>
          <table:table-cell table:number-columns-repeated="16377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time" office:time-value="PT10H38M25.221S" table:style-name="ce2">
            <text:p>38:25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5409" table:style-name="ce1">
            <text:p>5409</text:p>
          </table:table-cell>
          <table:table-cell office:value-type="string" table:style-name="ce1">
            <text:p>Success</text:p>
          </table:table-cell>
          <table:table-cell office:value-type="float" office:value="67848" table:style-name="ce1">
            <text:p>67848</text:p>
          </table:table-cell>
          <table:table-cell table:number-columns-repeated="16377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time" office:time-value="PT10H38M27.953S" table:style-name="ce2">
            <text:p>38:28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798" table:style-name="ce1">
            <text:p>279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time" office:time-value="PT10H38M25.756S" table:style-name="ce2">
            <text:p>38:25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5265" table:style-name="ce1">
            <text:p>5265</text:p>
          </table:table-cell>
          <table:table-cell office:value-type="string" table:style-name="ce1">
            <text:p>Success</text:p>
          </table:table-cell>
          <table:table-cell office:value-type="float" office:value="72063" table:style-name="ce1">
            <text:p>72063</text:p>
          </table:table-cell>
          <table:table-cell table:number-columns-repeated="16377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time" office:time-value="PT10H38M25.757S" table:style-name="ce2">
            <text:p>38:25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5283" table:style-name="ce1">
            <text:p>5283</text:p>
          </table:table-cell>
          <table:table-cell office:value-type="string" table:style-name="ce1">
            <text:p>Success</text:p>
          </table:table-cell>
          <table:table-cell office:value-type="float" office:value="72062" table:style-name="ce1">
            <text:p>72062</text:p>
          </table:table-cell>
          <table:table-cell table:number-columns-repeated="16377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time" office:time-value="PT10H38M25.779S" table:style-name="ce2">
            <text:p>38:25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5315" table:style-name="ce1">
            <text:p>5315</text:p>
          </table:table-cell>
          <table:table-cell office:value-type="string" table:style-name="ce1">
            <text:p>Success</text:p>
          </table:table-cell>
          <table:table-cell office:value-type="float" office:value="76302" table:style-name="ce1">
            <text:p>76302</text:p>
          </table:table-cell>
          <table:table-cell table:number-columns-repeated="16377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time" office:time-value="PT10H38M25.783S" table:style-name="ce2">
            <text:p>38:25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5439" table:style-name="ce1">
            <text:p>5439</text:p>
          </table:table-cell>
          <table:table-cell office:value-type="string" table:style-name="ce1">
            <text:p>Success</text:p>
          </table:table-cell>
          <table:table-cell office:value-type="float" office:value="78422" table:style-name="ce1">
            <text:p>78422</text:p>
          </table:table-cell>
          <table:table-cell table:number-columns-repeated="16377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time" office:time-value="PT10H38M25.969S" table:style-name="ce2">
            <text:p>38:26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5365" table:style-name="ce1">
            <text:p>5365</text:p>
          </table:table-cell>
          <table:table-cell office:value-type="string" table:style-name="ce1">
            <text:p>Success</text:p>
          </table:table-cell>
          <table:table-cell office:value-type="float" office:value="80546" table:style-name="ce1">
            <text:p>80546</text:p>
          </table:table-cell>
          <table:table-cell table:number-columns-repeated="16377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time" office:time-value="PT10H38M25.867S" table:style-name="ce2">
            <text:p>38:25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5557" table:style-name="ce1">
            <text:p>5557</text:p>
          </table:table-cell>
          <table:table-cell office:value-type="string" table:style-name="ce1">
            <text:p>Success</text:p>
          </table:table-cell>
          <table:table-cell office:value-type="float" office:value="80599" table:style-name="ce1">
            <text:p>80599</text:p>
          </table:table-cell>
          <table:table-cell table:number-columns-repeated="16377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time" office:time-value="PT10H38M26.042S" table:style-name="ce2">
            <text:p>38:26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5383" table:style-name="ce1">
            <text:p>5383</text:p>
          </table:table-cell>
          <table:table-cell office:value-type="string" table:style-name="ce1">
            <text:p>Success</text:p>
          </table:table-cell>
          <table:table-cell office:value-type="float" office:value="84783" table:style-name="ce1">
            <text:p>84783</text:p>
          </table:table-cell>
          <table:table-cell table:number-columns-repeated="16377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time" office:time-value="PT10H38M26.008S" table:style-name="ce2">
            <text:p>38:26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5437" table:style-name="ce1">
            <text:p>5437</text:p>
          </table:table-cell>
          <table:table-cell office:value-type="string" table:style-name="ce1">
            <text:p>Success</text:p>
          </table:table-cell>
          <table:table-cell office:value-type="float" office:value="84784" table:style-name="ce1">
            <text:p>84784</text:p>
          </table:table-cell>
          <table:table-cell table:number-columns-repeated="16377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time" office:time-value="PT10H38M29.279S" table:style-name="ce2">
            <text:p>38:29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180" table:style-name="ce1">
            <text:p>218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time" office:time-value="PT10H38M25.774S" table:style-name="ce2">
            <text:p>38:25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5735" table:style-name="ce1">
            <text:p>5735</text:p>
          </table:table-cell>
          <table:table-cell office:value-type="string" table:style-name="ce1">
            <text:p>Success</text:p>
          </table:table-cell>
          <table:table-cell office:value-type="float" office:value="82665" table:style-name="ce1">
            <text:p>82665</text:p>
          </table:table-cell>
          <table:table-cell table:number-columns-repeated="16377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time" office:time-value="PT10H38M25.986S" table:style-name="ce2">
            <text:p>38:26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5578" table:style-name="ce1">
            <text:p>5578</text:p>
          </table:table-cell>
          <table:table-cell office:value-type="string" table:style-name="ce1">
            <text:p>Success</text:p>
          </table:table-cell>
          <table:table-cell office:value-type="float" office:value="89025" table:style-name="ce1">
            <text:p>89025</text:p>
          </table:table-cell>
          <table:table-cell table:number-columns-repeated="16377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time" office:time-value="PT10H38M26.054S" table:style-name="ce2">
            <text:p>38:26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5567" table:style-name="ce1">
            <text:p>5567</text:p>
          </table:table-cell>
          <table:table-cell office:value-type="string" table:style-name="ce1">
            <text:p>Success</text:p>
          </table:table-cell>
          <table:table-cell office:value-type="float" office:value="89026" table:style-name="ce1">
            <text:p>89026</text:p>
          </table:table-cell>
          <table:table-cell table:number-columns-repeated="16377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time" office:time-value="PT10H38M26.050S" table:style-name="ce2">
            <text:p>38:26.1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5587" table:style-name="ce1">
            <text:p>5587</text:p>
          </table:table-cell>
          <table:table-cell office:value-type="string" table:style-name="ce1">
            <text:p>Success</text:p>
          </table:table-cell>
          <table:table-cell office:value-type="float" office:value="86959" table:style-name="ce1">
            <text:p>86959</text:p>
          </table:table-cell>
          <table:table-cell table:number-columns-repeated="16377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time" office:time-value="PT10H38M26.338S" table:style-name="ce2">
            <text:p>38:26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5489" table:style-name="ce1">
            <text:p>5489</text:p>
          </table:table-cell>
          <table:table-cell office:value-type="string" table:style-name="ce1">
            <text:p>Success</text:p>
          </table:table-cell>
          <table:table-cell office:value-type="float" office:value="91148" table:style-name="ce1">
            <text:p>91148</text:p>
          </table:table-cell>
          <table:table-cell table:number-columns-repeated="16377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time" office:time-value="PT10H38M26.505S" table:style-name="ce2">
            <text:p>38:26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5328" table:style-name="ce1">
            <text:p>5328</text:p>
          </table:table-cell>
          <table:table-cell office:value-type="string" table:style-name="ce1">
            <text:p>Success</text:p>
          </table:table-cell>
          <table:table-cell office:value-type="float" office:value="95387" table:style-name="ce1">
            <text:p>95387</text:p>
          </table:table-cell>
          <table:table-cell table:number-columns-repeated="16377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time" office:time-value="PT10H38M26.534S" table:style-name="ce2">
            <text:p>38:26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5360" table:style-name="ce1">
            <text:p>5360</text:p>
          </table:table-cell>
          <table:table-cell office:value-type="string" table:style-name="ce1">
            <text:p>Success</text:p>
          </table:table-cell>
          <table:table-cell office:value-type="float" office:value="95387" table:style-name="ce1">
            <text:p>95387</text:p>
          </table:table-cell>
          <table:table-cell table:number-columns-repeated="16377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time" office:time-value="PT10H38M26.608S" table:style-name="ce2">
            <text:p>38:26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5435" table:style-name="ce1">
            <text:p>5435</text:p>
          </table:table-cell>
          <table:table-cell office:value-type="string" table:style-name="ce1">
            <text:p>Success</text:p>
          </table:table-cell>
          <table:table-cell office:value-type="float" office:value="99621" table:style-name="ce1">
            <text:p>99621</text:p>
          </table:table-cell>
          <table:table-cell table:number-columns-repeated="16377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time" office:time-value="PT10H38M26.588S" table:style-name="ce2">
            <text:p>38:26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5524" table:style-name="ce1">
            <text:p>5524</text:p>
          </table:table-cell>
          <table:table-cell office:value-type="string" table:style-name="ce1">
            <text:p>Success</text:p>
          </table:table-cell>
          <table:table-cell office:value-type="float" office:value="99621" table:style-name="ce1">
            <text:p>99621</text:p>
          </table:table-cell>
          <table:table-cell table:number-columns-repeated="16377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time" office:time-value="PT10H38M26.652S" table:style-name="ce2">
            <text:p>38:26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6011" table:style-name="ce1">
            <text:p>6011</text:p>
          </table:table-cell>
          <table:table-cell office:value-type="string" table:style-name="ce1">
            <text:p>Success</text:p>
          </table:table-cell>
          <table:table-cell office:value-type="float" office:value="103788" table:style-name="ce1">
            <text:p>103788</text:p>
          </table:table-cell>
          <table:table-cell table:number-columns-repeated="16377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time" office:time-value="PT10H38M26.644S" table:style-name="ce2">
            <text:p>38:26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6113" table:style-name="ce1">
            <text:p>6113</text:p>
          </table:table-cell>
          <table:table-cell office:value-type="string" table:style-name="ce1">
            <text:p>Success</text:p>
          </table:table-cell>
          <table:table-cell office:value-type="float" office:value="103788" table:style-name="ce1">
            <text:p>103788</text:p>
          </table:table-cell>
          <table:table-cell table:number-columns-repeated="16377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time" office:time-value="PT10H38M29.016S" table:style-name="ce2">
            <text:p>38:29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4665" table:style-name="ce1">
            <text:p>4665</text:p>
          </table:table-cell>
          <table:table-cell office:value-type="string" table:style-name="ce1">
            <text:p>Success</text:p>
          </table:table-cell>
          <table:table-cell office:value-type="float" office:value="105906" table:style-name="ce1">
            <text:p>105906</text:p>
          </table:table-cell>
          <table:table-cell table:number-columns-repeated="16377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time" office:time-value="PT10H38M29.198S" table:style-name="ce2">
            <text:p>38:29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4493" table:style-name="ce1">
            <text:p>4493</text:p>
          </table:table-cell>
          <table:table-cell office:value-type="string" table:style-name="ce1">
            <text:p>Success</text:p>
          </table:table-cell>
          <table:table-cell office:value-type="float" office:value="106102" table:style-name="ce1">
            <text:p>106102</text:p>
          </table:table-cell>
          <table:table-cell table:number-columns-repeated="16377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time" office:time-value="PT10H38M28.041S" table:style-name="ce2">
            <text:p>38:28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5659" table:style-name="ce1">
            <text:p>5659</text:p>
          </table:table-cell>
          <table:table-cell office:value-type="string" table:style-name="ce1">
            <text:p>Success</text:p>
          </table:table-cell>
          <table:table-cell office:value-type="float" office:value="106104" table:style-name="ce1">
            <text:p>106104</text:p>
          </table:table-cell>
          <table:table-cell table:number-columns-repeated="16377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time" office:time-value="PT10H38M27.218S" table:style-name="ce2">
            <text:p>38:27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7219" table:style-name="ce1">
            <text:p>7219</text:p>
          </table:table-cell>
          <table:table-cell office:value-type="string" table:style-name="ce1">
            <text:p>Success</text:p>
          </table:table-cell>
          <table:table-cell office:value-type="float" office:value="55478" table:style-name="ce1">
            <text:p>55478</text:p>
          </table:table-cell>
          <table:table-cell table:number-columns-repeated="16377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time" office:time-value="PT10H38M31.460S" table:style-name="ce2">
            <text:p>38:31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984" table:style-name="ce1">
            <text:p>2984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time" office:time-value="PT10H38M28.309S" table:style-name="ce2">
            <text:p>38:28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6140" table:style-name="ce1">
            <text:p>6140</text:p>
          </table:table-cell>
          <table:table-cell office:value-type="string" table:style-name="ce1">
            <text:p>Success</text:p>
          </table:table-cell>
          <table:table-cell office:value-type="float" office:value="63221" table:style-name="ce1">
            <text:p>63221</text:p>
          </table:table-cell>
          <table:table-cell table:number-columns-repeated="16377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time" office:time-value="PT10H38M20.257S" table:style-name="ce2">
            <text:p>38:20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4195" table:style-name="ce1">
            <text:p>14195</text:p>
          </table:table-cell>
          <table:table-cell office:value-type="string" table:style-name="ce1">
            <text:p>Success</text:p>
          </table:table-cell>
          <table:table-cell office:value-type="float" office:value="55478" table:style-name="ce1">
            <text:p>55478</text:p>
          </table:table-cell>
          <table:table-cell table:number-columns-repeated="16377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time" office:time-value="PT10H38M23.807S" table:style-name="ce2">
            <text:p>38:23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0659" table:style-name="ce1">
            <text:p>10659</text:p>
          </table:table-cell>
          <table:table-cell office:value-type="string" table:style-name="ce1">
            <text:p>Success</text:p>
          </table:table-cell>
          <table:table-cell office:value-type="float" office:value="45603" table:style-name="ce1">
            <text:p>45603</text:p>
          </table:table-cell>
          <table:table-cell table:number-columns-repeated="16377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time" office:time-value="PT10H38M20.976S" table:style-name="ce2">
            <text:p>38:21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3490" table:style-name="ce1">
            <text:p>13490</text:p>
          </table:table-cell>
          <table:table-cell office:value-type="string" table:style-name="ce1">
            <text:p>Success</text:p>
          </table:table-cell>
          <table:table-cell office:value-type="float" office:value="55478" table:style-name="ce1">
            <text:p>55478</text:p>
          </table:table-cell>
          <table:table-cell table:number-columns-repeated="16377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time" office:time-value="PT10H38M20.848S" table:style-name="ce2">
            <text:p>38:20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3669" table:style-name="ce1">
            <text:p>13669</text:p>
          </table:table-cell>
          <table:table-cell office:value-type="string" table:style-name="ce1">
            <text:p>Success</text:p>
          </table:table-cell>
          <table:table-cell office:value-type="float" office:value="55479" table:style-name="ce1">
            <text:p>55479</text:p>
          </table:table-cell>
          <table:table-cell table:number-columns-repeated="16377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time" office:time-value="PT10H38M25.893S" table:style-name="ce2">
            <text:p>38:25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8631" table:style-name="ce1">
            <text:p>8631</text:p>
          </table:table-cell>
          <table:table-cell office:value-type="string" table:style-name="ce1">
            <text:p>Success</text:p>
          </table:table-cell>
          <table:table-cell office:value-type="float" office:value="28826" table:style-name="ce1">
            <text:p>28826</text:p>
          </table:table-cell>
          <table:table-cell table:number-columns-repeated="16377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time" office:time-value="PT10H38M20.893S" table:style-name="ce2">
            <text:p>38:20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3650" table:style-name="ce1">
            <text:p>13650</text:p>
          </table:table-cell>
          <table:table-cell office:value-type="string" table:style-name="ce1">
            <text:p>Success</text:p>
          </table:table-cell>
          <table:table-cell office:value-type="float" office:value="55478" table:style-name="ce1">
            <text:p>55478</text:p>
          </table:table-cell>
          <table:table-cell table:number-columns-repeated="16377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time" office:time-value="PT10H38M31.447S" table:style-name="ce2">
            <text:p>38:31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097" table:style-name="ce1">
            <text:p>3097</text:p>
          </table:table-cell>
          <table:table-cell office:value-type="string" table:style-name="ce1">
            <text:p>Success</text:p>
          </table:table-cell>
          <table:table-cell office:value-type="float" office:value="55478" table:style-name="ce1">
            <text:p>55478</text:p>
          </table:table-cell>
          <table:table-cell table:number-columns-repeated="16377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time" office:time-value="PT10H38M27.589S" table:style-name="ce2">
            <text:p>38:27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6994" table:style-name="ce1">
            <text:p>6994</text:p>
          </table:table-cell>
          <table:table-cell office:value-type="string" table:style-name="ce1">
            <text:p>Success</text:p>
          </table:table-cell>
          <table:table-cell office:value-type="float" office:value="55478" table:style-name="ce1">
            <text:p>55478</text:p>
          </table:table-cell>
          <table:table-cell table:number-columns-repeated="16377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time" office:time-value="PT10H38M25.961S" table:style-name="ce2">
            <text:p>38:26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8664" table:style-name="ce1">
            <text:p>8664</text:p>
          </table:table-cell>
          <table:table-cell office:value-type="string" table:style-name="ce1">
            <text:p>Success</text:p>
          </table:table-cell>
          <table:table-cell office:value-type="float" office:value="66612" table:style-name="ce1">
            <text:p>66612</text:p>
          </table:table-cell>
          <table:table-cell table:number-columns-repeated="16377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time" office:time-value="PT10H38M31.336S" table:style-name="ce2">
            <text:p>38:31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382" table:style-name="ce1">
            <text:p>3382</text:p>
          </table:table-cell>
          <table:table-cell office:value-type="string" table:style-name="ce1">
            <text:p>Success</text:p>
          </table:table-cell>
          <table:table-cell office:value-type="float" office:value="59237" table:style-name="ce1">
            <text:p>59237</text:p>
          </table:table-cell>
          <table:table-cell table:number-columns-repeated="16377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time" office:time-value="PT10H38M28.709S" table:style-name="ce2">
            <text:p>38:28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6019" table:style-name="ce1">
            <text:p>6019</text:p>
          </table:table-cell>
          <table:table-cell office:value-type="string" table:style-name="ce1">
            <text:p>Success</text:p>
          </table:table-cell>
          <table:table-cell office:value-type="float" office:value="24806" table:style-name="ce1">
            <text:p>24806</text:p>
          </table:table-cell>
          <table:table-cell table:number-columns-repeated="16377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time" office:time-value="PT10H38M31.829S" table:style-name="ce2">
            <text:p>38:31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930" table:style-name="ce1">
            <text:p>2930</text:p>
          </table:table-cell>
          <table:table-cell office:value-type="string" table:style-name="ce1">
            <text:p>Success</text:p>
          </table:table-cell>
          <table:table-cell office:value-type="float" office:value="55478" table:style-name="ce1">
            <text:p>55478</text:p>
          </table:table-cell>
          <table:table-cell table:number-columns-repeated="16377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time" office:time-value="PT10H38M22.120S" table:style-name="ce2">
            <text:p>38:22.1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2665" table:style-name="ce1">
            <text:p>12665</text:p>
          </table:table-cell>
          <table:table-cell office:value-type="string" table:style-name="ce1">
            <text:p>Success</text:p>
          </table:table-cell>
          <table:table-cell office:value-type="float" office:value="45603" table:style-name="ce1">
            <text:p>45603</text:p>
          </table:table-cell>
          <table:table-cell table:number-columns-repeated="16377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time" office:time-value="PT10H38M21.738S" table:style-name="ce2">
            <text:p>38:21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3058" table:style-name="ce1">
            <text:p>13058</text:p>
          </table:table-cell>
          <table:table-cell office:value-type="string" table:style-name="ce1">
            <text:p>Success</text:p>
          </table:table-cell>
          <table:table-cell office:value-type="float" office:value="45607" table:style-name="ce1">
            <text:p>45607</text:p>
          </table:table-cell>
          <table:table-cell table:number-columns-repeated="16377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time" office:time-value="PT10H38M30.752S" table:style-name="ce2">
            <text:p>38:30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047" table:style-name="ce1">
            <text:p>4047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time" office:time-value="PT10H38M31.566S" table:style-name="ce2">
            <text:p>38:31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236" table:style-name="ce1">
            <text:p>3236</text:p>
          </table:table-cell>
          <table:table-cell office:value-type="string" table:style-name="ce1">
            <text:p>Success</text:p>
          </table:table-cell>
          <table:table-cell office:value-type="float" office:value="55478" table:style-name="ce1">
            <text:p>55478</text:p>
          </table:table-cell>
          <table:table-cell table:number-columns-repeated="16377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time" office:time-value="PT10H38M21.944S" table:style-name="ce2">
            <text:p>38:21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2862" table:style-name="ce1">
            <text:p>12862</text:p>
          </table:table-cell>
          <table:table-cell office:value-type="string" table:style-name="ce1">
            <text:p>Success</text:p>
          </table:table-cell>
          <table:table-cell office:value-type="float" office:value="45603" table:style-name="ce1">
            <text:p>45603</text:p>
          </table:table-cell>
          <table:table-cell table:number-columns-repeated="16377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time" office:time-value="PT10H38M26.700S" table:style-name="ce2">
            <text:p>38:26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8112" table:style-name="ce1">
            <text:p>8112</text:p>
          </table:table-cell>
          <table:table-cell office:value-type="string" table:style-name="ce1">
            <text:p>Success</text:p>
          </table:table-cell>
          <table:table-cell office:value-type="float" office:value="55478" table:style-name="ce1">
            <text:p>55478</text:p>
          </table:table-cell>
          <table:table-cell table:number-columns-repeated="16377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time" office:time-value="PT10H38M27.379S" table:style-name="ce2">
            <text:p>38:27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7446" table:style-name="ce1">
            <text:p>7446</text:p>
          </table:table-cell>
          <table:table-cell office:value-type="string" table:style-name="ce1">
            <text:p>Success</text:p>
          </table:table-cell>
          <table:table-cell office:value-type="float" office:value="66612" table:style-name="ce1">
            <text:p>66612</text:p>
          </table:table-cell>
          <table:table-cell table:number-columns-repeated="16377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time" office:time-value="PT10H38M33.682S" table:style-name="ce2">
            <text:p>38:33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Success</text:p>
          </table:table-cell>
          <table:table-cell office:value-type="float" office:value="59239" table:style-name="ce1">
            <text:p>59239</text:p>
          </table:table-cell>
          <table:table-cell table:number-columns-repeated="16377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time" office:time-value="PT10H38M23.736S" table:style-name="ce2">
            <text:p>38:23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1142" table:style-name="ce1">
            <text:p>11142</text:p>
          </table:table-cell>
          <table:table-cell office:value-type="string" table:style-name="ce1">
            <text:p>Success</text:p>
          </table:table-cell>
          <table:table-cell office:value-type="float" office:value="45603" table:style-name="ce1">
            <text:p>45603</text:p>
          </table:table-cell>
          <table:table-cell table:number-columns-repeated="16377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time" office:time-value="PT10H38M31.223S" table:style-name="ce2">
            <text:p>38:31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683" table:style-name="ce1">
            <text:p>3683</text:p>
          </table:table-cell>
          <table:table-cell office:value-type="string" table:style-name="ce1">
            <text:p>Success</text:p>
          </table:table-cell>
          <table:table-cell office:value-type="float" office:value="59237" table:style-name="ce1">
            <text:p>59237</text:p>
          </table:table-cell>
          <table:table-cell table:number-columns-repeated="16377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time" office:time-value="PT10H38M21.714S" table:style-name="ce2">
            <text:p>38:21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3203" table:style-name="ce1">
            <text:p>13203</text:p>
          </table:table-cell>
          <table:table-cell office:value-type="string" table:style-name="ce1">
            <text:p>Success</text:p>
          </table:table-cell>
          <table:table-cell office:value-type="float" office:value="45603" table:style-name="ce1">
            <text:p>45603</text:p>
          </table:table-cell>
          <table:table-cell table:number-columns-repeated="16377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time" office:time-value="PT10H38M24.147S" table:style-name="ce2">
            <text:p>38:24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0798" table:style-name="ce1">
            <text:p>10798</text:p>
          </table:table-cell>
          <table:table-cell office:value-type="string" table:style-name="ce1">
            <text:p>Success</text:p>
          </table:table-cell>
          <table:table-cell office:value-type="float" office:value="45607" table:style-name="ce1">
            <text:p>45607</text:p>
          </table:table-cell>
          <table:table-cell table:number-columns-repeated="16377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time" office:time-value="PT10H38M20.991S" table:style-name="ce2">
            <text:p>38:21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3956" table:style-name="ce1">
            <text:p>13956</text:p>
          </table:table-cell>
          <table:table-cell office:value-type="string" table:style-name="ce1">
            <text:p>Success</text:p>
          </table:table-cell>
          <table:table-cell office:value-type="float" office:value="55479" table:style-name="ce1">
            <text:p>55479</text:p>
          </table:table-cell>
          <table:table-cell table:number-columns-repeated="16377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time" office:time-value="PT10H38M22.029S" table:style-name="ce2">
            <text:p>38:22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2936" table:style-name="ce1">
            <text:p>12936</text:p>
          </table:table-cell>
          <table:table-cell office:value-type="string" table:style-name="ce1">
            <text:p>Success</text:p>
          </table:table-cell>
          <table:table-cell office:value-type="float" office:value="45607" table:style-name="ce1">
            <text:p>45607</text:p>
          </table:table-cell>
          <table:table-cell table:number-columns-repeated="16377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time" office:time-value="PT10H38M31.023S" table:style-name="ce2">
            <text:p>38:31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951" table:style-name="ce1">
            <text:p>3951</text:p>
          </table:table-cell>
          <table:table-cell office:value-type="string" table:style-name="ce1">
            <text:p>Success</text:p>
          </table:table-cell>
          <table:table-cell office:value-type="float" office:value="59237" table:style-name="ce1">
            <text:p>59237</text:p>
          </table:table-cell>
          <table:table-cell table:number-columns-repeated="16377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time" office:time-value="PT10H38M29.151S" table:style-name="ce2">
            <text:p>38:29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5824" table:style-name="ce1">
            <text:p>5824</text:p>
          </table:table-cell>
          <table:table-cell office:value-type="string" table:style-name="ce1">
            <text:p>Success</text:p>
          </table:table-cell>
          <table:table-cell office:value-type="float" office:value="66612" table:style-name="ce1">
            <text:p>66612</text:p>
          </table:table-cell>
          <table:table-cell table:number-columns-repeated="16377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time" office:time-value="PT10H38M29.703S" table:style-name="ce2">
            <text:p>38:29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5274" table:style-name="ce1">
            <text:p>5274</text:p>
          </table:table-cell>
          <table:table-cell office:value-type="string" table:style-name="ce1">
            <text:p>Success</text:p>
          </table:table-cell>
          <table:table-cell office:value-type="float" office:value="59237" table:style-name="ce1">
            <text:p>59237</text:p>
          </table:table-cell>
          <table:table-cell table:number-columns-repeated="16377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time" office:time-value="PT10H38M31.040S" table:style-name="ce2">
            <text:p>38:31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4002" table:style-name="ce1">
            <text:p>4002</text:p>
          </table:table-cell>
          <table:table-cell office:value-type="string" table:style-name="ce1">
            <text:p>Success</text:p>
          </table:table-cell>
          <table:table-cell office:value-type="float" office:value="59239" table:style-name="ce1">
            <text:p>59239</text:p>
          </table:table-cell>
          <table:table-cell table:number-columns-repeated="16377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time" office:time-value="PT10H38M31.429S" table:style-name="ce2">
            <text:p>38:31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653" table:style-name="ce1">
            <text:p>3653</text:p>
          </table:table-cell>
          <table:table-cell office:value-type="string" table:style-name="ce1">
            <text:p>Success</text:p>
          </table:table-cell>
          <table:table-cell office:value-type="float" office:value="59237" table:style-name="ce1">
            <text:p>59237</text:p>
          </table:table-cell>
          <table:table-cell table:number-columns-repeated="16377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time" office:time-value="PT10H38M23.987S" table:style-name="ce2">
            <text:p>38:24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1171" table:style-name="ce1">
            <text:p>11171</text:p>
          </table:table-cell>
          <table:table-cell office:value-type="string" table:style-name="ce1">
            <text:p>Success</text:p>
          </table:table-cell>
          <table:table-cell office:value-type="float" office:value="45603" table:style-name="ce1">
            <text:p>45603</text:p>
          </table:table-cell>
          <table:table-cell table:number-columns-repeated="16377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time" office:time-value="PT10H38M28.153S" table:style-name="ce2">
            <text:p>38:28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7006" table:style-name="ce1">
            <text:p>7006</text:p>
          </table:table-cell>
          <table:table-cell office:value-type="string" table:style-name="ce1">
            <text:p>Success</text:p>
          </table:table-cell>
          <table:table-cell office:value-type="float" office:value="55478" table:style-name="ce1">
            <text:p>55478</text:p>
          </table:table-cell>
          <table:table-cell table:number-columns-repeated="16377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time" office:time-value="PT10H38M29.467S" table:style-name="ce2">
            <text:p>38:29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5732" table:style-name="ce1">
            <text:p>5732</text:p>
          </table:table-cell>
          <table:table-cell office:value-type="string" table:style-name="ce1">
            <text:p>Success</text:p>
          </table:table-cell>
          <table:table-cell office:value-type="float" office:value="59237" table:style-name="ce1">
            <text:p>59237</text:p>
          </table:table-cell>
          <table:table-cell table:number-columns-repeated="16377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time" office:time-value="PT10H38M30.227S" table:style-name="ce2">
            <text:p>38:30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5069" table:style-name="ce1">
            <text:p>5069</text:p>
          </table:table-cell>
          <table:table-cell office:value-type="string" table:style-name="ce1">
            <text:p>Success</text:p>
          </table:table-cell>
          <table:table-cell office:value-type="float" office:value="59237" table:style-name="ce1">
            <text:p>59237</text:p>
          </table:table-cell>
          <table:table-cell table:number-columns-repeated="16377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time" office:time-value="PT10H38M31.510S" table:style-name="ce2">
            <text:p>38:31.5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843" table:style-name="ce1">
            <text:p>3843</text:p>
          </table:table-cell>
          <table:table-cell office:value-type="string" table:style-name="ce1">
            <text:p>Success</text:p>
          </table:table-cell>
          <table:table-cell office:value-type="float" office:value="59237" table:style-name="ce1">
            <text:p>59237</text:p>
          </table:table-cell>
          <table:table-cell table:number-columns-repeated="16377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time" office:time-value="PT10H38M31.095S" table:style-name="ce2">
            <text:p>38:31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4282" table:style-name="ce1">
            <text:p>4282</text:p>
          </table:table-cell>
          <table:table-cell office:value-type="string" table:style-name="ce1">
            <text:p>Success</text:p>
          </table:table-cell>
          <table:table-cell office:value-type="float" office:value="55478" table:style-name="ce1">
            <text:p>55478</text:p>
          </table:table-cell>
          <table:table-cell table:number-columns-repeated="16377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time" office:time-value="PT10H38M34.446S" table:style-name="ce2">
            <text:p>38:34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944" table:style-name="ce1">
            <text:p>944</text:p>
          </table:table-cell>
          <table:table-cell office:value-type="string" table:style-name="ce1">
            <text:p>Success</text:p>
          </table:table-cell>
          <table:table-cell office:value-type="float" office:value="55478" table:style-name="ce1">
            <text:p>55478</text:p>
          </table:table-cell>
          <table:table-cell table:number-columns-repeated="16377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time" office:time-value="PT10H38M31.897S" table:style-name="ce2">
            <text:p>38:31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3570" table:style-name="ce1">
            <text:p>3570</text:p>
          </table:table-cell>
          <table:table-cell office:value-type="string" table:style-name="ce1">
            <text:p>Success</text:p>
          </table:table-cell>
          <table:table-cell office:value-type="float" office:value="59237" table:style-name="ce1">
            <text:p>59237</text:p>
          </table:table-cell>
          <table:table-cell table:number-columns-repeated="16377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time" office:time-value="PT10H38M34.732S" table:style-name="ce2">
            <text:p>38:34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788" table:style-name="ce1">
            <text:p>788</text:p>
          </table:table-cell>
          <table:table-cell office:value-type="string" table:style-name="ce1">
            <text:p>Success</text:p>
          </table:table-cell>
          <table:table-cell office:value-type="float" office:value="54751" table:style-name="ce1">
            <text:p>54751</text:p>
          </table:table-cell>
          <table:table-cell table:number-columns-repeated="16377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time" office:time-value="PT10H38M34.827S" table:style-name="ce2">
            <text:p>38:34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698" table:style-name="ce1">
            <text:p>698</text:p>
          </table:table-cell>
          <table:table-cell office:value-type="string" table:style-name="ce1">
            <text:p>Success</text:p>
          </table:table-cell>
          <table:table-cell office:value-type="float" office:value="41640" table:style-name="ce1">
            <text:p>41640</text:p>
          </table:table-cell>
          <table:table-cell table:number-columns-repeated="16377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time" office:time-value="PT10H38M32.760S" table:style-name="ce2">
            <text:p>38:32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2798" table:style-name="ce1">
            <text:p>2798</text:p>
          </table:table-cell>
          <table:table-cell office:value-type="string" table:style-name="ce1">
            <text:p>Success</text:p>
          </table:table-cell>
          <table:table-cell office:value-type="float" office:value="55478" table:style-name="ce1">
            <text:p>55478</text:p>
          </table:table-cell>
          <table:table-cell table:number-columns-repeated="16377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time" office:time-value="PT10H38M35.528S" table:style-name="ce2">
            <text:p>38:35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time" office:time-value="PT10H38M32.115S" table:style-name="ce2">
            <text:p>38:32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3446" table:style-name="ce1">
            <text:p>3446</text:p>
          </table:table-cell>
          <table:table-cell office:value-type="string" table:style-name="ce1">
            <text:p>Success</text:p>
          </table:table-cell>
          <table:table-cell office:value-type="float" office:value="55478" table:style-name="ce1">
            <text:p>55478</text:p>
          </table:table-cell>
          <table:table-cell table:number-columns-repeated="16377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time" office:time-value="PT10H38M30.533S" table:style-name="ce2">
            <text:p>38:30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5025" table:style-name="ce1">
            <text:p>5025</text:p>
          </table:table-cell>
          <table:table-cell office:value-type="string" table:style-name="ce1">
            <text:p>Success</text:p>
          </table:table-cell>
          <table:table-cell office:value-type="float" office:value="66612" table:style-name="ce1">
            <text:p>66612</text:p>
          </table:table-cell>
          <table:table-cell table:number-columns-repeated="16377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time" office:time-value="PT10H38M32.666S" table:style-name="ce2">
            <text:p>38:32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910" table:style-name="ce1">
            <text:p>2910</text:p>
          </table:table-cell>
          <table:table-cell office:value-type="string" table:style-name="ce1">
            <text:p>Success</text:p>
          </table:table-cell>
          <table:table-cell office:value-type="float" office:value="55478" table:style-name="ce1">
            <text:p>55478</text:p>
          </table:table-cell>
          <table:table-cell table:number-columns-repeated="16377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time" office:time-value="PT10H38M32.046S" table:style-name="ce2">
            <text:p>38:32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3560" table:style-name="ce1">
            <text:p>3560</text:p>
          </table:table-cell>
          <table:table-cell office:value-type="string" table:style-name="ce1">
            <text:p>Success</text:p>
          </table:table-cell>
          <table:table-cell office:value-type="float" office:value="66612" table:style-name="ce1">
            <text:p>66612</text:p>
          </table:table-cell>
          <table:table-cell table:number-columns-repeated="16377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time" office:time-value="PT10H38M27.326S" table:style-name="ce2">
            <text:p>38:27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8290" table:style-name="ce1">
            <text:p>8290</text:p>
          </table:table-cell>
          <table:table-cell office:value-type="string" table:style-name="ce1">
            <text:p>Success</text:p>
          </table:table-cell>
          <table:table-cell office:value-type="float" office:value="66612" table:style-name="ce1">
            <text:p>66612</text:p>
          </table:table-cell>
          <table:table-cell table:number-columns-repeated="16377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time" office:time-value="PT10H38M31.834S" table:style-name="ce2">
            <text:p>38:31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3788" table:style-name="ce1">
            <text:p>3788</text:p>
          </table:table-cell>
          <table:table-cell office:value-type="string" table:style-name="ce1">
            <text:p>Success</text:p>
          </table:table-cell>
          <table:table-cell office:value-type="float" office:value="59237" table:style-name="ce1">
            <text:p>59237</text:p>
          </table:table-cell>
          <table:table-cell table:number-columns-repeated="16377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time" office:time-value="PT10H38M35.561S" table:style-name="ce2">
            <text:p>38:35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time" office:time-value="PT10H38M34.472S" table:style-name="ce2">
            <text:p>38:34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226" table:style-name="ce1">
            <text:p>1226</text:p>
          </table:table-cell>
          <table:table-cell office:value-type="string" table:style-name="ce1">
            <text:p>Success</text:p>
          </table:table-cell>
          <table:table-cell office:value-type="float" office:value="55478" table:style-name="ce1">
            <text:p>55478</text:p>
          </table:table-cell>
          <table:table-cell table:number-columns-repeated="16377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time" office:time-value="PT10H38M35.630S" table:style-name="ce2">
            <text:p>38:35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time" office:time-value="PT10H38M35.707S" table:style-name="ce2">
            <text:p>38:35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656" table:style-name="ce1">
            <text:p>656</text:p>
          </table:table-cell>
          <table:table-cell table:number-columns-repeated="16377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time" office:time-value="PT10H38M30.145S" table:style-name="ce2">
            <text:p>38:30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5617" table:style-name="ce1">
            <text:p>5617</text:p>
          </table:table-cell>
          <table:table-cell office:value-type="string" table:style-name="ce1">
            <text:p>Success</text:p>
          </table:table-cell>
          <table:table-cell office:value-type="float" office:value="66612" table:style-name="ce1">
            <text:p>66612</text:p>
          </table:table-cell>
          <table:table-cell table:number-columns-repeated="16377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time" office:time-value="PT10H38M34.976S" table:style-name="ce2">
            <text:p>38:35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854" table:style-name="ce1">
            <text:p>854</text:p>
          </table:table-cell>
          <table:table-cell office:value-type="string" table:style-name="ce1">
            <text:p>Success</text:p>
          </table:table-cell>
          <table:table-cell office:value-type="float" office:value="41640" table:style-name="ce1">
            <text:p>41640</text:p>
          </table:table-cell>
          <table:table-cell table:number-columns-repeated="16377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time" office:time-value="PT10H38M35.763S" table:style-name="ce2">
            <text:p>38:35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656" table:style-name="ce1">
            <text:p>656</text:p>
          </table:table-cell>
          <table:table-cell table:number-columns-repeated="16377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time" office:time-value="PT10H38M35.832S" table:style-name="ce2">
            <text:p>38:35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time" office:time-value="PT10H38M34.627S" table:style-name="ce2">
            <text:p>38:34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463" table:style-name="ce1">
            <text:p>1463</text:p>
          </table:table-cell>
          <table:table-cell office:value-type="string" table:style-name="ce1">
            <text:p>Success</text:p>
          </table:table-cell>
          <table:table-cell office:value-type="float" office:value="41640" table:style-name="ce1">
            <text:p>41640</text:p>
          </table:table-cell>
          <table:table-cell table:number-columns-repeated="16377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time" office:time-value="PT10H38M35.949S" table:style-name="ce2">
            <text:p>38:35.9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time" office:time-value="PT10H38M35.564S" table:style-name="ce2">
            <text:p>38:35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539" table:style-name="ce1">
            <text:p>539</text:p>
          </table:table-cell>
          <table:table-cell office:value-type="string" table:style-name="ce1">
            <text:p>Success</text:p>
          </table:table-cell>
          <table:table-cell office:value-type="float" office:value="41640" table:style-name="ce1">
            <text:p>41640</text:p>
          </table:table-cell>
          <table:table-cell table:number-columns-repeated="16377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time" office:time-value="PT10H38M36.105S" table:style-name="ce2">
            <text:p>38:36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time" office:time-value="PT10H38M35.763S" table:style-name="ce2">
            <text:p>38:35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96" table:style-name="ce1">
            <text:p>396</text:p>
          </table:table-cell>
          <table:table-cell office:value-type="string" table:style-name="ce1">
            <text:p>Success</text:p>
          </table:table-cell>
          <table:table-cell office:value-type="float" office:value="41640" table:style-name="ce1">
            <text:p>41640</text:p>
          </table:table-cell>
          <table:table-cell table:number-columns-repeated="16377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time" office:time-value="PT10H38M36.099S" table:style-name="ce2">
            <text:p>38:36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time" office:time-value="PT10H38M36.096S" table:style-name="ce2">
            <text:p>38:36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time" office:time-value="PT10H38M36.192S" table:style-name="ce2">
            <text:p>38:36.2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time" office:time-value="PT10H38M36.249S" table:style-name="ce2">
            <text:p>38:36.2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time" office:time-value="PT10H38M36.160S" table:style-name="ce2">
            <text:p>38:36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time" office:time-value="PT10H38M36.161S" table:style-name="ce2">
            <text:p>38:36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time" office:time-value="PT10H38M36.162S" table:style-name="ce2">
            <text:p>38:36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Success</text:p>
          </table:table-cell>
          <table:table-cell office:value-type="float" office:value="656" table:style-name="ce1">
            <text:p>656</text:p>
          </table:table-cell>
          <table:table-cell table:number-columns-repeated="16377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time" office:time-value="PT10H38M35.607S" table:style-name="ce2">
            <text:p>38:35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724" table:style-name="ce1">
            <text:p>724</text:p>
          </table:table-cell>
          <table:table-cell office:value-type="string" table:style-name="ce1">
            <text:p>Success</text:p>
          </table:table-cell>
          <table:table-cell office:value-type="float" office:value="41640" table:style-name="ce1">
            <text:p>41640</text:p>
          </table:table-cell>
          <table:table-cell table:number-columns-repeated="16377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time" office:time-value="PT10H38M36.279S" table:style-name="ce2">
            <text:p>38:36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656" table:style-name="ce1">
            <text:p>656</text:p>
          </table:table-cell>
          <table:table-cell table:number-columns-repeated="16377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time" office:time-value="PT10H38M35.619S" table:style-name="ce2">
            <text:p>38:35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715" table:style-name="ce1">
            <text:p>715</text:p>
          </table:table-cell>
          <table:table-cell office:value-type="string" table:style-name="ce1">
            <text:p>Success</text:p>
          </table:table-cell>
          <table:table-cell office:value-type="float" office:value="41640" table:style-name="ce1">
            <text:p>41640</text:p>
          </table:table-cell>
          <table:table-cell table:number-columns-repeated="16377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time" office:time-value="PT10H38M36.286S" table:style-name="ce2">
            <text:p>38:36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time" office:time-value="PT10H38M36.332S" table:style-name="ce2">
            <text:p>38:36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656" table:style-name="ce1">
            <text:p>656</text:p>
          </table:table-cell>
          <table:table-cell table:number-columns-repeated="16377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time" office:time-value="PT10H38M34.720S" table:style-name="ce2">
            <text:p>38:34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664" table:style-name="ce1">
            <text:p>166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time" office:time-value="PT10H38M36.293S" table:style-name="ce2">
            <text:p>38:36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time" office:time-value="PT10H38M36.376S" table:style-name="ce2">
            <text:p>38:36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656" table:style-name="ce1">
            <text:p>656</text:p>
          </table:table-cell>
          <table:table-cell table:number-columns-repeated="16377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time" office:time-value="PT10H38M36.335S" table:style-name="ce2">
            <text:p>38:36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time" office:time-value="PT10H38M36.332S" table:style-name="ce2">
            <text:p>38:36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time" office:time-value="PT10H38M36.311S" table:style-name="ce2">
            <text:p>38:36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ccess</text:p>
          </table:table-cell>
          <table:table-cell office:value-type="float" office:value="656" table:style-name="ce1">
            <text:p>656</text:p>
          </table:table-cell>
          <table:table-cell table:number-columns-repeated="16377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time" office:time-value="PT10H38M36.386S" table:style-name="ce2">
            <text:p>38:36.4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time" office:time-value="PT10H38M27.706S" table:style-name="ce2">
            <text:p>38:27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8899" table:style-name="ce1">
            <text:p>8899</text:p>
          </table:table-cell>
          <table:table-cell office:value-type="string" table:style-name="ce1">
            <text:p>Success</text:p>
          </table:table-cell>
          <table:table-cell office:value-type="float" office:value="69825" table:style-name="ce1">
            <text:p>69825</text:p>
          </table:table-cell>
          <table:table-cell table:number-columns-repeated="16377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time" office:time-value="PT10H38M36.488S" table:style-name="ce2">
            <text:p>38:36.5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time" office:time-value="PT10H38M36.490S" table:style-name="ce2">
            <text:p>38:36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time" office:time-value="PT10H38M36.494S" table:style-name="ce2">
            <text:p>38:36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656" table:style-name="ce1">
            <text:p>656</text:p>
          </table:table-cell>
          <table:table-cell table:number-columns-repeated="16377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time" office:time-value="PT10H38M36.462S" table:style-name="ce2">
            <text:p>38:36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Success</text:p>
          </table:table-cell>
          <table:table-cell office:value-type="float" office:value="656" table:style-name="ce1">
            <text:p>656</text:p>
          </table:table-cell>
          <table:table-cell table:number-columns-repeated="16377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time" office:time-value="PT10H38M36.614S" table:style-name="ce2">
            <text:p>38:36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time" office:time-value="PT10H38M36.621S" table:style-name="ce2">
            <text:p>38:36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time" office:time-value="PT10H38M36.645S" table:style-name="ce2">
            <text:p>38:36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656" table:style-name="ce1">
            <text:p>656</text:p>
          </table:table-cell>
          <table:table-cell table:number-columns-repeated="16377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time" office:time-value="PT10H38M36.704S" table:style-name="ce2">
            <text:p>38:36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656" table:style-name="ce1">
            <text:p>656</text:p>
          </table:table-cell>
          <table:table-cell table:number-columns-repeated="16377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time" office:time-value="PT10H38M36.717S" table:style-name="ce2">
            <text:p>38:36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656" table:style-name="ce1">
            <text:p>656</text:p>
          </table:table-cell>
          <table:table-cell table:number-columns-repeated="16377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time" office:time-value="PT10H38M36.777S" table:style-name="ce2">
            <text:p>38:36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656" table:style-name="ce1">
            <text:p>656</text:p>
          </table:table-cell>
          <table:table-cell table:number-columns-repeated="16377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time" office:time-value="PT10H38M36.779S" table:style-name="ce2">
            <text:p>38:36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Success</text:p>
          </table:table-cell>
          <table:table-cell office:value-type="float" office:value="656" table:style-name="ce1">
            <text:p>656</text:p>
          </table:table-cell>
          <table:table-cell table:number-columns-repeated="16377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time" office:time-value="PT10H38M31.639S" table:style-name="ce2">
            <text:p>38:31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5278" table:style-name="ce1">
            <text:p>5278</text:p>
          </table:table-cell>
          <table:table-cell office:value-type="string" table:style-name="ce1">
            <text:p>Success</text:p>
          </table:table-cell>
          <table:table-cell office:value-type="float" office:value="69806" table:style-name="ce1">
            <text:p>69806</text:p>
          </table:table-cell>
          <table:table-cell table:number-columns-repeated="16377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time" office:time-value="PT10H38M30.535S" table:style-name="ce2">
            <text:p>38:30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6675" table:style-name="ce1">
            <text:p>6675</text:p>
          </table:table-cell>
          <table:table-cell office:value-type="string" table:style-name="ce1">
            <text:p>Success</text:p>
          </table:table-cell>
          <table:table-cell office:value-type="float" office:value="69825" table:style-name="ce1">
            <text:p>69825</text:p>
          </table:table-cell>
          <table:table-cell table:number-columns-repeated="16377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time" office:time-value="PT10H38M31.427S" table:style-name="ce2">
            <text:p>38:31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5808" table:style-name="ce1">
            <text:p>5808</text:p>
          </table:table-cell>
          <table:table-cell office:value-type="string" table:style-name="ce1">
            <text:p>Success</text:p>
          </table:table-cell>
          <table:table-cell office:value-type="float" office:value="69825" table:style-name="ce1">
            <text:p>69825</text:p>
          </table:table-cell>
          <table:table-cell table:number-columns-repeated="16377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time" office:time-value="PT10H38M29.860S" table:style-name="ce2">
            <text:p>38:29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7390" table:style-name="ce1">
            <text:p>7390</text:p>
          </table:table-cell>
          <table:table-cell office:value-type="string" table:style-name="ce1">
            <text:p>Success</text:p>
          </table:table-cell>
          <table:table-cell office:value-type="float" office:value="69824" table:style-name="ce1">
            <text:p>69824</text:p>
          </table:table-cell>
          <table:table-cell table:number-columns-repeated="16377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time" office:time-value="PT10H38M36.919S" table:style-name="ce2">
            <text:p>38:36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73" table:style-name="ce1">
            <text:p>373</text:p>
          </table:table-cell>
          <table:table-cell office:value-type="string" table:style-name="ce1">
            <text:p>Success</text:p>
          </table:table-cell>
          <table:table-cell office:value-type="float" office:value="28826" table:style-name="ce1">
            <text:p>28826</text:p>
          </table:table-cell>
          <table:table-cell table:number-columns-repeated="16377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time" office:time-value="PT10H38M36.608S" table:style-name="ce2">
            <text:p>38:36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981" table:style-name="ce1">
            <text:p>981</text:p>
          </table:table-cell>
          <table:table-cell office:value-type="string" table:style-name="ce1">
            <text:p>Success</text:p>
          </table:table-cell>
          <table:table-cell office:value-type="float" office:value="28825" table:style-name="ce1">
            <text:p>28825</text:p>
          </table:table-cell>
          <table:table-cell table:number-columns-repeated="16377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time" office:time-value="PT10H38M30.631S" table:style-name="ce2">
            <text:p>38:30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7003" table:style-name="ce1">
            <text:p>7003</text:p>
          </table:table-cell>
          <table:table-cell office:value-type="string" table:style-name="ce1">
            <text:p>Success</text:p>
          </table:table-cell>
          <table:table-cell office:value-type="float" office:value="69825" table:style-name="ce1">
            <text:p>69825</text:p>
          </table:table-cell>
          <table:table-cell table:number-columns-repeated="16377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time" office:time-value="PT10H38M35.624S" table:style-name="ce2">
            <text:p>38:35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099" table:style-name="ce1">
            <text:p>209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time" office:time-value="PT10H38M30.401S" table:style-name="ce2">
            <text:p>38:30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7507" table:style-name="ce1">
            <text:p>7507</text:p>
          </table:table-cell>
          <table:table-cell office:value-type="string" table:style-name="ce1">
            <text:p>Success</text:p>
          </table:table-cell>
          <table:table-cell office:value-type="float" office:value="69825" table:style-name="ce1">
            <text:p>69825</text:p>
          </table:table-cell>
          <table:table-cell table:number-columns-repeated="16377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time" office:time-value="PT10H38M37.213S" table:style-name="ce2">
            <text:p>38:37.2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828" table:style-name="ce1">
            <text:p>828</text:p>
          </table:table-cell>
          <table:table-cell office:value-type="string" table:style-name="ce1">
            <text:p>Success</text:p>
          </table:table-cell>
          <table:table-cell office:value-type="float" office:value="28825" table:style-name="ce1">
            <text:p>28825</text:p>
          </table:table-cell>
          <table:table-cell table:number-columns-repeated="16377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time" office:time-value="PT10H38M37.253S" table:style-name="ce2">
            <text:p>38:37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791" table:style-name="ce1">
            <text:p>791</text:p>
          </table:table-cell>
          <table:table-cell office:value-type="string" table:style-name="ce1">
            <text:p>Success</text:p>
          </table:table-cell>
          <table:table-cell office:value-type="float" office:value="28826" table:style-name="ce1">
            <text:p>28826</text:p>
          </table:table-cell>
          <table:table-cell table:number-columns-repeated="16377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time" office:time-value="PT10H38M37.636S" table:style-name="ce2">
            <text:p>38:37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458" table:style-name="ce1">
            <text:p>458</text:p>
          </table:table-cell>
          <table:table-cell office:value-type="string" table:style-name="ce1">
            <text:p>Success</text:p>
          </table:table-cell>
          <table:table-cell office:value-type="float" office:value="28825" table:style-name="ce1">
            <text:p>28825</text:p>
          </table:table-cell>
          <table:table-cell table:number-columns-repeated="16377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time" office:time-value="PT10H38M37.911S" table:style-name="ce2">
            <text:p>38:37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Success</text:p>
          </table:table-cell>
          <table:table-cell office:value-type="float" office:value="28825" table:style-name="ce1">
            <text:p>28825</text:p>
          </table:table-cell>
          <table:table-cell table:number-columns-repeated="16377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time" office:time-value="PT10H38M33.701S" table:style-name="ce2">
            <text:p>38:33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628" table:style-name="ce1">
            <text:p>4628</text:p>
          </table:table-cell>
          <table:table-cell office:value-type="string" table:style-name="ce1">
            <text:p>Success</text:p>
          </table:table-cell>
          <table:table-cell office:value-type="float" office:value="59239" table:style-name="ce1">
            <text:p>59239</text:p>
          </table:table-cell>
          <table:table-cell table:number-columns-repeated="16377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time" office:time-value="PT10H38M37.237S" table:style-name="ce2">
            <text:p>38:37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120" table:style-name="ce1">
            <text:p>1120</text:p>
          </table:table-cell>
          <table:table-cell office:value-type="string" table:style-name="ce1">
            <text:p>Success</text:p>
          </table:table-cell>
          <table:table-cell office:value-type="float" office:value="28825" table:style-name="ce1">
            <text:p>28825</text:p>
          </table:table-cell>
          <table:table-cell table:number-columns-repeated="16377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time" office:time-value="PT10H38M30.233S" table:style-name="ce2">
            <text:p>38:30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8138" table:style-name="ce1">
            <text:p>8138</text:p>
          </table:table-cell>
          <table:table-cell office:value-type="string" table:style-name="ce1">
            <text:p>Success</text:p>
          </table:table-cell>
          <table:table-cell office:value-type="float" office:value="69825" table:style-name="ce1">
            <text:p>69825</text:p>
          </table:table-cell>
          <table:table-cell table:number-columns-repeated="16377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time" office:time-value="PT10H38M33.692S" table:style-name="ce2">
            <text:p>38:33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4774" table:style-name="ce1">
            <text:p>4774</text:p>
          </table:table-cell>
          <table:table-cell office:value-type="string" table:style-name="ce1">
            <text:p>Success</text:p>
          </table:table-cell>
          <table:table-cell office:value-type="float" office:value="59237" table:style-name="ce1">
            <text:p>59237</text:p>
          </table:table-cell>
          <table:table-cell table:number-columns-repeated="16377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time" office:time-value="PT10H38M31.622S" table:style-name="ce2">
            <text:p>38:31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6896" table:style-name="ce1">
            <text:p>6896</text:p>
          </table:table-cell>
          <table:table-cell office:value-type="string" table:style-name="ce1">
            <text:p>Success</text:p>
          </table:table-cell>
          <table:table-cell office:value-type="float" office:value="59237" table:style-name="ce1">
            <text:p>59237</text:p>
          </table:table-cell>
          <table:table-cell table:number-columns-repeated="16377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time" office:time-value="PT10H38M35.470S" table:style-name="ce2">
            <text:p>38:35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3062" table:style-name="ce1">
            <text:p>30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time" office:time-value="PT10H38M37.590S" table:style-name="ce2">
            <text:p>38:37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277" table:style-name="ce1">
            <text:p>1277</text:p>
          </table:table-cell>
          <table:table-cell office:value-type="string" table:style-name="ce1">
            <text:p>Success</text:p>
          </table:table-cell>
          <table:table-cell office:value-type="float" office:value="57981" table:style-name="ce1">
            <text:p>57981</text:p>
          </table:table-cell>
          <table:table-cell table:number-columns-repeated="16377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time" office:time-value="PT10H38M38.116S" table:style-name="ce2">
            <text:p>38:38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752" table:style-name="ce1">
            <text:p>752</text:p>
          </table:table-cell>
          <table:table-cell office:value-type="string" table:style-name="ce1">
            <text:p>Success</text:p>
          </table:table-cell>
          <table:table-cell office:value-type="float" office:value="57981" table:style-name="ce1">
            <text:p>57981</text:p>
          </table:table-cell>
          <table:table-cell table:number-columns-repeated="16377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time" office:time-value="PT10H38M38.095S" table:style-name="ce2">
            <text:p>38:38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782" table:style-name="ce1">
            <text:p>782</text:p>
          </table:table-cell>
          <table:table-cell office:value-type="string" table:style-name="ce1">
            <text:p>Success</text:p>
          </table:table-cell>
          <table:table-cell office:value-type="float" office:value="57981" table:style-name="ce1">
            <text:p>57981</text:p>
          </table:table-cell>
          <table:table-cell table:number-columns-repeated="16377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time" office:time-value="PT10H38M37.294S" table:style-name="ce2">
            <text:p>38:37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588" table:style-name="ce1">
            <text:p>1588</text:p>
          </table:table-cell>
          <table:table-cell office:value-type="string" table:style-name="ce1">
            <text:p>Success</text:p>
          </table:table-cell>
          <table:table-cell office:value-type="float" office:value="57980" table:style-name="ce1">
            <text:p>57980</text:p>
          </table:table-cell>
          <table:table-cell table:number-columns-repeated="16377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time" office:time-value="PT10H38M38.372S" table:style-name="ce2">
            <text:p>38:38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514" table:style-name="ce1">
            <text:p>514</text:p>
          </table:table-cell>
          <table:table-cell office:value-type="string" table:style-name="ce1">
            <text:p>Success</text:p>
          </table:table-cell>
          <table:table-cell office:value-type="float" office:value="28825" table:style-name="ce1">
            <text:p>28825</text:p>
          </table:table-cell>
          <table:table-cell table:number-columns-repeated="16377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time" office:time-value="PT10H38M34.525S" table:style-name="ce2">
            <text:p>38:34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4365" table:style-name="ce1">
            <text:p>4365</text:p>
          </table:table-cell>
          <table:table-cell office:value-type="string" table:style-name="ce1">
            <text:p>Success</text:p>
          </table:table-cell>
          <table:table-cell office:value-type="float" office:value="57980" table:style-name="ce1">
            <text:p>57980</text:p>
          </table:table-cell>
          <table:table-cell table:number-columns-repeated="16377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time" office:time-value="PT10H38M38.044S" table:style-name="ce2">
            <text:p>38:38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849" table:style-name="ce1">
            <text:p>849</text:p>
          </table:table-cell>
          <table:table-cell office:value-type="string" table:style-name="ce1">
            <text:p>Success</text:p>
          </table:table-cell>
          <table:table-cell office:value-type="float" office:value="57981" table:style-name="ce1">
            <text:p>57981</text:p>
          </table:table-cell>
          <table:table-cell table:number-columns-repeated="16377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time" office:time-value="PT10H38M38.045S" table:style-name="ce2">
            <text:p>38:38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859" table:style-name="ce1">
            <text:p>859</text:p>
          </table:table-cell>
          <table:table-cell office:value-type="string" table:style-name="ce1">
            <text:p>Success</text:p>
          </table:table-cell>
          <table:table-cell office:value-type="float" office:value="57980" table:style-name="ce1">
            <text:p>57980</text:p>
          </table:table-cell>
          <table:table-cell table:number-columns-repeated="16377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time" office:time-value="PT10H38M38.895S" table:style-name="ce2">
            <text:p>38:38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time" office:time-value="PT10H38M38.892S" table:style-name="ce2">
            <text:p>38:38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time" office:time-value="PT10H38M38.905S" table:style-name="ce2">
            <text:p>38:38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time" office:time-value="PT10H38M38.358S" table:style-name="ce2">
            <text:p>38:38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595" table:style-name="ce1">
            <text:p>595</text:p>
          </table:table-cell>
          <table:table-cell office:value-type="string" table:style-name="ce1">
            <text:p>Success</text:p>
          </table:table-cell>
          <table:table-cell office:value-type="float" office:value="57981" table:style-name="ce1">
            <text:p>57981</text:p>
          </table:table-cell>
          <table:table-cell table:number-columns-repeated="16377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time" office:time-value="PT10H38M38.884S" table:style-name="ce2">
            <text:p>38:38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time" office:time-value="PT10H38M38.880S" table:style-name="ce2">
            <text:p>38:38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time" office:time-value="PT10H38M38.871S" table:style-name="ce2">
            <text:p>38:38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time" office:time-value="PT10H38M38.870S" table:style-name="ce2">
            <text:p>38:38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time" office:time-value="PT10H38M35.394S" table:style-name="ce2">
            <text:p>38:35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3658" table:style-name="ce1">
            <text:p>3658</text:p>
          </table:table-cell>
          <table:table-cell office:value-type="string" table:style-name="ce1">
            <text:p>Success</text:p>
          </table:table-cell>
          <table:table-cell office:value-type="float" office:value="40081" table:style-name="ce1">
            <text:p>40081</text:p>
          </table:table-cell>
          <table:table-cell table:number-columns-repeated="16377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time" office:time-value="PT10H38M38.954S" table:style-name="ce2">
            <text:p>38:39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time" office:time-value="PT10H38M35.521S" table:style-name="ce2">
            <text:p>38:35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598" table:style-name="ce1">
            <text:p>3598</text:p>
          </table:table-cell>
          <table:table-cell office:value-type="string" table:style-name="ce1">
            <text:p>Success</text:p>
          </table:table-cell>
          <table:table-cell office:value-type="float" office:value="39355" table:style-name="ce1">
            <text:p>39355</text:p>
          </table:table-cell>
          <table:table-cell table:number-columns-repeated="16377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time" office:time-value="PT10H38M38.888S" table:style-name="ce2">
            <text:p>38:38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578" table:style-name="ce1">
            <text:p>578</text:p>
          </table:table-cell>
          <table:table-cell office:value-type="string" table:style-name="ce1">
            <text:p>Success</text:p>
          </table:table-cell>
          <table:table-cell office:value-type="float" office:value="57981" table:style-name="ce1">
            <text:p>57981</text:p>
          </table:table-cell>
          <table:table-cell table:number-columns-repeated="16377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time" office:time-value="PT10H38M39.469S" table:style-name="ce2">
            <text:p>38:39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time" office:time-value="PT10H38M35.355S" table:style-name="ce2">
            <text:p>38:35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4429" table:style-name="ce1">
            <text:p>44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time" office:time-value="PT10H38M35.200S" table:style-name="ce2">
            <text:p>38:35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5906" table:style-name="ce1">
            <text:p>590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time" office:time-value="PT10H38M35.299S" table:style-name="ce2">
            <text:p>38:35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6385" table:style-name="ce1">
            <text:p>638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time" office:time-value="PT10H38M35.084S" table:style-name="ce2">
            <text:p>38:35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7668" table:style-name="ce1">
            <text:p>76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time" office:time-value="PT10H38M35.045S" table:style-name="ce2">
            <text:p>38:35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8862" table:style-name="ce1">
            <text:p>88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time" office:time-value="PT10H38M34.965S" table:style-name="ce2">
            <text:p>38:35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9281" table:style-name="ce1">
            <text:p>9281</text:p>
          </table:table-cell>
          <table:table-cell office:value-type="string" table:style-name="ce1">
            <text:p>Success</text:p>
          </table:table-cell>
          <table:table-cell office:value-type="float" office:value="55478" table:style-name="ce1">
            <text:p>55478</text:p>
          </table:table-cell>
          <table:table-cell table:number-columns-repeated="16377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time" office:time-value="PT10H38M34.451S" table:style-name="ce2">
            <text:p>38:34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0033" table:style-name="ce1">
            <text:p>10033</text:p>
          </table:table-cell>
          <table:table-cell office:value-type="string" table:style-name="ce1">
            <text:p>Success</text:p>
          </table:table-cell>
          <table:table-cell office:value-type="float" office:value="108226" table:style-name="ce1">
            <text:p>108226</text:p>
          </table:table-cell>
          <table:table-cell table:number-columns-repeated="16377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time" office:time-value="PT10H38M34.473S" table:style-name="ce2">
            <text:p>38:34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0064" table:style-name="ce1">
            <text:p>10064</text:p>
          </table:table-cell>
          <table:table-cell office:value-type="string" table:style-name="ce1">
            <text:p>Success</text:p>
          </table:table-cell>
          <table:table-cell office:value-type="float" office:value="108224" table:style-name="ce1">
            <text:p>108224</text:p>
          </table:table-cell>
          <table:table-cell table:number-columns-repeated="16377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time" office:time-value="PT10H38M34.545S" table:style-name="ce2">
            <text:p>38:34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0052" table:style-name="ce1">
            <text:p>10052</text:p>
          </table:table-cell>
          <table:table-cell office:value-type="string" table:style-name="ce1">
            <text:p>Success</text:p>
          </table:table-cell>
          <table:table-cell office:value-type="float" office:value="108224" table:style-name="ce1">
            <text:p>108224</text:p>
          </table:table-cell>
          <table:table-cell table:number-columns-repeated="16377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time" office:time-value="PT10H38M34.454S" table:style-name="ce2">
            <text:p>38:34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0230" table:style-name="ce1">
            <text:p>10230</text:p>
          </table:table-cell>
          <table:table-cell office:value-type="string" table:style-name="ce1">
            <text:p>Success</text:p>
          </table:table-cell>
          <table:table-cell office:value-type="float" office:value="108109" table:style-name="ce1">
            <text:p>108109</text:p>
          </table:table-cell>
          <table:table-cell table:number-columns-repeated="16377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time" office:time-value="PT10H38M34.519S" table:style-name="ce2">
            <text:p>38:34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0205" table:style-name="ce1">
            <text:p>10205</text:p>
          </table:table-cell>
          <table:table-cell office:value-type="string" table:style-name="ce1">
            <text:p>Success</text:p>
          </table:table-cell>
          <table:table-cell office:value-type="float" office:value="108224" table:style-name="ce1">
            <text:p>108224</text:p>
          </table:table-cell>
          <table:table-cell table:number-columns-repeated="16377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time" office:time-value="PT10H38M44.485S" table:style-name="ce2">
            <text:p>38:44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363" table:style-name="ce1">
            <text:p>363</text:p>
          </table:table-cell>
          <table:table-cell office:value-type="string" table:style-name="ce1">
            <text:p>Success</text:p>
          </table:table-cell>
          <table:table-cell office:value-type="float" office:value="63066" table:style-name="ce1">
            <text:p>63066</text:p>
          </table:table-cell>
          <table:table-cell table:number-columns-repeated="16377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time" office:time-value="PT10H38M34.546S" table:style-name="ce2">
            <text:p>38:34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0321" table:style-name="ce1">
            <text:p>10321</text:p>
          </table:table-cell>
          <table:table-cell office:value-type="string" table:style-name="ce1">
            <text:p>Success</text:p>
          </table:table-cell>
          <table:table-cell office:value-type="float" office:value="108211" table:style-name="ce1">
            <text:p>108211</text:p>
          </table:table-cell>
          <table:table-cell table:number-columns-repeated="16377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time" office:time-value="PT10H38M44.854S" table:style-name="ce2">
            <text:p>38:44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time" office:time-value="PT10H38M34.976S" table:style-name="ce2">
            <text:p>38:35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9934" table:style-name="ce1">
            <text:p>993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time" office:time-value="PT10H38M34.584S" table:style-name="ce2">
            <text:p>38:34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0340" table:style-name="ce1">
            <text:p>10340</text:p>
          </table:table-cell>
          <table:table-cell office:value-type="string" table:style-name="ce1">
            <text:p>Success</text:p>
          </table:table-cell>
          <table:table-cell office:value-type="float" office:value="108224" table:style-name="ce1">
            <text:p>108224</text:p>
          </table:table-cell>
          <table:table-cell table:number-columns-repeated="16377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time" office:time-value="PT10H38M34.440S" table:style-name="ce2">
            <text:p>38:34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0604" table:style-name="ce1">
            <text:p>10604</text:p>
          </table:table-cell>
          <table:table-cell office:value-type="string" table:style-name="ce1">
            <text:p>Success</text:p>
          </table:table-cell>
          <table:table-cell office:value-type="float" office:value="108224" table:style-name="ce1">
            <text:p>108224</text:p>
          </table:table-cell>
          <table:table-cell table:number-columns-repeated="16377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time" office:time-value="PT10H38M34.799S" table:style-name="ce2">
            <text:p>38:34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0671" table:style-name="ce1">
            <text:p>10671</text:p>
          </table:table-cell>
          <table:table-cell office:value-type="string" table:style-name="ce1">
            <text:p>Success</text:p>
          </table:table-cell>
          <table:table-cell office:value-type="float" office:value="114475" table:style-name="ce1">
            <text:p>114475</text:p>
          </table:table-cell>
          <table:table-cell table:number-columns-repeated="16377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time" office:time-value="PT10H38M34.814S" table:style-name="ce2">
            <text:p>38:34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0858" table:style-name="ce1">
            <text:p>10858</text:p>
          </table:table-cell>
          <table:table-cell office:value-type="string" table:style-name="ce1">
            <text:p>Success</text:p>
          </table:table-cell>
          <table:table-cell office:value-type="float" office:value="112358" table:style-name="ce1">
            <text:p>112358</text:p>
          </table:table-cell>
          <table:table-cell table:number-columns-repeated="16377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time" office:time-value="PT10H38M34.802S" table:style-name="ce2">
            <text:p>38:34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0948" table:style-name="ce1">
            <text:p>10948</text:p>
          </table:table-cell>
          <table:table-cell office:value-type="string" table:style-name="ce1">
            <text:p>Success</text:p>
          </table:table-cell>
          <table:table-cell office:value-type="float" office:value="114594" table:style-name="ce1">
            <text:p>114594</text:p>
          </table:table-cell>
          <table:table-cell table:number-columns-repeated="16377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time" office:time-value="PT10H38M34.879S" table:style-name="ce2">
            <text:p>38:34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0913" table:style-name="ce1">
            <text:p>10913</text:p>
          </table:table-cell>
          <table:table-cell office:value-type="string" table:style-name="ce1">
            <text:p>Success</text:p>
          </table:table-cell>
          <table:table-cell office:value-type="float" office:value="114478" table:style-name="ce1">
            <text:p>114478</text:p>
          </table:table-cell>
          <table:table-cell table:number-columns-repeated="16377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time" office:time-value="PT10H38M34.761S" table:style-name="ce2">
            <text:p>38:34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1035" table:style-name="ce1">
            <text:p>11035</text:p>
          </table:table-cell>
          <table:table-cell office:value-type="string" table:style-name="ce1">
            <text:p>Success</text:p>
          </table:table-cell>
          <table:table-cell office:value-type="float" office:value="116701" table:style-name="ce1">
            <text:p>116701</text:p>
          </table:table-cell>
          <table:table-cell table:number-columns-repeated="16377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time" office:time-value="PT10H38M34.805S" table:style-name="ce2">
            <text:p>38:34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1140" table:style-name="ce1">
            <text:p>11140</text:p>
          </table:table-cell>
          <table:table-cell office:value-type="string" table:style-name="ce1">
            <text:p>Success</text:p>
          </table:table-cell>
          <table:table-cell office:value-type="float" office:value="114584" table:style-name="ce1">
            <text:p>114584</text:p>
          </table:table-cell>
          <table:table-cell table:number-columns-repeated="16377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time" office:time-value="PT10H38M34.918S" table:style-name="ce2">
            <text:p>38:34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1144" table:style-name="ce1">
            <text:p>11144</text:p>
          </table:table-cell>
          <table:table-cell office:value-type="string" table:style-name="ce1">
            <text:p>Success</text:p>
          </table:table-cell>
          <table:table-cell office:value-type="float" office:value="118724" table:style-name="ce1">
            <text:p>118724</text:p>
          </table:table-cell>
          <table:table-cell table:number-columns-repeated="16377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time" office:time-value="PT10H38M34.978S" table:style-name="ce2">
            <text:p>38:35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1133" table:style-name="ce1">
            <text:p>111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time" office:time-value="PT10H38M34.789S" table:style-name="ce2">
            <text:p>38:34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1574" table:style-name="ce1">
            <text:p>11574</text:p>
          </table:table-cell>
          <table:table-cell office:value-type="string" table:style-name="ce1">
            <text:p>Success</text:p>
          </table:table-cell>
          <table:table-cell office:value-type="float" office:value="120849" table:style-name="ce1">
            <text:p>120849</text:p>
          </table:table-cell>
          <table:table-cell table:number-columns-repeated="16377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time" office:time-value="PT10H38M34.948S" table:style-name="ce2">
            <text:p>38:34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1434" table:style-name="ce1">
            <text:p>11434</text:p>
          </table:table-cell>
          <table:table-cell office:value-type="string" table:style-name="ce1">
            <text:p>Success</text:p>
          </table:table-cell>
          <table:table-cell office:value-type="float" office:value="118837" table:style-name="ce1">
            <text:p>118837</text:p>
          </table:table-cell>
          <table:table-cell table:number-columns-repeated="16377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time" office:time-value="PT10H38M34.947S" table:style-name="ce2">
            <text:p>38:34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1555" table:style-name="ce1">
            <text:p>11555</text:p>
          </table:table-cell>
          <table:table-cell office:value-type="string" table:style-name="ce1">
            <text:p>Success</text:p>
          </table:table-cell>
          <table:table-cell office:value-type="float" office:value="120854" table:style-name="ce1">
            <text:p>120854</text:p>
          </table:table-cell>
          <table:table-cell table:number-columns-repeated="16377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time" office:time-value="PT10H38M35.160S" table:style-name="ce2">
            <text:p>38:35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1378" table:style-name="ce1">
            <text:p>11378</text:p>
          </table:table-cell>
          <table:table-cell office:value-type="string" table:style-name="ce1">
            <text:p>Success</text:p>
          </table:table-cell>
          <table:table-cell office:value-type="float" office:value="122974" table:style-name="ce1">
            <text:p>122974</text:p>
          </table:table-cell>
          <table:table-cell table:number-columns-repeated="16377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time" office:time-value="PT10H38M35.160S" table:style-name="ce2">
            <text:p>38:35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1592" table:style-name="ce1">
            <text:p>11592</text:p>
          </table:table-cell>
          <table:table-cell office:value-type="string" table:style-name="ce1">
            <text:p>Success</text:p>
          </table:table-cell>
          <table:table-cell office:value-type="float" office:value="123082" table:style-name="ce1">
            <text:p>123082</text:p>
          </table:table-cell>
          <table:table-cell table:number-columns-repeated="16377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time" office:time-value="PT10H38M35.563S" table:style-name="ce2">
            <text:p>38:35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1204" table:style-name="ce1">
            <text:p>11204</text:p>
          </table:table-cell>
          <table:table-cell office:value-type="string" table:style-name="ce1">
            <text:p>Success</text:p>
          </table:table-cell>
          <table:table-cell office:value-type="float" office:value="123064" table:style-name="ce1">
            <text:p>123064</text:p>
          </table:table-cell>
          <table:table-cell table:number-columns-repeated="16377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time" office:time-value="PT10H38M35.379S" table:style-name="ce2">
            <text:p>38:35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1401" table:style-name="ce1">
            <text:p>11401</text:p>
          </table:table-cell>
          <table:table-cell office:value-type="string" table:style-name="ce1">
            <text:p>Success</text:p>
          </table:table-cell>
          <table:table-cell office:value-type="float" office:value="123080" table:style-name="ce1">
            <text:p>123080</text:p>
          </table:table-cell>
          <table:table-cell table:number-columns-repeated="16377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time" office:time-value="PT10H38M34.908S" table:style-name="ce2">
            <text:p>38:34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2052" table:style-name="ce1">
            <text:p>1205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time" office:time-value="PT10H38M35.579S" table:style-name="ce2">
            <text:p>38:35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1423" table:style-name="ce1">
            <text:p>11423</text:p>
          </table:table-cell>
          <table:table-cell office:value-type="string" table:style-name="ce1">
            <text:p>Success</text:p>
          </table:table-cell>
          <table:table-cell office:value-type="float" office:value="125161" table:style-name="ce1">
            <text:p>125161</text:p>
          </table:table-cell>
          <table:table-cell table:number-columns-repeated="16377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time" office:time-value="PT10H38M35.560S" table:style-name="ce2">
            <text:p>38:35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1454" table:style-name="ce1">
            <text:p>11454</text:p>
          </table:table-cell>
          <table:table-cell office:value-type="string" table:style-name="ce1">
            <text:p>Success</text:p>
          </table:table-cell>
          <table:table-cell office:value-type="float" office:value="125162" table:style-name="ce1">
            <text:p>125162</text:p>
          </table:table-cell>
          <table:table-cell table:number-columns-repeated="16377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time" office:time-value="PT10H38M35.700S" table:style-name="ce2">
            <text:p>38:35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1400" table:style-name="ce1">
            <text:p>11400</text:p>
          </table:table-cell>
          <table:table-cell office:value-type="string" table:style-name="ce1">
            <text:p>Success</text:p>
          </table:table-cell>
          <table:table-cell office:value-type="float" office:value="125099" table:style-name="ce1">
            <text:p>125099</text:p>
          </table:table-cell>
          <table:table-cell table:number-columns-repeated="16377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time" office:time-value="PT10H38M35.832S" table:style-name="ce2">
            <text:p>38:35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1345" table:style-name="ce1">
            <text:p>11345</text:p>
          </table:table-cell>
          <table:table-cell office:value-type="string" table:style-name="ce1">
            <text:p>Success</text:p>
          </table:table-cell>
          <table:table-cell office:value-type="float" office:value="125204" table:style-name="ce1">
            <text:p>125204</text:p>
          </table:table-cell>
          <table:table-cell table:number-columns-repeated="16377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time" office:time-value="PT10H38M36.382S" table:style-name="ce2">
            <text:p>38:36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0924" table:style-name="ce1">
            <text:p>10924</text:p>
          </table:table-cell>
          <table:table-cell office:value-type="string" table:style-name="ce1">
            <text:p>Success</text:p>
          </table:table-cell>
          <table:table-cell office:value-type="float" office:value="125204" table:style-name="ce1">
            <text:p>125204</text:p>
          </table:table-cell>
          <table:table-cell table:number-columns-repeated="16377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time" office:time-value="PT10H38M36.647S" table:style-name="ce2">
            <text:p>38:36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0919" table:style-name="ce1">
            <text:p>10919</text:p>
          </table:table-cell>
          <table:table-cell office:value-type="string" table:style-name="ce1">
            <text:p>Success</text:p>
          </table:table-cell>
          <table:table-cell office:value-type="float" office:value="125204" table:style-name="ce1">
            <text:p>125204</text:p>
          </table:table-cell>
          <table:table-cell table:number-columns-repeated="16377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time" office:time-value="PT10H38M36.890S" table:style-name="ce2">
            <text:p>38:36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0688" table:style-name="ce1">
            <text:p>10688</text:p>
          </table:table-cell>
          <table:table-cell office:value-type="string" table:style-name="ce1">
            <text:p>Success</text:p>
          </table:table-cell>
          <table:table-cell office:value-type="float" office:value="125199" table:style-name="ce1">
            <text:p>125199</text:p>
          </table:table-cell>
          <table:table-cell table:number-columns-repeated="16377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time" office:time-value="PT10H38M36.491S" table:style-name="ce2">
            <text:p>38:36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1088" table:style-name="ce1">
            <text:p>11088</text:p>
          </table:table-cell>
          <table:table-cell office:value-type="string" table:style-name="ce1">
            <text:p>Success</text:p>
          </table:table-cell>
          <table:table-cell office:value-type="float" office:value="125204" table:style-name="ce1">
            <text:p>125204</text:p>
          </table:table-cell>
          <table:table-cell table:number-columns-repeated="16377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time" office:time-value="PT10H38M36.862S" table:style-name="ce2">
            <text:p>38:36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0751" table:style-name="ce1">
            <text:p>10751</text:p>
          </table:table-cell>
          <table:table-cell office:value-type="string" table:style-name="ce1">
            <text:p>Success</text:p>
          </table:table-cell>
          <table:table-cell office:value-type="float" office:value="125204" table:style-name="ce1">
            <text:p>125204</text:p>
          </table:table-cell>
          <table:table-cell table:number-columns-repeated="16377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time" office:time-value="PT10H38M36.720S" table:style-name="ce2">
            <text:p>38:36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0934" table:style-name="ce1">
            <text:p>10934</text:p>
          </table:table-cell>
          <table:table-cell office:value-type="string" table:style-name="ce1">
            <text:p>Success</text:p>
          </table:table-cell>
          <table:table-cell office:value-type="float" office:value="125204" table:style-name="ce1">
            <text:p>125204</text:p>
          </table:table-cell>
          <table:table-cell table:number-columns-repeated="16377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time" office:time-value="PT10H38M34.872S" table:style-name="ce2">
            <text:p>38:34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2810" table:style-name="ce1">
            <text:p>128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time" office:time-value="PT10H38M38.958S" table:style-name="ce2">
            <text:p>38:39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9242" table:style-name="ce1">
            <text:p>9242</text:p>
          </table:table-cell>
          <table:table-cell office:value-type="string" table:style-name="ce1">
            <text:p>Success</text:p>
          </table:table-cell>
          <table:table-cell office:value-type="float" office:value="125186" table:style-name="ce1">
            <text:p>125186</text:p>
          </table:table-cell>
          <table:table-cell table:number-columns-repeated="16377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time" office:time-value="PT10H38M38.949S" table:style-name="ce2">
            <text:p>38:38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9268" table:style-name="ce1">
            <text:p>9268</text:p>
          </table:table-cell>
          <table:table-cell office:value-type="string" table:style-name="ce1">
            <text:p>Success</text:p>
          </table:table-cell>
          <table:table-cell office:value-type="float" office:value="125204" table:style-name="ce1">
            <text:p>125204</text:p>
          </table:table-cell>
          <table:table-cell table:number-columns-repeated="16377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time" office:time-value="PT10H38M38.946S" table:style-name="ce2">
            <text:p>38:38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9337" table:style-name="ce1">
            <text:p>9337</text:p>
          </table:table-cell>
          <table:table-cell office:value-type="string" table:style-name="ce1">
            <text:p>Success</text:p>
          </table:table-cell>
          <table:table-cell office:value-type="float" office:value="125682" table:style-name="ce1">
            <text:p>125682</text:p>
          </table:table-cell>
          <table:table-cell table:number-columns-repeated="16377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time" office:time-value="PT10H38M38.962S" table:style-name="ce2">
            <text:p>38:39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9321" table:style-name="ce1">
            <text:p>9321</text:p>
          </table:table-cell>
          <table:table-cell office:value-type="string" table:style-name="ce1">
            <text:p>Success</text:p>
          </table:table-cell>
          <table:table-cell office:value-type="float" office:value="125206" table:style-name="ce1">
            <text:p>125206</text:p>
          </table:table-cell>
          <table:table-cell table:number-columns-repeated="16377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time" office:time-value="PT10H38M46.962S" table:style-name="ce2">
            <text:p>38:47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339" table:style-name="ce1">
            <text:p>13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time" office:time-value="PT10H38M48.202S" table:style-name="ce2">
            <text:p>38:48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time" office:time-value="PT10H38M39.121S" table:style-name="ce2">
            <text:p>38:39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9286" table:style-name="ce1">
            <text:p>9286</text:p>
          </table:table-cell>
          <table:table-cell office:value-type="string" table:style-name="ce1">
            <text:p>Success</text:p>
          </table:table-cell>
          <table:table-cell office:value-type="float" office:value="125204" table:style-name="ce1">
            <text:p>125204</text:p>
          </table:table-cell>
          <table:table-cell table:number-columns-repeated="16377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time" office:time-value="PT10H38M39.103S" table:style-name="ce2">
            <text:p>38:39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9319" table:style-name="ce1">
            <text:p>9319</text:p>
          </table:table-cell>
          <table:table-cell office:value-type="string" table:style-name="ce1">
            <text:p>Success</text:p>
          </table:table-cell>
          <table:table-cell office:value-type="float" office:value="125206" table:style-name="ce1">
            <text:p>125206</text:p>
          </table:table-cell>
          <table:table-cell table:number-columns-repeated="16377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time" office:time-value="PT10H38M48.286S" table:style-name="ce2">
            <text:p>38:48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time" office:time-value="PT10H38M48.285S" table:style-name="ce2">
            <text:p>38:48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time" office:time-value="PT10H38M38.970S" table:style-name="ce2">
            <text:p>38:39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9499" table:style-name="ce1">
            <text:p>9499</text:p>
          </table:table-cell>
          <table:table-cell office:value-type="string" table:style-name="ce1">
            <text:p>Success</text:p>
          </table:table-cell>
          <table:table-cell office:value-type="float" office:value="125206" table:style-name="ce1">
            <text:p>125206</text:p>
          </table:table-cell>
          <table:table-cell table:number-columns-repeated="16377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time" office:time-value="PT10H38M38.926S" table:style-name="ce2">
            <text:p>38:38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9546" table:style-name="ce1">
            <text:p>9546</text:p>
          </table:table-cell>
          <table:table-cell office:value-type="string" table:style-name="ce1">
            <text:p>Success</text:p>
          </table:table-cell>
          <table:table-cell office:value-type="float" office:value="125204" table:style-name="ce1">
            <text:p>125204</text:p>
          </table:table-cell>
          <table:table-cell table:number-columns-repeated="16377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time" office:time-value="PT10H38M38.990S" table:style-name="ce2">
            <text:p>38:39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9487" table:style-name="ce1">
            <text:p>9487</text:p>
          </table:table-cell>
          <table:table-cell office:value-type="string" table:style-name="ce1">
            <text:p>Success</text:p>
          </table:table-cell>
          <table:table-cell office:value-type="float" office:value="125204" table:style-name="ce1">
            <text:p>125204</text:p>
          </table:table-cell>
          <table:table-cell table:number-columns-repeated="16377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time" office:time-value="PT10H38M39.054S" table:style-name="ce2">
            <text:p>38:39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9427" table:style-name="ce1">
            <text:p>9427</text:p>
          </table:table-cell>
          <table:table-cell office:value-type="string" table:style-name="ce1">
            <text:p>Success</text:p>
          </table:table-cell>
          <table:table-cell office:value-type="float" office:value="125204" table:style-name="ce1">
            <text:p>125204</text:p>
          </table:table-cell>
          <table:table-cell table:number-columns-repeated="16377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time" office:time-value="PT10H38M39.523S" table:style-name="ce2">
            <text:p>38:39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8983" table:style-name="ce1">
            <text:p>8983</text:p>
          </table:table-cell>
          <table:table-cell office:value-type="string" table:style-name="ce1">
            <text:p>Success</text:p>
          </table:table-cell>
          <table:table-cell office:value-type="float" office:value="125204" table:style-name="ce1">
            <text:p>125204</text:p>
          </table:table-cell>
          <table:table-cell table:number-columns-repeated="16377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time" office:time-value="PT10H38M48.423S" table:style-name="ce2">
            <text:p>38:48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time" office:time-value="PT10H38M48.219S" table:style-name="ce2">
            <text:p>38:48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99" table:style-name="ce1">
            <text:p>29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time" office:time-value="PT10H38M48.474S" table:style-name="ce2">
            <text:p>38:48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time" office:time-value="PT10H38M48.481S" table:style-name="ce2">
            <text:p>38:48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time" office:time-value="PT10H38M48.508S" table:style-name="ce2">
            <text:p>38:48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time" office:time-value="PT10H38M48.470S" table:style-name="ce2">
            <text:p>38:48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time" office:time-value="PT10H38M46.112S" table:style-name="ce2">
            <text:p>38:46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468" table:style-name="ce1">
            <text:p>24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time" office:time-value="PT10H38M48.402S" table:style-name="ce2">
            <text:p>38:48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time" office:time-value="PT10H38M48.659S" table:style-name="ce2">
            <text:p>38:48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time" office:time-value="PT10H38M48.564S" table:style-name="ce2">
            <text:p>38:48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time" office:time-value="PT10H38M44.248S" table:style-name="ce2">
            <text:p>38:44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4555" table:style-name="ce1">
            <text:p>4555</text:p>
          </table:table-cell>
          <table:table-cell office:value-type="string" table:style-name="ce1">
            <text:p>Success</text:p>
          </table:table-cell>
          <table:table-cell office:value-type="float" office:value="127190" table:style-name="ce1">
            <text:p>127190</text:p>
          </table:table-cell>
          <table:table-cell table:number-columns-repeated="16377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time" office:time-value="PT10H38M48.561S" table:style-name="ce2">
            <text:p>38:48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time" office:time-value="PT10H38M44.916S" table:style-name="ce2">
            <text:p>38:44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904" table:style-name="ce1">
            <text:p>390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time" office:time-value="PT10H38M48.804S" table:style-name="ce2">
            <text:p>38:48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time" office:time-value="PT10H38M48.763S" table:style-name="ce2">
            <text:p>38:48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time" office:time-value="PT10H38M48.531S" table:style-name="ce2">
            <text:p>38:48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365" table:style-name="ce1">
            <text:p>36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time" office:time-value="PT10H38M48.897S" table:style-name="ce2">
            <text:p>38:48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time" office:time-value="PT10H38M48.519S" table:style-name="ce2">
            <text:p>38:48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426" table:style-name="ce1">
            <text:p>42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time" office:time-value="PT10H38M48.946S" table:style-name="ce2">
            <text:p>38:48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time" office:time-value="PT10H38M48.521S" table:style-name="ce2">
            <text:p>38:48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506" table:style-name="ce1">
            <text:p>50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time" office:time-value="PT10H38M49.029S" table:style-name="ce2">
            <text:p>38:49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time" office:time-value="PT10H38M43.909S" table:style-name="ce2">
            <text:p>38:43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5195" table:style-name="ce1">
            <text:p>51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time" office:time-value="PT10H38M48.519S" table:style-name="ce2">
            <text:p>38:48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587" table:style-name="ce1">
            <text:p>58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time" office:time-value="PT10H38M49.107S" table:style-name="ce2">
            <text:p>38:49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time" office:time-value="PT10H38M48.455S" table:style-name="ce2">
            <text:p>38:48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690" table:style-name="ce1">
            <text:p>69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time" office:time-value="PT10H38M49.147S" table:style-name="ce2">
            <text:p>38:49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time" office:time-value="PT10H38M48.430S" table:style-name="ce2">
            <text:p>38:48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796" table:style-name="ce1">
            <text:p>79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time" office:time-value="PT10H38M49.143S" table:style-name="ce2">
            <text:p>38:49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time" office:time-value="PT10H38M49.228S" table:style-name="ce2">
            <text:p>38:49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time" office:time-value="PT10H38M49.228S" table:style-name="ce2">
            <text:p>38:49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time" office:time-value="PT10H38M49.301S" table:style-name="ce2">
            <text:p>38:49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time" office:time-value="PT10H38M49.077S" table:style-name="ce2">
            <text:p>38:49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05" table:style-name="ce1">
            <text:p>30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time" office:time-value="PT10H38M48.934S" table:style-name="ce2">
            <text:p>38:48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470" table:style-name="ce1">
            <text:p>47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time" office:time-value="PT10H38M48.985S" table:style-name="ce2">
            <text:p>38:49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452" table:style-name="ce1">
            <text:p>45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time" office:time-value="PT10H38M48.860S" table:style-name="ce2">
            <text:p>38:48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604" table:style-name="ce1">
            <text:p>60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time" office:time-value="PT10H38M48.853S" table:style-name="ce2">
            <text:p>38:48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643" table:style-name="ce1">
            <text:p>64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time" office:time-value="PT10H38M42.753S" table:style-name="ce2">
            <text:p>38:42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6754" table:style-name="ce1">
            <text:p>67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time" office:time-value="PT10H38M48.734S" table:style-name="ce2">
            <text:p>38:48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796" table:style-name="ce1">
            <text:p>79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time" office:time-value="PT10H38M41.685S" table:style-name="ce2">
            <text:p>38:41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7973" table:style-name="ce1">
            <text:p>79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time" office:time-value="PT10H38M41.109S" table:style-name="ce2">
            <text:p>38:41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8693" table:style-name="ce1">
            <text:p>86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time" office:time-value="PT10H38M39.786S" table:style-name="ce2">
            <text:p>38:39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0159" table:style-name="ce1">
            <text:p>101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time" office:time-value="PT10H38M38.519S" table:style-name="ce2">
            <text:p>38:38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1550" table:style-name="ce1">
            <text:p>1155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time" office:time-value="PT10H38M38.533S" table:style-name="ce2">
            <text:p>38:38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1698" table:style-name="ce1">
            <text:p>1169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time" office:time-value="PT10H38M38.467S" table:style-name="ce2">
            <text:p>38:38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1913" table:style-name="ce1">
            <text:p>119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time" office:time-value="PT10H38M38.331S" table:style-name="ce2">
            <text:p>38:38.3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2184" table:style-name="ce1">
            <text:p>121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time" office:time-value="PT10H38M37.723S" table:style-name="ce2">
            <text:p>38:37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2943" table:style-name="ce1">
            <text:p>1294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time" office:time-value="PT10H38M36.385S" table:style-name="ce2">
            <text:p>38:36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4405" table:style-name="ce1">
            <text:p>144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time" office:time-value="PT10H38M50.515S" table:style-name="ce2">
            <text:p>38:50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428" table:style-name="ce1">
            <text:p>42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time" office:time-value="PT10H38M50.390S" table:style-name="ce2">
            <text:p>38:50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691" table:style-name="ce1">
            <text:p>6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time" office:time-value="PT10H38M50.070S" table:style-name="ce2">
            <text:p>38:50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151" table:style-name="ce1">
            <text:p>115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time" office:time-value="PT10H38M48.483S" table:style-name="ce2">
            <text:p>38:48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867" table:style-name="ce1">
            <text:p>28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time" office:time-value="PT10H38M48.408S" table:style-name="ce2">
            <text:p>38:48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082" table:style-name="ce1">
            <text:p>30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time" office:time-value="PT10H38M47.684S" table:style-name="ce2">
            <text:p>38:47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953" table:style-name="ce1">
            <text:p>39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time" office:time-value="PT10H38M51.493S" table:style-name="ce2">
            <text:p>38:51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time" office:time-value="PT10H38M51.351S" table:style-name="ce2">
            <text:p>38:51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562" table:style-name="ce1">
            <text:p>5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time" office:time-value="PT10H38M44.910S" table:style-name="ce2">
            <text:p>38:44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7101" table:style-name="ce1">
            <text:p>7101</text:p>
          </table:table-cell>
          <table:table-cell office:value-type="string" table:style-name="ce1">
            <text:p>Success</text:p>
          </table:table-cell>
          <table:table-cell office:value-type="float" office:value="20830" table:style-name="ce1">
            <text:p>20830</text:p>
          </table:table-cell>
          <table:table-cell table:number-columns-repeated="16377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time" office:time-value="PT10H38M51.758S" table:style-name="ce2">
            <text:p>38:51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75" table:style-name="ce1">
            <text:p>2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time" office:time-value="PT10H38M51.914S" table:style-name="ce2">
            <text:p>38:51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61" table:style-name="ce1">
            <text:p>26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time" office:time-value="PT10H38M52.034S" table:style-name="ce2">
            <text:p>38:52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377" table:style-name="ce1">
            <text:p>37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time" office:time-value="PT10H38M52.176S" table:style-name="ce2">
            <text:p>38:52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453" table:style-name="ce1">
            <text:p>4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time" office:time-value="PT10H38M44.927S" table:style-name="ce2">
            <text:p>38:44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0202" table:style-name="ce1">
            <text:p>10202</text:p>
          </table:table-cell>
          <table:table-cell office:value-type="string" table:style-name="ce1">
            <text:p>Success</text:p>
          </table:table-cell>
          <table:table-cell office:value-type="float" office:value="66540" table:style-name="ce1">
            <text:p>66540</text:p>
          </table:table-cell>
          <table:table-cell table:number-columns-repeated="16377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time" office:time-value="PT10H38M45.673S" table:style-name="ce2">
            <text:p>38:45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9460" table:style-name="ce1">
            <text:p>9460</text:p>
          </table:table-cell>
          <table:table-cell office:value-type="string" table:style-name="ce1">
            <text:p>Success</text:p>
          </table:table-cell>
          <table:table-cell office:value-type="float" office:value="66540" table:style-name="ce1">
            <text:p>66540</text:p>
          </table:table-cell>
          <table:table-cell table:number-columns-repeated="16377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time" office:time-value="PT10H38M46.754S" table:style-name="ce2">
            <text:p>38:46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8382" table:style-name="ce1">
            <text:p>8382</text:p>
          </table:table-cell>
          <table:table-cell office:value-type="string" table:style-name="ce1">
            <text:p>Success</text:p>
          </table:table-cell>
          <table:table-cell office:value-type="float" office:value="66540" table:style-name="ce1">
            <text:p>66540</text:p>
          </table:table-cell>
          <table:table-cell table:number-columns-repeated="16377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time" office:time-value="PT10H38M45.048S" table:style-name="ce2">
            <text:p>38:45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0093" table:style-name="ce1">
            <text:p>10093</text:p>
          </table:table-cell>
          <table:table-cell office:value-type="string" table:style-name="ce1">
            <text:p>Success</text:p>
          </table:table-cell>
          <table:table-cell office:value-type="float" office:value="66540" table:style-name="ce1">
            <text:p>66540</text:p>
          </table:table-cell>
          <table:table-cell table:number-columns-repeated="16377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time" office:time-value="PT10H38M46.768S" table:style-name="ce2">
            <text:p>38:46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8384" table:style-name="ce1">
            <text:p>8384</text:p>
          </table:table-cell>
          <table:table-cell office:value-type="string" table:style-name="ce1">
            <text:p>Success</text:p>
          </table:table-cell>
          <table:table-cell office:value-type="float" office:value="66540" table:style-name="ce1">
            <text:p>66540</text:p>
          </table:table-cell>
          <table:table-cell table:number-columns-repeated="16377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time" office:time-value="PT10H38M47.102S" table:style-name="ce2">
            <text:p>38:47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8065" table:style-name="ce1">
            <text:p>8065</text:p>
          </table:table-cell>
          <table:table-cell office:value-type="string" table:style-name="ce1">
            <text:p>Success</text:p>
          </table:table-cell>
          <table:table-cell office:value-type="float" office:value="66540" table:style-name="ce1">
            <text:p>66540</text:p>
          </table:table-cell>
          <table:table-cell table:number-columns-repeated="16377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time" office:time-value="PT10H38M50.946S" table:style-name="ce2">
            <text:p>38:50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249" table:style-name="ce1">
            <text:p>4249</text:p>
          </table:table-cell>
          <table:table-cell office:value-type="string" table:style-name="ce1">
            <text:p>Success</text:p>
          </table:table-cell>
          <table:table-cell office:value-type="float" office:value="24806" table:style-name="ce1">
            <text:p>24806</text:p>
          </table:table-cell>
          <table:table-cell table:number-columns-repeated="16377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time" office:time-value="PT10H38M46.781S" table:style-name="ce2">
            <text:p>38:46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8423" table:style-name="ce1">
            <text:p>8423</text:p>
          </table:table-cell>
          <table:table-cell office:value-type="string" table:style-name="ce1">
            <text:p>Success</text:p>
          </table:table-cell>
          <table:table-cell office:value-type="float" office:value="66540" table:style-name="ce1">
            <text:p>66540</text:p>
          </table:table-cell>
          <table:table-cell table:number-columns-repeated="16377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time" office:time-value="PT10H38M51.223S" table:style-name="ce2">
            <text:p>38:51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991" table:style-name="ce1">
            <text:p>3991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time" office:time-value="PT10H38M49.106S" table:style-name="ce2">
            <text:p>38:49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6133" table:style-name="ce1">
            <text:p>6133</text:p>
          </table:table-cell>
          <table:table-cell office:value-type="string" table:style-name="ce1">
            <text:p>Success</text:p>
          </table:table-cell>
          <table:table-cell office:value-type="float" office:value="25534" table:style-name="ce1">
            <text:p>25534</text:p>
          </table:table-cell>
          <table:table-cell table:number-columns-repeated="16377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time" office:time-value="PT10H38M48.821S" table:style-name="ce2">
            <text:p>38:48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6418" table:style-name="ce1">
            <text:p>6418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time" office:time-value="PT10H38M44.539S" table:style-name="ce2">
            <text:p>38:44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0837" table:style-name="ce1">
            <text:p>10837</text:p>
          </table:table-cell>
          <table:table-cell office:value-type="string" table:style-name="ce1">
            <text:p>Success</text:p>
          </table:table-cell>
          <table:table-cell office:value-type="float" office:value="66540" table:style-name="ce1">
            <text:p>66540</text:p>
          </table:table-cell>
          <table:table-cell table:number-columns-repeated="16377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time" office:time-value="PT10H38M44.726S" table:style-name="ce2">
            <text:p>38:44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0661" table:style-name="ce1">
            <text:p>10661</text:p>
          </table:table-cell>
          <table:table-cell office:value-type="string" table:style-name="ce1">
            <text:p>Success</text:p>
          </table:table-cell>
          <table:table-cell office:value-type="float" office:value="66542" table:style-name="ce1">
            <text:p>66542</text:p>
          </table:table-cell>
          <table:table-cell table:number-columns-repeated="16377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time" office:time-value="PT10H38M44.869S" table:style-name="ce2">
            <text:p>38:44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0519" table:style-name="ce1">
            <text:p>10519</text:p>
          </table:table-cell>
          <table:table-cell office:value-type="string" table:style-name="ce1">
            <text:p>Success</text:p>
          </table:table-cell>
          <table:table-cell office:value-type="float" office:value="66540" table:style-name="ce1">
            <text:p>66540</text:p>
          </table:table-cell>
          <table:table-cell table:number-columns-repeated="16377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time" office:time-value="PT10H38M44.600S" table:style-name="ce2">
            <text:p>38:44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0813" table:style-name="ce1">
            <text:p>10813</text:p>
          </table:table-cell>
          <table:table-cell office:value-type="string" table:style-name="ce1">
            <text:p>Success</text:p>
          </table:table-cell>
          <table:table-cell office:value-type="float" office:value="66540" table:style-name="ce1">
            <text:p>66540</text:p>
          </table:table-cell>
          <table:table-cell table:number-columns-repeated="16377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time" office:time-value="PT10H38M48.804S" table:style-name="ce2">
            <text:p>38:48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6612" table:style-name="ce1">
            <text:p>6612</text:p>
          </table:table-cell>
          <table:table-cell office:value-type="string" table:style-name="ce1">
            <text:p>Success</text:p>
          </table:table-cell>
          <table:table-cell office:value-type="float" office:value="66540" table:style-name="ce1">
            <text:p>66540</text:p>
          </table:table-cell>
          <table:table-cell table:number-columns-repeated="16377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time" office:time-value="PT10H38M44.686S" table:style-name="ce2">
            <text:p>38:44.7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0733" table:style-name="ce1">
            <text:p>10733</text:p>
          </table:table-cell>
          <table:table-cell office:value-type="string" table:style-name="ce1">
            <text:p>Success</text:p>
          </table:table-cell>
          <table:table-cell office:value-type="float" office:value="66540" table:style-name="ce1">
            <text:p>66540</text:p>
          </table:table-cell>
          <table:table-cell table:number-columns-repeated="16377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time" office:time-value="PT10H38M55.131S" table:style-name="ce2">
            <text:p>38:55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458" table:style-name="ce1">
            <text:p>4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time" office:time-value="PT10H38M55.422S" table:style-name="ce2">
            <text:p>38:55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516" table:style-name="ce1">
            <text:p>5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time" office:time-value="PT10H38M55.418S" table:style-name="ce2">
            <text:p>38:55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703" table:style-name="ce1">
            <text:p>7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time" office:time-value="PT10H38M55.415S" table:style-name="ce2">
            <text:p>38:55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853" table:style-name="ce1">
            <text:p>8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time" office:time-value="PT10H38M55.389S" table:style-name="ce2">
            <text:p>38:55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040" table:style-name="ce1">
            <text:p>10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time" office:time-value="PT10H38M55.380S" table:style-name="ce2">
            <text:p>38:55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186" table:style-name="ce1">
            <text:p>11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time" office:time-value="PT10H38M55.390S" table:style-name="ce2">
            <text:p>38:55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308" table:style-name="ce1">
            <text:p>130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time" office:time-value="PT10H38M55.169S" table:style-name="ce2">
            <text:p>38:55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666" table:style-name="ce1">
            <text:p>166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time" office:time-value="PT10H38M55.206S" table:style-name="ce2">
            <text:p>38:55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781" table:style-name="ce1">
            <text:p>17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time" office:time-value="PT10H38M55.140S" table:style-name="ce2">
            <text:p>38:55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982" table:style-name="ce1">
            <text:p>19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time" office:time-value="PT10H38M55.137S" table:style-name="ce2">
            <text:p>38:55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122" table:style-name="ce1">
            <text:p>21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time" office:time-value="PT10H38M55.154S" table:style-name="ce2">
            <text:p>38:55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234" table:style-name="ce1">
            <text:p>223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time" office:time-value="PT10H38M55.144S" table:style-name="ce2">
            <text:p>38:55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389" table:style-name="ce1">
            <text:p>23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time" office:time-value="PT10H38M57.389S" table:style-name="ce2">
            <text:p>38:57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time" office:time-value="PT10H38M57.259S" table:style-name="ce2">
            <text:p>38:57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544" table:style-name="ce1">
            <text:p>54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time" office:time-value="PT10H38M57.123S" table:style-name="ce2">
            <text:p>38:57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822" table:style-name="ce1">
            <text:p>8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time" office:time-value="PT10H38M56.987S" table:style-name="ce2">
            <text:p>38:57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time" office:time-value="PT10H38M56.835S" table:style-name="ce2">
            <text:p>38:56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408" table:style-name="ce1">
            <text:p>140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time" office:time-value="PT10H38M56.699S" table:style-name="ce2">
            <text:p>38:56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680" table:style-name="ce1">
            <text:p>168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time" office:time-value="PT10H38M56.567S" table:style-name="ce2">
            <text:p>38:56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954" table:style-name="ce1">
            <text:p>19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time" office:time-value="PT10H38M56.430S" table:style-name="ce2">
            <text:p>38:56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221" table:style-name="ce1">
            <text:p>22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time" office:time-value="PT10H38M56.269S" table:style-name="ce2">
            <text:p>38:56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533" table:style-name="ce1">
            <text:p>25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time" office:time-value="PT10H38M56.122S" table:style-name="ce2">
            <text:p>38:56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821" table:style-name="ce1">
            <text:p>28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time" office:time-value="PT10H38M55.939S" table:style-name="ce2">
            <text:p>38:55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154" table:style-name="ce1">
            <text:p>31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time" office:time-value="PT10H38M55.590S" table:style-name="ce2">
            <text:p>38:55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3633" table:style-name="ce1">
            <text:p>36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time" office:time-value="PT10H38M57.533S" table:style-name="ce2">
            <text:p>38:57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832" table:style-name="ce1">
            <text:p>18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time" office:time-value="PT10H38M57.804S" table:style-name="ce2">
            <text:p>38:57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739" table:style-name="ce1">
            <text:p>1739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time" office:time-value="PT10H38M55.198S" table:style-name="ce2">
            <text:p>38:55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372" table:style-name="ce1">
            <text:p>4372</text:p>
          </table:table-cell>
          <table:table-cell office:value-type="string" table:style-name="ce1">
            <text:p>Success</text:p>
          </table:table-cell>
          <table:table-cell office:value-type="float" office:value="8490" table:style-name="ce1">
            <text:p>8490</text:p>
          </table:table-cell>
          <table:table-cell table:number-columns-repeated="16377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time" office:time-value="PT10H38M49.946S" table:style-name="ce2">
            <text:p>38:49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9673" table:style-name="ce1">
            <text:p>9673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time" office:time-value="PT10H38M49.531S" table:style-name="ce2">
            <text:p>38:49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0095" table:style-name="ce1">
            <text:p>10095</text:p>
          </table:table-cell>
          <table:table-cell office:value-type="string" table:style-name="ce1">
            <text:p>Success</text:p>
          </table:table-cell>
          <table:table-cell office:value-type="float" office:value="50169" table:style-name="ce1">
            <text:p>50169</text:p>
          </table:table-cell>
          <table:table-cell table:number-columns-repeated="16377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time" office:time-value="PT10H38M50.232S" table:style-name="ce2">
            <text:p>38:50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9422" table:style-name="ce1">
            <text:p>9422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time" office:time-value="PT10H38M52.013S" table:style-name="ce2">
            <text:p>38:52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7687" table:style-name="ce1">
            <text:p>7687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time" office:time-value="PT10H38M48.303S" table:style-name="ce2">
            <text:p>38:48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1478" table:style-name="ce1">
            <text:p>11478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time" office:time-value="PT10H38M49.465S" table:style-name="ce2">
            <text:p>38:49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0316" table:style-name="ce1">
            <text:p>10316</text:p>
          </table:table-cell>
          <table:table-cell office:value-type="string" table:style-name="ce1">
            <text:p>Success</text:p>
          </table:table-cell>
          <table:table-cell office:value-type="float" office:value="50168" table:style-name="ce1">
            <text:p>50168</text:p>
          </table:table-cell>
          <table:table-cell table:number-columns-repeated="16377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time" office:time-value="PT10H38M55.241S" table:style-name="ce2">
            <text:p>38:55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4541" table:style-name="ce1">
            <text:p>4541</text:p>
          </table:table-cell>
          <table:table-cell office:value-type="string" table:style-name="ce1">
            <text:p>Success</text:p>
          </table:table-cell>
          <table:table-cell office:value-type="float" office:value="55479" table:style-name="ce1">
            <text:p>55479</text:p>
          </table:table-cell>
          <table:table-cell table:number-columns-repeated="16377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time" office:time-value="PT10H38M49.383S" table:style-name="ce2">
            <text:p>38:49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0413" table:style-name="ce1">
            <text:p>10413</text:p>
          </table:table-cell>
          <table:table-cell office:value-type="string" table:style-name="ce1">
            <text:p>Success</text:p>
          </table:table-cell>
          <table:table-cell office:value-type="float" office:value="50168" table:style-name="ce1">
            <text:p>50168</text:p>
          </table:table-cell>
          <table:table-cell table:number-columns-repeated="16377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time" office:time-value="PT10H38M45.753S" table:style-name="ce2">
            <text:p>38:45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4045" table:style-name="ce1">
            <text:p>14045</text:p>
          </table:table-cell>
          <table:table-cell office:value-type="string" table:style-name="ce1">
            <text:p>Success</text:p>
          </table:table-cell>
          <table:table-cell office:value-type="float" office:value="55467" table:style-name="ce1">
            <text:p>55467</text:p>
          </table:table-cell>
          <table:table-cell table:number-columns-repeated="16377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time" office:time-value="PT10H38M49.803S" table:style-name="ce2">
            <text:p>38:49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0037" table:style-name="ce1">
            <text:p>10037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time" office:time-value="PT10H38M58.945S" table:style-name="ce2">
            <text:p>38:58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901" table:style-name="ce1">
            <text:p>901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time" office:time-value="PT10H38M49.508S" table:style-name="ce2">
            <text:p>38:49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0340" table:style-name="ce1">
            <text:p>10340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time" office:time-value="PT10H38M51.638S" table:style-name="ce2">
            <text:p>38:51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8236" table:style-name="ce1">
            <text:p>8236</text:p>
          </table:table-cell>
          <table:table-cell office:value-type="string" table:style-name="ce1">
            <text:p>Success</text:p>
          </table:table-cell>
          <table:table-cell office:value-type="float" office:value="25534" table:style-name="ce1">
            <text:p>25534</text:p>
          </table:table-cell>
          <table:table-cell table:number-columns-repeated="16377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time" office:time-value="PT10H38M50.667S" table:style-name="ce2">
            <text:p>38:50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9212" table:style-name="ce1">
            <text:p>9212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time" office:time-value="PT10H38M48.581S" table:style-name="ce2">
            <text:p>38:48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1308" table:style-name="ce1">
            <text:p>11308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time" office:time-value="PT10H38M58.522S" table:style-name="ce2">
            <text:p>38:58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368" table:style-name="ce1">
            <text:p>1368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time" office:time-value="PT10H38M59.095S" table:style-name="ce2">
            <text:p>38:59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796" table:style-name="ce1">
            <text:p>796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time" office:time-value="PT10H38M58.244S" table:style-name="ce2">
            <text:p>38:58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648" table:style-name="ce1">
            <text:p>1648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time" office:time-value="PT10H38M58.381S" table:style-name="ce2">
            <text:p>38:58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514" table:style-name="ce1">
            <text:p>1514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time" office:time-value="PT10H38M49.497S" table:style-name="ce2">
            <text:p>38:49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0402" table:style-name="ce1">
            <text:p>10402</text:p>
          </table:table-cell>
          <table:table-cell office:value-type="string" table:style-name="ce1">
            <text:p>Success</text:p>
          </table:table-cell>
          <table:table-cell office:value-type="float" office:value="50168" table:style-name="ce1">
            <text:p>50168</text:p>
          </table:table-cell>
          <table:table-cell table:number-columns-repeated="16377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time" office:time-value="PT10H38M59.225S" table:style-name="ce2">
            <text:p>38:59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680" table:style-name="ce1">
            <text:p>680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time" office:time-value="PT10H38M51.083S" table:style-name="ce2">
            <text:p>38:51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8824" table:style-name="ce1">
            <text:p>8824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time" office:time-value="PT10H38M59.367S" table:style-name="ce2">
            <text:p>38:59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539" table:style-name="ce1">
            <text:p>539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time" office:time-value="PT10H38M57.680S" table:style-name="ce2">
            <text:p>38:57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228" table:style-name="ce1">
            <text:p>2228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time" office:time-value="PT10H38M50.791S" table:style-name="ce2">
            <text:p>38:50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9127" table:style-name="ce1">
            <text:p>9127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time" office:time-value="PT10H38M58.109S" table:style-name="ce2">
            <text:p>38:58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811" table:style-name="ce1">
            <text:p>1811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time" office:time-value="PT10H38M45.798S" table:style-name="ce2">
            <text:p>38:45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4125" table:style-name="ce1">
            <text:p>14125</text:p>
          </table:table-cell>
          <table:table-cell office:value-type="string" table:style-name="ce1">
            <text:p>Success</text:p>
          </table:table-cell>
          <table:table-cell office:value-type="float" office:value="67101" table:style-name="ce1">
            <text:p>67101</text:p>
          </table:table-cell>
          <table:table-cell table:number-columns-repeated="16377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time" office:time-value="PT10H38M47.015S" table:style-name="ce2">
            <text:p>38:47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2908" table:style-name="ce1">
            <text:p>12908</text:p>
          </table:table-cell>
          <table:table-cell office:value-type="string" table:style-name="ce1">
            <text:p>Success</text:p>
          </table:table-cell>
          <table:table-cell office:value-type="float" office:value="67101" table:style-name="ce1">
            <text:p>67101</text:p>
          </table:table-cell>
          <table:table-cell table:number-columns-repeated="16377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time" office:time-value="PT10H38M52.412S" table:style-name="ce2">
            <text:p>38:52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7515" table:style-name="ce1">
            <text:p>7515</text:p>
          </table:table-cell>
          <table:table-cell office:value-type="string" table:style-name="ce1">
            <text:p>Success</text:p>
          </table:table-cell>
          <table:table-cell office:value-type="float" office:value="24806" table:style-name="ce1">
            <text:p>24806</text:p>
          </table:table-cell>
          <table:table-cell table:number-columns-repeated="16377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time" office:time-value="PT10H38M47.003S" table:style-name="ce2">
            <text:p>38:47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2930" table:style-name="ce1">
            <text:p>12930</text:p>
          </table:table-cell>
          <table:table-cell office:value-type="string" table:style-name="ce1">
            <text:p>Success</text:p>
          </table:table-cell>
          <table:table-cell office:value-type="float" office:value="67101" table:style-name="ce1">
            <text:p>67101</text:p>
          </table:table-cell>
          <table:table-cell table:number-columns-repeated="16377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time" office:time-value="PT10H38M45.946S" table:style-name="ce2">
            <text:p>38:45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3994" table:style-name="ce1">
            <text:p>13994</text:p>
          </table:table-cell>
          <table:table-cell office:value-type="string" table:style-name="ce1">
            <text:p>Success</text:p>
          </table:table-cell>
          <table:table-cell office:value-type="float" office:value="67101" table:style-name="ce1">
            <text:p>67101</text:p>
          </table:table-cell>
          <table:table-cell table:number-columns-repeated="16377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time" office:time-value="PT10H38M49.301S" table:style-name="ce2">
            <text:p>38:49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0643" table:style-name="ce1">
            <text:p>10643</text:p>
          </table:table-cell>
          <table:table-cell office:value-type="string" table:style-name="ce1">
            <text:p>Success</text:p>
          </table:table-cell>
          <table:table-cell office:value-type="float" office:value="50169" table:style-name="ce1">
            <text:p>50169</text:p>
          </table:table-cell>
          <table:table-cell table:number-columns-repeated="16377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time" office:time-value="PT10H38M45.471S" table:style-name="ce2">
            <text:p>38:45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4483" table:style-name="ce1">
            <text:p>14483</text:p>
          </table:table-cell>
          <table:table-cell office:value-type="string" table:style-name="ce1">
            <text:p>Success</text:p>
          </table:table-cell>
          <table:table-cell office:value-type="float" office:value="55478" table:style-name="ce1">
            <text:p>55478</text:p>
          </table:table-cell>
          <table:table-cell table:number-columns-repeated="16377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time" office:time-value="PT10H38M49.307S" table:style-name="ce2">
            <text:p>38:49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0647" table:style-name="ce1">
            <text:p>10647</text:p>
          </table:table-cell>
          <table:table-cell office:value-type="string" table:style-name="ce1">
            <text:p>Success</text:p>
          </table:table-cell>
          <table:table-cell office:value-type="float" office:value="50169" table:style-name="ce1">
            <text:p>50169</text:p>
          </table:table-cell>
          <table:table-cell table:number-columns-repeated="16377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time" office:time-value="PT10H38M34.808S" table:style-name="ce2">
            <text:p>38:34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5149" table:style-name="ce1">
            <text:p>25149</text:p>
          </table:table-cell>
          <table:table-cell office:value-type="string" table:style-name="ce1">
            <text:p>Success</text:p>
          </table:table-cell>
          <table:table-cell office:value-type="float" office:value="55478" table:style-name="ce1">
            <text:p>55478</text:p>
          </table:table-cell>
          <table:table-cell table:number-columns-repeated="16377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time" office:time-value="PT10H38M49.361S" table:style-name="ce2">
            <text:p>38:49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0600" table:style-name="ce1">
            <text:p>10600</text:p>
          </table:table-cell>
          <table:table-cell office:value-type="string" table:style-name="ce1">
            <text:p>Success</text:p>
          </table:table-cell>
          <table:table-cell office:value-type="float" office:value="50168" table:style-name="ce1">
            <text:p>50168</text:p>
          </table:table-cell>
          <table:table-cell table:number-columns-repeated="16377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time" office:time-value="PT10H38M46.063S" table:style-name="ce2">
            <text:p>38:46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3901" table:style-name="ce1">
            <text:p>13901</text:p>
          </table:table-cell>
          <table:table-cell office:value-type="string" table:style-name="ce1">
            <text:p>Success</text:p>
          </table:table-cell>
          <table:table-cell office:value-type="float" office:value="54715" table:style-name="ce1">
            <text:p>54715</text:p>
          </table:table-cell>
          <table:table-cell table:number-columns-repeated="16377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time" office:time-value="PT10H38M55.216S" table:style-name="ce2">
            <text:p>38:55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4749" table:style-name="ce1">
            <text:p>4749</text:p>
          </table:table-cell>
          <table:table-cell office:value-type="string" table:style-name="ce1">
            <text:p>Success</text:p>
          </table:table-cell>
          <table:table-cell office:value-type="float" office:value="55478" table:style-name="ce1">
            <text:p>55478</text:p>
          </table:table-cell>
          <table:table-cell table:number-columns-repeated="16377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time" office:time-value="PT10H38M49.405S" table:style-name="ce2">
            <text:p>38:49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0561" table:style-name="ce1">
            <text:p>10561</text:p>
          </table:table-cell>
          <table:table-cell office:value-type="string" table:style-name="ce1">
            <text:p>Success</text:p>
          </table:table-cell>
          <table:table-cell office:value-type="float" office:value="50168" table:style-name="ce1">
            <text:p>50168</text:p>
          </table:table-cell>
          <table:table-cell table:number-columns-repeated="16377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time" office:time-value="PT10H38M46.383S" table:style-name="ce2">
            <text:p>38:46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3587" table:style-name="ce1">
            <text:p>13587</text:p>
          </table:table-cell>
          <table:table-cell office:value-type="string" table:style-name="ce1">
            <text:p>Success</text:p>
          </table:table-cell>
          <table:table-cell office:value-type="float" office:value="67103" table:style-name="ce1">
            <text:p>67103</text:p>
          </table:table-cell>
          <table:table-cell table:number-columns-repeated="16377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time" office:time-value="PT10H38M49.438S" table:style-name="ce2">
            <text:p>38:49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0539" table:style-name="ce1">
            <text:p>10539</text:p>
          </table:table-cell>
          <table:table-cell office:value-type="string" table:style-name="ce1">
            <text:p>Success</text:p>
          </table:table-cell>
          <table:table-cell office:value-type="float" office:value="50168" table:style-name="ce1">
            <text:p>50168</text:p>
          </table:table-cell>
          <table:table-cell table:number-columns-repeated="16377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time" office:time-value="PT10H38M55.243S" table:style-name="ce2">
            <text:p>38:55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4753" table:style-name="ce1">
            <text:p>4753</text:p>
          </table:table-cell>
          <table:table-cell office:value-type="string" table:style-name="ce1">
            <text:p>Success</text:p>
          </table:table-cell>
          <table:table-cell office:value-type="float" office:value="63221" table:style-name="ce1">
            <text:p>63221</text:p>
          </table:table-cell>
          <table:table-cell table:number-columns-repeated="16377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time" office:time-value="PT10H38M58.652S" table:style-name="ce2">
            <text:p>38:58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369" table:style-name="ce1">
            <text:p>1369</text:p>
          </table:table-cell>
          <table:table-cell office:value-type="string" table:style-name="ce1">
            <text:p>Success</text:p>
          </table:table-cell>
          <table:table-cell office:value-type="float" office:value="25534" table:style-name="ce1">
            <text:p>25534</text:p>
          </table:table-cell>
          <table:table-cell table:number-columns-repeated="16377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time" office:time-value="PT10H38M59.926S" table:style-name="ce2">
            <text:p>38:59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time" office:time-value="PT10H38M59.800S" table:style-name="ce2">
            <text:p>38:59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89" table:style-name="ce1">
            <text:p>48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time" office:time-value="PT10H39M0.284S" table:style-name="ce2">
            <text:p>39:00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time" office:time-value="PT10H39M0.316S" table:style-name="ce2">
            <text:p>39:00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674" table:style-name="ce1">
            <text:p>674</text:p>
          </table:table-cell>
          <table:table-cell table:number-columns-repeated="16377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time" office:time-value="PT10H38M59.971S" table:style-name="ce2">
            <text:p>39:00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415" table:style-name="ce1">
            <text:p>4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time" office:time-value="PT10H38M59.941S" table:style-name="ce2">
            <text:p>38:59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572" table:style-name="ce1">
            <text:p>5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time" office:time-value="PT10H38M59.925S" table:style-name="ce2">
            <text:p>38:59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731" table:style-name="ce1">
            <text:p>73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time" office:time-value="PT10H38M59.935S" table:style-name="ce2">
            <text:p>38:59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852" table:style-name="ce1">
            <text:p>85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time" office:time-value="PT10H39M0.642S" table:style-name="ce2">
            <text:p>39:00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77" table:style-name="ce1">
            <text:p>27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time" office:time-value="PT10H39M0.510S" table:style-name="ce2">
            <text:p>39:00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572" table:style-name="ce1">
            <text:p>5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time" office:time-value="PT10H39M0.383S" table:style-name="ce2">
            <text:p>39:00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813" table:style-name="ce1">
            <text:p>8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time" office:time-value="PT10H39M0.209S" table:style-name="ce2">
            <text:p>39:00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143" table:style-name="ce1">
            <text:p>114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time" office:time-value="PT10H39M0.775S" table:style-name="ce2">
            <text:p>39:00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739" table:style-name="ce1">
            <text:p>7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time" office:time-value="PT10H38M59.956S" table:style-name="ce2">
            <text:p>39:00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894" table:style-name="ce1">
            <text:p>1894</text:p>
          </table:table-cell>
          <table:table-cell office:value-type="string" table:style-name="ce1">
            <text:p>Success</text:p>
          </table:table-cell>
          <table:table-cell office:value-type="float" office:value="10595" table:style-name="ce1">
            <text:p>10595</text:p>
          </table:table-cell>
          <table:table-cell table:number-columns-repeated="16377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time" office:time-value="PT10H38M59.960S" table:style-name="ce2">
            <text:p>39:00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167" table:style-name="ce1">
            <text:p>2167</text:p>
          </table:table-cell>
          <table:table-cell office:value-type="string" table:style-name="ce1">
            <text:p>Success</text:p>
          </table:table-cell>
          <table:table-cell office:value-type="float" office:value="12712" table:style-name="ce1">
            <text:p>12712</text:p>
          </table:table-cell>
          <table:table-cell table:number-columns-repeated="16377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time" office:time-value="PT10H38M59.905S" table:style-name="ce2">
            <text:p>38:59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535" table:style-name="ce1">
            <text:p>2535</text:p>
          </table:table-cell>
          <table:table-cell office:value-type="string" table:style-name="ce1">
            <text:p>Success</text:p>
          </table:table-cell>
          <table:table-cell office:value-type="float" office:value="16945" table:style-name="ce1">
            <text:p>16945</text:p>
          </table:table-cell>
          <table:table-cell table:number-columns-repeated="16377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time" office:time-value="PT10H38M59.922S" table:style-name="ce2">
            <text:p>38:59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542" table:style-name="ce1">
            <text:p>2542</text:p>
          </table:table-cell>
          <table:table-cell office:value-type="string" table:style-name="ce1">
            <text:p>Success</text:p>
          </table:table-cell>
          <table:table-cell office:value-type="float" office:value="16945" table:style-name="ce1">
            <text:p>16945</text:p>
          </table:table-cell>
          <table:table-cell table:number-columns-repeated="16377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time" office:time-value="PT10H38M59.908S" table:style-name="ce2">
            <text:p>38:59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571" table:style-name="ce1">
            <text:p>2571</text:p>
          </table:table-cell>
          <table:table-cell office:value-type="string" table:style-name="ce1">
            <text:p>Success</text:p>
          </table:table-cell>
          <table:table-cell office:value-type="float" office:value="25411" table:style-name="ce1">
            <text:p>25411</text:p>
          </table:table-cell>
          <table:table-cell table:number-columns-repeated="16377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time" office:time-value="PT10H38M59.910S" table:style-name="ce2">
            <text:p>38:59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578" table:style-name="ce1">
            <text:p>2578</text:p>
          </table:table-cell>
          <table:table-cell office:value-type="string" table:style-name="ce1">
            <text:p>Success</text:p>
          </table:table-cell>
          <table:table-cell office:value-type="float" office:value="25411" table:style-name="ce1">
            <text:p>25411</text:p>
          </table:table-cell>
          <table:table-cell table:number-columns-repeated="16377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time" office:time-value="PT10H38M59.891S" table:style-name="ce2">
            <text:p>38:59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608" table:style-name="ce1">
            <text:p>2608</text:p>
          </table:table-cell>
          <table:table-cell office:value-type="string" table:style-name="ce1">
            <text:p>Success</text:p>
          </table:table-cell>
          <table:table-cell office:value-type="float" office:value="25409" table:style-name="ce1">
            <text:p>25409</text:p>
          </table:table-cell>
          <table:table-cell table:number-columns-repeated="16377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time" office:time-value="PT10H38M59.897S" table:style-name="ce2">
            <text:p>38:59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2612" table:style-name="ce1">
            <text:p>2612</text:p>
          </table:table-cell>
          <table:table-cell office:value-type="string" table:style-name="ce1">
            <text:p>Success</text:p>
          </table:table-cell>
          <table:table-cell office:value-type="float" office:value="27529" table:style-name="ce1">
            <text:p>27529</text:p>
          </table:table-cell>
          <table:table-cell table:number-columns-repeated="16377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time" office:time-value="PT10H38M59.908S" table:style-name="ce2">
            <text:p>38:59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608" table:style-name="ce1">
            <text:p>2608</text:p>
          </table:table-cell>
          <table:table-cell office:value-type="string" table:style-name="ce1">
            <text:p>Success</text:p>
          </table:table-cell>
          <table:table-cell office:value-type="float" office:value="27529" table:style-name="ce1">
            <text:p>27529</text:p>
          </table:table-cell>
          <table:table-cell table:number-columns-repeated="16377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time" office:time-value="PT10H38M47.307S" table:style-name="ce2">
            <text:p>38:47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5428" table:style-name="ce1">
            <text:p>15428</text:p>
          </table:table-cell>
          <table:table-cell office:value-type="string" table:style-name="ce1">
            <text:p>Success</text:p>
          </table:table-cell>
          <table:table-cell office:value-type="float" office:value="69830" table:style-name="ce1">
            <text:p>69830</text:p>
          </table:table-cell>
          <table:table-cell table:number-columns-repeated="16377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time" office:time-value="PT10H38M47.615S" table:style-name="ce2">
            <text:p>38:47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5200" table:style-name="ce1">
            <text:p>15200</text:p>
          </table:table-cell>
          <table:table-cell office:value-type="string" table:style-name="ce1">
            <text:p>Success</text:p>
          </table:table-cell>
          <table:table-cell office:value-type="float" office:value="69830" table:style-name="ce1">
            <text:p>69830</text:p>
          </table:table-cell>
          <table:table-cell table:number-columns-repeated="16377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time" office:time-value="PT10H38M47.656S" table:style-name="ce2">
            <text:p>38:47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5255" table:style-name="ce1">
            <text:p>15255</text:p>
          </table:table-cell>
          <table:table-cell office:value-type="string" table:style-name="ce1">
            <text:p>Success</text:p>
          </table:table-cell>
          <table:table-cell office:value-type="float" office:value="65805" table:style-name="ce1">
            <text:p>65805</text:p>
          </table:table-cell>
          <table:table-cell table:number-columns-repeated="16377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time" office:time-value="PT10H38M46.540S" table:style-name="ce2">
            <text:p>38:46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6435" table:style-name="ce1">
            <text:p>16435</text:p>
          </table:table-cell>
          <table:table-cell office:value-type="string" table:style-name="ce1">
            <text:p>Success</text:p>
          </table:table-cell>
          <table:table-cell office:value-type="float" office:value="64848" table:style-name="ce1">
            <text:p>64848</text:p>
          </table:table-cell>
          <table:table-cell table:number-columns-repeated="16377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time" office:time-value="PT10H38M58.804S" table:style-name="ce2">
            <text:p>38:58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4180" table:style-name="ce1">
            <text:p>4180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time" office:time-value="PT10H38M47.178S" table:style-name="ce2">
            <text:p>38:47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5817" table:style-name="ce1">
            <text:p>15817</text:p>
          </table:table-cell>
          <table:table-cell office:value-type="string" table:style-name="ce1">
            <text:p>Success</text:p>
          </table:table-cell>
          <table:table-cell office:value-type="float" office:value="65824" table:style-name="ce1">
            <text:p>65824</text:p>
          </table:table-cell>
          <table:table-cell table:number-columns-repeated="16377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time" office:time-value="PT10H38M57.946S" table:style-name="ce2">
            <text:p>38:57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5080" table:style-name="ce1">
            <text:p>5080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time" office:time-value="PT10H38M47.581S" table:style-name="ce2">
            <text:p>38:47.6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5458" table:style-name="ce1">
            <text:p>15458</text:p>
          </table:table-cell>
          <table:table-cell office:value-type="string" table:style-name="ce1">
            <text:p>Success</text:p>
          </table:table-cell>
          <table:table-cell office:value-type="float" office:value="65828" table:style-name="ce1">
            <text:p>65828</text:p>
          </table:table-cell>
          <table:table-cell table:number-columns-repeated="16377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time" office:time-value="PT10H38M49.660S" table:style-name="ce2">
            <text:p>38:49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3381" table:style-name="ce1">
            <text:p>13381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time" office:time-value="PT10H39M1.339S" table:style-name="ce2">
            <text:p>39:01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689" table:style-name="ce1">
            <text:p>1689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time" office:time-value="PT10H38M46.364S" table:style-name="ce2">
            <text:p>38:46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6682" table:style-name="ce1">
            <text:p>16682</text:p>
          </table:table-cell>
          <table:table-cell office:value-type="string" table:style-name="ce1">
            <text:p>Success</text:p>
          </table:table-cell>
          <table:table-cell office:value-type="float" office:value="54715" table:style-name="ce1">
            <text:p>54715</text:p>
          </table:table-cell>
          <table:table-cell table:number-columns-repeated="16377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time" office:time-value="PT10H38M47.579S" table:style-name="ce2">
            <text:p>38:47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5468" table:style-name="ce1">
            <text:p>15468</text:p>
          </table:table-cell>
          <table:table-cell office:value-type="string" table:style-name="ce1">
            <text:p>Success</text:p>
          </table:table-cell>
          <table:table-cell office:value-type="float" office:value="65824" table:style-name="ce1">
            <text:p>65824</text:p>
          </table:table-cell>
          <table:table-cell table:number-columns-repeated="16377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time" office:time-value="PT10H38M59.998S" table:style-name="ce2">
            <text:p>39:00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061" table:style-name="ce1">
            <text:p>3061</text:p>
          </table:table-cell>
          <table:table-cell office:value-type="string" table:style-name="ce1">
            <text:p>Success</text:p>
          </table:table-cell>
          <table:table-cell office:value-type="float" office:value="44406" table:style-name="ce1">
            <text:p>44406</text:p>
          </table:table-cell>
          <table:table-cell table:number-columns-repeated="16377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time" office:time-value="PT10H39M0.920S" table:style-name="ce2">
            <text:p>39:00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134" table:style-name="ce1">
            <text:p>2134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time" office:time-value="PT10H38M47.568S" table:style-name="ce2">
            <text:p>38:47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5507" table:style-name="ce1">
            <text:p>15507</text:p>
          </table:table-cell>
          <table:table-cell office:value-type="string" table:style-name="ce1">
            <text:p>Success</text:p>
          </table:table-cell>
          <table:table-cell office:value-type="float" office:value="65828" table:style-name="ce1">
            <text:p>65828</text:p>
          </table:table-cell>
          <table:table-cell table:number-columns-repeated="16377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time" office:time-value="PT10H39M1.072S" table:style-name="ce2">
            <text:p>39:01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991" table:style-name="ce1">
            <text:p>1991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time" office:time-value="PT10H38M52.630S" table:style-name="ce2">
            <text:p>38:52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0452" table:style-name="ce1">
            <text:p>10452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time" office:time-value="PT10H39M2.426S" table:style-name="ce2">
            <text:p>39:02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687" table:style-name="ce1">
            <text:p>687</text:p>
          </table:table-cell>
          <table:table-cell office:value-type="string" table:style-name="ce1">
            <text:p>Success</text:p>
          </table:table-cell>
          <table:table-cell office:value-type="float" office:value="56319" table:style-name="ce1">
            <text:p>56319</text:p>
          </table:table-cell>
          <table:table-cell table:number-columns-repeated="16377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time" office:time-value="PT10H39M2.465S" table:style-name="ce2">
            <text:p>39:02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651" table:style-name="ce1">
            <text:p>651</text:p>
          </table:table-cell>
          <table:table-cell office:value-type="string" table:style-name="ce1">
            <text:p>Success</text:p>
          </table:table-cell>
          <table:table-cell office:value-type="float" office:value="54674" table:style-name="ce1">
            <text:p>54674</text:p>
          </table:table-cell>
          <table:table-cell table:number-columns-repeated="16377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time" office:time-value="PT10H39M0.354S" table:style-name="ce2">
            <text:p>39:00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2783" table:style-name="ce1">
            <text:p>2783</text:p>
          </table:table-cell>
          <table:table-cell office:value-type="string" table:style-name="ce1">
            <text:p>Success</text:p>
          </table:table-cell>
          <table:table-cell office:value-type="float" office:value="43845" table:style-name="ce1">
            <text:p>43845</text:p>
          </table:table-cell>
          <table:table-cell table:number-columns-repeated="16377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time" office:time-value="PT10H38M45.794S" table:style-name="ce2">
            <text:p>38:45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7351" table:style-name="ce1">
            <text:p>17351</text:p>
          </table:table-cell>
          <table:table-cell office:value-type="string" table:style-name="ce1">
            <text:p>Success</text:p>
          </table:table-cell>
          <table:table-cell office:value-type="float" office:value="54715" table:style-name="ce1">
            <text:p>54715</text:p>
          </table:table-cell>
          <table:table-cell table:number-columns-repeated="16377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time" office:time-value="PT10H38M59.628S" table:style-name="ce2">
            <text:p>38:59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3530" table:style-name="ce1">
            <text:p>3530</text:p>
          </table:table-cell>
          <table:table-cell office:value-type="string" table:style-name="ce1">
            <text:p>Success</text:p>
          </table:table-cell>
          <table:table-cell office:value-type="float" office:value="47951" table:style-name="ce1">
            <text:p>47951</text:p>
          </table:table-cell>
          <table:table-cell table:number-columns-repeated="16377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time" office:time-value="PT10H38M59.790S" table:style-name="ce2">
            <text:p>38:59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3383" table:style-name="ce1">
            <text:p>3383</text:p>
          </table:table-cell>
          <table:table-cell office:value-type="string" table:style-name="ce1">
            <text:p>Success</text:p>
          </table:table-cell>
          <table:table-cell office:value-type="float" office:value="47951" table:style-name="ce1">
            <text:p>47951</text:p>
          </table:table-cell>
          <table:table-cell table:number-columns-repeated="16377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time" office:time-value="PT10H38M59.798S" table:style-name="ce2">
            <text:p>38:59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3387" table:style-name="ce1">
            <text:p>3387</text:p>
          </table:table-cell>
          <table:table-cell office:value-type="string" table:style-name="ce1">
            <text:p>Success</text:p>
          </table:table-cell>
          <table:table-cell office:value-type="float" office:value="47951" table:style-name="ce1">
            <text:p>47951</text:p>
          </table:table-cell>
          <table:table-cell table:number-columns-repeated="16377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time" office:time-value="PT10H39M2.720S" table:style-name="ce2">
            <text:p>39:02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471" table:style-name="ce1">
            <text:p>471</text:p>
          </table:table-cell>
          <table:table-cell office:value-type="string" table:style-name="ce1">
            <text:p>Success</text:p>
          </table:table-cell>
          <table:table-cell office:value-type="float" office:value="28825" table:style-name="ce1">
            <text:p>28825</text:p>
          </table:table-cell>
          <table:table-cell table:number-columns-repeated="16377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time" office:time-value="PT10H39M3.128S" table:style-name="ce2">
            <text:p>39:03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772" table:style-name="ce1">
            <text:p>772</text:p>
          </table:table-cell>
          <table:table-cell table:number-columns-repeated="16377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time" office:time-value="PT10H38M59.966S" table:style-name="ce2">
            <text:p>39:00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3269" table:style-name="ce1">
            <text:p>3269</text:p>
          </table:table-cell>
          <table:table-cell office:value-type="string" table:style-name="ce1">
            <text:p>Success</text:p>
          </table:table-cell>
          <table:table-cell office:value-type="float" office:value="40812" table:style-name="ce1">
            <text:p>40812</text:p>
          </table:table-cell>
          <table:table-cell table:number-columns-repeated="16377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time" office:time-value="PT10H38M59.963S" table:style-name="ce2">
            <text:p>39:00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3273" table:style-name="ce1">
            <text:p>3273</text:p>
          </table:table-cell>
          <table:table-cell office:value-type="string" table:style-name="ce1">
            <text:p>Success</text:p>
          </table:table-cell>
          <table:table-cell office:value-type="float" office:value="47951" table:style-name="ce1">
            <text:p>47951</text:p>
          </table:table-cell>
          <table:table-cell table:number-columns-repeated="16377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time" office:time-value="PT10H39M2.501S" table:style-name="ce2">
            <text:p>39:02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729" table:style-name="ce1">
            <text:p>729</text:p>
          </table:table-cell>
          <table:table-cell office:value-type="string" table:style-name="ce1">
            <text:p>Success</text:p>
          </table:table-cell>
          <table:table-cell office:value-type="float" office:value="56319" table:style-name="ce1">
            <text:p>56319</text:p>
          </table:table-cell>
          <table:table-cell table:number-columns-repeated="16377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time" office:time-value="PT10H39M2.473S" table:style-name="ce2">
            <text:p>39:02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791" table:style-name="ce1">
            <text:p>791</text:p>
          </table:table-cell>
          <table:table-cell office:value-type="string" table:style-name="ce1">
            <text:p>Success</text:p>
          </table:table-cell>
          <table:table-cell office:value-type="float" office:value="56319" table:style-name="ce1">
            <text:p>56319</text:p>
          </table:table-cell>
          <table:table-cell table:number-columns-repeated="16377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time" office:time-value="PT10H38M59.929S" table:style-name="ce2">
            <text:p>38:59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401" table:style-name="ce1">
            <text:p>3401</text:p>
          </table:table-cell>
          <table:table-cell office:value-type="string" table:style-name="ce1">
            <text:p>Success</text:p>
          </table:table-cell>
          <table:table-cell office:value-type="float" office:value="54674" table:style-name="ce1">
            <text:p>54674</text:p>
          </table:table-cell>
          <table:table-cell table:number-columns-repeated="16377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time" office:time-value="PT10H38M59.967S" table:style-name="ce2">
            <text:p>39:00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3387" table:style-name="ce1">
            <text:p>3387</text:p>
          </table:table-cell>
          <table:table-cell office:value-type="string" table:style-name="ce1">
            <text:p>Success</text:p>
          </table:table-cell>
          <table:table-cell office:value-type="float" office:value="47951" table:style-name="ce1">
            <text:p>47951</text:p>
          </table:table-cell>
          <table:table-cell table:number-columns-repeated="16377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time" office:time-value="PT10H39M3.221S" table:style-name="ce2">
            <text:p>39:03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time" office:time-value="PT10H39M2.494S" table:style-name="ce2">
            <text:p>39:02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877" table:style-name="ce1">
            <text:p>877</text:p>
          </table:table-cell>
          <table:table-cell office:value-type="string" table:style-name="ce1">
            <text:p>Success</text:p>
          </table:table-cell>
          <table:table-cell office:value-type="float" office:value="56319" table:style-name="ce1">
            <text:p>56319</text:p>
          </table:table-cell>
          <table:table-cell table:number-columns-repeated="16377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time" office:time-value="PT10H38M59.979S" table:style-name="ce2">
            <text:p>39:00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3418" table:style-name="ce1">
            <text:p>3418</text:p>
          </table:table-cell>
          <table:table-cell office:value-type="string" table:style-name="ce1">
            <text:p>Success</text:p>
          </table:table-cell>
          <table:table-cell office:value-type="float" office:value="47951" table:style-name="ce1">
            <text:p>47951</text:p>
          </table:table-cell>
          <table:table-cell table:number-columns-repeated="16377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time" office:time-value="PT10H38M59.956S" table:style-name="ce2">
            <text:p>39:00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3444" table:style-name="ce1">
            <text:p>3444</text:p>
          </table:table-cell>
          <table:table-cell office:value-type="string" table:style-name="ce1">
            <text:p>Success</text:p>
          </table:table-cell>
          <table:table-cell office:value-type="float" office:value="47951" table:style-name="ce1">
            <text:p>47951</text:p>
          </table:table-cell>
          <table:table-cell table:number-columns-repeated="16377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time" office:time-value="PT10H39M2.801S" table:style-name="ce2">
            <text:p>39:02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670" table:style-name="ce1">
            <text:p>670</text:p>
          </table:table-cell>
          <table:table-cell office:value-type="string" table:style-name="ce1">
            <text:p>Success</text:p>
          </table:table-cell>
          <table:table-cell office:value-type="float" office:value="28825" table:style-name="ce1">
            <text:p>28825</text:p>
          </table:table-cell>
          <table:table-cell table:number-columns-repeated="16377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time" office:time-value="PT10H38M59.946S" table:style-name="ce2">
            <text:p>38:59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3570" table:style-name="ce1">
            <text:p>3570</text:p>
          </table:table-cell>
          <table:table-cell office:value-type="string" table:style-name="ce1">
            <text:p>Success</text:p>
          </table:table-cell>
          <table:table-cell office:value-type="float" office:value="47951" table:style-name="ce1">
            <text:p>47951</text:p>
          </table:table-cell>
          <table:table-cell table:number-columns-repeated="16377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time" office:time-value="PT10H39M2.449S" table:style-name="ce2">
            <text:p>39:02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068" table:style-name="ce1">
            <text:p>1068</text:p>
          </table:table-cell>
          <table:table-cell office:value-type="string" table:style-name="ce1">
            <text:p>Success</text:p>
          </table:table-cell>
          <table:table-cell office:value-type="float" office:value="56319" table:style-name="ce1">
            <text:p>56319</text:p>
          </table:table-cell>
          <table:table-cell table:number-columns-repeated="16377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time" office:time-value="PT10H39M1.185S" table:style-name="ce2">
            <text:p>39:01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333" table:style-name="ce1">
            <text:p>2333</text:p>
          </table:table-cell>
          <table:table-cell office:value-type="string" table:style-name="ce1">
            <text:p>Success</text:p>
          </table:table-cell>
          <table:table-cell office:value-type="float" office:value="24806" table:style-name="ce1">
            <text:p>24806</text:p>
          </table:table-cell>
          <table:table-cell table:number-columns-repeated="16377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time" office:time-value="PT10H39M2.961S" table:style-name="ce2">
            <text:p>39:03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571" table:style-name="ce1">
            <text:p>571</text:p>
          </table:table-cell>
          <table:table-cell office:value-type="string" table:style-name="ce1">
            <text:p>Success</text:p>
          </table:table-cell>
          <table:table-cell office:value-type="float" office:value="41640" table:style-name="ce1">
            <text:p>41640</text:p>
          </table:table-cell>
          <table:table-cell table:number-columns-repeated="16377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time" office:time-value="PT10H39M3.343S" table:style-name="ce2">
            <text:p>39:03.3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time" office:time-value="PT10H39M3.117S" table:style-name="ce2">
            <text:p>39:03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437" table:style-name="ce1">
            <text:p>43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time" office:time-value="PT10H39M3.519S" table:style-name="ce2">
            <text:p>39:03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time" office:time-value="PT10H39M3.232S" table:style-name="ce2">
            <text:p>39:03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447" table:style-name="ce1">
            <text:p>44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time" office:time-value="PT10H39M3.265S" table:style-name="ce2">
            <text:p>39:03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418" table:style-name="ce1">
            <text:p>41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time" office:time-value="PT10H39M3.555S" table:style-name="ce2">
            <text:p>39:03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time" office:time-value="PT10H38M59.701S" table:style-name="ce2">
            <text:p>38:59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4005" table:style-name="ce1">
            <text:p>4005</text:p>
          </table:table-cell>
          <table:table-cell office:value-type="string" table:style-name="ce1">
            <text:p>Success</text:p>
          </table:table-cell>
          <table:table-cell office:value-type="float" office:value="29648" table:style-name="ce1">
            <text:p>29648</text:p>
          </table:table-cell>
          <table:table-cell table:number-columns-repeated="16377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time" office:time-value="PT10H39M3.686S" table:style-name="ce2">
            <text:p>39:03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time" office:time-value="PT10H39M3.132S" table:style-name="ce2">
            <text:p>39:03.1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589" table:style-name="ce1">
            <text:p>589</text:p>
          </table:table-cell>
          <table:table-cell office:value-type="string" table:style-name="ce1">
            <text:p>Success</text:p>
          </table:table-cell>
          <table:table-cell office:value-type="float" office:value="40812" table:style-name="ce1">
            <text:p>40812</text:p>
          </table:table-cell>
          <table:table-cell table:number-columns-repeated="16377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time" office:time-value="PT10H38M59.570S" table:style-name="ce2">
            <text:p>38:59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178" table:style-name="ce1">
            <text:p>4178</text:p>
          </table:table-cell>
          <table:table-cell office:value-type="string" table:style-name="ce1">
            <text:p>Success</text:p>
          </table:table-cell>
          <table:table-cell office:value-type="float" office:value="54674" table:style-name="ce1">
            <text:p>54674</text:p>
          </table:table-cell>
          <table:table-cell table:number-columns-repeated="16377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time" office:time-value="PT10H39M3.721S" table:style-name="ce2">
            <text:p>39:03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time" office:time-value="PT10H39M3.534S" table:style-name="ce2">
            <text:p>39:03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time" office:time-value="PT10H39M3.372S" table:style-name="ce2">
            <text:p>39:03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87" table:style-name="ce1">
            <text:p>38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time" office:time-value="PT10H39M3.115S" table:style-name="ce2">
            <text:p>39:03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646" table:style-name="ce1">
            <text:p>64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time" office:time-value="PT10H39M3.541S" table:style-name="ce2">
            <text:p>39:03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time" office:time-value="PT10H39M3.682S" table:style-name="ce2">
            <text:p>39:03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time" office:time-value="PT10H39M3.678S" table:style-name="ce2">
            <text:p>39:03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time" office:time-value="PT10H38M59.900S" table:style-name="ce2">
            <text:p>38:59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3899" table:style-name="ce1">
            <text:p>3899</text:p>
          </table:table-cell>
          <table:table-cell office:value-type="string" table:style-name="ce1">
            <text:p>Success</text:p>
          </table:table-cell>
          <table:table-cell office:value-type="float" office:value="47951" table:style-name="ce1">
            <text:p>47951</text:p>
          </table:table-cell>
          <table:table-cell table:number-columns-repeated="16377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time" office:time-value="PT10H39M3.734S" table:style-name="ce2">
            <text:p>39:03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time" office:time-value="PT10H39M0.022S" table:style-name="ce2">
            <text:p>39:00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3794" table:style-name="ce1">
            <text:p>3794</text:p>
          </table:table-cell>
          <table:table-cell office:value-type="string" table:style-name="ce1">
            <text:p>Success</text:p>
          </table:table-cell>
          <table:table-cell office:value-type="float" office:value="29651" table:style-name="ce1">
            <text:p>29651</text:p>
          </table:table-cell>
          <table:table-cell table:number-columns-repeated="16377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time" office:time-value="PT10H39M2.981S" table:style-name="ce2">
            <text:p>39:03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822" table:style-name="ce1">
            <text:p>822</text:p>
          </table:table-cell>
          <table:table-cell office:value-type="string" table:style-name="ce1">
            <text:p>Success</text:p>
          </table:table-cell>
          <table:table-cell office:value-type="float" office:value="28825" table:style-name="ce1">
            <text:p>28825</text:p>
          </table:table-cell>
          <table:table-cell table:number-columns-repeated="16377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time" office:time-value="PT10H39M2.897S" table:style-name="ce2">
            <text:p>39:02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907" table:style-name="ce1">
            <text:p>907</text:p>
          </table:table-cell>
          <table:table-cell office:value-type="string" table:style-name="ce1">
            <text:p>Success</text:p>
          </table:table-cell>
          <table:table-cell office:value-type="float" office:value="28825" table:style-name="ce1">
            <text:p>28825</text:p>
          </table:table-cell>
          <table:table-cell table:number-columns-repeated="16377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time" office:time-value="PT10H39M3.801S" table:style-name="ce2">
            <text:p>39:03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time" office:time-value="PT10H39M3.760S" table:style-name="ce2">
            <text:p>39:03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time" office:time-value="PT10H39M2.484S" table:style-name="ce2">
            <text:p>39:02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340" table:style-name="ce1">
            <text:p>1340</text:p>
          </table:table-cell>
          <table:table-cell office:value-type="string" table:style-name="ce1">
            <text:p>Success</text:p>
          </table:table-cell>
          <table:table-cell office:value-type="float" office:value="56319" table:style-name="ce1">
            <text:p>56319</text:p>
          </table:table-cell>
          <table:table-cell table:number-columns-repeated="16377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time" office:time-value="PT10H39M3.762S" table:style-name="ce2">
            <text:p>39:03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time" office:time-value="PT10H39M3.759S" table:style-name="ce2">
            <text:p>39:03.8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time" office:time-value="PT10H39M3.033S" table:style-name="ce2">
            <text:p>39:03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813" table:style-name="ce1">
            <text:p>813</text:p>
          </table:table-cell>
          <table:table-cell office:value-type="string" table:style-name="ce1">
            <text:p>Success</text:p>
          </table:table-cell>
          <table:table-cell office:value-type="float" office:value="28825" table:style-name="ce1">
            <text:p>28825</text:p>
          </table:table-cell>
          <table:table-cell table:number-columns-repeated="16377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time" office:time-value="PT10H39M3.060S" table:style-name="ce2">
            <text:p>39:03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788" table:style-name="ce1">
            <text:p>788</text:p>
          </table:table-cell>
          <table:table-cell office:value-type="string" table:style-name="ce1">
            <text:p>Success</text:p>
          </table:table-cell>
          <table:table-cell office:value-type="float" office:value="28825" table:style-name="ce1">
            <text:p>28825</text:p>
          </table:table-cell>
          <table:table-cell table:number-columns-repeated="16377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time" office:time-value="PT10H39M3.763S" table:style-name="ce2">
            <text:p>39:03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978" table:style-name="ce1">
            <text:p>978</text:p>
          </table:table-cell>
          <table:table-cell table:number-columns-repeated="16377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time" office:time-value="PT10H39M3.738S" table:style-name="ce2">
            <text:p>39:03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time" office:time-value="PT10H39M3.024S" table:style-name="ce2">
            <text:p>39:03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848" table:style-name="ce1">
            <text:p>848</text:p>
          </table:table-cell>
          <table:table-cell office:value-type="string" table:style-name="ce1">
            <text:p>Success</text:p>
          </table:table-cell>
          <table:table-cell office:value-type="float" office:value="28825" table:style-name="ce1">
            <text:p>28825</text:p>
          </table:table-cell>
          <table:table-cell table:number-columns-repeated="16377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time" office:time-value="PT10H39M3.689S" table:style-name="ce2">
            <text:p>39:03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Success</text:p>
          </table:table-cell>
          <table:table-cell office:value-type="float" office:value="720" table:style-name="ce1">
            <text:p>720</text:p>
          </table:table-cell>
          <table:table-cell table:number-columns-repeated="16377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time" office:time-value="PT10H39M3.775S" table:style-name="ce2">
            <text:p>39:03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uccess</text:p>
          </table:table-cell>
          <table:table-cell office:value-type="float" office:value="720" table:style-name="ce1">
            <text:p>720</text:p>
          </table:table-cell>
          <table:table-cell table:number-columns-repeated="16377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time" office:time-value="PT10H39M3.813S" table:style-name="ce2">
            <text:p>39:03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720" table:style-name="ce1">
            <text:p>720</text:p>
          </table:table-cell>
          <table:table-cell table:number-columns-repeated="16377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time" office:time-value="PT10H39M3.767S" table:style-name="ce2">
            <text:p>39:03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Success</text:p>
          </table:table-cell>
          <table:table-cell office:value-type="float" office:value="720" table:style-name="ce1">
            <text:p>720</text:p>
          </table:table-cell>
          <table:table-cell table:number-columns-repeated="16377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time" office:time-value="PT10H39M3.699S" table:style-name="ce2">
            <text:p>39:03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Success</text:p>
          </table:table-cell>
          <table:table-cell office:value-type="float" office:value="720" table:style-name="ce1">
            <text:p>720</text:p>
          </table:table-cell>
          <table:table-cell table:number-columns-repeated="16377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time" office:time-value="PT10H39M3.843S" table:style-name="ce2">
            <text:p>39:03.8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time" office:time-value="PT10H39M3.825S" table:style-name="ce2">
            <text:p>39:03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time" office:time-value="PT10H39M3.823S" table:style-name="ce2">
            <text:p>39:03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720" table:style-name="ce1">
            <text:p>720</text:p>
          </table:table-cell>
          <table:table-cell table:number-columns-repeated="16377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time" office:time-value="PT10H39M3.067S" table:style-name="ce2">
            <text:p>39:03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890" table:style-name="ce1">
            <text:p>890</text:p>
          </table:table-cell>
          <table:table-cell office:value-type="string" table:style-name="ce1">
            <text:p>Success</text:p>
          </table:table-cell>
          <table:table-cell office:value-type="float" office:value="54674" table:style-name="ce1">
            <text:p>54674</text:p>
          </table:table-cell>
          <table:table-cell table:number-columns-repeated="16377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time" office:time-value="PT10H39M3.837S" table:style-name="ce2">
            <text:p>39:03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Success</text:p>
          </table:table-cell>
          <table:table-cell office:value-type="float" office:value="720" table:style-name="ce1">
            <text:p>720</text:p>
          </table:table-cell>
          <table:table-cell table:number-columns-repeated="16377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time" office:time-value="PT10H39M3.947S" table:style-name="ce2">
            <text:p>39:03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978" table:style-name="ce1">
            <text:p>978</text:p>
          </table:table-cell>
          <table:table-cell table:number-columns-repeated="16377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time" office:time-value="PT10H39M3.950S" table:style-name="ce2">
            <text:p>39:04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time" office:time-value="PT10H39M3.868S" table:style-name="ce2">
            <text:p>39:03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Success</text:p>
          </table:table-cell>
          <table:table-cell office:value-type="float" office:value="978" table:style-name="ce1">
            <text:p>978</text:p>
          </table:table-cell>
          <table:table-cell table:number-columns-repeated="16377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time" office:time-value="PT10H39M4.012S" table:style-name="ce2">
            <text:p>39:04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978" table:style-name="ce1">
            <text:p>978</text:p>
          </table:table-cell>
          <table:table-cell table:number-columns-repeated="16377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time" office:time-value="PT10H39M4.013S" table:style-name="ce2">
            <text:p>39:04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720" table:style-name="ce1">
            <text:p>720</text:p>
          </table:table-cell>
          <table:table-cell table:number-columns-repeated="16377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time" office:time-value="PT10H39M3.031S" table:style-name="ce2">
            <text:p>39:03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145" table:style-name="ce1">
            <text:p>1145</text:p>
          </table:table-cell>
          <table:table-cell office:value-type="string" table:style-name="ce1">
            <text:p>Success</text:p>
          </table:table-cell>
          <table:table-cell office:value-type="float" office:value="40812" table:style-name="ce1">
            <text:p>40812</text:p>
          </table:table-cell>
          <table:table-cell table:number-columns-repeated="16377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time" office:time-value="PT10H39M4.177S" table:style-name="ce2">
            <text:p>39:04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time" office:time-value="PT10H39M4.263S" table:style-name="ce2">
            <text:p>39:04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time" office:time-value="PT10H39M4.347S" table:style-name="ce2">
            <text:p>39:04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time" office:time-value="PT10H39M4.491S" table:style-name="ce2">
            <text:p>39:04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978" table:style-name="ce1">
            <text:p>978</text:p>
          </table:table-cell>
          <table:table-cell table:number-columns-repeated="16377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time" office:time-value="PT10H39M4.522S" table:style-name="ce2">
            <text:p>39:04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978" table:style-name="ce1">
            <text:p>978</text:p>
          </table:table-cell>
          <table:table-cell table:number-columns-repeated="16377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time" office:time-value="PT10H39M3.044S" table:style-name="ce2">
            <text:p>39:03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673" table:style-name="ce1">
            <text:p>1673</text:p>
          </table:table-cell>
          <table:table-cell office:value-type="string" table:style-name="ce1">
            <text:p>Success</text:p>
          </table:table-cell>
          <table:table-cell office:value-type="float" office:value="38121" table:style-name="ce1">
            <text:p>38121</text:p>
          </table:table-cell>
          <table:table-cell table:number-columns-repeated="16377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time" office:time-value="PT10H39M4.719S" table:style-name="ce2">
            <text:p>39:04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time" office:time-value="PT10H39M2.970S" table:style-name="ce2">
            <text:p>39:03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885" table:style-name="ce1">
            <text:p>1885</text:p>
          </table:table-cell>
          <table:table-cell office:value-type="string" table:style-name="ce1">
            <text:p>Success</text:p>
          </table:table-cell>
          <table:table-cell office:value-type="float" office:value="40239" table:style-name="ce1">
            <text:p>40239</text:p>
          </table:table-cell>
          <table:table-cell table:number-columns-repeated="16377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time" office:time-value="PT10H39M4.839S" table:style-name="ce2">
            <text:p>39:04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3331" table:style-name="ce1">
            <text:p>3331</text:p>
          </table:table-cell>
          <table:table-cell table:number-columns-repeated="16377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time" office:time-value="PT10H39M4.896S" table:style-name="ce2">
            <text:p>39:04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time" office:time-value="PT10H39M3.013S" table:style-name="ce2">
            <text:p>39:03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uccess</text:p>
          </table:table-cell>
          <table:table-cell office:value-type="float" office:value="40237" table:style-name="ce1">
            <text:p>40237</text:p>
          </table:table-cell>
          <table:table-cell table:number-columns-repeated="16377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time" office:time-value="PT10H38M46.505S" table:style-name="ce2">
            <text:p>38:46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8463" table:style-name="ce1">
            <text:p>18463</text:p>
          </table:table-cell>
          <table:table-cell office:value-type="string" table:style-name="ce1">
            <text:p>Success</text:p>
          </table:table-cell>
          <table:table-cell office:value-type="float" office:value="55478" table:style-name="ce1">
            <text:p>55478</text:p>
          </table:table-cell>
          <table:table-cell table:number-columns-repeated="16377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time" office:time-value="PT10H39M3.029S" table:style-name="ce2">
            <text:p>39:03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984" table:style-name="ce1">
            <text:p>1984</text:p>
          </table:table-cell>
          <table:table-cell office:value-type="string" table:style-name="ce1">
            <text:p>Success</text:p>
          </table:table-cell>
          <table:table-cell office:value-type="float" office:value="40237" table:style-name="ce1">
            <text:p>40237</text:p>
          </table:table-cell>
          <table:table-cell table:number-columns-repeated="16377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time" office:time-value="PT10H39M3.065S" table:style-name="ce2">
            <text:p>39:03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123" table:style-name="ce1">
            <text:p>2123</text:p>
          </table:table-cell>
          <table:table-cell office:value-type="string" table:style-name="ce1">
            <text:p>Success</text:p>
          </table:table-cell>
          <table:table-cell office:value-type="float" office:value="40241" table:style-name="ce1">
            <text:p>40241</text:p>
          </table:table-cell>
          <table:table-cell table:number-columns-repeated="16377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time" office:time-value="PT10H39M3.054S" table:style-name="ce2">
            <text:p>39:03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202" table:style-name="ce1">
            <text:p>2202</text:p>
          </table:table-cell>
          <table:table-cell office:value-type="string" table:style-name="ce1">
            <text:p>Success</text:p>
          </table:table-cell>
          <table:table-cell office:value-type="float" office:value="42360" table:style-name="ce1">
            <text:p>42360</text:p>
          </table:table-cell>
          <table:table-cell table:number-columns-repeated="16377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time" office:time-value="PT10H39M3.317S" table:style-name="ce2">
            <text:p>39:03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uccess</text:p>
          </table:table-cell>
          <table:table-cell office:value-type="float" office:value="46595" table:style-name="ce1">
            <text:p>46595</text:p>
          </table:table-cell>
          <table:table-cell table:number-columns-repeated="16377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time" office:time-value="PT10H39M5.260S" table:style-name="ce2">
            <text:p>39:05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time" office:time-value="PT10H39M5.298S" table:style-name="ce2">
            <text:p>39:05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time" office:time-value="PT10H39M5.342S" table:style-name="ce2">
            <text:p>39:05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858" table:style-name="ce1">
            <text:p>858</text:p>
          </table:table-cell>
          <table:table-cell table:number-columns-repeated="16377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time" office:time-value="PT10H39M5.386S" table:style-name="ce2">
            <text:p>39:05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910" table:style-name="ce1">
            <text:p>910</text:p>
          </table:table-cell>
          <table:table-cell table:number-columns-repeated="16377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time" office:time-value="PT10H39M3.221S" table:style-name="ce2">
            <text:p>39:03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303" table:style-name="ce1">
            <text:p>2303</text:p>
          </table:table-cell>
          <table:table-cell office:value-type="string" table:style-name="ce1">
            <text:p>Success</text:p>
          </table:table-cell>
          <table:table-cell office:value-type="float" office:value="44526" table:style-name="ce1">
            <text:p>44526</text:p>
          </table:table-cell>
          <table:table-cell table:number-columns-repeated="16377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time" office:time-value="PT10H39M3.520S" table:style-name="ce2">
            <text:p>39:03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114" table:style-name="ce1">
            <text:p>2114</text:p>
          </table:table-cell>
          <table:table-cell office:value-type="string" table:style-name="ce1">
            <text:p>Success</text:p>
          </table:table-cell>
          <table:table-cell office:value-type="float" office:value="48714" table:style-name="ce1">
            <text:p>48714</text:p>
          </table:table-cell>
          <table:table-cell table:number-columns-repeated="16377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time" office:time-value="PT10H39M3.872S" table:style-name="ce2">
            <text:p>39:03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000" table:style-name="ce1">
            <text:p>2000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time" office:time-value="PT10H39M5.873S" table:style-name="ce2">
            <text:p>39:05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978" table:style-name="ce1">
            <text:p>978</text:p>
          </table:table-cell>
          <table:table-cell table:number-columns-repeated="16377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time" office:time-value="PT10H39M5.904S" table:style-name="ce2">
            <text:p>39:05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978" table:style-name="ce1">
            <text:p>978</text:p>
          </table:table-cell>
          <table:table-cell table:number-columns-repeated="16377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time" office:time-value="PT10H39M4.014S" table:style-name="ce2">
            <text:p>39:04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Success</text:p>
          </table:table-cell>
          <table:table-cell office:value-type="float" office:value="50830" table:style-name="ce1">
            <text:p>50830</text:p>
          </table:table-cell>
          <table:table-cell table:number-columns-repeated="16377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time" office:time-value="PT10H39M3.958S" table:style-name="ce2">
            <text:p>39:04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271" table:style-name="ce1">
            <text:p>2271</text:p>
          </table:table-cell>
          <table:table-cell office:value-type="string" table:style-name="ce1">
            <text:p>Success</text:p>
          </table:table-cell>
          <table:table-cell office:value-type="float" office:value="52947" table:style-name="ce1">
            <text:p>52947</text:p>
          </table:table-cell>
          <table:table-cell table:number-columns-repeated="16377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time" office:time-value="PT10H39M6.230S" table:style-name="ce2">
            <text:p>39:06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time" office:time-value="PT10H39M6.245S" table:style-name="ce2">
            <text:p>39:06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time" office:time-value="PT10H39M6.267S" table:style-name="ce2">
            <text:p>39:06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086" table:style-name="ce1">
            <text:p>1086</text:p>
          </table:table-cell>
          <table:table-cell table:number-columns-repeated="16377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time" office:time-value="PT10H39M6.289S" table:style-name="ce2">
            <text:p>39:06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138" table:style-name="ce1">
            <text:p>1138</text:p>
          </table:table-cell>
          <table:table-cell table:number-columns-repeated="16377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time" office:time-value="PT10H39M5.523S" table:style-name="ce2">
            <text:p>39:05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099" table:style-name="ce1">
            <text:p>1099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time" office:time-value="PT10H39M6.625S" table:style-name="ce2">
            <text:p>39:06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time" office:time-value="PT10H39M5.936S" table:style-name="ce2">
            <text:p>39:05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813" table:style-name="ce1">
            <text:p>813</text:p>
          </table:table-cell>
          <table:table-cell office:value-type="string" table:style-name="ce1">
            <text:p>Success</text:p>
          </table:table-cell>
          <table:table-cell office:value-type="float" office:value="55066" table:style-name="ce1">
            <text:p>55066</text:p>
          </table:table-cell>
          <table:table-cell table:number-columns-repeated="16377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time" office:time-value="PT10H39M4.953S" table:style-name="ce2">
            <text:p>39:05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200" table:style-name="ce1">
            <text:p>2200</text:p>
          </table:table-cell>
          <table:table-cell office:value-type="string" table:style-name="ce1">
            <text:p>Success</text:p>
          </table:table-cell>
          <table:table-cell office:value-type="float" office:value="57183" table:style-name="ce1">
            <text:p>57183</text:p>
          </table:table-cell>
          <table:table-cell table:number-columns-repeated="16377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time" office:time-value="PT10H39M4.622S" table:style-name="ce2">
            <text:p>39:04.6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799" table:style-name="ce1">
            <text:p>2799</text:p>
          </table:table-cell>
          <table:table-cell office:value-type="string" table:style-name="ce1">
            <text:p>Success</text:p>
          </table:table-cell>
          <table:table-cell office:value-type="float" office:value="59303" table:style-name="ce1">
            <text:p>59303</text:p>
          </table:table-cell>
          <table:table-cell table:number-columns-repeated="16377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time" office:time-value="PT10H38M59.791S" table:style-name="ce2">
            <text:p>38:59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7655" table:style-name="ce1">
            <text:p>7655</text:p>
          </table:table-cell>
          <table:table-cell office:value-type="string" table:style-name="ce1">
            <text:p>Success</text:p>
          </table:table-cell>
          <table:table-cell office:value-type="float" office:value="39355" table:style-name="ce1">
            <text:p>39355</text:p>
          </table:table-cell>
          <table:table-cell table:number-columns-repeated="16377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time" office:time-value="PT10H39M4.039S" table:style-name="ce2">
            <text:p>39:04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3394" table:style-name="ce1">
            <text:p>3394</text:p>
          </table:table-cell>
          <table:table-cell office:value-type="string" table:style-name="ce1">
            <text:p>Success</text:p>
          </table:table-cell>
          <table:table-cell office:value-type="float" office:value="59357" table:style-name="ce1">
            <text:p>59357</text:p>
          </table:table-cell>
          <table:table-cell table:number-columns-repeated="16377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time" office:time-value="PT10H38M59.966S" table:style-name="ce2">
            <text:p>39:00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7784" table:style-name="ce1">
            <text:p>7784</text:p>
          </table:table-cell>
          <table:table-cell office:value-type="string" table:style-name="ce1">
            <text:p>Success</text:p>
          </table:table-cell>
          <table:table-cell office:value-type="float" office:value="41231" table:style-name="ce1">
            <text:p>41231</text:p>
          </table:table-cell>
          <table:table-cell table:number-columns-repeated="16377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time" office:time-value="PT10H39M7.440S" table:style-name="ce2">
            <text:p>39:07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382" table:style-name="ce1">
            <text:p>382</text:p>
          </table:table-cell>
          <table:table-cell office:value-type="string" table:style-name="ce1">
            <text:p>Success</text:p>
          </table:table-cell>
          <table:table-cell office:value-type="float" office:value="61421" table:style-name="ce1">
            <text:p>61421</text:p>
          </table:table-cell>
          <table:table-cell table:number-columns-repeated="16377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time" office:time-value="PT10H39M7.824S" table:style-name="ce2">
            <text:p>39:07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444" table:style-name="ce1">
            <text:p>44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time" office:time-value="PT10H39M3.143S" table:style-name="ce2">
            <text:p>39:03.1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5284" table:style-name="ce1">
            <text:p>5284</text:p>
          </table:table-cell>
          <table:table-cell office:value-type="string" table:style-name="ce1">
            <text:p>Success</text:p>
          </table:table-cell>
          <table:table-cell office:value-type="float" office:value="19556" table:style-name="ce1">
            <text:p>19556</text:p>
          </table:table-cell>
          <table:table-cell table:number-columns-repeated="16377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time" office:time-value="PT10H39M3.386S" table:style-name="ce2">
            <text:p>39:03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5086" table:style-name="ce1">
            <text:p>5086</text:p>
          </table:table-cell>
          <table:table-cell office:value-type="string" table:style-name="ce1">
            <text:p>Success</text:p>
          </table:table-cell>
          <table:table-cell office:value-type="float" office:value="19552" table:style-name="ce1">
            <text:p>19552</text:p>
          </table:table-cell>
          <table:table-cell table:number-columns-repeated="16377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time" office:time-value="PT10H39M3.171S" table:style-name="ce2">
            <text:p>39:03.2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5352" table:style-name="ce1">
            <text:p>5352</text:p>
          </table:table-cell>
          <table:table-cell office:value-type="string" table:style-name="ce1">
            <text:p>Success</text:p>
          </table:table-cell>
          <table:table-cell office:value-type="float" office:value="19558" table:style-name="ce1">
            <text:p>19558</text:p>
          </table:table-cell>
          <table:table-cell table:number-columns-repeated="16377"/>
        </table:table-row>
        <table:table-row table:style-name="ro1">
          <table:table-cell office:value-type="float" office:value="1242" table:style-name="ce1">
            <text:p>1242</text:p>
          </table:table-cell>
          <table:table-cell office:value-type="time" office:time-value="PT10H39M3.473S" table:style-name="ce2">
            <text:p>39:03.5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5115" table:style-name="ce1">
            <text:p>5115</text:p>
          </table:table-cell>
          <table:table-cell office:value-type="string" table:style-name="ce1">
            <text:p>Success</text:p>
          </table:table-cell>
          <table:table-cell office:value-type="float" office:value="57981" table:style-name="ce1">
            <text:p>57981</text:p>
          </table:table-cell>
          <table:table-cell table:number-columns-repeated="16377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time" office:time-value="PT10H39M3.693S" table:style-name="ce2">
            <text:p>39:03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4902" table:style-name="ce1">
            <text:p>4902</text:p>
          </table:table-cell>
          <table:table-cell office:value-type="string" table:style-name="ce1">
            <text:p>Success</text:p>
          </table:table-cell>
          <table:table-cell office:value-type="float" office:value="54674" table:style-name="ce1">
            <text:p>54674</text:p>
          </table:table-cell>
          <table:table-cell table:number-columns-repeated="16377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time" office:time-value="PT10H39M3.383S" table:style-name="ce2">
            <text:p>39:03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5217" table:style-name="ce1">
            <text:p>5217</text:p>
          </table:table-cell>
          <table:table-cell office:value-type="string" table:style-name="ce1">
            <text:p>Success</text:p>
          </table:table-cell>
          <table:table-cell office:value-type="float" office:value="19558" table:style-name="ce1">
            <text:p>19558</text:p>
          </table:table-cell>
          <table:table-cell table:number-columns-repeated="16377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time" office:time-value="PT10H39M2.113S" table:style-name="ce2">
            <text:p>39:02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6490" table:style-name="ce1">
            <text:p>6490</text:p>
          </table:table-cell>
          <table:table-cell office:value-type="string" table:style-name="ce1">
            <text:p>Success</text:p>
          </table:table-cell>
          <table:table-cell office:value-type="float" office:value="70301" table:style-name="ce1">
            <text:p>70301</text:p>
          </table:table-cell>
          <table:table-cell table:number-columns-repeated="16377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time" office:time-value="PT10H39M3.805S" table:style-name="ce2">
            <text:p>39:03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4848" table:style-name="ce1">
            <text:p>4848</text:p>
          </table:table-cell>
          <table:table-cell office:value-type="string" table:style-name="ce1">
            <text:p>Success</text:p>
          </table:table-cell>
          <table:table-cell office:value-type="float" office:value="57981" table:style-name="ce1">
            <text:p>57981</text:p>
          </table:table-cell>
          <table:table-cell table:number-columns-repeated="16377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time" office:time-value="PT10H39M3.784S" table:style-name="ce2">
            <text:p>39:03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4943" table:style-name="ce1">
            <text:p>4943</text:p>
          </table:table-cell>
          <table:table-cell office:value-type="string" table:style-name="ce1">
            <text:p>Success</text:p>
          </table:table-cell>
          <table:table-cell office:value-type="float" office:value="19558" table:style-name="ce1">
            <text:p>19558</text:p>
          </table:table-cell>
          <table:table-cell table:number-columns-repeated="16377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time" office:time-value="PT10H39M3.503S" table:style-name="ce2">
            <text:p>39:03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5246" table:style-name="ce1">
            <text:p>5246</text:p>
          </table:table-cell>
          <table:table-cell office:value-type="string" table:style-name="ce1">
            <text:p>Success</text:p>
          </table:table-cell>
          <table:table-cell office:value-type="float" office:value="19556" table:style-name="ce1">
            <text:p>19556</text:p>
          </table:table-cell>
          <table:table-cell table:number-columns-repeated="16377"/>
        </table:table-row>
        <table:table-row table:style-name="ro1">
          <table:table-cell office:value-type="float" office:value="1249" table:style-name="ce1">
            <text:p>1249</text:p>
          </table:table-cell>
          <table:table-cell office:value-type="time" office:time-value="PT10H39M3.341S" table:style-name="ce2">
            <text:p>39:03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5408" table:style-name="ce1">
            <text:p>5408</text:p>
          </table:table-cell>
          <table:table-cell office:value-type="string" table:style-name="ce1">
            <text:p>Success</text:p>
          </table:table-cell>
          <table:table-cell office:value-type="float" office:value="19558" table:style-name="ce1">
            <text:p>19558</text:p>
          </table:table-cell>
          <table:table-cell table:number-columns-repeated="16377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time" office:time-value="PT10H39M7.155S" table:style-name="ce2">
            <text:p>39:07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601" table:style-name="ce1">
            <text:p>1601</text:p>
          </table:table-cell>
          <table:table-cell office:value-type="string" table:style-name="ce1">
            <text:p>Success</text:p>
          </table:table-cell>
          <table:table-cell office:value-type="float" office:value="71029" table:style-name="ce1">
            <text:p>71029</text:p>
          </table:table-cell>
          <table:table-cell table:number-columns-repeated="16377"/>
        </table:table-row>
        <table:table-row table:style-name="ro1">
          <table:table-cell office:value-type="float" office:value="1251" table:style-name="ce1">
            <text:p>1251</text:p>
          </table:table-cell>
          <table:table-cell office:value-type="time" office:time-value="PT10H39M3.221S" table:style-name="ce2">
            <text:p>39:03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5536" table:style-name="ce1">
            <text:p>5536</text:p>
          </table:table-cell>
          <table:table-cell office:value-type="string" table:style-name="ce1">
            <text:p>Success</text:p>
          </table:table-cell>
          <table:table-cell office:value-type="float" office:value="19558" table:style-name="ce1">
            <text:p>19558</text:p>
          </table:table-cell>
          <table:table-cell table:number-columns-repeated="16377"/>
        </table:table-row>
        <table:table-row table:style-name="ro1">
          <table:table-cell office:value-type="float" office:value="1252" table:style-name="ce1">
            <text:p>1252</text:p>
          </table:table-cell>
          <table:table-cell office:value-type="time" office:time-value="PT10H39M3.158S" table:style-name="ce2">
            <text:p>39:03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5601" table:style-name="ce1">
            <text:p>5601</text:p>
          </table:table-cell>
          <table:table-cell office:value-type="string" table:style-name="ce1">
            <text:p>Success</text:p>
          </table:table-cell>
          <table:table-cell office:value-type="float" office:value="19558" table:style-name="ce1">
            <text:p>19558</text:p>
          </table:table-cell>
          <table:table-cell table:number-columns-repeated="16377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time" office:time-value="PT10H39M3.847S" table:style-name="ce2">
            <text:p>39:03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4915" table:style-name="ce1">
            <text:p>4915</text:p>
          </table:table-cell>
          <table:table-cell office:value-type="string" table:style-name="ce1">
            <text:p>Success</text:p>
          </table:table-cell>
          <table:table-cell office:value-type="float" office:value="57981" table:style-name="ce1">
            <text:p>57981</text:p>
          </table:table-cell>
          <table:table-cell table:number-columns-repeated="16377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time" office:time-value="PT10H39M1.836S" table:style-name="ce2">
            <text:p>39:01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6930" table:style-name="ce1">
            <text:p>6930</text:p>
          </table:table-cell>
          <table:table-cell office:value-type="string" table:style-name="ce1">
            <text:p>Success</text:p>
          </table:table-cell>
          <table:table-cell office:value-type="float" office:value="70301" table:style-name="ce1">
            <text:p>70301</text:p>
          </table:table-cell>
          <table:table-cell table:number-columns-repeated="16377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time" office:time-value="PT10H39M3.892S" table:style-name="ce2">
            <text:p>39:03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4898" table:style-name="ce1">
            <text:p>4898</text:p>
          </table:table-cell>
          <table:table-cell office:value-type="string" table:style-name="ce1">
            <text:p>Success</text:p>
          </table:table-cell>
          <table:table-cell office:value-type="float" office:value="50167" table:style-name="ce1">
            <text:p>50167</text:p>
          </table:table-cell>
          <table:table-cell table:number-columns-repeated="16377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time" office:time-value="PT10H39M3.951S" table:style-name="ce2">
            <text:p>39:04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4856" table:style-name="ce1">
            <text:p>4856</text:p>
          </table:table-cell>
          <table:table-cell office:value-type="string" table:style-name="ce1">
            <text:p>Success</text:p>
          </table:table-cell>
          <table:table-cell office:value-type="float" office:value="50167" table:style-name="ce1">
            <text:p>50167</text:p>
          </table:table-cell>
          <table:table-cell table:number-columns-repeated="16377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time" office:time-value="PT10H39M6.692S" table:style-name="ce2">
            <text:p>39:06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2118" table:style-name="ce1">
            <text:p>2118</text:p>
          </table:table-cell>
          <table:table-cell office:value-type="string" table:style-name="ce1">
            <text:p>Success</text:p>
          </table:table-cell>
          <table:table-cell office:value-type="float" office:value="45527" table:style-name="ce1">
            <text:p>45527</text:p>
          </table:table-cell>
          <table:table-cell table:number-columns-repeated="16377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time" office:time-value="PT10H39M1.514S" table:style-name="ce2">
            <text:p>39:01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7308" table:style-name="ce1">
            <text:p>7308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259" table:style-name="ce1">
            <text:p>1259</text:p>
          </table:table-cell>
          <table:table-cell office:value-type="time" office:time-value="PT10H39M3.804S" table:style-name="ce2">
            <text:p>39:03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5044" table:style-name="ce1">
            <text:p>5044</text:p>
          </table:table-cell>
          <table:table-cell office:value-type="string" table:style-name="ce1">
            <text:p>Success</text:p>
          </table:table-cell>
          <table:table-cell office:value-type="float" office:value="57981" table:style-name="ce1">
            <text:p>57981</text:p>
          </table:table-cell>
          <table:table-cell table:number-columns-repeated="16377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time" office:time-value="PT10H39M3.927S" table:style-name="ce2">
            <text:p>39:03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4924" table:style-name="ce1">
            <text:p>4924</text:p>
          </table:table-cell>
          <table:table-cell office:value-type="string" table:style-name="ce1">
            <text:p>Success</text:p>
          </table:table-cell>
          <table:table-cell office:value-type="float" office:value="50167" table:style-name="ce1">
            <text:p>50167</text:p>
          </table:table-cell>
          <table:table-cell table:number-columns-repeated="16377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time" office:time-value="PT10H39M8.812S" table:style-name="ce2">
            <text:p>39:08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58" table:style-name="ce1">
            <text:p>25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time" office:time-value="PT10H39M3.803S" table:style-name="ce2">
            <text:p>39:03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5270" table:style-name="ce1">
            <text:p>5270</text:p>
          </table:table-cell>
          <table:table-cell office:value-type="string" table:style-name="ce1">
            <text:p>Success</text:p>
          </table:table-cell>
          <table:table-cell office:value-type="float" office:value="54674" table:style-name="ce1">
            <text:p>54674</text:p>
          </table:table-cell>
          <table:table-cell table:number-columns-repeated="16377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time" office:time-value="PT10H39M3.874S" table:style-name="ce2">
            <text:p>39:03.9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5206" table:style-name="ce1">
            <text:p>5206</text:p>
          </table:table-cell>
          <table:table-cell office:value-type="string" table:style-name="ce1">
            <text:p>Success</text:p>
          </table:table-cell>
          <table:table-cell office:value-type="float" office:value="57981" table:style-name="ce1">
            <text:p>57981</text:p>
          </table:table-cell>
          <table:table-cell table:number-columns-repeated="16377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time" office:time-value="PT10H39M8.791S" table:style-name="ce2">
            <text:p>39:08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Success</text:p>
          </table:table-cell>
          <table:table-cell office:value-type="float" office:value="1228" table:style-name="ce1">
            <text:p>1228</text:p>
          </table:table-cell>
          <table:table-cell table:number-columns-repeated="16377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time" office:time-value="PT10H39M8.851S" table:style-name="ce2">
            <text:p>39:08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353" table:style-name="ce1">
            <text:p>353</text:p>
          </table:table-cell>
          <table:table-cell office:value-type="string" table:style-name="ce1">
            <text:p>Success</text:p>
          </table:table-cell>
          <table:table-cell office:value-type="float" office:value="1228" table:style-name="ce1">
            <text:p>1228</text:p>
          </table:table-cell>
          <table:table-cell table:number-columns-repeated="16377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time" office:time-value="PT10H39M8.807S" table:style-name="ce2">
            <text:p>39:08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401" table:style-name="ce1">
            <text:p>401</text:p>
          </table:table-cell>
          <table:table-cell office:value-type="string" table:style-name="ce1">
            <text:p>Success</text:p>
          </table:table-cell>
          <table:table-cell office:value-type="float" office:value="1228" table:style-name="ce1">
            <text:p>1228</text:p>
          </table:table-cell>
          <table:table-cell table:number-columns-repeated="16377"/>
        </table:table-row>
        <table:table-row table:style-name="ro1">
          <table:table-cell office:value-type="float" office:value="1267" table:style-name="ce1">
            <text:p>1267</text:p>
          </table:table-cell>
          <table:table-cell office:value-type="time" office:time-value="PT10H39M4.946S" table:style-name="ce2">
            <text:p>39:04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4265" table:style-name="ce1">
            <text:p>4265</text:p>
          </table:table-cell>
          <table:table-cell office:value-type="string" table:style-name="ce1">
            <text:p>Success</text:p>
          </table:table-cell>
          <table:table-cell office:value-type="float" office:value="54674" table:style-name="ce1">
            <text:p>54674</text:p>
          </table:table-cell>
          <table:table-cell table:number-columns-repeated="16377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time" office:time-value="PT10H39M3.926S" table:style-name="ce2">
            <text:p>39:03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5297" table:style-name="ce1">
            <text:p>5297</text:p>
          </table:table-cell>
          <table:table-cell office:value-type="string" table:style-name="ce1">
            <text:p>Success</text:p>
          </table:table-cell>
          <table:table-cell office:value-type="float" office:value="50167" table:style-name="ce1">
            <text:p>50167</text:p>
          </table:table-cell>
          <table:table-cell table:number-columns-repeated="16377"/>
        </table:table-row>
        <table:table-row table:style-name="ro1">
          <table:table-cell office:value-type="float" office:value="1269" table:style-name="ce1">
            <text:p>1269</text:p>
          </table:table-cell>
          <table:table-cell office:value-type="time" office:time-value="PT10H39M9.225S" table:style-name="ce2">
            <text:p>39:09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228" table:style-name="ce1">
            <text:p>1228</text:p>
          </table:table-cell>
          <table:table-cell table:number-columns-repeated="16377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time" office:time-value="PT10H39M4.043S" table:style-name="ce2">
            <text:p>39:04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5239" table:style-name="ce1">
            <text:p>5239</text:p>
          </table:table-cell>
          <table:table-cell office:value-type="string" table:style-name="ce1">
            <text:p>Success</text:p>
          </table:table-cell>
          <table:table-cell office:value-type="float" office:value="50167" table:style-name="ce1">
            <text:p>50167</text:p>
          </table:table-cell>
          <table:table-cell table:number-columns-repeated="16377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time" office:time-value="PT10H39M5.013S" table:style-name="ce2">
            <text:p>39:05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4270" table:style-name="ce1">
            <text:p>4270</text:p>
          </table:table-cell>
          <table:table-cell office:value-type="string" table:style-name="ce1">
            <text:p>Success</text:p>
          </table:table-cell>
          <table:table-cell office:value-type="float" office:value="56319" table:style-name="ce1">
            <text:p>56319</text:p>
          </table:table-cell>
          <table:table-cell table:number-columns-repeated="16377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time" office:time-value="PT10H39M6.307S" table:style-name="ce2">
            <text:p>39:06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2987" table:style-name="ce1">
            <text:p>2987</text:p>
          </table:table-cell>
          <table:table-cell office:value-type="string" table:style-name="ce1">
            <text:p>Success</text:p>
          </table:table-cell>
          <table:table-cell office:value-type="float" office:value="50167" table:style-name="ce1">
            <text:p>50167</text:p>
          </table:table-cell>
          <table:table-cell table:number-columns-repeated="16377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time" office:time-value="PT10H39M5.256S" table:style-name="ce2">
            <text:p>39:05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4037" table:style-name="ce1">
            <text:p>4037</text:p>
          </table:table-cell>
          <table:table-cell office:value-type="string" table:style-name="ce1">
            <text:p>Success</text:p>
          </table:table-cell>
          <table:table-cell office:value-type="float" office:value="56319" table:style-name="ce1">
            <text:p>56319</text:p>
          </table:table-cell>
          <table:table-cell table:number-columns-repeated="16377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time" office:time-value="PT10H39M3.192S" table:style-name="ce2">
            <text:p>39:03.2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6103" table:style-name="ce1">
            <text:p>6103</text:p>
          </table:table-cell>
          <table:table-cell office:value-type="string" table:style-name="ce1">
            <text:p>Success</text:p>
          </table:table-cell>
          <table:table-cell office:value-type="float" office:value="57981" table:style-name="ce1">
            <text:p>57981</text:p>
          </table:table-cell>
          <table:table-cell table:number-columns-repeated="16377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time" office:time-value="PT10H39M5.634S" table:style-name="ce2">
            <text:p>39:05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663" table:style-name="ce1">
            <text:p>3663</text:p>
          </table:table-cell>
          <table:table-cell office:value-type="string" table:style-name="ce1">
            <text:p>Success</text:p>
          </table:table-cell>
          <table:table-cell office:value-type="float" office:value="54674" table:style-name="ce1">
            <text:p>54674</text:p>
          </table:table-cell>
          <table:table-cell table:number-columns-repeated="16377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time" office:time-value="PT10H39M3.850S" table:style-name="ce2">
            <text:p>39:03.8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5449" table:style-name="ce1">
            <text:p>5449</text:p>
          </table:table-cell>
          <table:table-cell office:value-type="string" table:style-name="ce1">
            <text:p>Success</text:p>
          </table:table-cell>
          <table:table-cell office:value-type="float" office:value="57981" table:style-name="ce1">
            <text:p>57981</text:p>
          </table:table-cell>
          <table:table-cell table:number-columns-repeated="16377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time" office:time-value="PT10H39M9.284S" table:style-name="ce2">
            <text:p>39:09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1228" table:style-name="ce1">
            <text:p>1228</text:p>
          </table:table-cell>
          <table:table-cell table:number-columns-repeated="16377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time" office:time-value="PT10H39M8.270S" table:style-name="ce2">
            <text:p>39:08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983" table:style-name="ce1">
            <text:p>19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time" office:time-value="PT10H39M7.736S" table:style-name="ce2">
            <text:p>39:07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976" table:style-name="ce1">
            <text:p>2976</text:p>
          </table:table-cell>
          <table:table-cell office:value-type="string" table:style-name="ce1">
            <text:p>Success</text:p>
          </table:table-cell>
          <table:table-cell office:value-type="float" office:value="63551" table:style-name="ce1">
            <text:p>63551</text:p>
          </table:table-cell>
          <table:table-cell table:number-columns-repeated="16377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time" office:time-value="PT10H39M8.427S" table:style-name="ce2">
            <text:p>39:08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947" table:style-name="ce1">
            <text:p>2947</text:p>
          </table:table-cell>
          <table:table-cell office:value-type="string" table:style-name="ce1">
            <text:p>Success</text:p>
          </table:table-cell>
          <table:table-cell office:value-type="float" office:value="65691" table:style-name="ce1">
            <text:p>65691</text:p>
          </table:table-cell>
          <table:table-cell table:number-columns-repeated="16377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time" office:time-value="PT10H39M8.767S" table:style-name="ce2">
            <text:p>39:08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780" table:style-name="ce1">
            <text:p>278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time" office:time-value="PT10H39M8.471S" table:style-name="ce2">
            <text:p>39:08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3102" table:style-name="ce1">
            <text:p>3102</text:p>
          </table:table-cell>
          <table:table-cell office:value-type="string" table:style-name="ce1">
            <text:p>Success</text:p>
          </table:table-cell>
          <table:table-cell office:value-type="float" office:value="67814" table:style-name="ce1">
            <text:p>67814</text:p>
          </table:table-cell>
          <table:table-cell table:number-columns-repeated="16377"/>
        </table:table-row>
        <table:table-row table:style-name="ro1">
          <table:table-cell office:value-type="float" office:value="1283" table:style-name="ce1">
            <text:p>1283</text:p>
          </table:table-cell>
          <table:table-cell office:value-type="time" office:time-value="PT10H39M8.523S" table:style-name="ce2">
            <text:p>39:08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172" table:style-name="ce1">
            <text:p>3172</text:p>
          </table:table-cell>
          <table:table-cell office:value-type="string" table:style-name="ce1">
            <text:p>Success</text:p>
          </table:table-cell>
          <table:table-cell office:value-type="float" office:value="69932" table:style-name="ce1">
            <text:p>69932</text:p>
          </table:table-cell>
          <table:table-cell table:number-columns-repeated="16377"/>
        </table:table-row>
        <table:table-row table:style-name="ro1">
          <table:table-cell office:value-type="float" office:value="1284" table:style-name="ce1">
            <text:p>1284</text:p>
          </table:table-cell>
          <table:table-cell office:value-type="time" office:time-value="PT10H39M8.599S" table:style-name="ce2">
            <text:p>39:08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3135" table:style-name="ce1">
            <text:p>3135</text:p>
          </table:table-cell>
          <table:table-cell office:value-type="string" table:style-name="ce1">
            <text:p>Success</text:p>
          </table:table-cell>
          <table:table-cell office:value-type="float" office:value="72056" table:style-name="ce1">
            <text:p>72056</text:p>
          </table:table-cell>
          <table:table-cell table:number-columns-repeated="16377"/>
        </table:table-row>
        <table:table-row table:style-name="ro1">
          <table:table-cell office:value-type="float" office:value="1285" table:style-name="ce1">
            <text:p>1285</text:p>
          </table:table-cell>
          <table:table-cell office:value-type="time" office:time-value="PT10H39M8.758S" table:style-name="ce2">
            <text:p>39:08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153" table:style-name="ce1">
            <text:p>3153</text:p>
          </table:table-cell>
          <table:table-cell office:value-type="string" table:style-name="ce1">
            <text:p>Success</text:p>
          </table:table-cell>
          <table:table-cell office:value-type="float" office:value="78413" table:style-name="ce1">
            <text:p>78413</text:p>
          </table:table-cell>
          <table:table-cell table:number-columns-repeated="16377"/>
        </table:table-row>
        <table:table-row table:style-name="ro1">
          <table:table-cell office:value-type="float" office:value="1286" table:style-name="ce1">
            <text:p>1286</text:p>
          </table:table-cell>
          <table:table-cell office:value-type="time" office:time-value="PT10H39M8.756S" table:style-name="ce2">
            <text:p>39:08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3237" table:style-name="ce1">
            <text:p>32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87" table:style-name="ce1">
            <text:p>1287</text:p>
          </table:table-cell>
          <table:table-cell office:value-type="time" office:time-value="PT10H39M8.728S" table:style-name="ce2">
            <text:p>39:08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279" table:style-name="ce1">
            <text:p>3279</text:p>
          </table:table-cell>
          <table:table-cell office:value-type="string" table:style-name="ce1">
            <text:p>Success</text:p>
          </table:table-cell>
          <table:table-cell office:value-type="float" office:value="82651" table:style-name="ce1">
            <text:p>82651</text:p>
          </table:table-cell>
          <table:table-cell table:number-columns-repeated="16377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time" office:time-value="PT10H39M8.822S" table:style-name="ce2">
            <text:p>39:08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3218" table:style-name="ce1">
            <text:p>3218</text:p>
          </table:table-cell>
          <table:table-cell office:value-type="string" table:style-name="ce1">
            <text:p>Success</text:p>
          </table:table-cell>
          <table:table-cell office:value-type="float" office:value="84770" table:style-name="ce1">
            <text:p>84770</text:p>
          </table:table-cell>
          <table:table-cell table:number-columns-repeated="16377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time" office:time-value="PT10H39M8.749S" table:style-name="ce2">
            <text:p>39:08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3329" table:style-name="ce1">
            <text:p>3329</text:p>
          </table:table-cell>
          <table:table-cell office:value-type="string" table:style-name="ce1">
            <text:p>Success</text:p>
          </table:table-cell>
          <table:table-cell office:value-type="float" office:value="82649" table:style-name="ce1">
            <text:p>82649</text:p>
          </table:table-cell>
          <table:table-cell table:number-columns-repeated="16377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time" office:time-value="PT10H39M8.758S" table:style-name="ce2">
            <text:p>39:08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3351" table:style-name="ce1">
            <text:p>3351</text:p>
          </table:table-cell>
          <table:table-cell office:value-type="string" table:style-name="ce1">
            <text:p>Success</text:p>
          </table:table-cell>
          <table:table-cell office:value-type="float" office:value="82651" table:style-name="ce1">
            <text:p>82651</text:p>
          </table:table-cell>
          <table:table-cell table:number-columns-repeated="16377"/>
        </table:table-row>
        <table:table-row table:style-name="ro1">
          <table:table-cell office:value-type="float" office:value="1291" table:style-name="ce1">
            <text:p>1291</text:p>
          </table:table-cell>
          <table:table-cell office:value-type="time" office:time-value="PT10H39M8.749S" table:style-name="ce2">
            <text:p>39:08.7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384" table:style-name="ce1">
            <text:p>3384</text:p>
          </table:table-cell>
          <table:table-cell office:value-type="string" table:style-name="ce1">
            <text:p>Success</text:p>
          </table:table-cell>
          <table:table-cell office:value-type="float" office:value="82653" table:style-name="ce1">
            <text:p>82653</text:p>
          </table:table-cell>
          <table:table-cell table:number-columns-repeated="16377"/>
        </table:table-row>
        <table:table-row table:style-name="ro1">
          <table:table-cell office:value-type="float" office:value="1292" table:style-name="ce1">
            <text:p>1292</text:p>
          </table:table-cell>
          <table:table-cell office:value-type="time" office:time-value="PT10H39M8.604S" table:style-name="ce2">
            <text:p>39:08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3612" table:style-name="ce1">
            <text:p>361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time" office:time-value="PT10H39M8.589S" table:style-name="ce2">
            <text:p>39:08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3675" table:style-name="ce1">
            <text:p>367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time" office:time-value="PT10H39M9.080S" table:style-name="ce2">
            <text:p>39:09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3210" table:style-name="ce1">
            <text:p>321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95" table:style-name="ce1">
            <text:p>1295</text:p>
          </table:table-cell>
          <table:table-cell office:value-type="time" office:time-value="PT10H39M9.075S" table:style-name="ce2">
            <text:p>39:09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3237" table:style-name="ce1">
            <text:p>323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96" table:style-name="ce1">
            <text:p>1296</text:p>
          </table:table-cell>
          <table:table-cell office:value-type="time" office:time-value="PT10H39M8.762S" table:style-name="ce2">
            <text:p>39:08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3579" table:style-name="ce1">
            <text:p>357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97" table:style-name="ce1">
            <text:p>1297</text:p>
          </table:table-cell>
          <table:table-cell office:value-type="time" office:time-value="PT10H39M8.596S" table:style-name="ce2">
            <text:p>39:08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3766" table:style-name="ce1">
            <text:p>376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time" office:time-value="PT10H39M9.297S" table:style-name="ce2">
            <text:p>39:09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064" table:style-name="ce1">
            <text:p>306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time" office:time-value="PT10H39M8.847S" table:style-name="ce2">
            <text:p>39:08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3528" table:style-name="ce1">
            <text:p>352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time" office:time-value="PT10H39M9.212S" table:style-name="ce2">
            <text:p>39:09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3186" table:style-name="ce1">
            <text:p>318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01" table:style-name="ce1">
            <text:p>1301</text:p>
          </table:table-cell>
          <table:table-cell office:value-type="time" office:time-value="PT10H39M9.297S" table:style-name="ce2">
            <text:p>39:09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3135" table:style-name="ce1">
            <text:p>313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time" office:time-value="PT10H39M11.995S" table:style-name="ce2">
            <text:p>39:12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458" table:style-name="ce1">
            <text:p>4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time" office:time-value="PT10H39M9.298S" table:style-name="ce2">
            <text:p>39:09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3179" table:style-name="ce1">
            <text:p>317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04" table:style-name="ce1">
            <text:p>1304</text:p>
          </table:table-cell>
          <table:table-cell office:value-type="time" office:time-value="PT10H39M9.295S" table:style-name="ce2">
            <text:p>39:09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3200" table:style-name="ce1">
            <text:p>320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time" office:time-value="PT10H39M9.284S" table:style-name="ce2">
            <text:p>39:09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3256" table:style-name="ce1">
            <text:p>325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06" table:style-name="ce1">
            <text:p>1306</text:p>
          </table:table-cell>
          <table:table-cell office:value-type="time" office:time-value="PT10H39M12.363S" table:style-name="ce2">
            <text:p>39:12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time" office:time-value="PT10H39M12.363S" table:style-name="ce2">
            <text:p>39:12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time" office:time-value="PT10H39M12.400S" table:style-name="ce2">
            <text:p>39:12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time" office:time-value="PT10H39M12.434S" table:style-name="ce2">
            <text:p>39:12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time" office:time-value="PT10H39M8.654S" table:style-name="ce2">
            <text:p>39:08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942" table:style-name="ce1">
            <text:p>394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time" office:time-value="PT10H39M12.543S" table:style-name="ce2">
            <text:p>39:12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1176" table:style-name="ce1">
            <text:p>1176</text:p>
          </table:table-cell>
          <table:table-cell table:number-columns-repeated="16377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time" office:time-value="PT10H39M12.314S" table:style-name="ce2">
            <text:p>39:12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time" office:time-value="PT10H39M12.558S" table:style-name="ce2">
            <text:p>39:12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1176" table:style-name="ce1">
            <text:p>1176</text:p>
          </table:table-cell>
          <table:table-cell table:number-columns-repeated="16377"/>
        </table:table-row>
        <table:table-row table:style-name="ro1">
          <table:table-cell office:value-type="float" office:value="1314" table:style-name="ce1">
            <text:p>1314</text:p>
          </table:table-cell>
          <table:table-cell office:value-type="time" office:time-value="PT10H39M12.545S" table:style-name="ce2">
            <text:p>39:12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1176" table:style-name="ce1">
            <text:p>1176</text:p>
          </table:table-cell>
          <table:table-cell table:number-columns-repeated="16377"/>
        </table:table-row>
        <table:table-row table:style-name="ro1">
          <table:table-cell office:value-type="float" office:value="1315" table:style-name="ce1">
            <text:p>1315</text:p>
          </table:table-cell>
          <table:table-cell office:value-type="time" office:time-value="PT10H39M12.558S" table:style-name="ce2">
            <text:p>39:12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176" table:style-name="ce1">
            <text:p>1176</text:p>
          </table:table-cell>
          <table:table-cell table:number-columns-repeated="16377"/>
        </table:table-row>
        <table:table-row table:style-name="ro1">
          <table:table-cell office:value-type="float" office:value="1316" table:style-name="ce1">
            <text:p>1316</text:p>
          </table:table-cell>
          <table:table-cell office:value-type="time" office:time-value="PT10H39M12.541S" table:style-name="ce2">
            <text:p>39:12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17" table:style-name="ce1">
            <text:p>1317</text:p>
          </table:table-cell>
          <table:table-cell office:value-type="time" office:time-value="PT10H39M12.597S" table:style-name="ce2">
            <text:p>39:12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176" table:style-name="ce1">
            <text:p>1176</text:p>
          </table:table-cell>
          <table:table-cell table:number-columns-repeated="16377"/>
        </table:table-row>
        <table:table-row table:style-name="ro1">
          <table:table-cell office:value-type="float" office:value="1318" table:style-name="ce1">
            <text:p>1318</text:p>
          </table:table-cell>
          <table:table-cell office:value-type="time" office:time-value="PT10H39M12.604S" table:style-name="ce2">
            <text:p>39:12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176" table:style-name="ce1">
            <text:p>1176</text:p>
          </table:table-cell>
          <table:table-cell table:number-columns-repeated="16377"/>
        </table:table-row>
        <table:table-row table:style-name="ro1">
          <table:table-cell office:value-type="float" office:value="1319" table:style-name="ce1">
            <text:p>1319</text:p>
          </table:table-cell>
          <table:table-cell office:value-type="time" office:time-value="PT10H39M11.547S" table:style-name="ce2">
            <text:p>39:11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229" table:style-name="ce1">
            <text:p>12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0" table:style-name="ce1">
            <text:p>1320</text:p>
          </table:table-cell>
          <table:table-cell office:value-type="time" office:time-value="PT10H39M10.714S" table:style-name="ce2">
            <text:p>39:10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255" table:style-name="ce1">
            <text:p>22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1" table:style-name="ce1">
            <text:p>1321</text:p>
          </table:table-cell>
          <table:table-cell office:value-type="time" office:time-value="PT10H39M10.254S" table:style-name="ce2">
            <text:p>39:10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952" table:style-name="ce1">
            <text:p>295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2" table:style-name="ce1">
            <text:p>1322</text:p>
          </table:table-cell>
          <table:table-cell office:value-type="time" office:time-value="PT10H39M12.971S" table:style-name="ce2">
            <text:p>39:13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403" table:style-name="ce1">
            <text:p>4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3" table:style-name="ce1">
            <text:p>1323</text:p>
          </table:table-cell>
          <table:table-cell office:value-type="time" office:time-value="PT10H39M12.217S" table:style-name="ce2">
            <text:p>39:12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288" table:style-name="ce1">
            <text:p>12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4" table:style-name="ce1">
            <text:p>1324</text:p>
          </table:table-cell>
          <table:table-cell office:value-type="time" office:time-value="PT10H39M13.376S" table:style-name="ce2">
            <text:p>39:13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16" table:style-name="ce1">
            <text:p>3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5" table:style-name="ce1">
            <text:p>1325</text:p>
          </table:table-cell>
          <table:table-cell office:value-type="time" office:time-value="PT10H39M13.207S" table:style-name="ce2">
            <text:p>39:13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621" table:style-name="ce1">
            <text:p>6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6" table:style-name="ce1">
            <text:p>1326</text:p>
          </table:table-cell>
          <table:table-cell office:value-type="time" office:time-value="PT10H39M13.694S" table:style-name="ce2">
            <text:p>39:13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64" table:style-name="ce1">
            <text:p>26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7" table:style-name="ce1">
            <text:p>1327</text:p>
          </table:table-cell>
          <table:table-cell office:value-type="time" office:time-value="PT10H39M12.110S" table:style-name="ce2">
            <text:p>39:12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130" table:style-name="ce1">
            <text:p>213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328" table:style-name="ce1">
            <text:p>1328</text:p>
          </table:table-cell>
          <table:table-cell office:value-type="time" office:time-value="PT10H39M12.135S" table:style-name="ce2">
            <text:p>39:12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108" table:style-name="ce1">
            <text:p>210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329" table:style-name="ce1">
            <text:p>1329</text:p>
          </table:table-cell>
          <table:table-cell office:value-type="time" office:time-value="PT10H39M12.079S" table:style-name="ce2">
            <text:p>39:12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168" table:style-name="ce1">
            <text:p>216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time" office:time-value="PT10H39M14.244S" table:style-name="ce2">
            <text:p>39:14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out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31" table:style-name="ce1">
            <text:p>1331</text:p>
          </table:table-cell>
          <table:table-cell office:value-type="time" office:time-value="PT10H39M12.008S" table:style-name="ce2">
            <text:p>39:12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254" table:style-name="ce1">
            <text:p>225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332" table:style-name="ce1">
            <text:p>1332</text:p>
          </table:table-cell>
          <table:table-cell office:value-type="time" office:time-value="PT10H39M11.913S" table:style-name="ce2">
            <text:p>39:11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354" table:style-name="ce1">
            <text:p>235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333" table:style-name="ce1">
            <text:p>1333</text:p>
          </table:table-cell>
          <table:table-cell office:value-type="time" office:time-value="PT10H39M11.695S" table:style-name="ce2">
            <text:p>39:11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593" table:style-name="ce1">
            <text:p>259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334" table:style-name="ce1">
            <text:p>1334</text:p>
          </table:table-cell>
          <table:table-cell office:value-type="time" office:time-value="PT10H39M14.240S" table:style-name="ce2">
            <text:p>39:14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out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35" table:style-name="ce1">
            <text:p>1335</text:p>
          </table:table-cell>
          <table:table-cell office:value-type="time" office:time-value="PT10H39M14.249S" table:style-name="ce2">
            <text:p>39:14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out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36" table:style-name="ce1">
            <text:p>1336</text:p>
          </table:table-cell>
          <table:table-cell office:value-type="time" office:time-value="PT10H39M11.735S" table:style-name="ce2">
            <text:p>39:11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598" table:style-name="ce1">
            <text:p>259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337" table:style-name="ce1">
            <text:p>1337</text:p>
          </table:table-cell>
          <table:table-cell office:value-type="time" office:time-value="PT10H39M14.262S" table:style-name="ce2">
            <text:p>39:14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out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38" table:style-name="ce1">
            <text:p>1338</text:p>
          </table:table-cell>
          <table:table-cell office:value-type="time" office:time-value="PT10H39M14.261S" table:style-name="ce2">
            <text:p>39:14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39" table:style-name="ce1">
            <text:p>1339</text:p>
          </table:table-cell>
          <table:table-cell office:value-type="time" office:time-value="PT10H39M14.290S" table:style-name="ce2">
            <text:p>39:14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40" table:style-name="ce1">
            <text:p>1340</text:p>
          </table:table-cell>
          <table:table-cell office:value-type="time" office:time-value="PT10H39M14.267S" table:style-name="ce2">
            <text:p>39:14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out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41" table:style-name="ce1">
            <text:p>1341</text:p>
          </table:table-cell>
          <table:table-cell office:value-type="time" office:time-value="PT10H39M14.289S" table:style-name="ce2">
            <text:p>39:14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out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42" table:style-name="ce1">
            <text:p>1342</text:p>
          </table:table-cell>
          <table:table-cell office:value-type="time" office:time-value="PT10H39M14.348S" table:style-name="ce2">
            <text:p>39:14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43" table:style-name="ce1">
            <text:p>1343</text:p>
          </table:table-cell>
          <table:table-cell office:value-type="time" office:time-value="PT10H39M14.346S" table:style-name="ce2">
            <text:p>39:14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44" table:style-name="ce1">
            <text:p>1344</text:p>
          </table:table-cell>
          <table:table-cell office:value-type="time" office:time-value="PT10H39M14.349S" table:style-name="ce2">
            <text:p>39:14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45" table:style-name="ce1">
            <text:p>1345</text:p>
          </table:table-cell>
          <table:table-cell office:value-type="time" office:time-value="PT10H39M14.298S" table:style-name="ce2">
            <text:p>39:14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46" table:style-name="ce1">
            <text:p>1346</text:p>
          </table:table-cell>
          <table:table-cell office:value-type="time" office:time-value="PT10H39M14.356S" table:style-name="ce2">
            <text:p>39:14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47" table:style-name="ce1">
            <text:p>1347</text:p>
          </table:table-cell>
          <table:table-cell office:value-type="time" office:time-value="PT10H39M14.353S" table:style-name="ce2">
            <text:p>39:14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48" table:style-name="ce1">
            <text:p>1348</text:p>
          </table:table-cell>
          <table:table-cell office:value-type="time" office:time-value="PT10H39M14.351S" table:style-name="ce2">
            <text:p>39:14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49" table:style-name="ce1">
            <text:p>1349</text:p>
          </table:table-cell>
          <table:table-cell office:value-type="time" office:time-value="PT10H39M14.335S" table:style-name="ce2">
            <text:p>39:14.3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out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time" office:time-value="PT10H39M14.364S" table:style-name="ce2">
            <text:p>39:14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51" table:style-name="ce1">
            <text:p>1351</text:p>
          </table:table-cell>
          <table:table-cell office:value-type="time" office:time-value="PT10H39M14.366S" table:style-name="ce2">
            <text:p>39:14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52" table:style-name="ce1">
            <text:p>1352</text:p>
          </table:table-cell>
          <table:table-cell office:value-type="time" office:time-value="PT10H39M14.362S" table:style-name="ce2">
            <text:p>39:14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53" table:style-name="ce1">
            <text:p>1353</text:p>
          </table:table-cell>
          <table:table-cell office:value-type="time" office:time-value="PT10H39M14.367S" table:style-name="ce2">
            <text:p>39:14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54" table:style-name="ce1">
            <text:p>1354</text:p>
          </table:table-cell>
          <table:table-cell office:value-type="time" office:time-value="PT10H39M14.377S" table:style-name="ce2">
            <text:p>39:14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55" table:style-name="ce1">
            <text:p>1355</text:p>
          </table:table-cell>
          <table:table-cell office:value-type="time" office:time-value="PT10H39M11.574S" table:style-name="ce2">
            <text:p>39:11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817" table:style-name="ce1">
            <text:p>281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356" table:style-name="ce1">
            <text:p>1356</text:p>
          </table:table-cell>
          <table:table-cell office:value-type="time" office:time-value="PT10H39M11.374S" table:style-name="ce2">
            <text:p>39:11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027" table:style-name="ce1">
            <text:p>302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357" table:style-name="ce1">
            <text:p>1357</text:p>
          </table:table-cell>
          <table:table-cell office:value-type="time" office:time-value="PT10H39M14.392S" table:style-name="ce2">
            <text:p>39:14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out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time" office:time-value="PT10H39M14.402S" table:style-name="ce2">
            <text:p>39:14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59" table:style-name="ce1">
            <text:p>1359</text:p>
          </table:table-cell>
          <table:table-cell office:value-type="time" office:time-value="PT10H39M14.421S" table:style-name="ce2">
            <text:p>39:14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60" table:style-name="ce1">
            <text:p>1360</text:p>
          </table:table-cell>
          <table:table-cell office:value-type="time" office:time-value="PT10H39M14.419S" table:style-name="ce2">
            <text:p>39:14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61" table:style-name="ce1">
            <text:p>1361</text:p>
          </table:table-cell>
          <table:table-cell office:value-type="time" office:time-value="PT10H39M14.429S" table:style-name="ce2">
            <text:p>39:14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62" table:style-name="ce1">
            <text:p>1362</text:p>
          </table:table-cell>
          <table:table-cell office:value-type="time" office:time-value="PT10H39M14.428S" table:style-name="ce2">
            <text:p>39:14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63" table:style-name="ce1">
            <text:p>1363</text:p>
          </table:table-cell>
          <table:table-cell office:value-type="time" office:time-value="PT10H39M9.295S" table:style-name="ce2">
            <text:p>39:09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5450" table:style-name="ce1">
            <text:p>5450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364" table:style-name="ce1">
            <text:p>1364</text:p>
          </table:table-cell>
          <table:table-cell office:value-type="time" office:time-value="PT10H39M14.747S" table:style-name="ce2">
            <text:p>39:14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1100" table:style-name="ce1">
            <text:p>1100</text:p>
          </table:table-cell>
          <table:table-cell table:number-columns-repeated="16377"/>
        </table:table-row>
        <table:table-row table:style-name="ro1">
          <table:table-cell office:value-type="float" office:value="1365" table:style-name="ce1">
            <text:p>1365</text:p>
          </table:table-cell>
          <table:table-cell office:value-type="time" office:time-value="PT10H38M59.790S" table:style-name="ce2">
            <text:p>38:59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5023" table:style-name="ce1">
            <text:p>15023</text:p>
          </table:table-cell>
          <table:table-cell office:value-type="string" table:style-name="ce1">
            <text:p>Success</text:p>
          </table:table-cell>
          <table:table-cell office:value-type="float" office:value="57412" table:style-name="ce1">
            <text:p>57412</text:p>
          </table:table-cell>
          <table:table-cell table:number-columns-repeated="16377"/>
        </table:table-row>
        <table:table-row table:style-name="ro1">
          <table:table-cell office:value-type="float" office:value="1366" table:style-name="ce1">
            <text:p>1366</text:p>
          </table:table-cell>
          <table:table-cell office:value-type="time" office:time-value="PT10H38M59.545S" table:style-name="ce2">
            <text:p>38:59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5277" table:style-name="ce1">
            <text:p>15277</text:p>
          </table:table-cell>
          <table:table-cell office:value-type="string" table:style-name="ce1">
            <text:p>Success</text:p>
          </table:table-cell>
          <table:table-cell office:value-type="float" office:value="59016" table:style-name="ce1">
            <text:p>59016</text:p>
          </table:table-cell>
          <table:table-cell table:number-columns-repeated="16377"/>
        </table:table-row>
        <table:table-row table:style-name="ro1">
          <table:table-cell office:value-type="float" office:value="1367" table:style-name="ce1">
            <text:p>1367</text:p>
          </table:table-cell>
          <table:table-cell office:value-type="time" office:time-value="PT10H39M5.189S" table:style-name="ce2">
            <text:p>39:05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9629" table:style-name="ce1">
            <text:p>9629</text:p>
          </table:table-cell>
          <table:table-cell office:value-type="string" table:style-name="ce1">
            <text:p>Success</text:p>
          </table:table-cell>
          <table:table-cell office:value-type="float" office:value="54674" table:style-name="ce1">
            <text:p>54674</text:p>
          </table:table-cell>
          <table:table-cell table:number-columns-repeated="16377"/>
        </table:table-row>
        <table:table-row table:style-name="ro1">
          <table:table-cell office:value-type="float" office:value="1368" table:style-name="ce1">
            <text:p>1368</text:p>
          </table:table-cell>
          <table:table-cell office:value-type="time" office:time-value="PT10H38M59.847S" table:style-name="ce2">
            <text:p>38:59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5055" table:style-name="ce1">
            <text:p>15055</text:p>
          </table:table-cell>
          <table:table-cell office:value-type="string" table:style-name="ce1">
            <text:p>Success</text:p>
          </table:table-cell>
          <table:table-cell office:value-type="float" office:value="59058" table:style-name="ce1">
            <text:p>59058</text:p>
          </table:table-cell>
          <table:table-cell table:number-columns-repeated="16377"/>
        </table:table-row>
        <table:table-row table:style-name="ro1">
          <table:table-cell office:value-type="float" office:value="1369" table:style-name="ce1">
            <text:p>1369</text:p>
          </table:table-cell>
          <table:table-cell office:value-type="time" office:time-value="PT10H39M12.597S" table:style-name="ce2">
            <text:p>39:12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954" table:style-name="ce1">
            <text:p>2954</text:p>
          </table:table-cell>
          <table:table-cell office:value-type="string" table:style-name="ce1">
            <text:p>Success</text:p>
          </table:table-cell>
          <table:table-cell office:value-type="float" office:value="86841" table:style-name="ce1">
            <text:p>86841</text:p>
          </table:table-cell>
          <table:table-cell table:number-columns-repeated="16377"/>
        </table:table-row>
        <table:table-row table:style-name="ro1">
          <table:table-cell office:value-type="float" office:value="1370" table:style-name="ce1">
            <text:p>1370</text:p>
          </table:table-cell>
          <table:table-cell office:value-type="time" office:time-value="PT10H39M15.553S" table:style-name="ce2">
            <text:p>39:15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1448" table:style-name="ce1">
            <text:p>1448</text:p>
          </table:table-cell>
          <table:table-cell table:number-columns-repeated="16377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time" office:time-value="PT10H39M14.819S" table:style-name="ce2">
            <text:p>39:14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930" table:style-name="ce1">
            <text:p>93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time" office:time-value="PT10H39M15.647S" table:style-name="ce2">
            <text:p>39:15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Success</text:p>
          </table:table-cell>
          <table:table-cell office:value-type="float" office:value="1500" table:style-name="ce1">
            <text:p>1500</text:p>
          </table:table-cell>
          <table:table-cell table:number-columns-repeated="16377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time" office:time-value="PT10H39M15.756S" table:style-name="ce2">
            <text:p>39:15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74" table:style-name="ce1">
            <text:p>1374</text:p>
          </table:table-cell>
          <table:table-cell office:value-type="time" office:time-value="PT10H38M59.842S" table:style-name="ce2">
            <text:p>38:59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6176" table:style-name="ce1">
            <text:p>16176</text:p>
          </table:table-cell>
          <table:table-cell office:value-type="string" table:style-name="ce1">
            <text:p>Success</text:p>
          </table:table-cell>
          <table:table-cell office:value-type="float" office:value="57454" table:style-name="ce1">
            <text:p>57454</text:p>
          </table:table-cell>
          <table:table-cell table:number-columns-repeated="16377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time" office:time-value="PT10H38M59.891S" table:style-name="ce2">
            <text:p>38:59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6129" table:style-name="ce1">
            <text:p>16129</text:p>
          </table:table-cell>
          <table:table-cell office:value-type="string" table:style-name="ce1">
            <text:p>Success</text:p>
          </table:table-cell>
          <table:table-cell office:value-type="float" office:value="58182" table:style-name="ce1">
            <text:p>58182</text:p>
          </table:table-cell>
          <table:table-cell table:number-columns-repeated="16377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time" office:time-value="PT10H38M59.620S" table:style-name="ce2">
            <text:p>38:59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6419" table:style-name="ce1">
            <text:p>16419</text:p>
          </table:table-cell>
          <table:table-cell office:value-type="string" table:style-name="ce1">
            <text:p>Success</text:p>
          </table:table-cell>
          <table:table-cell office:value-type="float" office:value="58140" table:style-name="ce1">
            <text:p>58140</text:p>
          </table:table-cell>
          <table:table-cell table:number-columns-repeated="16377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time" office:time-value="PT10H38M59.656S" table:style-name="ce2">
            <text:p>38:59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6416" table:style-name="ce1">
            <text:p>16416</text:p>
          </table:table-cell>
          <table:table-cell office:value-type="string" table:style-name="ce1">
            <text:p>Success</text:p>
          </table:table-cell>
          <table:table-cell office:value-type="float" office:value="58140" table:style-name="ce1">
            <text:p>58140</text:p>
          </table:table-cell>
          <table:table-cell table:number-columns-repeated="16377"/>
        </table:table-row>
        <table:table-row table:style-name="ro1">
          <table:table-cell office:value-type="float" office:value="1378" table:style-name="ce1">
            <text:p>1378</text:p>
          </table:table-cell>
          <table:table-cell office:value-type="time" office:time-value="PT10H39M15.911S" table:style-name="ce2">
            <text:p>39:15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Success</text:p>
          </table:table-cell>
          <table:table-cell office:value-type="float" office:value="1448" table:style-name="ce1">
            <text:p>1448</text:p>
          </table:table-cell>
          <table:table-cell table:number-columns-repeated="16377"/>
        </table:table-row>
        <table:table-row table:style-name="ro1">
          <table:table-cell office:value-type="float" office:value="1379" table:style-name="ce1">
            <text:p>1379</text:p>
          </table:table-cell>
          <table:table-cell office:value-type="time" office:time-value="PT10H38M59.894S" table:style-name="ce2">
            <text:p>38:59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6197" table:style-name="ce1">
            <text:p>16197</text:p>
          </table:table-cell>
          <table:table-cell office:value-type="string" table:style-name="ce1">
            <text:p>Success</text:p>
          </table:table-cell>
          <table:table-cell office:value-type="float" office:value="59058" table:style-name="ce1">
            <text:p>59058</text:p>
          </table:table-cell>
          <table:table-cell table:number-columns-repeated="16377"/>
        </table:table-row>
        <table:table-row table:style-name="ro1">
          <table:table-cell office:value-type="float" office:value="1380" table:style-name="ce1">
            <text:p>1380</text:p>
          </table:table-cell>
          <table:table-cell office:value-type="time" office:time-value="PT10H38M59.849S" table:style-name="ce2">
            <text:p>38:59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6244" table:style-name="ce1">
            <text:p>16244</text:p>
          </table:table-cell>
          <table:table-cell office:value-type="string" table:style-name="ce1">
            <text:p>Success</text:p>
          </table:table-cell>
          <table:table-cell office:value-type="float" office:value="57454" table:style-name="ce1">
            <text:p>57454</text:p>
          </table:table-cell>
          <table:table-cell table:number-columns-repeated="16377"/>
        </table:table-row>
        <table:table-row table:style-name="ro1">
          <table:table-cell office:value-type="float" office:value="1381" table:style-name="ce1">
            <text:p>1381</text:p>
          </table:table-cell>
          <table:table-cell office:value-type="time" office:time-value="PT10H39M15.786S" table:style-name="ce2">
            <text:p>39:15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Success</text:p>
          </table:table-cell>
          <table:table-cell office:value-type="float" office:value="1500" table:style-name="ce1">
            <text:p>1500</text:p>
          </table:table-cell>
          <table:table-cell table:number-columns-repeated="16377"/>
        </table:table-row>
        <table:table-row table:style-name="ro1">
          <table:table-cell office:value-type="float" office:value="1382" table:style-name="ce1">
            <text:p>1382</text:p>
          </table:table-cell>
          <table:table-cell office:value-type="time" office:time-value="PT10H39M3.027S" table:style-name="ce2">
            <text:p>39:03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3067" table:style-name="ce1">
            <text:p>13067</text:p>
          </table:table-cell>
          <table:table-cell office:value-type="string" table:style-name="ce1">
            <text:p>Success</text:p>
          </table:table-cell>
          <table:table-cell office:value-type="float" office:value="57454" table:style-name="ce1">
            <text:p>57454</text:p>
          </table:table-cell>
          <table:table-cell table:number-columns-repeated="16377"/>
        </table:table-row>
        <table:table-row table:style-name="ro1">
          <table:table-cell office:value-type="float" office:value="1383" table:style-name="ce1">
            <text:p>1383</text:p>
          </table:table-cell>
          <table:table-cell office:value-type="time" office:time-value="PT10H39M4.855S" table:style-name="ce2">
            <text:p>39:04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1251" table:style-name="ce1">
            <text:p>11251</text:p>
          </table:table-cell>
          <table:table-cell office:value-type="string" table:style-name="ce1">
            <text:p>Success</text:p>
          </table:table-cell>
          <table:table-cell office:value-type="float" office:value="54674" table:style-name="ce1">
            <text:p>54674</text:p>
          </table:table-cell>
          <table:table-cell table:number-columns-repeated="16377"/>
        </table:table-row>
        <table:table-row table:style-name="ro1">
          <table:table-cell office:value-type="float" office:value="1384" table:style-name="ce1">
            <text:p>1384</text:p>
          </table:table-cell>
          <table:table-cell office:value-type="time" office:time-value="PT10H39M3.996S" table:style-name="ce2">
            <text:p>39:04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2141" table:style-name="ce1">
            <text:p>12141</text:p>
          </table:table-cell>
          <table:table-cell office:value-type="string" table:style-name="ce1">
            <text:p>Success</text:p>
          </table:table-cell>
          <table:table-cell office:value-type="float" office:value="50167" table:style-name="ce1">
            <text:p>50167</text:p>
          </table:table-cell>
          <table:table-cell table:number-columns-repeated="16377"/>
        </table:table-row>
        <table:table-row table:style-name="ro1">
          <table:table-cell office:value-type="float" office:value="1385" table:style-name="ce1">
            <text:p>1385</text:p>
          </table:table-cell>
          <table:table-cell office:value-type="time" office:time-value="PT10H39M16.108S" table:style-name="ce2">
            <text:p>39:16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86" table:style-name="ce1">
            <text:p>1386</text:p>
          </table:table-cell>
          <table:table-cell office:value-type="time" office:time-value="PT10H39M16.139S" table:style-name="ce2">
            <text:p>39:16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1500" table:style-name="ce1">
            <text:p>1500</text:p>
          </table:table-cell>
          <table:table-cell table:number-columns-repeated="16377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time" office:time-value="PT10H39M14.911S" table:style-name="ce2">
            <text:p>39:14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281" table:style-name="ce1">
            <text:p>1281</text:p>
          </table:table-cell>
          <table:table-cell office:value-type="string" table:style-name="ce1">
            <text:p>Success</text:p>
          </table:table-cell>
          <table:table-cell office:value-type="float" office:value="41231" table:style-name="ce1">
            <text:p>41231</text:p>
          </table:table-cell>
          <table:table-cell table:number-columns-repeated="16377"/>
        </table:table-row>
        <table:table-row table:style-name="ro1">
          <table:table-cell office:value-type="float" office:value="1388" table:style-name="ce1">
            <text:p>1388</text:p>
          </table:table-cell>
          <table:table-cell office:value-type="time" office:time-value="PT10H39M16.080S" table:style-name="ce2">
            <text:p>39:16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1500" table:style-name="ce1">
            <text:p>1500</text:p>
          </table:table-cell>
          <table:table-cell table:number-columns-repeated="16377"/>
        </table:table-row>
        <table:table-row table:style-name="ro1">
          <table:table-cell office:value-type="float" office:value="1389" table:style-name="ce1">
            <text:p>1389</text:p>
          </table:table-cell>
          <table:table-cell office:value-type="time" office:time-value="PT10H39M3.925S" table:style-name="ce2">
            <text:p>39:03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2276" table:style-name="ce1">
            <text:p>12276</text:p>
          </table:table-cell>
          <table:table-cell office:value-type="string" table:style-name="ce1">
            <text:p>Success</text:p>
          </table:table-cell>
          <table:table-cell office:value-type="float" office:value="50168" table:style-name="ce1">
            <text:p>50168</text:p>
          </table:table-cell>
          <table:table-cell table:number-columns-repeated="16377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time" office:time-value="PT10H39M16.184S" table:style-name="ce2">
            <text:p>39:16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time" office:time-value="PT10H39M14.798S" table:style-name="ce2">
            <text:p>39:14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435" table:style-name="ce1">
            <text:p>1435</text:p>
          </table:table-cell>
          <table:table-cell office:value-type="string" table:style-name="ce1">
            <text:p>Success</text:p>
          </table:table-cell>
          <table:table-cell office:value-type="float" office:value="40503" table:style-name="ce1">
            <text:p>40503</text:p>
          </table:table-cell>
          <table:table-cell table:number-columns-repeated="16377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time" office:time-value="PT10H39M16.201S" table:style-name="ce2">
            <text:p>39:16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500" table:style-name="ce1">
            <text:p>1500</text:p>
          </table:table-cell>
          <table:table-cell table:number-columns-repeated="16377"/>
        </table:table-row>
        <table:table-row table:style-name="ro1">
          <table:table-cell office:value-type="float" office:value="1393" table:style-name="ce1">
            <text:p>1393</text:p>
          </table:table-cell>
          <table:table-cell office:value-type="time" office:time-value="PT10H39M4.934S" table:style-name="ce2">
            <text:p>39:04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1319" table:style-name="ce1">
            <text:p>11319</text:p>
          </table:table-cell>
          <table:table-cell office:value-type="string" table:style-name="ce1">
            <text:p>Success</text:p>
          </table:table-cell>
          <table:table-cell office:value-type="float" office:value="46444" table:style-name="ce1">
            <text:p>46444</text:p>
          </table:table-cell>
          <table:table-cell table:number-columns-repeated="16377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time" office:time-value="PT10H39M16.224S" table:style-name="ce2">
            <text:p>39:16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448" table:style-name="ce1">
            <text:p>1448</text:p>
          </table:table-cell>
          <table:table-cell table:number-columns-repeated="16377"/>
        </table:table-row>
        <table:table-row table:style-name="ro1">
          <table:table-cell office:value-type="float" office:value="1395" table:style-name="ce1">
            <text:p>1395</text:p>
          </table:table-cell>
          <table:table-cell office:value-type="time" office:time-value="PT10H39M12.479S" table:style-name="ce2">
            <text:p>39:12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4496" table:style-name="ce1">
            <text:p>4496</text:p>
          </table:table-cell>
          <table:table-cell office:value-type="string" table:style-name="ce1">
            <text:p>Success</text:p>
          </table:table-cell>
          <table:table-cell office:value-type="float" office:value="97473" table:style-name="ce1">
            <text:p>97473</text:p>
          </table:table-cell>
          <table:table-cell table:number-columns-repeated="16377"/>
        </table:table-row>
        <table:table-row table:style-name="ro1">
          <table:table-cell office:value-type="float" office:value="1396" table:style-name="ce1">
            <text:p>1396</text:p>
          </table:table-cell>
          <table:table-cell office:value-type="time" office:time-value="PT10H39M16.978S" table:style-name="ce2">
            <text:p>39:17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588" table:style-name="ce1">
            <text:p>1588</text:p>
          </table:table-cell>
          <table:table-cell table:number-columns-repeated="16377"/>
        </table:table-row>
        <table:table-row table:style-name="ro1">
          <table:table-cell office:value-type="float" office:value="1397" table:style-name="ce1">
            <text:p>1397</text:p>
          </table:table-cell>
          <table:table-cell office:value-type="time" office:time-value="PT10H39M12.265S" table:style-name="ce2">
            <text:p>39:12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4743" table:style-name="ce1">
            <text:p>4743</text:p>
          </table:table-cell>
          <table:table-cell office:value-type="string" table:style-name="ce1">
            <text:p>Success</text:p>
          </table:table-cell>
          <table:table-cell office:value-type="float" office:value="97476" table:style-name="ce1">
            <text:p>97476</text:p>
          </table:table-cell>
          <table:table-cell table:number-columns-repeated="16377"/>
        </table:table-row>
        <table:table-row table:style-name="ro1">
          <table:table-cell office:value-type="float" office:value="1398" table:style-name="ce1">
            <text:p>1398</text:p>
          </table:table-cell>
          <table:table-cell office:value-type="time" office:time-value="PT10H39M12.292S" table:style-name="ce2">
            <text:p>39:12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4770" table:style-name="ce1">
            <text:p>4770</text:p>
          </table:table-cell>
          <table:table-cell office:value-type="string" table:style-name="ce1">
            <text:p>Success</text:p>
          </table:table-cell>
          <table:table-cell office:value-type="float" office:value="97471" table:style-name="ce1">
            <text:p>97471</text:p>
          </table:table-cell>
          <table:table-cell table:number-columns-repeated="16377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time" office:time-value="PT10H39M17.009S" table:style-name="ce2">
            <text:p>39:17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1588" table:style-name="ce1">
            <text:p>1588</text:p>
          </table:table-cell>
          <table:table-cell table:number-columns-repeated="16377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time" office:time-value="PT10H39M16.998S" table:style-name="ce2">
            <text:p>39:17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1640" table:style-name="ce1">
            <text:p>1640</text:p>
          </table:table-cell>
          <table:table-cell table:number-columns-repeated="16377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time" office:time-value="PT10H39M12.342S" table:style-name="ce2">
            <text:p>39:12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4751" table:style-name="ce1">
            <text:p>4751</text:p>
          </table:table-cell>
          <table:table-cell office:value-type="string" table:style-name="ce1">
            <text:p>Success</text:p>
          </table:table-cell>
          <table:table-cell office:value-type="float" office:value="99593" table:style-name="ce1">
            <text:p>99593</text:p>
          </table:table-cell>
          <table:table-cell table:number-columns-repeated="16377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time" office:time-value="PT10H39M17.065S" table:style-name="ce2">
            <text:p>39:17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1588" table:style-name="ce1">
            <text:p>1588</text:p>
          </table:table-cell>
          <table:table-cell table:number-columns-repeated="16377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time" office:time-value="PT10H39M17.095S" table:style-name="ce2">
            <text:p>39:17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1588" table:style-name="ce1">
            <text:p>1588</text:p>
          </table:table-cell>
          <table:table-cell table:number-columns-repeated="16377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time" office:time-value="PT10H39M17.083S" table:style-name="ce2">
            <text:p>39:17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1640" table:style-name="ce1">
            <text:p>1640</text:p>
          </table:table-cell>
          <table:table-cell table:number-columns-repeated="16377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time" office:time-value="PT10H39M17.084S" table:style-name="ce2">
            <text:p>39:17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1640" table:style-name="ce1">
            <text:p>1640</text:p>
          </table:table-cell>
          <table:table-cell table:number-columns-repeated="16377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time" office:time-value="PT10H39M9.353S" table:style-name="ce2">
            <text:p>39:09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7821" table:style-name="ce1">
            <text:p>7821</text:p>
          </table:table-cell>
          <table:table-cell office:value-type="string" table:style-name="ce1">
            <text:p>Success</text:p>
          </table:table-cell>
          <table:table-cell office:value-type="float" office:value="80636" table:style-name="ce1">
            <text:p>80636</text:p>
          </table:table-cell>
          <table:table-cell table:number-columns-repeated="16377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time" office:time-value="PT10H39M12.378S" table:style-name="ce2">
            <text:p>39:12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4807" table:style-name="ce1">
            <text:p>4807</text:p>
          </table:table-cell>
          <table:table-cell office:value-type="string" table:style-name="ce1">
            <text:p>Success</text:p>
          </table:table-cell>
          <table:table-cell office:value-type="float" office:value="99599" table:style-name="ce1">
            <text:p>99599</text:p>
          </table:table-cell>
          <table:table-cell table:number-columns-repeated="16377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time" office:time-value="PT10H39M17.156S" table:style-name="ce2">
            <text:p>39:17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640" table:style-name="ce1">
            <text:p>1640</text:p>
          </table:table-cell>
          <table:table-cell table:number-columns-repeated="16377"/>
        </table:table-row>
        <table:table-row table:style-name="ro1">
          <table:table-cell office:value-type="float" office:value="1409" table:style-name="ce1">
            <text:p>1409</text:p>
          </table:table-cell>
          <table:table-cell office:value-type="time" office:time-value="PT10H39M17.151S" table:style-name="ce2">
            <text:p>39:17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1640" table:style-name="ce1">
            <text:p>1640</text:p>
          </table:table-cell>
          <table:table-cell table:number-columns-repeated="16377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time" office:time-value="PT10H39M17.154S" table:style-name="ce2">
            <text:p>39:17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1640" table:style-name="ce1">
            <text:p>1640</text:p>
          </table:table-cell>
          <table:table-cell table:number-columns-repeated="16377"/>
        </table:table-row>
        <table:table-row table:style-name="ro1">
          <table:table-cell office:value-type="float" office:value="1411" table:style-name="ce1">
            <text:p>1411</text:p>
          </table:table-cell>
          <table:table-cell office:value-type="time" office:time-value="PT10H39M12.497S" table:style-name="ce2">
            <text:p>39:12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4717" table:style-name="ce1">
            <text:p>4717</text:p>
          </table:table-cell>
          <table:table-cell office:value-type="string" table:style-name="ce1">
            <text:p>Success</text:p>
          </table:table-cell>
          <table:table-cell office:value-type="float" office:value="80535" table:style-name="ce1">
            <text:p>80535</text:p>
          </table:table-cell>
          <table:table-cell table:number-columns-repeated="16377"/>
        </table:table-row>
        <table:table-row table:style-name="ro1">
          <table:table-cell office:value-type="float" office:value="1412" table:style-name="ce1">
            <text:p>1412</text:p>
          </table:table-cell>
          <table:table-cell office:value-type="time" office:time-value="PT10H39M9.119S" table:style-name="ce2">
            <text:p>39:09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8097" table:style-name="ce1">
            <text:p>8097</text:p>
          </table:table-cell>
          <table:table-cell office:value-type="string" table:style-name="ce1">
            <text:p>Success</text:p>
          </table:table-cell>
          <table:table-cell office:value-type="float" office:value="80636" table:style-name="ce1">
            <text:p>80636</text:p>
          </table:table-cell>
          <table:table-cell table:number-columns-repeated="16377"/>
        </table:table-row>
        <table:table-row table:style-name="ro1">
          <table:table-cell office:value-type="float" office:value="1413" table:style-name="ce1">
            <text:p>1413</text:p>
          </table:table-cell>
          <table:table-cell office:value-type="time" office:time-value="PT10H39M9.206S" table:style-name="ce2">
            <text:p>39:09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8015" table:style-name="ce1">
            <text:p>8015</text:p>
          </table:table-cell>
          <table:table-cell office:value-type="string" table:style-name="ce1">
            <text:p>Success</text:p>
          </table:table-cell>
          <table:table-cell office:value-type="float" office:value="80636" table:style-name="ce1">
            <text:p>80636</text:p>
          </table:table-cell>
          <table:table-cell table:number-columns-repeated="16377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time" office:time-value="PT10H39M9.266S" table:style-name="ce2">
            <text:p>39:09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7964" table:style-name="ce1">
            <text:p>7964</text:p>
          </table:table-cell>
          <table:table-cell office:value-type="string" table:style-name="ce1">
            <text:p>Success</text:p>
          </table:table-cell>
          <table:table-cell office:value-type="float" office:value="80638" table:style-name="ce1">
            <text:p>80638</text:p>
          </table:table-cell>
          <table:table-cell table:number-columns-repeated="16377"/>
        </table:table-row>
        <table:table-row table:style-name="ro1">
          <table:table-cell office:value-type="float" office:value="1415" table:style-name="ce1">
            <text:p>1415</text:p>
          </table:table-cell>
          <table:table-cell office:value-type="time" office:time-value="PT10H39M17.186S" table:style-name="ce2">
            <text:p>39:17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1588" table:style-name="ce1">
            <text:p>1588</text:p>
          </table:table-cell>
          <table:table-cell table:number-columns-repeated="16377"/>
        </table:table-row>
        <table:table-row table:style-name="ro1">
          <table:table-cell office:value-type="float" office:value="1416" table:style-name="ce1">
            <text:p>1416</text:p>
          </table:table-cell>
          <table:table-cell office:value-type="time" office:time-value="PT10H39M17.198S" table:style-name="ce2">
            <text:p>39:17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1640" table:style-name="ce1">
            <text:p>1640</text:p>
          </table:table-cell>
          <table:table-cell table:number-columns-repeated="16377"/>
        </table:table-row>
        <table:table-row table:style-name="ro1">
          <table:table-cell office:value-type="float" office:value="1417" table:style-name="ce1">
            <text:p>1417</text:p>
          </table:table-cell>
          <table:table-cell office:value-type="time" office:time-value="PT10H39M17.214S" table:style-name="ce2">
            <text:p>39:17.2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1588" table:style-name="ce1">
            <text:p>1588</text:p>
          </table:table-cell>
          <table:table-cell table:number-columns-repeated="16377"/>
        </table:table-row>
        <table:table-row table:style-name="ro1">
          <table:table-cell office:value-type="float" office:value="1418" table:style-name="ce1">
            <text:p>1418</text:p>
          </table:table-cell>
          <table:table-cell office:value-type="time" office:time-value="PT10H39M17.200S" table:style-name="ce2">
            <text:p>39:17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1640" table:style-name="ce1">
            <text:p>1640</text:p>
          </table:table-cell>
          <table:table-cell table:number-columns-repeated="16377"/>
        </table:table-row>
        <table:table-row table:style-name="ro1">
          <table:table-cell office:value-type="float" office:value="1419" table:style-name="ce1">
            <text:p>1419</text:p>
          </table:table-cell>
          <table:table-cell office:value-type="time" office:time-value="PT10H39M17.165S" table:style-name="ce2">
            <text:p>39:17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1640" table:style-name="ce1">
            <text:p>1640</text:p>
          </table:table-cell>
          <table:table-cell table:number-columns-repeated="16377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time" office:time-value="PT10H39M17.195S" table:style-name="ce2">
            <text:p>39:17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1640" table:style-name="ce1">
            <text:p>1640</text:p>
          </table:table-cell>
          <table:table-cell table:number-columns-repeated="16377"/>
        </table:table-row>
        <table:table-row table:style-name="ro1">
          <table:table-cell office:value-type="float" office:value="1421" table:style-name="ce1">
            <text:p>1421</text:p>
          </table:table-cell>
          <table:table-cell office:value-type="time" office:time-value="PT10H39M17.285S" table:style-name="ce2">
            <text:p>39:17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640" table:style-name="ce1">
            <text:p>1640</text:p>
          </table:table-cell>
          <table:table-cell table:number-columns-repeated="16377"/>
        </table:table-row>
        <table:table-row table:style-name="ro1">
          <table:table-cell office:value-type="float" office:value="1422" table:style-name="ce1">
            <text:p>1422</text:p>
          </table:table-cell>
          <table:table-cell office:value-type="time" office:time-value="PT10H39M17.281S" table:style-name="ce2">
            <text:p>39:17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640" table:style-name="ce1">
            <text:p>1640</text:p>
          </table:table-cell>
          <table:table-cell table:number-columns-repeated="16377"/>
        </table:table-row>
        <table:table-row table:style-name="ro1">
          <table:table-cell office:value-type="float" office:value="1423" table:style-name="ce1">
            <text:p>1423</text:p>
          </table:table-cell>
          <table:table-cell office:value-type="time" office:time-value="PT10H39M17.289S" table:style-name="ce2">
            <text:p>39:17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640" table:style-name="ce1">
            <text:p>1640</text:p>
          </table:table-cell>
          <table:table-cell table:number-columns-repeated="16377"/>
        </table:table-row>
        <table:table-row table:style-name="ro1">
          <table:table-cell office:value-type="float" office:value="1424" table:style-name="ce1">
            <text:p>1424</text:p>
          </table:table-cell>
          <table:table-cell office:value-type="time" office:time-value="PT10H39M9.210S" table:style-name="ce2">
            <text:p>39:09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8128" table:style-name="ce1">
            <text:p>8128</text:p>
          </table:table-cell>
          <table:table-cell office:value-type="string" table:style-name="ce1">
            <text:p>Success</text:p>
          </table:table-cell>
          <table:table-cell office:value-type="float" office:value="80636" table:style-name="ce1">
            <text:p>80636</text:p>
          </table:table-cell>
          <table:table-cell table:number-columns-repeated="16377"/>
        </table:table-row>
        <table:table-row table:style-name="ro1">
          <table:table-cell office:value-type="float" office:value="1425" table:style-name="ce1">
            <text:p>1425</text:p>
          </table:table-cell>
          <table:table-cell office:value-type="time" office:time-value="PT10H39M17.288S" table:style-name="ce2">
            <text:p>39:17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1640" table:style-name="ce1">
            <text:p>1640</text:p>
          </table:table-cell>
          <table:table-cell table:number-columns-repeated="16377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time" office:time-value="PT10H39M17.341S" table:style-name="ce2">
            <text:p>39:17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1688" table:style-name="ce1">
            <text:p>1688</text:p>
          </table:table-cell>
          <table:table-cell table:number-columns-repeated="16377"/>
        </table:table-row>
        <table:table-row table:style-name="ro1">
          <table:table-cell office:value-type="float" office:value="1427" table:style-name="ce1">
            <text:p>1427</text:p>
          </table:table-cell>
          <table:table-cell office:value-type="time" office:time-value="PT10H39M17.329S" table:style-name="ce2">
            <text:p>39:17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1640" table:style-name="ce1">
            <text:p>1640</text:p>
          </table:table-cell>
          <table:table-cell table:number-columns-repeated="16377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time" office:time-value="PT10H39M17.387S" table:style-name="ce2">
            <text:p>39:17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1688" table:style-name="ce1">
            <text:p>1688</text:p>
          </table:table-cell>
          <table:table-cell table:number-columns-repeated="16377"/>
        </table:table-row>
        <table:table-row table:style-name="ro1">
          <table:table-cell office:value-type="float" office:value="1429" table:style-name="ce1">
            <text:p>1429</text:p>
          </table:table-cell>
          <table:table-cell office:value-type="time" office:time-value="PT10H39M17.407S" table:style-name="ce2">
            <text:p>39:17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1688" table:style-name="ce1">
            <text:p>1688</text:p>
          </table:table-cell>
          <table:table-cell table:number-columns-repeated="16377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time" office:time-value="PT10H39M16.006S" table:style-name="ce2">
            <text:p>39:16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487" table:style-name="ce1">
            <text:p>1487</text:p>
          </table:table-cell>
          <table:table-cell office:value-type="string" table:style-name="ce1">
            <text:p>Success</text:p>
          </table:table-cell>
          <table:table-cell office:value-type="float" office:value="39942" table:style-name="ce1">
            <text:p>39942</text:p>
          </table:table-cell>
          <table:table-cell table:number-columns-repeated="16377"/>
        </table:table-row>
        <table:table-row table:style-name="ro1">
          <table:table-cell office:value-type="float" office:value="1431" table:style-name="ce1">
            <text:p>1431</text:p>
          </table:table-cell>
          <table:table-cell office:value-type="time" office:time-value="PT10H39M16.238S" table:style-name="ce2">
            <text:p>39:16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561" table:style-name="ce1">
            <text:p>1561</text:p>
          </table:table-cell>
          <table:table-cell office:value-type="string" table:style-name="ce1">
            <text:p>Success</text:p>
          </table:table-cell>
          <table:table-cell office:value-type="float" office:value="82651" table:style-name="ce1">
            <text:p>82651</text:p>
          </table:table-cell>
          <table:table-cell table:number-columns-repeated="16377"/>
        </table:table-row>
        <table:table-row table:style-name="ro1">
          <table:table-cell office:value-type="float" office:value="1432" table:style-name="ce1">
            <text:p>1432</text:p>
          </table:table-cell>
          <table:table-cell office:value-type="time" office:time-value="PT10H39M17.217S" table:style-name="ce2">
            <text:p>39:17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433" table:style-name="ce1">
            <text:p>1433</text:p>
          </table:table-cell>
          <table:table-cell office:value-type="time" office:time-value="PT10H39M16.192S" table:style-name="ce2">
            <text:p>39:16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762" table:style-name="ce1">
            <text:p>1762</text:p>
          </table:table-cell>
          <table:table-cell office:value-type="string" table:style-name="ce1">
            <text:p>Success</text:p>
          </table:table-cell>
          <table:table-cell office:value-type="float" office:value="84781" table:style-name="ce1">
            <text:p>84781</text:p>
          </table:table-cell>
          <table:table-cell table:number-columns-repeated="16377"/>
        </table:table-row>
        <table:table-row table:style-name="ro1">
          <table:table-cell office:value-type="float" office:value="1434" table:style-name="ce1">
            <text:p>1434</text:p>
          </table:table-cell>
          <table:table-cell office:value-type="time" office:time-value="PT10H39M17.949S" table:style-name="ce2">
            <text:p>39:17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35" table:style-name="ce1">
            <text:p>1435</text:p>
          </table:table-cell>
          <table:table-cell office:value-type="time" office:time-value="PT10H39M17.956S" table:style-name="ce2">
            <text:p>39:18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36" table:style-name="ce1">
            <text:p>1436</text:p>
          </table:table-cell>
          <table:table-cell office:value-type="time" office:time-value="PT10H39M17.222S" table:style-name="ce2">
            <text:p>39:17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956" table:style-name="ce1">
            <text:p>956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437" table:style-name="ce1">
            <text:p>1437</text:p>
          </table:table-cell>
          <table:table-cell office:value-type="time" office:time-value="PT10H39M17.230S" table:style-name="ce2">
            <text:p>39:17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975" table:style-name="ce1">
            <text:p>975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time" office:time-value="PT10H39M18.180S" table:style-name="ce2">
            <text:p>39:18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39" table:style-name="ce1">
            <text:p>1439</text:p>
          </table:table-cell>
          <table:table-cell office:value-type="time" office:time-value="PT10H39M18.206S" table:style-name="ce2">
            <text:p>39:18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40" table:style-name="ce1">
            <text:p>1440</text:p>
          </table:table-cell>
          <table:table-cell office:value-type="time" office:time-value="PT10H39M18.179S" table:style-name="ce2">
            <text:p>39:18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41" table:style-name="ce1">
            <text:p>1441</text:p>
          </table:table-cell>
          <table:table-cell office:value-type="time" office:time-value="PT10H39M17.175S" table:style-name="ce2">
            <text:p>39:17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220" table:style-name="ce1">
            <text:p>1220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442" table:style-name="ce1">
            <text:p>1442</text:p>
          </table:table-cell>
          <table:table-cell office:value-type="time" office:time-value="PT10H39M18.397S" table:style-name="ce2">
            <text:p>39:18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43" table:style-name="ce1">
            <text:p>1443</text:p>
          </table:table-cell>
          <table:table-cell office:value-type="time" office:time-value="PT10H39M18.397S" table:style-name="ce2">
            <text:p>39:18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25" table:style-name="ce1">
            <text:p>3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44" table:style-name="ce1">
            <text:p>1444</text:p>
          </table:table-cell>
          <table:table-cell office:value-type="time" office:time-value="PT10H39M18.723S" table:style-name="ce2">
            <text:p>39:18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97" table:style-name="ce1">
            <text:p>29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45" table:style-name="ce1">
            <text:p>1445</text:p>
          </table:table-cell>
          <table:table-cell office:value-type="time" office:time-value="PT10H39M16.234S" table:style-name="ce2">
            <text:p>39:16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817" table:style-name="ce1">
            <text:p>2817</text:p>
          </table:table-cell>
          <table:table-cell office:value-type="string" table:style-name="ce1">
            <text:p>Success</text:p>
          </table:table-cell>
          <table:table-cell office:value-type="float" office:value="84761" table:style-name="ce1">
            <text:p>84761</text:p>
          </table:table-cell>
          <table:table-cell table:number-columns-repeated="16377"/>
        </table:table-row>
        <table:table-row table:style-name="ro1">
          <table:table-cell office:value-type="float" office:value="1446" table:style-name="ce1">
            <text:p>1446</text:p>
          </table:table-cell>
          <table:table-cell office:value-type="time" office:time-value="PT10H39M16.184S" table:style-name="ce2">
            <text:p>39:16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942" table:style-name="ce1">
            <text:p>2942</text:p>
          </table:table-cell>
          <table:table-cell office:value-type="string" table:style-name="ce1">
            <text:p>Success</text:p>
          </table:table-cell>
          <table:table-cell office:value-type="float" office:value="84881" table:style-name="ce1">
            <text:p>84881</text:p>
          </table:table-cell>
          <table:table-cell table:number-columns-repeated="16377"/>
        </table:table-row>
        <table:table-row table:style-name="ro1">
          <table:table-cell office:value-type="float" office:value="1447" table:style-name="ce1">
            <text:p>1447</text:p>
          </table:table-cell>
          <table:table-cell office:value-type="time" office:time-value="PT10H39M19.052S" table:style-name="ce2">
            <text:p>39:19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48" table:style-name="ce1">
            <text:p>1448</text:p>
          </table:table-cell>
          <table:table-cell office:value-type="time" office:time-value="PT10H39M17.802S" table:style-name="ce2">
            <text:p>39:17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465" table:style-name="ce1">
            <text:p>1465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449" table:style-name="ce1">
            <text:p>1449</text:p>
          </table:table-cell>
          <table:table-cell office:value-type="time" office:time-value="PT10H39M19.268S" table:style-name="ce2">
            <text:p>39:19.3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50" table:style-name="ce1">
            <text:p>1450</text:p>
          </table:table-cell>
          <table:table-cell office:value-type="time" office:time-value="PT10H39M19.226S" table:style-name="ce2">
            <text:p>39:19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51" table:style-name="ce1">
            <text:p>1451</text:p>
          </table:table-cell>
          <table:table-cell office:value-type="time" office:time-value="PT10H39M19.492S" table:style-name="ce2">
            <text:p>39:19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52" table:style-name="ce1">
            <text:p>1452</text:p>
          </table:table-cell>
          <table:table-cell office:value-type="time" office:time-value="PT10H39M17.339S" table:style-name="ce2">
            <text:p>39:17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353" table:style-name="ce1">
            <text:p>2353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453" table:style-name="ce1">
            <text:p>1453</text:p>
          </table:table-cell>
          <table:table-cell office:value-type="time" office:time-value="PT10H39M19.694S" table:style-name="ce2">
            <text:p>39:19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54" table:style-name="ce1">
            <text:p>1454</text:p>
          </table:table-cell>
          <table:table-cell office:value-type="time" office:time-value="PT10H39M19.676S" table:style-name="ce2">
            <text:p>39:19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55" table:style-name="ce1">
            <text:p>1455</text:p>
          </table:table-cell>
          <table:table-cell office:value-type="time" office:time-value="PT10H39M19.129S" table:style-name="ce2">
            <text:p>39:19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809" table:style-name="ce1">
            <text:p>809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456" table:style-name="ce1">
            <text:p>1456</text:p>
          </table:table-cell>
          <table:table-cell office:value-type="time" office:time-value="PT10H39M19.939S" table:style-name="ce2">
            <text:p>39:19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57" table:style-name="ce1">
            <text:p>1457</text:p>
          </table:table-cell>
          <table:table-cell office:value-type="time" office:time-value="PT10H39M17.494S" table:style-name="ce2">
            <text:p>39:17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917" table:style-name="ce1">
            <text:p>2917</text:p>
          </table:table-cell>
          <table:table-cell office:value-type="string" table:style-name="ce1">
            <text:p>Success</text:p>
          </table:table-cell>
          <table:table-cell office:value-type="float" office:value="86842" table:style-name="ce1">
            <text:p>86842</text:p>
          </table:table-cell>
          <table:table-cell table:number-columns-repeated="16377"/>
        </table:table-row>
        <table:table-row table:style-name="ro1">
          <table:table-cell office:value-type="float" office:value="1458" table:style-name="ce1">
            <text:p>1458</text:p>
          </table:table-cell>
          <table:table-cell office:value-type="time" office:time-value="PT10H39M20.412S" table:style-name="ce2">
            <text:p>39:20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59" table:style-name="ce1">
            <text:p>1459</text:p>
          </table:table-cell>
          <table:table-cell office:value-type="time" office:time-value="PT10H39M20.569S" table:style-name="ce2">
            <text:p>39:20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09" table:style-name="ce1">
            <text:p>2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60" table:style-name="ce1">
            <text:p>1460</text:p>
          </table:table-cell>
          <table:table-cell office:value-type="time" office:time-value="PT10H38M59.876S" table:style-name="ce2">
            <text:p>38:59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1175" table:style-name="ce1">
            <text:p>21175</text:p>
          </table:table-cell>
          <table:table-cell office:value-type="string" table:style-name="ce1">
            <text:p>Success</text:p>
          </table:table-cell>
          <table:table-cell office:value-type="float" office:value="57455" table:style-name="ce1">
            <text:p>57455</text:p>
          </table:table-cell>
          <table:table-cell table:number-columns-repeated="16377"/>
        </table:table-row>
        <table:table-row table:style-name="ro1">
          <table:table-cell office:value-type="float" office:value="1461" table:style-name="ce1">
            <text:p>1461</text:p>
          </table:table-cell>
          <table:table-cell office:value-type="time" office:time-value="PT10H39M12.603S" table:style-name="ce2">
            <text:p>39:12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8436" table:style-name="ce1">
            <text:p>8436</text:p>
          </table:table-cell>
          <table:table-cell office:value-type="string" table:style-name="ce1">
            <text:p>Success</text:p>
          </table:table-cell>
          <table:table-cell office:value-type="float" office:value="50168" table:style-name="ce1">
            <text:p>50168</text:p>
          </table:table-cell>
          <table:table-cell table:number-columns-repeated="16377"/>
        </table:table-row>
        <table:table-row table:style-name="ro1">
          <table:table-cell office:value-type="float" office:value="1462" table:style-name="ce1">
            <text:p>1462</text:p>
          </table:table-cell>
          <table:table-cell office:value-type="time" office:time-value="PT10H39M6.750S" table:style-name="ce2">
            <text:p>39:06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4318" table:style-name="ce1">
            <text:p>14318</text:p>
          </table:table-cell>
          <table:table-cell office:value-type="string" table:style-name="ce1">
            <text:p>Success</text:p>
          </table:table-cell>
          <table:table-cell office:value-type="float" office:value="68998" table:style-name="ce1">
            <text:p>68998</text:p>
          </table:table-cell>
          <table:table-cell table:number-columns-repeated="16377"/>
        </table:table-row>
        <table:table-row table:style-name="ro1">
          <table:table-cell office:value-type="float" office:value="1463" table:style-name="ce1">
            <text:p>1463</text:p>
          </table:table-cell>
          <table:table-cell office:value-type="time" office:time-value="PT10H38M59.920S" table:style-name="ce2">
            <text:p>38:59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1166" table:style-name="ce1">
            <text:p>21166</text:p>
          </table:table-cell>
          <table:table-cell office:value-type="string" table:style-name="ce1">
            <text:p>Success</text:p>
          </table:table-cell>
          <table:table-cell office:value-type="float" office:value="57454" table:style-name="ce1">
            <text:p>57454</text:p>
          </table:table-cell>
          <table:table-cell table:number-columns-repeated="16377"/>
        </table:table-row>
        <table:table-row table:style-name="ro1">
          <table:table-cell office:value-type="float" office:value="1464" table:style-name="ce1">
            <text:p>1464</text:p>
          </table:table-cell>
          <table:table-cell office:value-type="time" office:time-value="PT10H39M16.076S" table:style-name="ce2">
            <text:p>39:16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5002" table:style-name="ce1">
            <text:p>5002</text:p>
          </table:table-cell>
          <table:table-cell office:value-type="string" table:style-name="ce1">
            <text:p>Success</text:p>
          </table:table-cell>
          <table:table-cell office:value-type="float" office:value="40503" table:style-name="ce1">
            <text:p>40503</text:p>
          </table:table-cell>
          <table:table-cell table:number-columns-repeated="16377"/>
        </table:table-row>
        <table:table-row table:style-name="ro1">
          <table:table-cell office:value-type="float" office:value="1465" table:style-name="ce1">
            <text:p>1465</text:p>
          </table:table-cell>
          <table:table-cell office:value-type="time" office:time-value="PT10H39M6.029S" table:style-name="ce2">
            <text:p>39:06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5057" table:style-name="ce1">
            <text:p>15057</text:p>
          </table:table-cell>
          <table:table-cell office:value-type="string" table:style-name="ce1">
            <text:p>Success</text:p>
          </table:table-cell>
          <table:table-cell office:value-type="float" office:value="68998" table:style-name="ce1">
            <text:p>68998</text:p>
          </table:table-cell>
          <table:table-cell table:number-columns-repeated="16377"/>
        </table:table-row>
        <table:table-row table:style-name="ro1">
          <table:table-cell office:value-type="float" office:value="1466" table:style-name="ce1">
            <text:p>1466</text:p>
          </table:table-cell>
          <table:table-cell office:value-type="time" office:time-value="PT10H39M12.597S" table:style-name="ce2">
            <text:p>39:12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8491" table:style-name="ce1">
            <text:p>8491</text:p>
          </table:table-cell>
          <table:table-cell office:value-type="string" table:style-name="ce1">
            <text:p>Success</text:p>
          </table:table-cell>
          <table:table-cell office:value-type="float" office:value="50167" table:style-name="ce1">
            <text:p>50167</text:p>
          </table:table-cell>
          <table:table-cell table:number-columns-repeated="16377"/>
        </table:table-row>
        <table:table-row table:style-name="ro1">
          <table:table-cell office:value-type="float" office:value="1467" table:style-name="ce1">
            <text:p>1467</text:p>
          </table:table-cell>
          <table:table-cell office:value-type="time" office:time-value="PT10H39M7.435S" table:style-name="ce2">
            <text:p>39:07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3667" table:style-name="ce1">
            <text:p>13667</text:p>
          </table:table-cell>
          <table:table-cell office:value-type="string" table:style-name="ce1">
            <text:p>Success</text:p>
          </table:table-cell>
          <table:table-cell office:value-type="float" office:value="69826" table:style-name="ce1">
            <text:p>69826</text:p>
          </table:table-cell>
          <table:table-cell table:number-columns-repeated="16377"/>
        </table:table-row>
        <table:table-row table:style-name="ro1">
          <table:table-cell office:value-type="float" office:value="1468" table:style-name="ce1">
            <text:p>1468</text:p>
          </table:table-cell>
          <table:table-cell office:value-type="time" office:time-value="PT10H39M13.961S" table:style-name="ce2">
            <text:p>39:14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7142" table:style-name="ce1">
            <text:p>7142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469" table:style-name="ce1">
            <text:p>1469</text:p>
          </table:table-cell>
          <table:table-cell office:value-type="time" office:time-value="PT10H39M12.778S" table:style-name="ce2">
            <text:p>39:12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8340" table:style-name="ce1">
            <text:p>8340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470" table:style-name="ce1">
            <text:p>1470</text:p>
          </table:table-cell>
          <table:table-cell office:value-type="time" office:time-value="PT10H39M16.093S" table:style-name="ce2">
            <text:p>39:16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5033" table:style-name="ce1">
            <text:p>5033</text:p>
          </table:table-cell>
          <table:table-cell office:value-type="string" table:style-name="ce1">
            <text:p>Success</text:p>
          </table:table-cell>
          <table:table-cell office:value-type="float" office:value="45195" table:style-name="ce1">
            <text:p>45195</text:p>
          </table:table-cell>
          <table:table-cell table:number-columns-repeated="16377"/>
        </table:table-row>
        <table:table-row table:style-name="ro1">
          <table:table-cell office:value-type="float" office:value="1471" table:style-name="ce1">
            <text:p>1471</text:p>
          </table:table-cell>
          <table:table-cell office:value-type="time" office:time-value="PT10H39M7.423S" table:style-name="ce2">
            <text:p>39:07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3711" table:style-name="ce1">
            <text:p>13711</text:p>
          </table:table-cell>
          <table:table-cell office:value-type="string" table:style-name="ce1">
            <text:p>Success</text:p>
          </table:table-cell>
          <table:table-cell office:value-type="float" office:value="68979" table:style-name="ce1">
            <text:p>68979</text:p>
          </table:table-cell>
          <table:table-cell table:number-columns-repeated="16377"/>
        </table:table-row>
        <table:table-row table:style-name="ro1">
          <table:table-cell office:value-type="float" office:value="1472" table:style-name="ce1">
            <text:p>1472</text:p>
          </table:table-cell>
          <table:table-cell office:value-type="time" office:time-value="PT10H39M12.635S" table:style-name="ce2">
            <text:p>39:12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8502" table:style-name="ce1">
            <text:p>8502</text:p>
          </table:table-cell>
          <table:table-cell office:value-type="string" table:style-name="ce1">
            <text:p>Success</text:p>
          </table:table-cell>
          <table:table-cell office:value-type="float" office:value="50167" table:style-name="ce1">
            <text:p>50167</text:p>
          </table:table-cell>
          <table:table-cell table:number-columns-repeated="16377"/>
        </table:table-row>
        <table:table-row table:style-name="ro1">
          <table:table-cell office:value-type="float" office:value="1473" table:style-name="ce1">
            <text:p>1473</text:p>
          </table:table-cell>
          <table:table-cell office:value-type="time" office:time-value="PT10H39M21.089S" table:style-name="ce2">
            <text:p>39:21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1928" table:style-name="ce1">
            <text:p>1928</text:p>
          </table:table-cell>
          <table:table-cell table:number-columns-repeated="16377"/>
        </table:table-row>
        <table:table-row table:style-name="ro1">
          <table:table-cell office:value-type="float" office:value="1474" table:style-name="ce1">
            <text:p>1474</text:p>
          </table:table-cell>
          <table:table-cell office:value-type="time" office:time-value="PT10H39M14.806S" table:style-name="ce2">
            <text:p>39:14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6342" table:style-name="ce1">
            <text:p>6342</text:p>
          </table:table-cell>
          <table:table-cell office:value-type="string" table:style-name="ce1">
            <text:p>Success</text:p>
          </table:table-cell>
          <table:table-cell office:value-type="float" office:value="40503" table:style-name="ce1">
            <text:p>40503</text:p>
          </table:table-cell>
          <table:table-cell table:number-columns-repeated="16377"/>
        </table:table-row>
        <table:table-row table:style-name="ro1">
          <table:table-cell office:value-type="float" office:value="1475" table:style-name="ce1">
            <text:p>1475</text:p>
          </table:table-cell>
          <table:table-cell office:value-type="time" office:time-value="PT10H38M59.893S" table:style-name="ce2">
            <text:p>38:59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1273" table:style-name="ce1">
            <text:p>21273</text:p>
          </table:table-cell>
          <table:table-cell office:value-type="string" table:style-name="ce1">
            <text:p>Success</text:p>
          </table:table-cell>
          <table:table-cell office:value-type="float" office:value="57454" table:style-name="ce1">
            <text:p>57454</text:p>
          </table:table-cell>
          <table:table-cell table:number-columns-repeated="16377"/>
        </table:table-row>
        <table:table-row table:style-name="ro1">
          <table:table-cell office:value-type="float" office:value="1476" table:style-name="ce1">
            <text:p>1476</text:p>
          </table:table-cell>
          <table:table-cell office:value-type="time" office:time-value="PT10H39M21.039S" table:style-name="ce2">
            <text:p>39:21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uccess</text:p>
          </table:table-cell>
          <table:table-cell office:value-type="float" office:value="1928" table:style-name="ce1">
            <text:p>1928</text:p>
          </table:table-cell>
          <table:table-cell table:number-columns-repeated="16377"/>
        </table:table-row>
        <table:table-row table:style-name="ro1">
          <table:table-cell office:value-type="float" office:value="1477" table:style-name="ce1">
            <text:p>1477</text:p>
          </table:table-cell>
          <table:table-cell office:value-type="time" office:time-value="PT10H39M16.078S" table:style-name="ce2">
            <text:p>39:16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5105" table:style-name="ce1">
            <text:p>5105</text:p>
          </table:table-cell>
          <table:table-cell office:value-type="string" table:style-name="ce1">
            <text:p>Success</text:p>
          </table:table-cell>
          <table:table-cell office:value-type="float" office:value="40503" table:style-name="ce1">
            <text:p>40503</text:p>
          </table:table-cell>
          <table:table-cell table:number-columns-repeated="16377"/>
        </table:table-row>
        <table:table-row table:style-name="ro1">
          <table:table-cell office:value-type="float" office:value="1478" table:style-name="ce1">
            <text:p>1478</text:p>
          </table:table-cell>
          <table:table-cell office:value-type="time" office:time-value="PT10H39M13.830S" table:style-name="ce2">
            <text:p>39:13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7389" table:style-name="ce1">
            <text:p>7389</text:p>
          </table:table-cell>
          <table:table-cell office:value-type="string" table:style-name="ce1">
            <text:p>Success</text:p>
          </table:table-cell>
          <table:table-cell office:value-type="float" office:value="24806" table:style-name="ce1">
            <text:p>24806</text:p>
          </table:table-cell>
          <table:table-cell table:number-columns-repeated="16377"/>
        </table:table-row>
        <table:table-row table:style-name="ro1">
          <table:table-cell office:value-type="float" office:value="1479" table:style-name="ce1">
            <text:p>1479</text:p>
          </table:table-cell>
          <table:table-cell office:value-type="time" office:time-value="PT10H39M9.072S" table:style-name="ce2">
            <text:p>39:09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2153" table:style-name="ce1">
            <text:p>12153</text:p>
          </table:table-cell>
          <table:table-cell office:value-type="string" table:style-name="ce1">
            <text:p>Success</text:p>
          </table:table-cell>
          <table:table-cell office:value-type="float" office:value="46351" table:style-name="ce1">
            <text:p>46351</text:p>
          </table:table-cell>
          <table:table-cell table:number-columns-repeated="16377"/>
        </table:table-row>
        <table:table-row table:style-name="ro1">
          <table:table-cell office:value-type="float" office:value="1480" table:style-name="ce1">
            <text:p>1480</text:p>
          </table:table-cell>
          <table:table-cell office:value-type="time" office:time-value="PT10H39M12.602S" table:style-name="ce2">
            <text:p>39:12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8668" table:style-name="ce1">
            <text:p>8668</text:p>
          </table:table-cell>
          <table:table-cell office:value-type="string" table:style-name="ce1">
            <text:p>Success</text:p>
          </table:table-cell>
          <table:table-cell office:value-type="float" office:value="50167" table:style-name="ce1">
            <text:p>50167</text:p>
          </table:table-cell>
          <table:table-cell table:number-columns-repeated="16377"/>
        </table:table-row>
        <table:table-row table:style-name="ro1">
          <table:table-cell office:value-type="float" office:value="1481" table:style-name="ce1">
            <text:p>1481</text:p>
          </table:table-cell>
          <table:table-cell office:value-type="time" office:time-value="PT10H39M3.923S" table:style-name="ce2">
            <text:p>39:03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7349" table:style-name="ce1">
            <text:p>17349</text:p>
          </table:table-cell>
          <table:table-cell office:value-type="string" table:style-name="ce1">
            <text:p>Success</text:p>
          </table:table-cell>
          <table:table-cell office:value-type="float" office:value="50167" table:style-name="ce1">
            <text:p>50167</text:p>
          </table:table-cell>
          <table:table-cell table:number-columns-repeated="16377"/>
        </table:table-row>
        <table:table-row table:style-name="ro1">
          <table:table-cell office:value-type="float" office:value="1482" table:style-name="ce1">
            <text:p>1482</text:p>
          </table:table-cell>
          <table:table-cell office:value-type="time" office:time-value="PT10H39M16.025S" table:style-name="ce2">
            <text:p>39:16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5247" table:style-name="ce1">
            <text:p>5247</text:p>
          </table:table-cell>
          <table:table-cell office:value-type="string" table:style-name="ce1">
            <text:p>Success</text:p>
          </table:table-cell>
          <table:table-cell office:value-type="float" office:value="40503" table:style-name="ce1">
            <text:p>40503</text:p>
          </table:table-cell>
          <table:table-cell table:number-columns-repeated="16377"/>
        </table:table-row>
        <table:table-row table:style-name="ro1">
          <table:table-cell office:value-type="float" office:value="1483" table:style-name="ce1">
            <text:p>1483</text:p>
          </table:table-cell>
          <table:table-cell office:value-type="time" office:time-value="PT10H39M16.057S" table:style-name="ce2">
            <text:p>39:16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5216" table:style-name="ce1">
            <text:p>5216</text:p>
          </table:table-cell>
          <table:table-cell office:value-type="string" table:style-name="ce1">
            <text:p>Success</text:p>
          </table:table-cell>
          <table:table-cell office:value-type="float" office:value="40503" table:style-name="ce1">
            <text:p>40503</text:p>
          </table:table-cell>
          <table:table-cell table:number-columns-repeated="16377"/>
        </table:table-row>
        <table:table-row table:style-name="ro1">
          <table:table-cell office:value-type="float" office:value="1484" table:style-name="ce1">
            <text:p>1484</text:p>
          </table:table-cell>
          <table:table-cell office:value-type="time" office:time-value="PT10H39M12.455S" table:style-name="ce2">
            <text:p>39:12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8821" table:style-name="ce1">
            <text:p>8821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485" table:style-name="ce1">
            <text:p>1485</text:p>
          </table:table-cell>
          <table:table-cell office:value-type="time" office:time-value="PT10H39M16.004S" table:style-name="ce2">
            <text:p>39:16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5296" table:style-name="ce1">
            <text:p>5296</text:p>
          </table:table-cell>
          <table:table-cell office:value-type="string" table:style-name="ce1">
            <text:p>Success</text:p>
          </table:table-cell>
          <table:table-cell office:value-type="float" office:value="40503" table:style-name="ce1">
            <text:p>40503</text:p>
          </table:table-cell>
          <table:table-cell table:number-columns-repeated="16377"/>
        </table:table-row>
        <table:table-row table:style-name="ro1">
          <table:table-cell office:value-type="float" office:value="1486" table:style-name="ce1">
            <text:p>1486</text:p>
          </table:table-cell>
          <table:table-cell office:value-type="time" office:time-value="PT10H39M21.139S" table:style-name="ce2">
            <text:p>39:21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Success</text:p>
          </table:table-cell>
          <table:table-cell office:value-type="float" office:value="1928" table:style-name="ce1">
            <text:p>1928</text:p>
          </table:table-cell>
          <table:table-cell table:number-columns-repeated="16377"/>
        </table:table-row>
        <table:table-row table:style-name="ro1">
          <table:table-cell office:value-type="float" office:value="1487" table:style-name="ce1">
            <text:p>1487</text:p>
          </table:table-cell>
          <table:table-cell office:value-type="time" office:time-value="PT10H39M12.635S" table:style-name="ce2">
            <text:p>39:12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8666" table:style-name="ce1">
            <text:p>8666</text:p>
          </table:table-cell>
          <table:table-cell office:value-type="string" table:style-name="ce1">
            <text:p>Success</text:p>
          </table:table-cell>
          <table:table-cell office:value-type="float" office:value="50168" table:style-name="ce1">
            <text:p>50168</text:p>
          </table:table-cell>
          <table:table-cell table:number-columns-repeated="16377"/>
        </table:table-row>
        <table:table-row table:style-name="ro1">
          <table:table-cell office:value-type="float" office:value="1488" table:style-name="ce1">
            <text:p>1488</text:p>
          </table:table-cell>
          <table:table-cell office:value-type="time" office:time-value="PT10H39M5.468S" table:style-name="ce2">
            <text:p>39:05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5833" table:style-name="ce1">
            <text:p>15833</text:p>
          </table:table-cell>
          <table:table-cell office:value-type="string" table:style-name="ce1">
            <text:p>Success</text:p>
          </table:table-cell>
          <table:table-cell office:value-type="float" office:value="50168" table:style-name="ce1">
            <text:p>50168</text:p>
          </table:table-cell>
          <table:table-cell table:number-columns-repeated="16377"/>
        </table:table-row>
        <table:table-row table:style-name="ro1">
          <table:table-cell office:value-type="float" office:value="1489" table:style-name="ce1">
            <text:p>1489</text:p>
          </table:table-cell>
          <table:table-cell office:value-type="time" office:time-value="PT10H39M21.272S" table:style-name="ce2">
            <text:p>39:21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1928" table:style-name="ce1">
            <text:p>1928</text:p>
          </table:table-cell>
          <table:table-cell table:number-columns-repeated="16377"/>
        </table:table-row>
        <table:table-row table:style-name="ro1">
          <table:table-cell office:value-type="float" office:value="1490" table:style-name="ce1">
            <text:p>1490</text:p>
          </table:table-cell>
          <table:table-cell office:value-type="time" office:time-value="PT10H39M12.603S" table:style-name="ce2">
            <text:p>39:12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8728" table:style-name="ce1">
            <text:p>8728</text:p>
          </table:table-cell>
          <table:table-cell office:value-type="string" table:style-name="ce1">
            <text:p>Success</text:p>
          </table:table-cell>
          <table:table-cell office:value-type="float" office:value="50167" table:style-name="ce1">
            <text:p>50167</text:p>
          </table:table-cell>
          <table:table-cell table:number-columns-repeated="16377"/>
        </table:table-row>
        <table:table-row table:style-name="ro1">
          <table:table-cell office:value-type="float" office:value="1491" table:style-name="ce1">
            <text:p>1491</text:p>
          </table:table-cell>
          <table:table-cell office:value-type="time" office:time-value="PT10H39M21.272S" table:style-name="ce2">
            <text:p>39:21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1928" table:style-name="ce1">
            <text:p>1928</text:p>
          </table:table-cell>
          <table:table-cell table:number-columns-repeated="16377"/>
        </table:table-row>
        <table:table-row table:style-name="ro1">
          <table:table-cell office:value-type="float" office:value="1492" table:style-name="ce1">
            <text:p>1492</text:p>
          </table:table-cell>
          <table:table-cell office:value-type="time" office:time-value="PT10H39M21.304S" table:style-name="ce2">
            <text:p>39:21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1928" table:style-name="ce1">
            <text:p>1928</text:p>
          </table:table-cell>
          <table:table-cell table:number-columns-repeated="16377"/>
        </table:table-row>
        <table:table-row table:style-name="ro1">
          <table:table-cell office:value-type="float" office:value="1493" table:style-name="ce1">
            <text:p>1493</text:p>
          </table:table-cell>
          <table:table-cell office:value-type="time" office:time-value="PT10H38M59.882S" table:style-name="ce2">
            <text:p>38:59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1498" table:style-name="ce1">
            <text:p>21498</text:p>
          </table:table-cell>
          <table:table-cell office:value-type="string" table:style-name="ce1">
            <text:p>Success</text:p>
          </table:table-cell>
          <table:table-cell office:value-type="float" office:value="58182" table:style-name="ce1">
            <text:p>58182</text:p>
          </table:table-cell>
          <table:table-cell table:number-columns-repeated="16377"/>
        </table:table-row>
        <table:table-row table:style-name="ro1">
          <table:table-cell office:value-type="float" office:value="1494" table:style-name="ce1">
            <text:p>1494</text:p>
          </table:table-cell>
          <table:table-cell office:value-type="time" office:time-value="PT10H39M21.332S" table:style-name="ce2">
            <text:p>39:21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928" table:style-name="ce1">
            <text:p>1928</text:p>
          </table:table-cell>
          <table:table-cell table:number-columns-repeated="16377"/>
        </table:table-row>
        <table:table-row table:style-name="ro1">
          <table:table-cell office:value-type="float" office:value="1495" table:style-name="ce1">
            <text:p>1495</text:p>
          </table:table-cell>
          <table:table-cell office:value-type="time" office:time-value="PT10H39M21.069S" table:style-name="ce2">
            <text:p>39:21.1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98" table:style-name="ce1">
            <text:p>298</text:p>
          </table:table-cell>
          <table:table-cell office:value-type="string" table:style-name="ce1">
            <text:p>Success</text:p>
          </table:table-cell>
          <table:table-cell office:value-type="float" office:value="28825" table:style-name="ce1">
            <text:p>28825</text:p>
          </table:table-cell>
          <table:table-cell table:number-columns-repeated="16377"/>
        </table:table-row>
        <table:table-row table:style-name="ro1">
          <table:table-cell office:value-type="float" office:value="1496" table:style-name="ce1">
            <text:p>1496</text:p>
          </table:table-cell>
          <table:table-cell office:value-type="time" office:time-value="PT10H39M19.733S" table:style-name="ce2">
            <text:p>39:19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758" table:style-name="ce1">
            <text:p>1758</text:p>
          </table:table-cell>
          <table:table-cell office:value-type="string" table:style-name="ce1">
            <text:p>Success</text:p>
          </table:table-cell>
          <table:table-cell office:value-type="float" office:value="51849" table:style-name="ce1">
            <text:p>51849</text:p>
          </table:table-cell>
          <table:table-cell table:number-columns-repeated="16377"/>
        </table:table-row>
        <table:table-row table:style-name="ro1">
          <table:table-cell office:value-type="float" office:value="1497" table:style-name="ce1">
            <text:p>1497</text:p>
          </table:table-cell>
          <table:table-cell office:value-type="time" office:time-value="PT10H39M21.495S" table:style-name="ce2">
            <text:p>39:21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98" table:style-name="ce1">
            <text:p>1498</text:p>
          </table:table-cell>
          <table:table-cell office:value-type="time" office:time-value="PT10H39M17.298S" table:style-name="ce2">
            <text:p>39:17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4269" table:style-name="ce1">
            <text:p>4269</text:p>
          </table:table-cell>
          <table:table-cell office:value-type="string" table:style-name="ce1">
            <text:p>Success</text:p>
          </table:table-cell>
          <table:table-cell office:value-type="float" office:value="50168" table:style-name="ce1">
            <text:p>50168</text:p>
          </table:table-cell>
          <table:table-cell table:number-columns-repeated="16377"/>
        </table:table-row>
        <table:table-row table:style-name="ro1">
          <table:table-cell office:value-type="float" office:value="1499" table:style-name="ce1">
            <text:p>1499</text:p>
          </table:table-cell>
          <table:table-cell office:value-type="time" office:time-value="PT10H39M20.779S" table:style-name="ce2">
            <text:p>39:20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793" table:style-name="ce1">
            <text:p>7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time" office:time-value="PT10H39M12.042S" table:style-name="ce2">
            <text:p>39:12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9542" table:style-name="ce1">
            <text:p>9542</text:p>
          </table:table-cell>
          <table:table-cell office:value-type="string" table:style-name="ce1">
            <text:p>Success</text:p>
          </table:table-cell>
          <table:table-cell office:value-type="float" office:value="54674" table:style-name="ce1">
            <text:p>54674</text:p>
          </table:table-cell>
          <table:table-cell table:number-columns-repeated="16377"/>
        </table:table-row>
        <table:table-row table:style-name="ro1">
          <table:table-cell office:value-type="float" office:value="1501" table:style-name="ce1">
            <text:p>1501</text:p>
          </table:table-cell>
          <table:table-cell office:value-type="time" office:time-value="PT10H39M21.227S" table:style-name="ce2">
            <text:p>39:21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386" table:style-name="ce1">
            <text:p>386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502" table:style-name="ce1">
            <text:p>1502</text:p>
          </table:table-cell>
          <table:table-cell office:value-type="time" office:time-value="PT10H39M21.586S" table:style-name="ce2">
            <text:p>39:21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515" table:style-name="ce1">
            <text:p>51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03" table:style-name="ce1">
            <text:p>1503</text:p>
          </table:table-cell>
          <table:table-cell office:value-type="time" office:time-value="PT10H39M22.109S" table:style-name="ce2">
            <text:p>39:22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04" table:style-name="ce1">
            <text:p>1504</text:p>
          </table:table-cell>
          <table:table-cell office:value-type="time" office:time-value="PT10H39M22.202S" table:style-name="ce2">
            <text:p>39:22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1876" table:style-name="ce1">
            <text:p>1876</text:p>
          </table:table-cell>
          <table:table-cell table:number-columns-repeated="16377"/>
        </table:table-row>
        <table:table-row table:style-name="ro1">
          <table:table-cell office:value-type="float" office:value="1505" table:style-name="ce1">
            <text:p>1505</text:p>
          </table:table-cell>
          <table:table-cell office:value-type="time" office:time-value="PT10H39M21.574S" table:style-name="ce2">
            <text:p>39:21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242" table:style-name="ce1">
            <text:p>12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06" table:style-name="ce1">
            <text:p>1506</text:p>
          </table:table-cell>
          <table:table-cell office:value-type="time" office:time-value="PT10H39M21.079S" table:style-name="ce2">
            <text:p>39:21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000" table:style-name="ce1">
            <text:p>2000</text:p>
          </table:table-cell>
          <table:table-cell office:value-type="string" table:style-name="ce1">
            <text:p>Success</text:p>
          </table:table-cell>
          <table:table-cell office:value-type="float" office:value="88962" table:style-name="ce1">
            <text:p>88962</text:p>
          </table:table-cell>
          <table:table-cell table:number-columns-repeated="16377"/>
        </table:table-row>
        <table:table-row table:style-name="ro1">
          <table:table-cell office:value-type="float" office:value="1507" table:style-name="ce1">
            <text:p>1507</text:p>
          </table:table-cell>
          <table:table-cell office:value-type="time" office:time-value="PT10H39M21.129S" table:style-name="ce2">
            <text:p>39:21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Success</text:p>
          </table:table-cell>
          <table:table-cell office:value-type="float" office:value="91080" table:style-name="ce1">
            <text:p>91080</text:p>
          </table:table-cell>
          <table:table-cell table:number-columns-repeated="16377"/>
        </table:table-row>
        <table:table-row table:style-name="ro1">
          <table:table-cell office:value-type="float" office:value="1508" table:style-name="ce1">
            <text:p>1508</text:p>
          </table:table-cell>
          <table:table-cell office:value-type="time" office:time-value="PT10H39M21.276S" table:style-name="ce2">
            <text:p>39:21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959" table:style-name="ce1">
            <text:p>1959</text:p>
          </table:table-cell>
          <table:table-cell office:value-type="string" table:style-name="ce1">
            <text:p>Success</text:p>
          </table:table-cell>
          <table:table-cell office:value-type="float" office:value="95493" table:style-name="ce1">
            <text:p>95493</text:p>
          </table:table-cell>
          <table:table-cell table:number-columns-repeated="16377"/>
        </table:table-row>
        <table:table-row table:style-name="ro1">
          <table:table-cell office:value-type="float" office:value="1509" table:style-name="ce1">
            <text:p>1509</text:p>
          </table:table-cell>
          <table:table-cell office:value-type="time" office:time-value="PT10H39M21.184S" table:style-name="ce2">
            <text:p>39:21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072" table:style-name="ce1">
            <text:p>2072</text:p>
          </table:table-cell>
          <table:table-cell office:value-type="string" table:style-name="ce1">
            <text:p>Success</text:p>
          </table:table-cell>
          <table:table-cell office:value-type="float" office:value="95319" table:style-name="ce1">
            <text:p>95319</text:p>
          </table:table-cell>
          <table:table-cell table:number-columns-repeated="16377"/>
        </table:table-row>
        <table:table-row table:style-name="ro1">
          <table:table-cell office:value-type="float" office:value="1510" table:style-name="ce1">
            <text:p>1510</text:p>
          </table:table-cell>
          <table:table-cell office:value-type="time" office:time-value="PT10H39M21.145S" table:style-name="ce2">
            <text:p>39:21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112" table:style-name="ce1">
            <text:p>2112</text:p>
          </table:table-cell>
          <table:table-cell office:value-type="string" table:style-name="ce1">
            <text:p>Success</text:p>
          </table:table-cell>
          <table:table-cell office:value-type="float" office:value="95495" table:style-name="ce1">
            <text:p>95495</text:p>
          </table:table-cell>
          <table:table-cell table:number-columns-repeated="16377"/>
        </table:table-row>
        <table:table-row table:style-name="ro1">
          <table:table-cell office:value-type="float" office:value="1511" table:style-name="ce1">
            <text:p>1511</text:p>
          </table:table-cell>
          <table:table-cell office:value-type="time" office:time-value="PT10H39M21.162S" table:style-name="ce2">
            <text:p>39:21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106" table:style-name="ce1">
            <text:p>2106</text:p>
          </table:table-cell>
          <table:table-cell office:value-type="string" table:style-name="ce1">
            <text:p>Success</text:p>
          </table:table-cell>
          <table:table-cell office:value-type="float" office:value="93371" table:style-name="ce1">
            <text:p>93371</text:p>
          </table:table-cell>
          <table:table-cell table:number-columns-repeated="16377"/>
        </table:table-row>
        <table:table-row table:style-name="ro1">
          <table:table-cell office:value-type="float" office:value="1512" table:style-name="ce1">
            <text:p>1512</text:p>
          </table:table-cell>
          <table:table-cell office:value-type="time" office:time-value="PT10H39M21.119S" table:style-name="ce2">
            <text:p>39:21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297" table:style-name="ce1">
            <text:p>2297</text:p>
          </table:table-cell>
          <table:table-cell office:value-type="string" table:style-name="ce1">
            <text:p>Success</text:p>
          </table:table-cell>
          <table:table-cell office:value-type="float" office:value="93371" table:style-name="ce1">
            <text:p>93371</text:p>
          </table:table-cell>
          <table:table-cell table:number-columns-repeated="16377"/>
        </table:table-row>
        <table:table-row table:style-name="ro1">
          <table:table-cell office:value-type="float" office:value="1513" table:style-name="ce1">
            <text:p>1513</text:p>
          </table:table-cell>
          <table:table-cell office:value-type="time" office:time-value="PT10H39M21.275S" table:style-name="ce2">
            <text:p>39:21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202" table:style-name="ce1">
            <text:p>2202</text:p>
          </table:table-cell>
          <table:table-cell office:value-type="string" table:style-name="ce1">
            <text:p>Success</text:p>
          </table:table-cell>
          <table:table-cell office:value-type="float" office:value="99553" table:style-name="ce1">
            <text:p>99553</text:p>
          </table:table-cell>
          <table:table-cell table:number-columns-repeated="16377"/>
        </table:table-row>
        <table:table-row table:style-name="ro1">
          <table:table-cell office:value-type="float" office:value="1514" table:style-name="ce1">
            <text:p>1514</text:p>
          </table:table-cell>
          <table:table-cell office:value-type="time" office:time-value="PT10H39M21.149S" table:style-name="ce2">
            <text:p>39:21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335" table:style-name="ce1">
            <text:p>2335</text:p>
          </table:table-cell>
          <table:table-cell office:value-type="string" table:style-name="ce1">
            <text:p>Success</text:p>
          </table:table-cell>
          <table:table-cell office:value-type="float" office:value="93213" table:style-name="ce1">
            <text:p>93213</text:p>
          </table:table-cell>
          <table:table-cell table:number-columns-repeated="16377"/>
        </table:table-row>
        <table:table-row table:style-name="ro1">
          <table:table-cell office:value-type="float" office:value="1515" table:style-name="ce1">
            <text:p>1515</text:p>
          </table:table-cell>
          <table:table-cell office:value-type="time" office:time-value="PT10H39M23.082S" table:style-name="ce2">
            <text:p>39:23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439" table:style-name="ce1">
            <text:p>4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16" table:style-name="ce1">
            <text:p>1516</text:p>
          </table:table-cell>
          <table:table-cell office:value-type="time" office:time-value="PT10H39M23.257S" table:style-name="ce2">
            <text:p>39:23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482" table:style-name="ce1">
            <text:p>4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17" table:style-name="ce1">
            <text:p>1517</text:p>
          </table:table-cell>
          <table:table-cell office:value-type="time" office:time-value="PT10H39M21.273S" table:style-name="ce2">
            <text:p>39:21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559" table:style-name="ce1">
            <text:p>2559</text:p>
          </table:table-cell>
          <table:table-cell office:value-type="string" table:style-name="ce1">
            <text:p>Success</text:p>
          </table:table-cell>
          <table:table-cell office:value-type="float" office:value="95338" table:style-name="ce1">
            <text:p>95338</text:p>
          </table:table-cell>
          <table:table-cell table:number-columns-repeated="16377"/>
        </table:table-row>
        <table:table-row table:style-name="ro1">
          <table:table-cell office:value-type="float" office:value="1518" table:style-name="ce1">
            <text:p>1518</text:p>
          </table:table-cell>
          <table:table-cell office:value-type="time" office:time-value="PT10H39M23.123S" table:style-name="ce2">
            <text:p>39:23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761" table:style-name="ce1">
            <text:p>76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19" table:style-name="ce1">
            <text:p>1519</text:p>
          </table:table-cell>
          <table:table-cell office:value-type="time" office:time-value="PT10H39M23.834S" table:style-name="ce2">
            <text:p>39:23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18" table:style-name="ce1">
            <text:p>2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time" office:time-value="PT10H39M23.741S" table:style-name="ce2">
            <text:p>39:23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451" table:style-name="ce1">
            <text:p>45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21" table:style-name="ce1">
            <text:p>1521</text:p>
          </table:table-cell>
          <table:table-cell office:value-type="time" office:time-value="PT10H39M23.522S" table:style-name="ce2">
            <text:p>39:23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839" table:style-name="ce1">
            <text:p>8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22" table:style-name="ce1">
            <text:p>1522</text:p>
          </table:table-cell>
          <table:table-cell office:value-type="time" office:time-value="PT10H39M23.485S" table:style-name="ce2">
            <text:p>39:23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997" table:style-name="ce1">
            <text:p>99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23" table:style-name="ce1">
            <text:p>1523</text:p>
          </table:table-cell>
          <table:table-cell office:value-type="time" office:time-value="PT10H39M23.478S" table:style-name="ce2">
            <text:p>39:23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139" table:style-name="ce1">
            <text:p>11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24" table:style-name="ce1">
            <text:p>1524</text:p>
          </table:table-cell>
          <table:table-cell office:value-type="time" office:time-value="PT10H39M24.483S" table:style-name="ce2">
            <text:p>39:24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25" table:style-name="ce1">
            <text:p>1525</text:p>
          </table:table-cell>
          <table:table-cell office:value-type="time" office:time-value="PT10H39M24.363S" table:style-name="ce2">
            <text:p>39:24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535" table:style-name="ce1">
            <text:p>53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26" table:style-name="ce1">
            <text:p>1526</text:p>
          </table:table-cell>
          <table:table-cell office:value-type="time" office:time-value="PT10H39M24.193S" table:style-name="ce2">
            <text:p>39:24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846" table:style-name="ce1">
            <text:p>8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27" table:style-name="ce1">
            <text:p>1527</text:p>
          </table:table-cell>
          <table:table-cell office:value-type="time" office:time-value="PT10H39M24.052S" table:style-name="ce2">
            <text:p>39:24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143" table:style-name="ce1">
            <text:p>114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28" table:style-name="ce1">
            <text:p>1528</text:p>
          </table:table-cell>
          <table:table-cell office:value-type="time" office:time-value="PT10H39M23.884S" table:style-name="ce2">
            <text:p>39:23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457" table:style-name="ce1">
            <text:p>14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29" table:style-name="ce1">
            <text:p>1529</text:p>
          </table:table-cell>
          <table:table-cell office:value-type="time" office:time-value="PT10H39M25.197S" table:style-name="ce2">
            <text:p>39:25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97" table:style-name="ce1">
            <text:p>29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30" table:style-name="ce1">
            <text:p>1530</text:p>
          </table:table-cell>
          <table:table-cell office:value-type="time" office:time-value="PT10H39M25.039S" table:style-name="ce2">
            <text:p>39:25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564" table:style-name="ce1">
            <text:p>56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31" table:style-name="ce1">
            <text:p>1531</text:p>
          </table:table-cell>
          <table:table-cell office:value-type="time" office:time-value="PT10H39M24.899S" table:style-name="ce2">
            <text:p>39:24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848" table:style-name="ce1">
            <text:p>8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32" table:style-name="ce1">
            <text:p>1532</text:p>
          </table:table-cell>
          <table:table-cell office:value-type="time" office:time-value="PT10H39M24.755S" table:style-name="ce2">
            <text:p>39:24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149" table:style-name="ce1">
            <text:p>114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33" table:style-name="ce1">
            <text:p>1533</text:p>
          </table:table-cell>
          <table:table-cell office:value-type="time" office:time-value="PT10H39M24.618S" table:style-name="ce2">
            <text:p>39:24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410" table:style-name="ce1">
            <text:p>14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34" table:style-name="ce1">
            <text:p>1534</text:p>
          </table:table-cell>
          <table:table-cell office:value-type="time" office:time-value="PT10H39M25.905S" table:style-name="ce2">
            <text:p>39:25.9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35" table:style-name="ce1">
            <text:p>1535</text:p>
          </table:table-cell>
          <table:table-cell office:value-type="time" office:time-value="PT10H39M25.494S" table:style-name="ce2">
            <text:p>39:25.5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838" table:style-name="ce1">
            <text:p>8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36" table:style-name="ce1">
            <text:p>1536</text:p>
          </table:table-cell>
          <table:table-cell office:value-type="time" office:time-value="PT10H39M25.342S" table:style-name="ce2">
            <text:p>39:25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164" table:style-name="ce1">
            <text:p>116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37" table:style-name="ce1">
            <text:p>1537</text:p>
          </table:table-cell>
          <table:table-cell office:value-type="time" office:time-value="PT10H39M26.031S" table:style-name="ce2">
            <text:p>39:26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665" table:style-name="ce1">
            <text:p>6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38" table:style-name="ce1">
            <text:p>1538</text:p>
          </table:table-cell>
          <table:table-cell office:value-type="time" office:time-value="PT10H39M26.698S" table:style-name="ce2">
            <text:p>39:26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39" table:style-name="ce1">
            <text:p>1539</text:p>
          </table:table-cell>
          <table:table-cell office:value-type="time" office:time-value="PT10H39M21.304S" table:style-name="ce2">
            <text:p>39:21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5938" table:style-name="ce1">
            <text:p>5938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540" table:style-name="ce1">
            <text:p>1540</text:p>
          </table:table-cell>
          <table:table-cell office:value-type="time" office:time-value="PT10H39M21.104S" table:style-name="ce2">
            <text:p>39:21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6191" table:style-name="ce1">
            <text:p>6191</text:p>
          </table:table-cell>
          <table:table-cell office:value-type="string" table:style-name="ce1">
            <text:p>Success</text:p>
          </table:table-cell>
          <table:table-cell office:value-type="float" office:value="54674" table:style-name="ce1">
            <text:p>54674</text:p>
          </table:table-cell>
          <table:table-cell table:number-columns-repeated="16377"/>
        </table:table-row>
        <table:table-row table:style-name="ro1">
          <table:table-cell office:value-type="float" office:value="1541" table:style-name="ce1">
            <text:p>1541</text:p>
          </table:table-cell>
          <table:table-cell office:value-type="time" office:time-value="PT10H39M21.071S" table:style-name="ce2">
            <text:p>39:21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6247" table:style-name="ce1">
            <text:p>6247</text:p>
          </table:table-cell>
          <table:table-cell office:value-type="string" table:style-name="ce1">
            <text:p>Success</text:p>
          </table:table-cell>
          <table:table-cell office:value-type="float" office:value="40503" table:style-name="ce1">
            <text:p>40503</text:p>
          </table:table-cell>
          <table:table-cell table:number-columns-repeated="16377"/>
        </table:table-row>
        <table:table-row table:style-name="ro1">
          <table:table-cell office:value-type="float" office:value="1542" table:style-name="ce1">
            <text:p>1542</text:p>
          </table:table-cell>
          <table:table-cell office:value-type="time" office:time-value="PT10H39M27.245S" table:style-name="ce2">
            <text:p>39:27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1100" table:style-name="ce1">
            <text:p>1100</text:p>
          </table:table-cell>
          <table:table-cell table:number-columns-repeated="16377"/>
        </table:table-row>
        <table:table-row table:style-name="ro1">
          <table:table-cell office:value-type="float" office:value="1543" table:style-name="ce1">
            <text:p>1543</text:p>
          </table:table-cell>
          <table:table-cell office:value-type="time" office:time-value="PT10H39M16.200S" table:style-name="ce2">
            <text:p>39:16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1128" table:style-name="ce1">
            <text:p>11128</text:p>
          </table:table-cell>
          <table:table-cell office:value-type="string" table:style-name="ce1">
            <text:p>Success</text:p>
          </table:table-cell>
          <table:table-cell office:value-type="float" office:value="50168" table:style-name="ce1">
            <text:p>50168</text:p>
          </table:table-cell>
          <table:table-cell table:number-columns-repeated="16377"/>
        </table:table-row>
        <table:table-row table:style-name="ro1">
          <table:table-cell office:value-type="float" office:value="1544" table:style-name="ce1">
            <text:p>1544</text:p>
          </table:table-cell>
          <table:table-cell office:value-type="time" office:time-value="PT10H39M23.268S" table:style-name="ce2">
            <text:p>39:23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4068" table:style-name="ce1">
            <text:p>4068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545" table:style-name="ce1">
            <text:p>1545</text:p>
          </table:table-cell>
          <table:table-cell office:value-type="time" office:time-value="PT10H39M27.339S" table:style-name="ce2">
            <text:p>39:27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546" table:style-name="ce1">
            <text:p>1546</text:p>
          </table:table-cell>
          <table:table-cell office:value-type="time" office:time-value="PT10H39M21.151S" table:style-name="ce2">
            <text:p>39:21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6261" table:style-name="ce1">
            <text:p>6261</text:p>
          </table:table-cell>
          <table:table-cell office:value-type="string" table:style-name="ce1">
            <text:p>Success</text:p>
          </table:table-cell>
          <table:table-cell office:value-type="float" office:value="40503" table:style-name="ce1">
            <text:p>40503</text:p>
          </table:table-cell>
          <table:table-cell table:number-columns-repeated="16377"/>
        </table:table-row>
        <table:table-row table:style-name="ro1">
          <table:table-cell office:value-type="float" office:value="1547" table:style-name="ce1">
            <text:p>1547</text:p>
          </table:table-cell>
          <table:table-cell office:value-type="time" office:time-value="PT10H39M21.351S" table:style-name="ce2">
            <text:p>39:21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6293" table:style-name="ce1">
            <text:p>6293</text:p>
          </table:table-cell>
          <table:table-cell office:value-type="string" table:style-name="ce1">
            <text:p>Success</text:p>
          </table:table-cell>
          <table:table-cell office:value-type="float" office:value="78413" table:style-name="ce1">
            <text:p>78413</text:p>
          </table:table-cell>
          <table:table-cell table:number-columns-repeated="16377"/>
        </table:table-row>
        <table:table-row table:style-name="ro1">
          <table:table-cell office:value-type="float" office:value="1548" table:style-name="ce1">
            <text:p>1548</text:p>
          </table:table-cell>
          <table:table-cell office:value-type="time" office:time-value="PT10H39M23.259S" table:style-name="ce2">
            <text:p>39:23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4969" table:style-name="ce1">
            <text:p>4969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549" table:style-name="ce1">
            <text:p>1549</text:p>
          </table:table-cell>
          <table:table-cell office:value-type="time" office:time-value="PT10H39M28.230S" table:style-name="ce2">
            <text:p>39:28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50" table:style-name="ce1">
            <text:p>1550</text:p>
          </table:table-cell>
          <table:table-cell office:value-type="time" office:time-value="PT10H39M21.319S" table:style-name="ce2">
            <text:p>39:21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7261" table:style-name="ce1">
            <text:p>7261</text:p>
          </table:table-cell>
          <table:table-cell office:value-type="string" table:style-name="ce1">
            <text:p>Success</text:p>
          </table:table-cell>
          <table:table-cell office:value-type="float" office:value="80532" table:style-name="ce1">
            <text:p>80532</text:p>
          </table:table-cell>
          <table:table-cell table:number-columns-repeated="16377"/>
        </table:table-row>
        <table:table-row table:style-name="ro1">
          <table:table-cell office:value-type="float" office:value="1551" table:style-name="ce1">
            <text:p>1551</text:p>
          </table:table-cell>
          <table:table-cell office:value-type="time" office:time-value="PT10H39M27.647S" table:style-name="ce2">
            <text:p>39:27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933" table:style-name="ce1">
            <text:p>933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552" table:style-name="ce1">
            <text:p>1552</text:p>
          </table:table-cell>
          <table:table-cell office:value-type="time" office:time-value="PT10H39M28.581S" table:style-name="ce2">
            <text:p>39:28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53" table:style-name="ce1">
            <text:p>1553</text:p>
          </table:table-cell>
          <table:table-cell office:value-type="time" office:time-value="PT10H39M21.368S" table:style-name="ce2">
            <text:p>39:21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7265" table:style-name="ce1">
            <text:p>7265</text:p>
          </table:table-cell>
          <table:table-cell office:value-type="string" table:style-name="ce1">
            <text:p>Success</text:p>
          </table:table-cell>
          <table:table-cell office:value-type="float" office:value="80638" table:style-name="ce1">
            <text:p>80638</text:p>
          </table:table-cell>
          <table:table-cell table:number-columns-repeated="16377"/>
        </table:table-row>
        <table:table-row table:style-name="ro1">
          <table:table-cell office:value-type="float" office:value="1554" table:style-name="ce1">
            <text:p>1554</text:p>
          </table:table-cell>
          <table:table-cell office:value-type="time" office:time-value="PT10H39M21.302S" table:style-name="ce2">
            <text:p>39:21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7335" table:style-name="ce1">
            <text:p>7335</text:p>
          </table:table-cell>
          <table:table-cell office:value-type="string" table:style-name="ce1">
            <text:p>Success</text:p>
          </table:table-cell>
          <table:table-cell office:value-type="float" office:value="80562" table:style-name="ce1">
            <text:p>80562</text:p>
          </table:table-cell>
          <table:table-cell table:number-columns-repeated="16377"/>
        </table:table-row>
        <table:table-row table:style-name="ro1">
          <table:table-cell office:value-type="float" office:value="1555" table:style-name="ce1">
            <text:p>1555</text:p>
          </table:table-cell>
          <table:table-cell office:value-type="time" office:time-value="PT10H39M21.302S" table:style-name="ce2">
            <text:p>39:21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7360" table:style-name="ce1">
            <text:p>7360</text:p>
          </table:table-cell>
          <table:table-cell office:value-type="string" table:style-name="ce1">
            <text:p>Success</text:p>
          </table:table-cell>
          <table:table-cell office:value-type="float" office:value="80532" table:style-name="ce1">
            <text:p>80532</text:p>
          </table:table-cell>
          <table:table-cell table:number-columns-repeated="16377"/>
        </table:table-row>
        <table:table-row table:style-name="ro1">
          <table:table-cell office:value-type="float" office:value="1556" table:style-name="ce1">
            <text:p>1556</text:p>
          </table:table-cell>
          <table:table-cell office:value-type="time" office:time-value="PT10H39M21.341S" table:style-name="ce2">
            <text:p>39:21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7334" table:style-name="ce1">
            <text:p>7334</text:p>
          </table:table-cell>
          <table:table-cell office:value-type="string" table:style-name="ce1">
            <text:p>Success</text:p>
          </table:table-cell>
          <table:table-cell office:value-type="float" office:value="80532" table:style-name="ce1">
            <text:p>80532</text:p>
          </table:table-cell>
          <table:table-cell table:number-columns-repeated="16377"/>
        </table:table-row>
        <table:table-row table:style-name="ro1">
          <table:table-cell office:value-type="float" office:value="1557" table:style-name="ce1">
            <text:p>1557</text:p>
          </table:table-cell>
          <table:table-cell office:value-type="time" office:time-value="PT10H39M28.639S" table:style-name="ce2">
            <text:p>39:28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58" table:style-name="ce1">
            <text:p>1558</text:p>
          </table:table-cell>
          <table:table-cell office:value-type="time" office:time-value="PT10H39M13.506S" table:style-name="ce2">
            <text:p>39:13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5685" table:style-name="ce1">
            <text:p>15685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559" table:style-name="ce1">
            <text:p>1559</text:p>
          </table:table-cell>
          <table:table-cell office:value-type="time" office:time-value="PT10H39M19.028S" table:style-name="ce2">
            <text:p>39:19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0166" table:style-name="ce1">
            <text:p>10166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560" table:style-name="ce1">
            <text:p>1560</text:p>
          </table:table-cell>
          <table:table-cell office:value-type="time" office:time-value="PT10H39M19.308S" table:style-name="ce2">
            <text:p>39:19.3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9945" table:style-name="ce1">
            <text:p>9945</text:p>
          </table:table-cell>
          <table:table-cell office:value-type="string" table:style-name="ce1">
            <text:p>Success</text:p>
          </table:table-cell>
          <table:table-cell office:value-type="float" office:value="45526" table:style-name="ce1">
            <text:p>45526</text:p>
          </table:table-cell>
          <table:table-cell table:number-columns-repeated="16377"/>
        </table:table-row>
        <table:table-row table:style-name="ro1">
          <table:table-cell office:value-type="float" office:value="1561" table:style-name="ce1">
            <text:p>1561</text:p>
          </table:table-cell>
          <table:table-cell office:value-type="time" office:time-value="PT10H39M19.890S" table:style-name="ce2">
            <text:p>39:19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9381" table:style-name="ce1">
            <text:p>9381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562" table:style-name="ce1">
            <text:p>1562</text:p>
          </table:table-cell>
          <table:table-cell office:value-type="time" office:time-value="PT10H39M18.207S" table:style-name="ce2">
            <text:p>39:18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1063" table:style-name="ce1">
            <text:p>11063</text:p>
          </table:table-cell>
          <table:table-cell office:value-type="string" table:style-name="ce1">
            <text:p>Success</text:p>
          </table:table-cell>
          <table:table-cell office:value-type="float" office:value="51849" table:style-name="ce1">
            <text:p>51849</text:p>
          </table:table-cell>
          <table:table-cell table:number-columns-repeated="16377"/>
        </table:table-row>
        <table:table-row table:style-name="ro1">
          <table:table-cell office:value-type="float" office:value="1563" table:style-name="ce1">
            <text:p>1563</text:p>
          </table:table-cell>
          <table:table-cell office:value-type="time" office:time-value="PT10H39M17.469S" table:style-name="ce2">
            <text:p>39:17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1808" table:style-name="ce1">
            <text:p>11808</text:p>
          </table:table-cell>
          <table:table-cell office:value-type="string" table:style-name="ce1">
            <text:p>Success</text:p>
          </table:table-cell>
          <table:table-cell office:value-type="float" office:value="50168" table:style-name="ce1">
            <text:p>50168</text:p>
          </table:table-cell>
          <table:table-cell table:number-columns-repeated="16377"/>
        </table:table-row>
        <table:table-row table:style-name="ro1">
          <table:table-cell office:value-type="float" office:value="1564" table:style-name="ce1">
            <text:p>1564</text:p>
          </table:table-cell>
          <table:table-cell office:value-type="time" office:time-value="PT10H39M18.407S" table:style-name="ce2">
            <text:p>39:18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0873" table:style-name="ce1">
            <text:p>10873</text:p>
          </table:table-cell>
          <table:table-cell office:value-type="string" table:style-name="ce1">
            <text:p>Success</text:p>
          </table:table-cell>
          <table:table-cell office:value-type="float" office:value="51849" table:style-name="ce1">
            <text:p>51849</text:p>
          </table:table-cell>
          <table:table-cell table:number-columns-repeated="16377"/>
        </table:table-row>
        <table:table-row table:style-name="ro1">
          <table:table-cell office:value-type="float" office:value="1565" table:style-name="ce1">
            <text:p>1565</text:p>
          </table:table-cell>
          <table:table-cell office:value-type="time" office:time-value="PT10H39M21.614S" table:style-name="ce2">
            <text:p>39:21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7666" table:style-name="ce1">
            <text:p>7666</text:p>
          </table:table-cell>
          <table:table-cell office:value-type="string" table:style-name="ce1">
            <text:p>Success</text:p>
          </table:table-cell>
          <table:table-cell office:value-type="float" office:value="76443" table:style-name="ce1">
            <text:p>76443</text:p>
          </table:table-cell>
          <table:table-cell table:number-columns-repeated="16377"/>
        </table:table-row>
        <table:table-row table:style-name="ro1">
          <table:table-cell office:value-type="float" office:value="1566" table:style-name="ce1">
            <text:p>1566</text:p>
          </table:table-cell>
          <table:table-cell office:value-type="time" office:time-value="PT10H39M17.469S" table:style-name="ce2">
            <text:p>39:17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1810" table:style-name="ce1">
            <text:p>11810</text:p>
          </table:table-cell>
          <table:table-cell office:value-type="string" table:style-name="ce1">
            <text:p>Success</text:p>
          </table:table-cell>
          <table:table-cell office:value-type="float" office:value="50168" table:style-name="ce1">
            <text:p>50168</text:p>
          </table:table-cell>
          <table:table-cell table:number-columns-repeated="16377"/>
        </table:table-row>
        <table:table-row table:style-name="ro1">
          <table:table-cell office:value-type="float" office:value="1567" table:style-name="ce1">
            <text:p>1567</text:p>
          </table:table-cell>
          <table:table-cell office:value-type="time" office:time-value="PT10H39M17.962S" table:style-name="ce2">
            <text:p>39:18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1322" table:style-name="ce1">
            <text:p>11322</text:p>
          </table:table-cell>
          <table:table-cell office:value-type="string" table:style-name="ce1">
            <text:p>Success</text:p>
          </table:table-cell>
          <table:table-cell office:value-type="float" office:value="51849" table:style-name="ce1">
            <text:p>51849</text:p>
          </table:table-cell>
          <table:table-cell table:number-columns-repeated="16377"/>
        </table:table-row>
        <table:table-row table:style-name="ro1">
          <table:table-cell office:value-type="float" office:value="1568" table:style-name="ce1">
            <text:p>1568</text:p>
          </table:table-cell>
          <table:table-cell office:value-type="time" office:time-value="PT10H39M16.273S" table:style-name="ce2">
            <text:p>39:16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3024" table:style-name="ce1">
            <text:p>13024</text:p>
          </table:table-cell>
          <table:table-cell office:value-type="string" table:style-name="ce1">
            <text:p>Success</text:p>
          </table:table-cell>
          <table:table-cell office:value-type="float" office:value="48439" table:style-name="ce1">
            <text:p>48439</text:p>
          </table:table-cell>
          <table:table-cell table:number-columns-repeated="16377"/>
        </table:table-row>
        <table:table-row table:style-name="ro1">
          <table:table-cell office:value-type="float" office:value="1569" table:style-name="ce1">
            <text:p>1569</text:p>
          </table:table-cell>
          <table:table-cell office:value-type="time" office:time-value="PT10H39M29.254S" table:style-name="ce2">
            <text:p>39:29.3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70" table:style-name="ce1">
            <text:p>1570</text:p>
          </table:table-cell>
          <table:table-cell office:value-type="time" office:time-value="PT10H39M29.272S" table:style-name="ce2">
            <text:p>39:29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71" table:style-name="ce1">
            <text:p>1571</text:p>
          </table:table-cell>
          <table:table-cell office:value-type="time" office:time-value="PT10H39M29.282S" table:style-name="ce2">
            <text:p>39:29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1572" table:style-name="ce1">
            <text:p>1572</text:p>
          </table:table-cell>
          <table:table-cell office:value-type="time" office:time-value="PT10H39M29.282S" table:style-name="ce2">
            <text:p>39:29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73" table:style-name="ce1">
            <text:p>1573</text:p>
          </table:table-cell>
          <table:table-cell office:value-type="time" office:time-value="PT10H39M29.284S" table:style-name="ce2">
            <text:p>39:29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74" table:style-name="ce1">
            <text:p>1574</text:p>
          </table:table-cell>
          <table:table-cell office:value-type="time" office:time-value="PT10H39M29.297S" table:style-name="ce2">
            <text:p>39:29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1974" table:style-name="ce1">
            <text:p>1974</text:p>
          </table:table-cell>
          <table:table-cell table:number-columns-repeated="16377"/>
        </table:table-row>
        <table:table-row table:style-name="ro1">
          <table:table-cell office:value-type="float" office:value="1575" table:style-name="ce1">
            <text:p>1575</text:p>
          </table:table-cell>
          <table:table-cell office:value-type="time" office:time-value="PT10H39M28.931S" table:style-name="ce2">
            <text:p>39:28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422" table:style-name="ce1">
            <text:p>4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76" table:style-name="ce1">
            <text:p>1576</text:p>
          </table:table-cell>
          <table:table-cell office:value-type="time" office:time-value="PT10H39M29.353S" table:style-name="ce2">
            <text:p>39:29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396" table:style-name="ce1">
            <text:p>3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77" table:style-name="ce1">
            <text:p>1577</text:p>
          </table:table-cell>
          <table:table-cell office:value-type="time" office:time-value="PT10H39M28.676S" table:style-name="ce2">
            <text:p>39:28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113" table:style-name="ce1">
            <text:p>1113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578" table:style-name="ce1">
            <text:p>1578</text:p>
          </table:table-cell>
          <table:table-cell office:value-type="time" office:time-value="PT10H39M28.663S" table:style-name="ce2">
            <text:p>39:28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136" table:style-name="ce1">
            <text:p>1136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579" table:style-name="ce1">
            <text:p>1579</text:p>
          </table:table-cell>
          <table:table-cell office:value-type="time" office:time-value="PT10H39M29.801S" table:style-name="ce2">
            <text:p>39:29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80" table:style-name="ce1">
            <text:p>1580</text:p>
          </table:table-cell>
          <table:table-cell office:value-type="time" office:time-value="PT10H39M29.790S" table:style-name="ce2">
            <text:p>39:29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81" table:style-name="ce1">
            <text:p>1581</text:p>
          </table:table-cell>
          <table:table-cell office:value-type="time" office:time-value="PT10H39M27.321S" table:style-name="ce2">
            <text:p>39:27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663" table:style-name="ce1">
            <text:p>2663</text:p>
          </table:table-cell>
          <table:table-cell office:value-type="string" table:style-name="ce1">
            <text:p>Success</text:p>
          </table:table-cell>
          <table:table-cell office:value-type="float" office:value="82609" table:style-name="ce1">
            <text:p>82609</text:p>
          </table:table-cell>
          <table:table-cell table:number-columns-repeated="16377"/>
        </table:table-row>
        <table:table-row table:style-name="ro1">
          <table:table-cell office:value-type="float" office:value="1582" table:style-name="ce1">
            <text:p>1582</text:p>
          </table:table-cell>
          <table:table-cell office:value-type="time" office:time-value="PT10H39M29.751S" table:style-name="ce2">
            <text:p>39:29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83" table:style-name="ce1">
            <text:p>1583</text:p>
          </table:table-cell>
          <table:table-cell office:value-type="time" office:time-value="PT10H39M27.299S" table:style-name="ce2">
            <text:p>39:27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710" table:style-name="ce1">
            <text:p>2710</text:p>
          </table:table-cell>
          <table:table-cell office:value-type="string" table:style-name="ce1">
            <text:p>Success</text:p>
          </table:table-cell>
          <table:table-cell office:value-type="float" office:value="82654" table:style-name="ce1">
            <text:p>82654</text:p>
          </table:table-cell>
          <table:table-cell table:number-columns-repeated="16377"/>
        </table:table-row>
        <table:table-row table:style-name="ro1">
          <table:table-cell office:value-type="float" office:value="1584" table:style-name="ce1">
            <text:p>1584</text:p>
          </table:table-cell>
          <table:table-cell office:value-type="time" office:time-value="PT10H39M30.010S" table:style-name="ce2">
            <text:p>39:30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85" table:style-name="ce1">
            <text:p>1585</text:p>
          </table:table-cell>
          <table:table-cell office:value-type="time" office:time-value="PT10H39M30.058S" table:style-name="ce2">
            <text:p>39:30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86" table:style-name="ce1">
            <text:p>1586</text:p>
          </table:table-cell>
          <table:table-cell office:value-type="time" office:time-value="PT10H39M30.090S" table:style-name="ce2">
            <text:p>39:30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922" table:style-name="ce1">
            <text:p>1922</text:p>
          </table:table-cell>
          <table:table-cell table:number-columns-repeated="16377"/>
        </table:table-row>
        <table:table-row table:style-name="ro1">
          <table:table-cell office:value-type="float" office:value="1587" table:style-name="ce1">
            <text:p>1587</text:p>
          </table:table-cell>
          <table:table-cell office:value-type="time" office:time-value="PT10H39M30.133S" table:style-name="ce2">
            <text:p>39:30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1974" table:style-name="ce1">
            <text:p>1974</text:p>
          </table:table-cell>
          <table:table-cell table:number-columns-repeated="16377"/>
        </table:table-row>
        <table:table-row table:style-name="ro1">
          <table:table-cell office:value-type="float" office:value="1588" table:style-name="ce1">
            <text:p>1588</text:p>
          </table:table-cell>
          <table:table-cell office:value-type="time" office:time-value="PT10H39M29.984S" table:style-name="ce2">
            <text:p>39:30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89" table:style-name="ce1">
            <text:p>1589</text:p>
          </table:table-cell>
          <table:table-cell office:value-type="time" office:time-value="PT10H39M28.634S" table:style-name="ce2">
            <text:p>39:28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558" table:style-name="ce1">
            <text:p>1558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590" table:style-name="ce1">
            <text:p>1590</text:p>
          </table:table-cell>
          <table:table-cell office:value-type="time" office:time-value="PT10H39M30.193S" table:style-name="ce2">
            <text:p>39:30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591" table:style-name="ce1">
            <text:p>1591</text:p>
          </table:table-cell>
          <table:table-cell office:value-type="time" office:time-value="PT10H39M28.581S" table:style-name="ce2">
            <text:p>39:28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846" table:style-name="ce1">
            <text:p>1846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592" table:style-name="ce1">
            <text:p>1592</text:p>
          </table:table-cell>
          <table:table-cell office:value-type="time" office:time-value="PT10H39M30.193S" table:style-name="ce2">
            <text:p>39:30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93" table:style-name="ce1">
            <text:p>1593</text:p>
          </table:table-cell>
          <table:table-cell office:value-type="time" office:time-value="PT10H39M30.428S" table:style-name="ce2">
            <text:p>39:30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94" table:style-name="ce1">
            <text:p>1594</text:p>
          </table:table-cell>
          <table:table-cell office:value-type="time" office:time-value="PT10H39M30.429S" table:style-name="ce2">
            <text:p>39:30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76" table:style-name="ce1">
            <text:p>2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95" table:style-name="ce1">
            <text:p>1595</text:p>
          </table:table-cell>
          <table:table-cell office:value-type="time" office:time-value="PT10H39M30.706S" table:style-name="ce2">
            <text:p>39:30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96" table:style-name="ce1">
            <text:p>1596</text:p>
          </table:table-cell>
          <table:table-cell office:value-type="time" office:time-value="PT10H39M27.415S" table:style-name="ce2">
            <text:p>39:27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586" table:style-name="ce1">
            <text:p>3586</text:p>
          </table:table-cell>
          <table:table-cell office:value-type="string" table:style-name="ce1">
            <text:p>Success</text:p>
          </table:table-cell>
          <table:table-cell office:value-type="float" office:value="80544" table:style-name="ce1">
            <text:p>80544</text:p>
          </table:table-cell>
          <table:table-cell table:number-columns-repeated="16377"/>
        </table:table-row>
        <table:table-row table:style-name="ro1">
          <table:table-cell office:value-type="float" office:value="1597" table:style-name="ce1">
            <text:p>1597</text:p>
          </table:table-cell>
          <table:table-cell office:value-type="time" office:time-value="PT10H39M31.002S" table:style-name="ce2">
            <text:p>39:31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98" table:style-name="ce1">
            <text:p>1598</text:p>
          </table:table-cell>
          <table:table-cell office:value-type="time" office:time-value="PT10H39M31.178S" table:style-name="ce2">
            <text:p>39:31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99" table:style-name="ce1">
            <text:p>1599</text:p>
          </table:table-cell>
          <table:table-cell office:value-type="time" office:time-value="PT10H39M31.391S" table:style-name="ce2">
            <text:p>39:31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time" office:time-value="PT10H39M31.624S" table:style-name="ce2">
            <text:p>39:31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1" table:style-name="ce1">
            <text:p>1601</text:p>
          </table:table-cell>
          <table:table-cell office:value-type="time" office:time-value="PT10H39M29.353S" table:style-name="ce2">
            <text:p>39:29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653" table:style-name="ce1">
            <text:p>2653</text:p>
          </table:table-cell>
          <table:table-cell office:value-type="string" table:style-name="ce1">
            <text:p>Success</text:p>
          </table:table-cell>
          <table:table-cell office:value-type="float" office:value="82652" table:style-name="ce1">
            <text:p>82652</text:p>
          </table:table-cell>
          <table:table-cell table:number-columns-repeated="16377"/>
        </table:table-row>
        <table:table-row table:style-name="ro1">
          <table:table-cell office:value-type="float" office:value="1602" table:style-name="ce1">
            <text:p>1602</text:p>
          </table:table-cell>
          <table:table-cell office:value-type="time" office:time-value="PT10H39M32.007S" table:style-name="ce2">
            <text:p>39:32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03" table:style-name="ce1">
            <text:p>1603</text:p>
          </table:table-cell>
          <table:table-cell office:value-type="time" office:time-value="PT10H39M32.141S" table:style-name="ce2">
            <text:p>39:32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04" table:style-name="ce1">
            <text:p>1604</text:p>
          </table:table-cell>
          <table:table-cell office:value-type="time" office:time-value="PT10H39M17.329S" table:style-name="ce2">
            <text:p>39:17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4908" table:style-name="ce1">
            <text:p>14908</text:p>
          </table:table-cell>
          <table:table-cell office:value-type="string" table:style-name="ce1">
            <text:p>Success</text:p>
          </table:table-cell>
          <table:table-cell office:value-type="float" office:value="50168" table:style-name="ce1">
            <text:p>50168</text:p>
          </table:table-cell>
          <table:table-cell table:number-columns-repeated="16377"/>
        </table:table-row>
        <table:table-row table:style-name="ro1">
          <table:table-cell office:value-type="float" office:value="1605" table:style-name="ce1">
            <text:p>1605</text:p>
          </table:table-cell>
          <table:table-cell office:value-type="time" office:time-value="PT10H39M16.068S" table:style-name="ce2">
            <text:p>39:16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6972" table:style-name="ce1">
            <text:p>16972</text:p>
          </table:table-cell>
          <table:table-cell office:value-type="string" table:style-name="ce1">
            <text:p>Success</text:p>
          </table:table-cell>
          <table:table-cell office:value-type="float" office:value="49303" table:style-name="ce1">
            <text:p>49303</text:p>
          </table:table-cell>
          <table:table-cell table:number-columns-repeated="16377"/>
        </table:table-row>
        <table:table-row table:style-name="ro1">
          <table:table-cell office:value-type="float" office:value="1606" table:style-name="ce1">
            <text:p>1606</text:p>
          </table:table-cell>
          <table:table-cell office:value-type="time" office:time-value="PT10H39M21.087S" table:style-name="ce2">
            <text:p>39:21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1962" table:style-name="ce1">
            <text:p>11962</text:p>
          </table:table-cell>
          <table:table-cell office:value-type="string" table:style-name="ce1">
            <text:p>Success</text:p>
          </table:table-cell>
          <table:table-cell office:value-type="float" office:value="28825" table:style-name="ce1">
            <text:p>28825</text:p>
          </table:table-cell>
          <table:table-cell table:number-columns-repeated="16377"/>
        </table:table-row>
        <table:table-row table:style-name="ro1">
          <table:table-cell office:value-type="float" office:value="1607" table:style-name="ce1">
            <text:p>1607</text:p>
          </table:table-cell>
          <table:table-cell office:value-type="time" office:time-value="PT10H39M33.042S" table:style-name="ce2">
            <text:p>39:33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float" office:value="1608" table:style-name="ce1">
            <text:p>1608</text:p>
          </table:table-cell>
          <table:table-cell office:value-type="time" office:time-value="PT10H39M30.938S" table:style-name="ce2">
            <text:p>39:30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214" table:style-name="ce1">
            <text:p>2214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609" table:style-name="ce1">
            <text:p>1609</text:p>
          </table:table-cell>
          <table:table-cell office:value-type="time" office:time-value="PT10H39M16.255S" table:style-name="ce2">
            <text:p>39:16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6900" table:style-name="ce1">
            <text:p>16900</text:p>
          </table:table-cell>
          <table:table-cell office:value-type="string" table:style-name="ce1">
            <text:p>Success</text:p>
          </table:table-cell>
          <table:table-cell office:value-type="float" office:value="44020" table:style-name="ce1">
            <text:p>44020</text:p>
          </table:table-cell>
          <table:table-cell table:number-columns-repeated="16377"/>
        </table:table-row>
        <table:table-row table:style-name="ro1">
          <table:table-cell office:value-type="float" office:value="1610" table:style-name="ce1">
            <text:p>1610</text:p>
          </table:table-cell>
          <table:table-cell office:value-type="time" office:time-value="PT10H39M19.974S" table:style-name="ce2">
            <text:p>39:20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3223" table:style-name="ce1">
            <text:p>13223</text:p>
          </table:table-cell>
          <table:table-cell office:value-type="string" table:style-name="ce1">
            <text:p>Success</text:p>
          </table:table-cell>
          <table:table-cell office:value-type="float" office:value="51849" table:style-name="ce1">
            <text:p>51849</text:p>
          </table:table-cell>
          <table:table-cell table:number-columns-repeated="16377"/>
        </table:table-row>
        <table:table-row table:style-name="ro1">
          <table:table-cell office:value-type="float" office:value="1611" table:style-name="ce1">
            <text:p>1611</text:p>
          </table:table-cell>
          <table:table-cell office:value-type="time" office:time-value="PT10H39M17.299S" table:style-name="ce2">
            <text:p>39:17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5909" table:style-name="ce1">
            <text:p>15909</text:p>
          </table:table-cell>
          <table:table-cell office:value-type="string" table:style-name="ce1">
            <text:p>Success</text:p>
          </table:table-cell>
          <table:table-cell office:value-type="float" office:value="50168" table:style-name="ce1">
            <text:p>50168</text:p>
          </table:table-cell>
          <table:table-cell table:number-columns-repeated="16377"/>
        </table:table-row>
        <table:table-row table:style-name="ro1">
          <table:table-cell office:value-type="float" office:value="1612" table:style-name="ce1">
            <text:p>1612</text:p>
          </table:table-cell>
          <table:table-cell office:value-type="time" office:time-value="PT10H39M23.417S" table:style-name="ce2">
            <text:p>39:23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9823" table:style-name="ce1">
            <text:p>9823</text:p>
          </table:table-cell>
          <table:table-cell office:value-type="string" table:style-name="ce1">
            <text:p>Success</text:p>
          </table:table-cell>
          <table:table-cell office:value-type="float" office:value="54674" table:style-name="ce1">
            <text:p>54674</text:p>
          </table:table-cell>
          <table:table-cell table:number-columns-repeated="16377"/>
        </table:table-row>
        <table:table-row table:style-name="ro1">
          <table:table-cell office:value-type="float" office:value="1613" table:style-name="ce1">
            <text:p>1613</text:p>
          </table:table-cell>
          <table:table-cell office:value-type="time" office:time-value="PT10H39M21.221S" table:style-name="ce2">
            <text:p>39:21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2025" table:style-name="ce1">
            <text:p>12025</text:p>
          </table:table-cell>
          <table:table-cell office:value-type="string" table:style-name="ce1">
            <text:p>Success</text:p>
          </table:table-cell>
          <table:table-cell office:value-type="float" office:value="53822" table:style-name="ce1">
            <text:p>53822</text:p>
          </table:table-cell>
          <table:table-cell table:number-columns-repeated="16377"/>
        </table:table-row>
        <table:table-row table:style-name="ro1">
          <table:table-cell office:value-type="float" office:value="1614" table:style-name="ce1">
            <text:p>1614</text:p>
          </table:table-cell>
          <table:table-cell office:value-type="time" office:time-value="PT10H39M33.198S" table:style-name="ce2">
            <text:p>39:33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15" table:style-name="ce1">
            <text:p>1615</text:p>
          </table:table-cell>
          <table:table-cell office:value-type="time" office:time-value="PT10H39M29.843S" table:style-name="ce2">
            <text:p>39:29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3418" table:style-name="ce1">
            <text:p>3418</text:p>
          </table:table-cell>
          <table:table-cell office:value-type="string" table:style-name="ce1">
            <text:p>Success</text:p>
          </table:table-cell>
          <table:table-cell office:value-type="float" office:value="45527" table:style-name="ce1">
            <text:p>45527</text:p>
          </table:table-cell>
          <table:table-cell table:number-columns-repeated="16377"/>
        </table:table-row>
        <table:table-row table:style-name="ro1">
          <table:table-cell office:value-type="float" office:value="1616" table:style-name="ce1">
            <text:p>1616</text:p>
          </table:table-cell>
          <table:table-cell office:value-type="time" office:time-value="PT10H39M17.340S" table:style-name="ce2">
            <text:p>39:17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5924" table:style-name="ce1">
            <text:p>15924</text:p>
          </table:table-cell>
          <table:table-cell office:value-type="string" table:style-name="ce1">
            <text:p>Success</text:p>
          </table:table-cell>
          <table:table-cell office:value-type="float" office:value="50168" table:style-name="ce1">
            <text:p>50168</text:p>
          </table:table-cell>
          <table:table-cell table:number-columns-repeated="16377"/>
        </table:table-row>
        <table:table-row table:style-name="ro1">
          <table:table-cell office:value-type="float" office:value="1617" table:style-name="ce1">
            <text:p>1617</text:p>
          </table:table-cell>
          <table:table-cell office:value-type="time" office:time-value="PT10H39M21.364S" table:style-name="ce2">
            <text:p>39:21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1899" table:style-name="ce1">
            <text:p>11899</text:p>
          </table:table-cell>
          <table:table-cell office:value-type="string" table:style-name="ce1">
            <text:p>Success</text:p>
          </table:table-cell>
          <table:table-cell office:value-type="float" office:value="40503" table:style-name="ce1">
            <text:p>40503</text:p>
          </table:table-cell>
          <table:table-cell table:number-columns-repeated="16377"/>
        </table:table-row>
        <table:table-row table:style-name="ro1">
          <table:table-cell office:value-type="float" office:value="1618" table:style-name="ce1">
            <text:p>1618</text:p>
          </table:table-cell>
          <table:table-cell office:value-type="time" office:time-value="PT10H39M26.334S" table:style-name="ce2">
            <text:p>39:26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6954" table:style-name="ce1">
            <text:p>6954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619" table:style-name="ce1">
            <text:p>1619</text:p>
          </table:table-cell>
          <table:table-cell office:value-type="time" office:time-value="PT10H39M21.103S" table:style-name="ce2">
            <text:p>39:21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2184" table:style-name="ce1">
            <text:p>12184</text:p>
          </table:table-cell>
          <table:table-cell office:value-type="string" table:style-name="ce1">
            <text:p>Success</text:p>
          </table:table-cell>
          <table:table-cell office:value-type="float" office:value="28825" table:style-name="ce1">
            <text:p>28825</text:p>
          </table:table-cell>
          <table:table-cell table:number-columns-repeated="16377"/>
        </table:table-row>
        <table:table-row table:style-name="ro1">
          <table:table-cell office:value-type="float" office:value="1620" table:style-name="ce1">
            <text:p>1620</text:p>
          </table:table-cell>
          <table:table-cell office:value-type="time" office:time-value="PT10H39M21.368S" table:style-name="ce2">
            <text:p>39:21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1921" table:style-name="ce1">
            <text:p>11921</text:p>
          </table:table-cell>
          <table:table-cell office:value-type="string" table:style-name="ce1">
            <text:p>Success</text:p>
          </table:table-cell>
          <table:table-cell office:value-type="float" office:value="57981" table:style-name="ce1">
            <text:p>57981</text:p>
          </table:table-cell>
          <table:table-cell table:number-columns-repeated="16377"/>
        </table:table-row>
        <table:table-row table:style-name="ro1">
          <table:table-cell office:value-type="float" office:value="1621" table:style-name="ce1">
            <text:p>1621</text:p>
          </table:table-cell>
          <table:table-cell office:value-type="time" office:time-value="PT10H39M21.036S" table:style-name="ce2">
            <text:p>39:21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2260" table:style-name="ce1">
            <text:p>12260</text:p>
          </table:table-cell>
          <table:table-cell office:value-type="string" table:style-name="ce1">
            <text:p>Success</text:p>
          </table:table-cell>
          <table:table-cell office:value-type="float" office:value="40505" table:style-name="ce1">
            <text:p>40505</text:p>
          </table:table-cell>
          <table:table-cell table:number-columns-repeated="16377"/>
        </table:table-row>
        <table:table-row table:style-name="ro1">
          <table:table-cell office:value-type="float" office:value="1622" table:style-name="ce1">
            <text:p>1622</text:p>
          </table:table-cell>
          <table:table-cell office:value-type="time" office:time-value="PT10H39M33.262S" table:style-name="ce2">
            <text:p>39:33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23" table:style-name="ce1">
            <text:p>1623</text:p>
          </table:table-cell>
          <table:table-cell office:value-type="time" office:time-value="PT10H39M28.606S" table:style-name="ce2">
            <text:p>39:28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4699" table:style-name="ce1">
            <text:p>4699</text:p>
          </table:table-cell>
          <table:table-cell office:value-type="string" table:style-name="ce1">
            <text:p>Success</text:p>
          </table:table-cell>
          <table:table-cell office:value-type="float" office:value="45526" table:style-name="ce1">
            <text:p>45526</text:p>
          </table:table-cell>
          <table:table-cell table:number-columns-repeated="16377"/>
        </table:table-row>
        <table:table-row table:style-name="ro1">
          <table:table-cell office:value-type="float" office:value="1624" table:style-name="ce1">
            <text:p>1624</text:p>
          </table:table-cell>
          <table:table-cell office:value-type="time" office:time-value="PT10H39M33.305S" table:style-name="ce2">
            <text:p>39:33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25" table:style-name="ce1">
            <text:p>1625</text:p>
          </table:table-cell>
          <table:table-cell office:value-type="time" office:time-value="PT10H39M27.327S" table:style-name="ce2">
            <text:p>39:27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6021" table:style-name="ce1">
            <text:p>6021</text:p>
          </table:table-cell>
          <table:table-cell office:value-type="string" table:style-name="ce1">
            <text:p>Success</text:p>
          </table:table-cell>
          <table:table-cell office:value-type="float" office:value="49018" table:style-name="ce1">
            <text:p>49018</text:p>
          </table:table-cell>
          <table:table-cell table:number-columns-repeated="16377"/>
        </table:table-row>
        <table:table-row table:style-name="ro1">
          <table:table-cell office:value-type="float" office:value="1626" table:style-name="ce1">
            <text:p>1626</text:p>
          </table:table-cell>
          <table:table-cell office:value-type="time" office:time-value="PT10H39M26.508S" table:style-name="ce2">
            <text:p>39:26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6886" table:style-name="ce1">
            <text:p>6886</text:p>
          </table:table-cell>
          <table:table-cell office:value-type="string" table:style-name="ce1">
            <text:p>Success</text:p>
          </table:table-cell>
          <table:table-cell office:value-type="float" office:value="44946" table:style-name="ce1">
            <text:p>44946</text:p>
          </table:table-cell>
          <table:table-cell table:number-columns-repeated="16377"/>
        </table:table-row>
        <table:table-row table:style-name="ro1">
          <table:table-cell office:value-type="float" office:value="1627" table:style-name="ce1">
            <text:p>1627</text:p>
          </table:table-cell>
          <table:table-cell office:value-type="time" office:time-value="PT10H39M14.792S" table:style-name="ce2">
            <text:p>39:14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8602" table:style-name="ce1">
            <text:p>18602</text:p>
          </table:table-cell>
          <table:table-cell office:value-type="string" table:style-name="ce1">
            <text:p>Success</text:p>
          </table:table-cell>
          <table:table-cell office:value-type="float" office:value="49019" table:style-name="ce1">
            <text:p>49019</text:p>
          </table:table-cell>
          <table:table-cell table:number-columns-repeated="16377"/>
        </table:table-row>
        <table:table-row table:style-name="ro1">
          <table:table-cell office:value-type="float" office:value="1628" table:style-name="ce1">
            <text:p>1628</text:p>
          </table:table-cell>
          <table:table-cell office:value-type="time" office:time-value="PT10H39M29.272S" table:style-name="ce2">
            <text:p>39:29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4139" table:style-name="ce1">
            <text:p>4139</text:p>
          </table:table-cell>
          <table:table-cell office:value-type="string" table:style-name="ce1">
            <text:p>Success</text:p>
          </table:table-cell>
          <table:table-cell office:value-type="float" office:value="54674" table:style-name="ce1">
            <text:p>54674</text:p>
          </table:table-cell>
          <table:table-cell table:number-columns-repeated="16377"/>
        </table:table-row>
        <table:table-row table:style-name="ro1">
          <table:table-cell office:value-type="float" office:value="1629" table:style-name="ce1">
            <text:p>1629</text:p>
          </table:table-cell>
          <table:table-cell office:value-type="time" office:time-value="PT10H39M33.291S" table:style-name="ce2">
            <text:p>39:33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630" table:style-name="ce1">
            <text:p>1630</text:p>
          </table:table-cell>
          <table:table-cell office:value-type="time" office:time-value="PT10H39M33.241S" table:style-name="ce2">
            <text:p>39:33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631" table:style-name="ce1">
            <text:p>1631</text:p>
          </table:table-cell>
          <table:table-cell office:value-type="time" office:time-value="PT10H39M33.514S" table:style-name="ce2">
            <text:p>39:33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32" table:style-name="ce1">
            <text:p>1632</text:p>
          </table:table-cell>
          <table:table-cell office:value-type="time" office:time-value="PT10H39M33.537S" table:style-name="ce2">
            <text:p>39:33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968" table:style-name="ce1">
            <text:p>1968</text:p>
          </table:table-cell>
          <table:table-cell table:number-columns-repeated="16377"/>
        </table:table-row>
        <table:table-row table:style-name="ro1">
          <table:table-cell office:value-type="float" office:value="1633" table:style-name="ce1">
            <text:p>1633</text:p>
          </table:table-cell>
          <table:table-cell office:value-type="time" office:time-value="PT10H39M33.060S" table:style-name="ce2">
            <text:p>39:33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028" table:style-name="ce1">
            <text:p>1028</text:p>
          </table:table-cell>
          <table:table-cell office:value-type="string" table:style-name="ce1">
            <text:p>Success</text:p>
          </table:table-cell>
          <table:table-cell office:value-type="float" office:value="84769" table:style-name="ce1">
            <text:p>84769</text:p>
          </table:table-cell>
          <table:table-cell table:number-columns-repeated="16377"/>
        </table:table-row>
        <table:table-row table:style-name="ro1">
          <table:table-cell office:value-type="float" office:value="1634" table:style-name="ce1">
            <text:p>1634</text:p>
          </table:table-cell>
          <table:table-cell office:value-type="time" office:time-value="PT10H39M21.135S" table:style-name="ce2">
            <text:p>39:21.1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3101" table:style-name="ce1">
            <text:p>13101</text:p>
          </table:table-cell>
          <table:table-cell office:value-type="string" table:style-name="ce1">
            <text:p>Success</text:p>
          </table:table-cell>
          <table:table-cell office:value-type="float" office:value="28825" table:style-name="ce1">
            <text:p>28825</text:p>
          </table:table-cell>
          <table:table-cell table:number-columns-repeated="16377"/>
        </table:table-row>
        <table:table-row table:style-name="ro1">
          <table:table-cell office:value-type="float" office:value="1635" table:style-name="ce1">
            <text:p>1635</text:p>
          </table:table-cell>
          <table:table-cell office:value-type="time" office:time-value="PT10H39M33.413S" table:style-name="ce2">
            <text:p>39:33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864" table:style-name="ce1">
            <text:p>864</text:p>
          </table:table-cell>
          <table:table-cell office:value-type="string" table:style-name="ce1">
            <text:p>Success</text:p>
          </table:table-cell>
          <table:table-cell office:value-type="float" office:value="89125" table:style-name="ce1">
            <text:p>89125</text:p>
          </table:table-cell>
          <table:table-cell table:number-columns-repeated="16377"/>
        </table:table-row>
        <table:table-row table:style-name="ro1">
          <table:table-cell office:value-type="float" office:value="1636" table:style-name="ce1">
            <text:p>1636</text:p>
          </table:table-cell>
          <table:table-cell office:value-type="time" office:time-value="PT10H39M34.278S" table:style-name="ce2">
            <text:p>39:34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37" table:style-name="ce1">
            <text:p>1637</text:p>
          </table:table-cell>
          <table:table-cell office:value-type="time" office:time-value="PT10H39M34.089S" table:style-name="ce2">
            <text:p>39:34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38" table:style-name="ce1">
            <text:p>1638</text:p>
          </table:table-cell>
          <table:table-cell office:value-type="time" office:time-value="PT10H39M34.309S" table:style-name="ce2">
            <text:p>39:34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39" table:style-name="ce1">
            <text:p>1639</text:p>
          </table:table-cell>
          <table:table-cell office:value-type="time" office:time-value="PT10H39M34.303S" table:style-name="ce2">
            <text:p>39:34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40" table:style-name="ce1">
            <text:p>1640</text:p>
          </table:table-cell>
          <table:table-cell office:value-type="time" office:time-value="PT10H39M34.344S" table:style-name="ce2">
            <text:p>39:34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968" table:style-name="ce1">
            <text:p>1968</text:p>
          </table:table-cell>
          <table:table-cell table:number-columns-repeated="16377"/>
        </table:table-row>
        <table:table-row table:style-name="ro1">
          <table:table-cell office:value-type="float" office:value="1641" table:style-name="ce1">
            <text:p>1641</text:p>
          </table:table-cell>
          <table:table-cell office:value-type="time" office:time-value="PT10H39M34.372S" table:style-name="ce2">
            <text:p>39:34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float" office:value="1642" table:style-name="ce1">
            <text:p>1642</text:p>
          </table:table-cell>
          <table:table-cell office:value-type="time" office:time-value="PT10H39M33.396S" table:style-name="ce2">
            <text:p>39:33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079" table:style-name="ce1">
            <text:p>1079</text:p>
          </table:table-cell>
          <table:table-cell office:value-type="string" table:style-name="ce1">
            <text:p>Success</text:p>
          </table:table-cell>
          <table:table-cell office:value-type="float" office:value="89017" table:style-name="ce1">
            <text:p>89017</text:p>
          </table:table-cell>
          <table:table-cell table:number-columns-repeated="16377"/>
        </table:table-row>
        <table:table-row table:style-name="ro1">
          <table:table-cell office:value-type="float" office:value="1643" table:style-name="ce1">
            <text:p>1643</text:p>
          </table:table-cell>
          <table:table-cell office:value-type="time" office:time-value="PT10H39M33.497S" table:style-name="ce2">
            <text:p>39:33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985" table:style-name="ce1">
            <text:p>985</text:p>
          </table:table-cell>
          <table:table-cell office:value-type="string" table:style-name="ce1">
            <text:p>Success</text:p>
          </table:table-cell>
          <table:table-cell office:value-type="float" office:value="88961" table:style-name="ce1">
            <text:p>88961</text:p>
          </table:table-cell>
          <table:table-cell table:number-columns-repeated="16377"/>
        </table:table-row>
        <table:table-row table:style-name="ro1">
          <table:table-cell office:value-type="float" office:value="1644" table:style-name="ce1">
            <text:p>1644</text:p>
          </table:table-cell>
          <table:table-cell office:value-type="time" office:time-value="PT10H39M34.477S" table:style-name="ce2">
            <text:p>39:34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332" table:style-name="ce1">
            <text:p>332</text:p>
          </table:table-cell>
          <table:table-cell table:number-columns-repeated="16377"/>
        </table:table-row>
        <table:table-row table:style-name="ro1">
          <table:table-cell office:value-type="float" office:value="1645" table:style-name="ce1">
            <text:p>1645</text:p>
          </table:table-cell>
          <table:table-cell office:value-type="time" office:time-value="PT10H39M34.483S" table:style-name="ce2">
            <text:p>39:34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1968" table:style-name="ce1">
            <text:p>1968</text:p>
          </table:table-cell>
          <table:table-cell table:number-columns-repeated="16377"/>
        </table:table-row>
        <table:table-row table:style-name="ro1">
          <table:table-cell office:value-type="float" office:value="1646" table:style-name="ce1">
            <text:p>1646</text:p>
          </table:table-cell>
          <table:table-cell office:value-type="time" office:time-value="PT10H39M33.350S" table:style-name="ce2">
            <text:p>39:33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257" table:style-name="ce1">
            <text:p>1257</text:p>
          </table:table-cell>
          <table:table-cell office:value-type="string" table:style-name="ce1">
            <text:p>Success</text:p>
          </table:table-cell>
          <table:table-cell office:value-type="float" office:value="93251" table:style-name="ce1">
            <text:p>93251</text:p>
          </table:table-cell>
          <table:table-cell table:number-columns-repeated="16377"/>
        </table:table-row>
        <table:table-row table:style-name="ro1">
          <table:table-cell office:value-type="float" office:value="1647" table:style-name="ce1">
            <text:p>1647</text:p>
          </table:table-cell>
          <table:table-cell office:value-type="time" office:time-value="PT10H39M34.531S" table:style-name="ce2">
            <text:p>39:34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float" office:value="1648" table:style-name="ce1">
            <text:p>1648</text:p>
          </table:table-cell>
          <table:table-cell office:value-type="time" office:time-value="PT10H39M34.608S" table:style-name="ce2">
            <text:p>39:34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332" table:style-name="ce1">
            <text:p>332</text:p>
          </table:table-cell>
          <table:table-cell table:number-columns-repeated="16377"/>
        </table:table-row>
        <table:table-row table:style-name="ro1">
          <table:table-cell office:value-type="float" office:value="1649" table:style-name="ce1">
            <text:p>1649</text:p>
          </table:table-cell>
          <table:table-cell office:value-type="time" office:time-value="PT10H39M34.619S" table:style-name="ce2">
            <text:p>39:34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float" office:value="1650" table:style-name="ce1">
            <text:p>1650</text:p>
          </table:table-cell>
          <table:table-cell office:value-type="time" office:time-value="PT10H39M34.641S" table:style-name="ce2">
            <text:p>39:34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float" office:value="1651" table:style-name="ce1">
            <text:p>1651</text:p>
          </table:table-cell>
          <table:table-cell office:value-type="time" office:time-value="PT10H39M33.247S" table:style-name="ce2">
            <text:p>39:33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789" table:style-name="ce1">
            <text:p>1789</text:p>
          </table:table-cell>
          <table:table-cell office:value-type="string" table:style-name="ce1">
            <text:p>Success</text:p>
          </table:table-cell>
          <table:table-cell office:value-type="float" office:value="95363" table:style-name="ce1">
            <text:p>95363</text:p>
          </table:table-cell>
          <table:table-cell table:number-columns-repeated="16377"/>
        </table:table-row>
        <table:table-row table:style-name="ro1">
          <table:table-cell office:value-type="float" office:value="1652" table:style-name="ce1">
            <text:p>1652</text:p>
          </table:table-cell>
          <table:table-cell office:value-type="time" office:time-value="PT10H39M33.265S" table:style-name="ce2">
            <text:p>39:33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775" table:style-name="ce1">
            <text:p>1775</text:p>
          </table:table-cell>
          <table:table-cell office:value-type="string" table:style-name="ce1">
            <text:p>Success</text:p>
          </table:table-cell>
          <table:table-cell office:value-type="float" office:value="95372" table:style-name="ce1">
            <text:p>95372</text:p>
          </table:table-cell>
          <table:table-cell table:number-columns-repeated="16377"/>
        </table:table-row>
        <table:table-row table:style-name="ro1">
          <table:table-cell office:value-type="float" office:value="1653" table:style-name="ce1">
            <text:p>1653</text:p>
          </table:table-cell>
          <table:table-cell office:value-type="time" office:time-value="PT10H39M35.039S" table:style-name="ce2">
            <text:p>39:35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54" table:style-name="ce1">
            <text:p>1654</text:p>
          </table:table-cell>
          <table:table-cell office:value-type="time" office:time-value="PT10H39M35.106S" table:style-name="ce2">
            <text:p>39:35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55" table:style-name="ce1">
            <text:p>1655</text:p>
          </table:table-cell>
          <table:table-cell office:value-type="time" office:time-value="PT10H39M35.148S" table:style-name="ce2">
            <text:p>39:35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062" table:style-name="ce1">
            <text:p>2062</text:p>
          </table:table-cell>
          <table:table-cell table:number-columns-repeated="16377"/>
        </table:table-row>
        <table:table-row table:style-name="ro1">
          <table:table-cell office:value-type="float" office:value="1656" table:style-name="ce1">
            <text:p>1656</text:p>
          </table:table-cell>
          <table:table-cell office:value-type="time" office:time-value="PT10H39M35.203S" table:style-name="ce2">
            <text:p>39:35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2114" table:style-name="ce1">
            <text:p>2114</text:p>
          </table:table-cell>
          <table:table-cell table:number-columns-repeated="16377"/>
        </table:table-row>
        <table:table-row table:style-name="ro1">
          <table:table-cell office:value-type="float" office:value="1657" table:style-name="ce1">
            <text:p>1657</text:p>
          </table:table-cell>
          <table:table-cell office:value-type="time" office:time-value="PT10H39M35.042S" table:style-name="ce2">
            <text:p>39:35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309" table:style-name="ce1">
            <text:p>3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58" table:style-name="ce1">
            <text:p>1658</text:p>
          </table:table-cell>
          <table:table-cell office:value-type="time" office:time-value="PT10H39M33.298S" table:style-name="ce2">
            <text:p>39:33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054" table:style-name="ce1">
            <text:p>2054</text:p>
          </table:table-cell>
          <table:table-cell office:value-type="string" table:style-name="ce1">
            <text:p>Success</text:p>
          </table:table-cell>
          <table:table-cell office:value-type="float" office:value="72071" table:style-name="ce1">
            <text:p>72071</text:p>
          </table:table-cell>
          <table:table-cell table:number-columns-repeated="16377"/>
        </table:table-row>
        <table:table-row table:style-name="ro1">
          <table:table-cell office:value-type="float" office:value="1659" table:style-name="ce1">
            <text:p>1659</text:p>
          </table:table-cell>
          <table:table-cell office:value-type="time" office:time-value="PT10H39M35.353S" table:style-name="ce2">
            <text:p>39:35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60" table:style-name="ce1">
            <text:p>1660</text:p>
          </table:table-cell>
          <table:table-cell office:value-type="time" office:time-value="PT10H39M35.352S" table:style-name="ce2">
            <text:p>39:35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61" table:style-name="ce1">
            <text:p>1661</text:p>
          </table:table-cell>
          <table:table-cell office:value-type="time" office:time-value="PT10H39M35.575S" table:style-name="ce2">
            <text:p>39:35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62" table:style-name="ce1">
            <text:p>1662</text:p>
          </table:table-cell>
          <table:table-cell office:value-type="time" office:time-value="PT10H39M35.737S" table:style-name="ce2">
            <text:p>39:35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306" table:style-name="ce1">
            <text:p>30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63" table:style-name="ce1">
            <text:p>1663</text:p>
          </table:table-cell>
          <table:table-cell office:value-type="time" office:time-value="PT10H39M35.908S" table:style-name="ce2">
            <text:p>39:35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69" table:style-name="ce1">
            <text:p>2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64" table:style-name="ce1">
            <text:p>1664</text:p>
          </table:table-cell>
          <table:table-cell office:value-type="time" office:time-value="PT10H39M36.044S" table:style-name="ce2">
            <text:p>39:36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301" table:style-name="ce1">
            <text:p>3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65" table:style-name="ce1">
            <text:p>1665</text:p>
          </table:table-cell>
          <table:table-cell office:value-type="time" office:time-value="PT10H39M36.179S" table:style-name="ce2">
            <text:p>39:36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333" table:style-name="ce1">
            <text:p>3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66" table:style-name="ce1">
            <text:p>1666</text:p>
          </table:table-cell>
          <table:table-cell office:value-type="time" office:time-value="PT10H39M26.882S" table:style-name="ce2">
            <text:p>39:26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9989" table:style-name="ce1">
            <text:p>9989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667" table:style-name="ce1">
            <text:p>1667</text:p>
          </table:table-cell>
          <table:table-cell office:value-type="time" office:time-value="PT10H39M31.880S" table:style-name="ce2">
            <text:p>39:31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4997" table:style-name="ce1">
            <text:p>4997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668" table:style-name="ce1">
            <text:p>1668</text:p>
          </table:table-cell>
          <table:table-cell office:value-type="time" office:time-value="PT10H39M29.851S" table:style-name="ce2">
            <text:p>39:29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7044" table:style-name="ce1">
            <text:p>7044</text:p>
          </table:table-cell>
          <table:table-cell office:value-type="string" table:style-name="ce1">
            <text:p>Success</text:p>
          </table:table-cell>
          <table:table-cell office:value-type="float" office:value="45527" table:style-name="ce1">
            <text:p>45527</text:p>
          </table:table-cell>
          <table:table-cell table:number-columns-repeated="16377"/>
        </table:table-row>
        <table:table-row table:style-name="ro1">
          <table:table-cell office:value-type="float" office:value="1669" table:style-name="ce1">
            <text:p>1669</text:p>
          </table:table-cell>
          <table:table-cell office:value-type="time" office:time-value="PT10H39M30.008S" table:style-name="ce2">
            <text:p>39:30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6890" table:style-name="ce1">
            <text:p>6890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670" table:style-name="ce1">
            <text:p>1670</text:p>
          </table:table-cell>
          <table:table-cell office:value-type="time" office:time-value="PT10H39M25.604S" table:style-name="ce2">
            <text:p>39:25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1295" table:style-name="ce1">
            <text:p>11295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671" table:style-name="ce1">
            <text:p>1671</text:p>
          </table:table-cell>
          <table:table-cell office:value-type="time" office:time-value="PT10H39M25.748S" table:style-name="ce2">
            <text:p>39:25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1152" table:style-name="ce1">
            <text:p>11152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672" table:style-name="ce1">
            <text:p>1672</text:p>
          </table:table-cell>
          <table:table-cell office:value-type="time" office:time-value="PT10H39M30.462S" table:style-name="ce2">
            <text:p>39:30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6499" table:style-name="ce1">
            <text:p>6499</text:p>
          </table:table-cell>
          <table:table-cell office:value-type="string" table:style-name="ce1">
            <text:p>Success</text:p>
          </table:table-cell>
          <table:table-cell office:value-type="float" office:value="45527" table:style-name="ce1">
            <text:p>45527</text:p>
          </table:table-cell>
          <table:table-cell table:number-columns-repeated="16377"/>
        </table:table-row>
        <table:table-row table:style-name="ro1">
          <table:table-cell office:value-type="float" office:value="1673" table:style-name="ce1">
            <text:p>1673</text:p>
          </table:table-cell>
          <table:table-cell office:value-type="time" office:time-value="PT10H39M29.297S" table:style-name="ce2">
            <text:p>39:29.3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7666" table:style-name="ce1">
            <text:p>7666</text:p>
          </table:table-cell>
          <table:table-cell office:value-type="string" table:style-name="ce1">
            <text:p>Success</text:p>
          </table:table-cell>
          <table:table-cell office:value-type="float" office:value="46348" table:style-name="ce1">
            <text:p>46348</text:p>
          </table:table-cell>
          <table:table-cell table:number-columns-repeated="16377"/>
        </table:table-row>
        <table:table-row table:style-name="ro1">
          <table:table-cell office:value-type="float" office:value="1674" table:style-name="ce1">
            <text:p>1674</text:p>
          </table:table-cell>
          <table:table-cell office:value-type="time" office:time-value="PT10H39M27.332S" table:style-name="ce2">
            <text:p>39:27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9655" table:style-name="ce1">
            <text:p>9655</text:p>
          </table:table-cell>
          <table:table-cell office:value-type="string" table:style-name="ce1">
            <text:p>Success</text:p>
          </table:table-cell>
          <table:table-cell office:value-type="float" office:value="54513" table:style-name="ce1">
            <text:p>54513</text:p>
          </table:table-cell>
          <table:table-cell table:number-columns-repeated="16377"/>
        </table:table-row>
        <table:table-row table:style-name="ro1">
          <table:table-cell office:value-type="float" office:value="1675" table:style-name="ce1">
            <text:p>1675</text:p>
          </table:table-cell>
          <table:table-cell office:value-type="time" office:time-value="PT10H39M23.237S" table:style-name="ce2">
            <text:p>39:23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3764" table:style-name="ce1">
            <text:p>13764</text:p>
          </table:table-cell>
          <table:table-cell office:value-type="string" table:style-name="ce1">
            <text:p>Success</text:p>
          </table:table-cell>
          <table:table-cell office:value-type="float" office:value="54674" table:style-name="ce1">
            <text:p>54674</text:p>
          </table:table-cell>
          <table:table-cell table:number-columns-repeated="16377"/>
        </table:table-row>
        <table:table-row table:style-name="ro1">
          <table:table-cell office:value-type="float" office:value="1676" table:style-name="ce1">
            <text:p>1676</text:p>
          </table:table-cell>
          <table:table-cell office:value-type="time" office:time-value="PT10H39M29.195S" table:style-name="ce2">
            <text:p>39:29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7887" table:style-name="ce1">
            <text:p>7887</text:p>
          </table:table-cell>
          <table:table-cell office:value-type="string" table:style-name="ce1">
            <text:p>Success</text:p>
          </table:table-cell>
          <table:table-cell office:value-type="float" office:value="54674" table:style-name="ce1">
            <text:p>54674</text:p>
          </table:table-cell>
          <table:table-cell table:number-columns-repeated="16377"/>
        </table:table-row>
        <table:table-row table:style-name="ro1">
          <table:table-cell office:value-type="float" office:value="1677" table:style-name="ce1">
            <text:p>1677</text:p>
          </table:table-cell>
          <table:table-cell office:value-type="time" office:time-value="PT10H39M36.896S" table:style-name="ce2">
            <text:p>39:36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78" table:style-name="ce1">
            <text:p>1678</text:p>
          </table:table-cell>
          <table:table-cell office:value-type="time" office:time-value="PT10H39M26.177S" table:style-name="ce2">
            <text:p>39:26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0970" table:style-name="ce1">
            <text:p>10970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679" table:style-name="ce1">
            <text:p>1679</text:p>
          </table:table-cell>
          <table:table-cell office:value-type="time" office:time-value="PT10H39M36.962S" table:style-name="ce2">
            <text:p>39:37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80" table:style-name="ce1">
            <text:p>1680</text:p>
          </table:table-cell>
          <table:table-cell office:value-type="time" office:time-value="PT10H39M21.568S" table:style-name="ce2">
            <text:p>39:21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5592" table:style-name="ce1">
            <text:p>15592</text:p>
          </table:table-cell>
          <table:table-cell office:value-type="string" table:style-name="ce1">
            <text:p>Success</text:p>
          </table:table-cell>
          <table:table-cell office:value-type="float" office:value="52673" table:style-name="ce1">
            <text:p>52673</text:p>
          </table:table-cell>
          <table:table-cell table:number-columns-repeated="16377"/>
        </table:table-row>
        <table:table-row table:style-name="ro1">
          <table:table-cell office:value-type="float" office:value="1681" table:style-name="ce1">
            <text:p>1681</text:p>
          </table:table-cell>
          <table:table-cell office:value-type="time" office:time-value="PT10H39M22.324S" table:style-name="ce2">
            <text:p>39:22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4854" table:style-name="ce1">
            <text:p>14854</text:p>
          </table:table-cell>
          <table:table-cell office:value-type="string" table:style-name="ce1">
            <text:p>Success</text:p>
          </table:table-cell>
          <table:table-cell office:value-type="float" office:value="43845" table:style-name="ce1">
            <text:p>43845</text:p>
          </table:table-cell>
          <table:table-cell table:number-columns-repeated="16377"/>
        </table:table-row>
        <table:table-row table:style-name="ro1">
          <table:table-cell office:value-type="float" office:value="1682" table:style-name="ce1">
            <text:p>1682</text:p>
          </table:table-cell>
          <table:table-cell office:value-type="time" office:time-value="PT10H39M34.522S" table:style-name="ce2">
            <text:p>39:34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2658" table:style-name="ce1">
            <text:p>2658</text:p>
          </table:table-cell>
          <table:table-cell office:value-type="string" table:style-name="ce1">
            <text:p>Success</text:p>
          </table:table-cell>
          <table:table-cell office:value-type="float" office:value="49897" table:style-name="ce1">
            <text:p>49897</text:p>
          </table:table-cell>
          <table:table-cell table:number-columns-repeated="16377"/>
        </table:table-row>
        <table:table-row table:style-name="ro1">
          <table:table-cell office:value-type="float" office:value="1683" table:style-name="ce1">
            <text:p>1683</text:p>
          </table:table-cell>
          <table:table-cell office:value-type="time" office:time-value="PT10H39M30.182S" table:style-name="ce2">
            <text:p>39:30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7000" table:style-name="ce1">
            <text:p>7000</text:p>
          </table:table-cell>
          <table:table-cell office:value-type="string" table:style-name="ce1">
            <text:p>Success</text:p>
          </table:table-cell>
          <table:table-cell office:value-type="float" office:value="43845" table:style-name="ce1">
            <text:p>43845</text:p>
          </table:table-cell>
          <table:table-cell table:number-columns-repeated="16377"/>
        </table:table-row>
        <table:table-row table:style-name="ro1">
          <table:table-cell office:value-type="float" office:value="1684" table:style-name="ce1">
            <text:p>1684</text:p>
          </table:table-cell>
          <table:table-cell office:value-type="time" office:time-value="PT10H39M29.318S" table:style-name="ce2">
            <text:p>39:29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7864" table:style-name="ce1">
            <text:p>7864</text:p>
          </table:table-cell>
          <table:table-cell office:value-type="string" table:style-name="ce1">
            <text:p>Success</text:p>
          </table:table-cell>
          <table:table-cell office:value-type="float" office:value="52673" table:style-name="ce1">
            <text:p>52673</text:p>
          </table:table-cell>
          <table:table-cell table:number-columns-repeated="16377"/>
        </table:table-row>
        <table:table-row table:style-name="ro1">
          <table:table-cell office:value-type="float" office:value="1685" table:style-name="ce1">
            <text:p>1685</text:p>
          </table:table-cell>
          <table:table-cell office:value-type="time" office:time-value="PT10H39M29.278S" table:style-name="ce2">
            <text:p>39:29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7907" table:style-name="ce1">
            <text:p>7907</text:p>
          </table:table-cell>
          <table:table-cell office:value-type="string" table:style-name="ce1">
            <text:p>Success</text:p>
          </table:table-cell>
          <table:table-cell office:value-type="float" office:value="56229" table:style-name="ce1">
            <text:p>56229</text:p>
          </table:table-cell>
          <table:table-cell table:number-columns-repeated="16377"/>
        </table:table-row>
        <table:table-row table:style-name="ro1">
          <table:table-cell office:value-type="float" office:value="1686" table:style-name="ce1">
            <text:p>1686</text:p>
          </table:table-cell>
          <table:table-cell office:value-type="time" office:time-value="PT10H39M29.283S" table:style-name="ce2">
            <text:p>39:29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7913" table:style-name="ce1">
            <text:p>7913</text:p>
          </table:table-cell>
          <table:table-cell office:value-type="string" table:style-name="ce1">
            <text:p>Success</text:p>
          </table:table-cell>
          <table:table-cell office:value-type="float" office:value="56229" table:style-name="ce1">
            <text:p>56229</text:p>
          </table:table-cell>
          <table:table-cell table:number-columns-repeated="16377"/>
        </table:table-row>
        <table:table-row table:style-name="ro1">
          <table:table-cell office:value-type="float" office:value="1687" table:style-name="ce1">
            <text:p>1687</text:p>
          </table:table-cell>
          <table:table-cell office:value-type="time" office:time-value="PT10H39M18.238S" table:style-name="ce2">
            <text:p>39:18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8961" table:style-name="ce1">
            <text:p>18961</text:p>
          </table:table-cell>
          <table:table-cell office:value-type="string" table:style-name="ce1">
            <text:p>Success</text:p>
          </table:table-cell>
          <table:table-cell office:value-type="float" office:value="51849" table:style-name="ce1">
            <text:p>51849</text:p>
          </table:table-cell>
          <table:table-cell table:number-columns-repeated="16377"/>
        </table:table-row>
        <table:table-row table:style-name="ro1">
          <table:table-cell office:value-type="float" office:value="1688" table:style-name="ce1">
            <text:p>1688</text:p>
          </table:table-cell>
          <table:table-cell office:value-type="time" office:time-value="PT10H39M30.228S" table:style-name="ce2">
            <text:p>39:30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6973" table:style-name="ce1">
            <text:p>6973</text:p>
          </table:table-cell>
          <table:table-cell office:value-type="string" table:style-name="ce1">
            <text:p>Success</text:p>
          </table:table-cell>
          <table:table-cell office:value-type="float" office:value="51849" table:style-name="ce1">
            <text:p>51849</text:p>
          </table:table-cell>
          <table:table-cell table:number-columns-repeated="16377"/>
        </table:table-row>
        <table:table-row table:style-name="ro1">
          <table:table-cell office:value-type="float" office:value="1689" table:style-name="ce1">
            <text:p>1689</text:p>
          </table:table-cell>
          <table:table-cell office:value-type="time" office:time-value="PT10H39M22.817S" table:style-name="ce2">
            <text:p>39:22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4387" table:style-name="ce1">
            <text:p>14387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690" table:style-name="ce1">
            <text:p>1690</text:p>
          </table:table-cell>
          <table:table-cell office:value-type="time" office:time-value="PT10H39M28.266S" table:style-name="ce2">
            <text:p>39:28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8944" table:style-name="ce1">
            <text:p>8944</text:p>
          </table:table-cell>
          <table:table-cell office:value-type="string" table:style-name="ce1">
            <text:p>Success</text:p>
          </table:table-cell>
          <table:table-cell office:value-type="float" office:value="51849" table:style-name="ce1">
            <text:p>51849</text:p>
          </table:table-cell>
          <table:table-cell table:number-columns-repeated="16377"/>
        </table:table-row>
        <table:table-row table:style-name="ro1">
          <table:table-cell office:value-type="float" office:value="1691" table:style-name="ce1">
            <text:p>1691</text:p>
          </table:table-cell>
          <table:table-cell office:value-type="time" office:time-value="PT10H39M33.156S" table:style-name="ce2">
            <text:p>39:33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Success</text:p>
          </table:table-cell>
          <table:table-cell office:value-type="float" office:value="54674" table:style-name="ce1">
            <text:p>54674</text:p>
          </table:table-cell>
          <table:table-cell table:number-columns-repeated="16377"/>
        </table:table-row>
        <table:table-row table:style-name="ro1">
          <table:table-cell office:value-type="float" office:value="1692" table:style-name="ce1">
            <text:p>1692</text:p>
          </table:table-cell>
          <table:table-cell office:value-type="time" office:time-value="PT10H39M37.199S" table:style-name="ce2">
            <text:p>39:37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93" table:style-name="ce1">
            <text:p>1693</text:p>
          </table:table-cell>
          <table:table-cell office:value-type="time" office:time-value="PT10H39M37.204S" table:style-name="ce2">
            <text:p>39:37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94" table:style-name="ce1">
            <text:p>1694</text:p>
          </table:table-cell>
          <table:table-cell office:value-type="time" office:time-value="PT10H39M29.305S" table:style-name="ce2">
            <text:p>39:29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7955" table:style-name="ce1">
            <text:p>7955</text:p>
          </table:table-cell>
          <table:table-cell office:value-type="string" table:style-name="ce1">
            <text:p>Success</text:p>
          </table:table-cell>
          <table:table-cell office:value-type="float" office:value="52673" table:style-name="ce1">
            <text:p>52673</text:p>
          </table:table-cell>
          <table:table-cell table:number-columns-repeated="16377"/>
        </table:table-row>
        <table:table-row table:style-name="ro1">
          <table:table-cell office:value-type="float" office:value="1695" table:style-name="ce1">
            <text:p>1695</text:p>
          </table:table-cell>
          <table:table-cell office:value-type="time" office:time-value="PT10H39M33.153S" table:style-name="ce2">
            <text:p>39:33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4110" table:style-name="ce1">
            <text:p>4110</text:p>
          </table:table-cell>
          <table:table-cell office:value-type="string" table:style-name="ce1">
            <text:p>Success</text:p>
          </table:table-cell>
          <table:table-cell office:value-type="float" office:value="54674" table:style-name="ce1">
            <text:p>54674</text:p>
          </table:table-cell>
          <table:table-cell table:number-columns-repeated="16377"/>
        </table:table-row>
        <table:table-row table:style-name="ro1">
          <table:table-cell office:value-type="float" office:value="1696" table:style-name="ce1">
            <text:p>1696</text:p>
          </table:table-cell>
          <table:table-cell office:value-type="time" office:time-value="PT10H39M33.051S" table:style-name="ce2">
            <text:p>39:33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4214" table:style-name="ce1">
            <text:p>4214</text:p>
          </table:table-cell>
          <table:table-cell office:value-type="string" table:style-name="ce1">
            <text:p>Success</text:p>
          </table:table-cell>
          <table:table-cell office:value-type="float" office:value="57125" table:style-name="ce1">
            <text:p>57125</text:p>
          </table:table-cell>
          <table:table-cell table:number-columns-repeated="16377"/>
        </table:table-row>
        <table:table-row table:style-name="ro1">
          <table:table-cell office:value-type="float" office:value="1697" table:style-name="ce1">
            <text:p>1697</text:p>
          </table:table-cell>
          <table:table-cell office:value-type="time" office:time-value="PT10H39M29.315S" table:style-name="ce2">
            <text:p>39:29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7953" table:style-name="ce1">
            <text:p>7953</text:p>
          </table:table-cell>
          <table:table-cell office:value-type="string" table:style-name="ce1">
            <text:p>Success</text:p>
          </table:table-cell>
          <table:table-cell office:value-type="float" office:value="52673" table:style-name="ce1">
            <text:p>52673</text:p>
          </table:table-cell>
          <table:table-cell table:number-columns-repeated="16377"/>
        </table:table-row>
        <table:table-row table:style-name="ro1">
          <table:table-cell office:value-type="float" office:value="1698" table:style-name="ce1">
            <text:p>1698</text:p>
          </table:table-cell>
          <table:table-cell office:value-type="time" office:time-value="PT10H39M33.289S" table:style-name="ce2">
            <text:p>39:33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3989" table:style-name="ce1">
            <text:p>3989</text:p>
          </table:table-cell>
          <table:table-cell office:value-type="string" table:style-name="ce1">
            <text:p>Success</text:p>
          </table:table-cell>
          <table:table-cell office:value-type="float" office:value="56336" table:style-name="ce1">
            <text:p>56336</text:p>
          </table:table-cell>
          <table:table-cell table:number-columns-repeated="16377"/>
        </table:table-row>
        <table:table-row table:style-name="ro1">
          <table:table-cell office:value-type="float" office:value="1699" table:style-name="ce1">
            <text:p>1699</text:p>
          </table:table-cell>
          <table:table-cell office:value-type="time" office:time-value="PT10H39M33.587S" table:style-name="ce2">
            <text:p>39:33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3697" table:style-name="ce1">
            <text:p>3697</text:p>
          </table:table-cell>
          <table:table-cell office:value-type="string" table:style-name="ce1">
            <text:p>Success</text:p>
          </table:table-cell>
          <table:table-cell office:value-type="float" office:value="50167" table:style-name="ce1">
            <text:p>50167</text:p>
          </table:table-cell>
          <table:table-cell table:number-columns-repeated="16377"/>
        </table:table-row>
        <table:table-row table:style-name="ro1">
          <table:table-cell office:value-type="float" office:value="1700" table:style-name="ce1">
            <text:p>1700</text:p>
          </table:table-cell>
          <table:table-cell office:value-type="time" office:time-value="PT10H39M21.568S" table:style-name="ce2">
            <text:p>39:21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5742" table:style-name="ce1">
            <text:p>15742</text:p>
          </table:table-cell>
          <table:table-cell office:value-type="string" table:style-name="ce1">
            <text:p>Success</text:p>
          </table:table-cell>
          <table:table-cell office:value-type="float" office:value="56229" table:style-name="ce1">
            <text:p>56229</text:p>
          </table:table-cell>
          <table:table-cell table:number-columns-repeated="16377"/>
        </table:table-row>
        <table:table-row table:style-name="ro1">
          <table:table-cell office:value-type="float" office:value="1701" table:style-name="ce1">
            <text:p>1701</text:p>
          </table:table-cell>
          <table:table-cell office:value-type="time" office:time-value="PT10H39M35.255S" table:style-name="ce2">
            <text:p>39:35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2057" table:style-name="ce1">
            <text:p>2057</text:p>
          </table:table-cell>
          <table:table-cell office:value-type="string" table:style-name="ce1">
            <text:p>Success</text:p>
          </table:table-cell>
          <table:table-cell office:value-type="float" office:value="43846" table:style-name="ce1">
            <text:p>43846</text:p>
          </table:table-cell>
          <table:table-cell table:number-columns-repeated="16377"/>
        </table:table-row>
        <table:table-row table:style-name="ro1">
          <table:table-cell office:value-type="float" office:value="1702" table:style-name="ce1">
            <text:p>1702</text:p>
          </table:table-cell>
          <table:table-cell office:value-type="time" office:time-value="PT10H39M37.180S" table:style-name="ce2">
            <text:p>39:37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2204" table:style-name="ce1">
            <text:p>2204</text:p>
          </table:table-cell>
          <table:table-cell table:number-columns-repeated="16377"/>
        </table:table-row>
        <table:table-row table:style-name="ro1">
          <table:table-cell office:value-type="float" office:value="1703" table:style-name="ce1">
            <text:p>1703</text:p>
          </table:table-cell>
          <table:table-cell office:value-type="time" office:time-value="PT10H39M34.682S" table:style-name="ce2">
            <text:p>39:34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2650" table:style-name="ce1">
            <text:p>2650</text:p>
          </table:table-cell>
          <table:table-cell office:value-type="string" table:style-name="ce1">
            <text:p>Success</text:p>
          </table:table-cell>
          <table:table-cell office:value-type="float" office:value="50168" table:style-name="ce1">
            <text:p>50168</text:p>
          </table:table-cell>
          <table:table-cell table:number-columns-repeated="16377"/>
        </table:table-row>
        <table:table-row table:style-name="ro1">
          <table:table-cell office:value-type="float" office:value="1704" table:style-name="ce1">
            <text:p>1704</text:p>
          </table:table-cell>
          <table:table-cell office:value-type="time" office:time-value="PT10H39M37.212S" table:style-name="ce2">
            <text:p>39:37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05" table:style-name="ce1">
            <text:p>1705</text:p>
          </table:table-cell>
          <table:table-cell office:value-type="time" office:time-value="PT10H39M37.285S" table:style-name="ce2">
            <text:p>39:37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2204" table:style-name="ce1">
            <text:p>2204</text:p>
          </table:table-cell>
          <table:table-cell table:number-columns-repeated="16377"/>
        </table:table-row>
        <table:table-row table:style-name="ro1">
          <table:table-cell office:value-type="float" office:value="1706" table:style-name="ce1">
            <text:p>1706</text:p>
          </table:table-cell>
          <table:table-cell office:value-type="time" office:time-value="PT10H39M27.395S" table:style-name="ce2">
            <text:p>39:27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9968" table:style-name="ce1">
            <text:p>9968</text:p>
          </table:table-cell>
          <table:table-cell office:value-type="string" table:style-name="ce1">
            <text:p>Success</text:p>
          </table:table-cell>
          <table:table-cell office:value-type="float" office:value="51848" table:style-name="ce1">
            <text:p>51848</text:p>
          </table:table-cell>
          <table:table-cell table:number-columns-repeated="16377"/>
        </table:table-row>
        <table:table-row table:style-name="ro1">
          <table:table-cell office:value-type="float" office:value="1707" table:style-name="ce1">
            <text:p>1707</text:p>
          </table:table-cell>
          <table:table-cell office:value-type="time" office:time-value="PT10H39M37.365S" table:style-name="ce2">
            <text:p>39:37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08" table:style-name="ce1">
            <text:p>1708</text:p>
          </table:table-cell>
          <table:table-cell office:value-type="time" office:time-value="PT10H39M36.965S" table:style-name="ce2">
            <text:p>39:37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566" table:style-name="ce1">
            <text:p>566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709" table:style-name="ce1">
            <text:p>1709</text:p>
          </table:table-cell>
          <table:table-cell office:value-type="time" office:time-value="PT10H39M37.266S" table:style-name="ce2">
            <text:p>39:37.3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710" table:style-name="ce1">
            <text:p>1710</text:p>
          </table:table-cell>
          <table:table-cell office:value-type="time" office:time-value="PT10H39M37.002S" table:style-name="ce2">
            <text:p>39:37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610" table:style-name="ce1">
            <text:p>61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711" table:style-name="ce1">
            <text:p>1711</text:p>
          </table:table-cell>
          <table:table-cell office:value-type="time" office:time-value="PT10H39M37.612S" table:style-name="ce2">
            <text:p>39:37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12" table:style-name="ce1">
            <text:p>1712</text:p>
          </table:table-cell>
          <table:table-cell office:value-type="time" office:time-value="PT10H39M37.279S" table:style-name="ce2">
            <text:p>39:37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374" table:style-name="ce1">
            <text:p>37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713" table:style-name="ce1">
            <text:p>1713</text:p>
          </table:table-cell>
          <table:table-cell office:value-type="time" office:time-value="PT10H39M37.645S" table:style-name="ce2">
            <text:p>39:37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152" table:style-name="ce1">
            <text:p>2152</text:p>
          </table:table-cell>
          <table:table-cell table:number-columns-repeated="16377"/>
        </table:table-row>
        <table:table-row table:style-name="ro1">
          <table:table-cell office:value-type="float" office:value="1714" table:style-name="ce1">
            <text:p>1714</text:p>
          </table:table-cell>
          <table:table-cell office:value-type="time" office:time-value="PT10H39M37.262S" table:style-name="ce2">
            <text:p>39:37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713" table:style-name="ce1">
            <text:p>713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715" table:style-name="ce1">
            <text:p>1715</text:p>
          </table:table-cell>
          <table:table-cell office:value-type="time" office:time-value="PT10H39M37.313S" table:style-name="ce2">
            <text:p>39:37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783" table:style-name="ce1">
            <text:p>783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716" table:style-name="ce1">
            <text:p>1716</text:p>
          </table:table-cell>
          <table:table-cell office:value-type="time" office:time-value="PT10H39M37.269S" table:style-name="ce2">
            <text:p>39:37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848" table:style-name="ce1">
            <text:p>848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717" table:style-name="ce1">
            <text:p>1717</text:p>
          </table:table-cell>
          <table:table-cell office:value-type="time" office:time-value="PT10H39M38.098S" table:style-name="ce2">
            <text:p>39:38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346" table:style-name="ce1">
            <text:p>1346</text:p>
          </table:table-cell>
          <table:table-cell table:number-columns-repeated="16377"/>
        </table:table-row>
        <table:table-row table:style-name="ro1">
          <table:table-cell office:value-type="float" office:value="1718" table:style-name="ce1">
            <text:p>1718</text:p>
          </table:table-cell>
          <table:table-cell office:value-type="time" office:time-value="PT10H39M37.322S" table:style-name="ce2">
            <text:p>39:37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100" table:style-name="ce1">
            <text:p>1100</text:p>
          </table:table-cell>
          <table:table-cell office:value-type="string" table:style-name="ce1">
            <text:p>Success</text:p>
          </table:table-cell>
          <table:table-cell office:value-type="float" office:value="67823" table:style-name="ce1">
            <text:p>67823</text:p>
          </table:table-cell>
          <table:table-cell table:number-columns-repeated="16377"/>
        </table:table-row>
        <table:table-row table:style-name="ro1">
          <table:table-cell office:value-type="float" office:value="1719" table:style-name="ce1">
            <text:p>1719</text:p>
          </table:table-cell>
          <table:table-cell office:value-type="time" office:time-value="PT10H39M37.184S" table:style-name="ce2">
            <text:p>39:37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338" table:style-name="ce1">
            <text:p>1338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720" table:style-name="ce1">
            <text:p>1720</text:p>
          </table:table-cell>
          <table:table-cell office:value-type="time" office:time-value="PT10H39M37.264S" table:style-name="ce2">
            <text:p>39:37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272" table:style-name="ce1">
            <text:p>1272</text:p>
          </table:table-cell>
          <table:table-cell office:value-type="string" table:style-name="ce1">
            <text:p>Success</text:p>
          </table:table-cell>
          <table:table-cell office:value-type="float" office:value="67843" table:style-name="ce1">
            <text:p>67843</text:p>
          </table:table-cell>
          <table:table-cell table:number-columns-repeated="16377"/>
        </table:table-row>
        <table:table-row table:style-name="ro1">
          <table:table-cell office:value-type="float" office:value="1721" table:style-name="ce1">
            <text:p>1721</text:p>
          </table:table-cell>
          <table:table-cell office:value-type="time" office:time-value="PT10H39M38.538S" table:style-name="ce2">
            <text:p>39:38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22" table:style-name="ce1">
            <text:p>1722</text:p>
          </table:table-cell>
          <table:table-cell office:value-type="time" office:time-value="PT10H39M38.552S" table:style-name="ce2">
            <text:p>39:38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23" table:style-name="ce1">
            <text:p>1723</text:p>
          </table:table-cell>
          <table:table-cell office:value-type="time" office:time-value="PT10H39M38.564S" table:style-name="ce2">
            <text:p>39:38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152" table:style-name="ce1">
            <text:p>2152</text:p>
          </table:table-cell>
          <table:table-cell table:number-columns-repeated="16377"/>
        </table:table-row>
        <table:table-row table:style-name="ro1">
          <table:table-cell office:value-type="float" office:value="1724" table:style-name="ce1">
            <text:p>1724</text:p>
          </table:table-cell>
          <table:table-cell office:value-type="time" office:time-value="PT10H39M38.581S" table:style-name="ce2">
            <text:p>39:38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204" table:style-name="ce1">
            <text:p>2204</text:p>
          </table:table-cell>
          <table:table-cell table:number-columns-repeated="16377"/>
        </table:table-row>
        <table:table-row table:style-name="ro1">
          <table:table-cell office:value-type="float" office:value="1725" table:style-name="ce1">
            <text:p>1725</text:p>
          </table:table-cell>
          <table:table-cell office:value-type="time" office:time-value="PT10H39M37.162S" table:style-name="ce2">
            <text:p>39:37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439" table:style-name="ce1">
            <text:p>1439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726" table:style-name="ce1">
            <text:p>1726</text:p>
          </table:table-cell>
          <table:table-cell office:value-type="time" office:time-value="PT10H39M37.182S" table:style-name="ce2">
            <text:p>39:37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444" table:style-name="ce1">
            <text:p>1444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727" table:style-name="ce1">
            <text:p>1727</text:p>
          </table:table-cell>
          <table:table-cell office:value-type="time" office:time-value="PT10H39M38.628S" table:style-name="ce2">
            <text:p>39:38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346" table:style-name="ce1">
            <text:p>1346</text:p>
          </table:table-cell>
          <table:table-cell table:number-columns-repeated="16377"/>
        </table:table-row>
        <table:table-row table:style-name="ro1">
          <table:table-cell office:value-type="float" office:value="1728" table:style-name="ce1">
            <text:p>1728</text:p>
          </table:table-cell>
          <table:table-cell office:value-type="time" office:time-value="PT10H39M37.236S" table:style-name="ce2">
            <text:p>39:37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509" table:style-name="ce1">
            <text:p>1509</text:p>
          </table:table-cell>
          <table:table-cell office:value-type="string" table:style-name="ce1">
            <text:p>Success</text:p>
          </table:table-cell>
          <table:table-cell office:value-type="float" office:value="69899" table:style-name="ce1">
            <text:p>69899</text:p>
          </table:table-cell>
          <table:table-cell table:number-columns-repeated="16377"/>
        </table:table-row>
        <table:table-row table:style-name="ro1">
          <table:table-cell office:value-type="float" office:value="1729" table:style-name="ce1">
            <text:p>1729</text:p>
          </table:table-cell>
          <table:table-cell office:value-type="time" office:time-value="PT10H39M38.754S" table:style-name="ce2">
            <text:p>39:38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30" table:style-name="ce1">
            <text:p>1730</text:p>
          </table:table-cell>
          <table:table-cell office:value-type="time" office:time-value="PT10H39M38.781S" table:style-name="ce2">
            <text:p>39:38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31" table:style-name="ce1">
            <text:p>1731</text:p>
          </table:table-cell>
          <table:table-cell office:value-type="time" office:time-value="PT10H39M38.797S" table:style-name="ce2">
            <text:p>39:38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152" table:style-name="ce1">
            <text:p>2152</text:p>
          </table:table-cell>
          <table:table-cell table:number-columns-repeated="16377"/>
        </table:table-row>
        <table:table-row table:style-name="ro1">
          <table:table-cell office:value-type="float" office:value="1732" table:style-name="ce1">
            <text:p>1732</text:p>
          </table:table-cell>
          <table:table-cell office:value-type="time" office:time-value="PT10H39M38.821S" table:style-name="ce2">
            <text:p>39:38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204" table:style-name="ce1">
            <text:p>2204</text:p>
          </table:table-cell>
          <table:table-cell table:number-columns-repeated="16377"/>
        </table:table-row>
        <table:table-row table:style-name="ro1">
          <table:table-cell office:value-type="float" office:value="1733" table:style-name="ce1">
            <text:p>1733</text:p>
          </table:table-cell>
          <table:table-cell office:value-type="time" office:time-value="PT10H39M37.085S" table:style-name="ce2">
            <text:p>39:37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991" table:style-name="ce1">
            <text:p>1991</text:p>
          </table:table-cell>
          <table:table-cell office:value-type="string" table:style-name="ce1">
            <text:p>Success</text:p>
          </table:table-cell>
          <table:table-cell office:value-type="float" office:value="72063" table:style-name="ce1">
            <text:p>72063</text:p>
          </table:table-cell>
          <table:table-cell table:number-columns-repeated="16377"/>
        </table:table-row>
        <table:table-row table:style-name="ro1">
          <table:table-cell office:value-type="float" office:value="1734" table:style-name="ce1">
            <text:p>1734</text:p>
          </table:table-cell>
          <table:table-cell office:value-type="time" office:time-value="PT10H39M39.077S" table:style-name="ce2">
            <text:p>39:39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35" table:style-name="ce1">
            <text:p>1735</text:p>
          </table:table-cell>
          <table:table-cell office:value-type="time" office:time-value="PT10H39M39.126S" table:style-name="ce2">
            <text:p>39:39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36" table:style-name="ce1">
            <text:p>1736</text:p>
          </table:table-cell>
          <table:table-cell office:value-type="time" office:time-value="PT10H39M39.143S" table:style-name="ce2">
            <text:p>39:39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198" table:style-name="ce1">
            <text:p>2198</text:p>
          </table:table-cell>
          <table:table-cell table:number-columns-repeated="16377"/>
        </table:table-row>
        <table:table-row table:style-name="ro1">
          <table:table-cell office:value-type="float" office:value="1737" table:style-name="ce1">
            <text:p>1737</text:p>
          </table:table-cell>
          <table:table-cell office:value-type="time" office:time-value="PT10H39M39.163S" table:style-name="ce2">
            <text:p>39:39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250" table:style-name="ce1">
            <text:p>2250</text:p>
          </table:table-cell>
          <table:table-cell table:number-columns-repeated="16377"/>
        </table:table-row>
        <table:table-row table:style-name="ro1">
          <table:table-cell office:value-type="float" office:value="1738" table:style-name="ce1">
            <text:p>1738</text:p>
          </table:table-cell>
          <table:table-cell office:value-type="time" office:time-value="PT10H39M38.423S" table:style-name="ce2">
            <text:p>39:38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876" table:style-name="ce1">
            <text:p>876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739" table:style-name="ce1">
            <text:p>1739</text:p>
          </table:table-cell>
          <table:table-cell office:value-type="time" office:time-value="PT10H39M39.307S" table:style-name="ce2">
            <text:p>39:39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740" table:style-name="ce1">
            <text:p>1740</text:p>
          </table:table-cell>
          <table:table-cell office:value-type="time" office:time-value="PT10H39M38.603S" table:style-name="ce2">
            <text:p>39:38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798" table:style-name="ce1">
            <text:p>798</text:p>
          </table:table-cell>
          <table:table-cell office:value-type="string" table:style-name="ce1">
            <text:p>Success</text:p>
          </table:table-cell>
          <table:table-cell office:value-type="float" office:value="74185" table:style-name="ce1">
            <text:p>74185</text:p>
          </table:table-cell>
          <table:table-cell table:number-columns-repeated="16377"/>
        </table:table-row>
        <table:table-row table:style-name="ro1">
          <table:table-cell office:value-type="float" office:value="1741" table:style-name="ce1">
            <text:p>1741</text:p>
          </table:table-cell>
          <table:table-cell office:value-type="time" office:time-value="PT10H39M39.402S" table:style-name="ce2">
            <text:p>39:39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1742" table:style-name="ce1">
            <text:p>1742</text:p>
          </table:table-cell>
          <table:table-cell office:value-type="time" office:time-value="PT10H39M38.524S" table:style-name="ce2">
            <text:p>39:38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929" table:style-name="ce1">
            <text:p>929</text:p>
          </table:table-cell>
          <table:table-cell office:value-type="string" table:style-name="ce1">
            <text:p>Success</text:p>
          </table:table-cell>
          <table:table-cell office:value-type="float" office:value="76301" table:style-name="ce1">
            <text:p>76301</text:p>
          </table:table-cell>
          <table:table-cell table:number-columns-repeated="16377"/>
        </table:table-row>
        <table:table-row table:style-name="ro1">
          <table:table-cell office:value-type="float" office:value="1743" table:style-name="ce1">
            <text:p>1743</text:p>
          </table:table-cell>
          <table:table-cell office:value-type="time" office:time-value="PT10H39M39.454S" table:style-name="ce2">
            <text:p>39:39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1744" table:style-name="ce1">
            <text:p>1744</text:p>
          </table:table-cell>
          <table:table-cell office:value-type="time" office:time-value="PT10H39M37.976S" table:style-name="ce2">
            <text:p>39:38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237" table:style-name="ce1">
            <text:p>2237</text:p>
          </table:table-cell>
          <table:table-cell office:value-type="string" table:style-name="ce1">
            <text:p>Success</text:p>
          </table:table-cell>
          <table:table-cell office:value-type="float" office:value="78417" table:style-name="ce1">
            <text:p>78417</text:p>
          </table:table-cell>
          <table:table-cell table:number-columns-repeated="16377"/>
        </table:table-row>
        <table:table-row table:style-name="ro1">
          <table:table-cell office:value-type="float" office:value="1745" table:style-name="ce1">
            <text:p>1745</text:p>
          </table:table-cell>
          <table:table-cell office:value-type="time" office:time-value="PT10H39M38.117S" table:style-name="ce2">
            <text:p>39:38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102" table:style-name="ce1">
            <text:p>2102</text:p>
          </table:table-cell>
          <table:table-cell office:value-type="string" table:style-name="ce1">
            <text:p>Success</text:p>
          </table:table-cell>
          <table:table-cell office:value-type="float" office:value="78417" table:style-name="ce1">
            <text:p>78417</text:p>
          </table:table-cell>
          <table:table-cell table:number-columns-repeated="16377"/>
        </table:table-row>
        <table:table-row table:style-name="ro1">
          <table:table-cell office:value-type="float" office:value="1746" table:style-name="ce1">
            <text:p>1746</text:p>
          </table:table-cell>
          <table:table-cell office:value-type="time" office:time-value="PT10H39M40.214S" table:style-name="ce2">
            <text:p>39:40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1747" table:style-name="ce1">
            <text:p>1747</text:p>
          </table:table-cell>
          <table:table-cell office:value-type="time" office:time-value="PT10H39M40.221S" table:style-name="ce2">
            <text:p>39:40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1748" table:style-name="ce1">
            <text:p>1748</text:p>
          </table:table-cell>
          <table:table-cell office:value-type="time" office:time-value="PT10H39M37.356S" table:style-name="ce2">
            <text:p>39:37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975" table:style-name="ce1">
            <text:p>2975</text:p>
          </table:table-cell>
          <table:table-cell office:value-type="string" table:style-name="ce1">
            <text:p>Success</text:p>
          </table:table-cell>
          <table:table-cell office:value-type="float" office:value="78513" table:style-name="ce1">
            <text:p>78513</text:p>
          </table:table-cell>
          <table:table-cell table:number-columns-repeated="16377"/>
        </table:table-row>
        <table:table-row table:style-name="ro1">
          <table:table-cell office:value-type="float" office:value="1749" table:style-name="ce1">
            <text:p>1749</text:p>
          </table:table-cell>
          <table:table-cell office:value-type="time" office:time-value="PT10H39M37.654S" table:style-name="ce2">
            <text:p>39:37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968" table:style-name="ce1">
            <text:p>2968</text:p>
          </table:table-cell>
          <table:table-cell office:value-type="string" table:style-name="ce1">
            <text:p>Success</text:p>
          </table:table-cell>
          <table:table-cell office:value-type="float" office:value="84724" table:style-name="ce1">
            <text:p>84724</text:p>
          </table:table-cell>
          <table:table-cell table:number-columns-repeated="16377"/>
        </table:table-row>
        <table:table-row table:style-name="ro1">
          <table:table-cell office:value-type="float" office:value="1750" table:style-name="ce1">
            <text:p>1750</text:p>
          </table:table-cell>
          <table:table-cell office:value-type="time" office:time-value="PT10H39M37.602S" table:style-name="ce2">
            <text:p>39:37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3028" table:style-name="ce1">
            <text:p>3028</text:p>
          </table:table-cell>
          <table:table-cell office:value-type="string" table:style-name="ce1">
            <text:p>Success</text:p>
          </table:table-cell>
          <table:table-cell office:value-type="float" office:value="84724" table:style-name="ce1">
            <text:p>84724</text:p>
          </table:table-cell>
          <table:table-cell table:number-columns-repeated="16377"/>
        </table:table-row>
        <table:table-row table:style-name="ro1">
          <table:table-cell office:value-type="float" office:value="1751" table:style-name="ce1">
            <text:p>1751</text:p>
          </table:table-cell>
          <table:table-cell office:value-type="time" office:time-value="PT10H39M37.534S" table:style-name="ce2">
            <text:p>39:37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3097" table:style-name="ce1">
            <text:p>3097</text:p>
          </table:table-cell>
          <table:table-cell office:value-type="string" table:style-name="ce1">
            <text:p>Success</text:p>
          </table:table-cell>
          <table:table-cell office:value-type="float" office:value="84773" table:style-name="ce1">
            <text:p>84773</text:p>
          </table:table-cell>
          <table:table-cell table:number-columns-repeated="16377"/>
        </table:table-row>
        <table:table-row table:style-name="ro1">
          <table:table-cell office:value-type="float" office:value="1752" table:style-name="ce1">
            <text:p>1752</text:p>
          </table:table-cell>
          <table:table-cell office:value-type="time" office:time-value="PT10H39M40.623S" table:style-name="ce2">
            <text:p>39:40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336" table:style-name="ce1">
            <text:p>2336</text:p>
          </table:table-cell>
          <table:table-cell table:number-columns-repeated="16377"/>
        </table:table-row>
        <table:table-row table:style-name="ro1">
          <table:table-cell office:value-type="float" office:value="1753" table:style-name="ce1">
            <text:p>1753</text:p>
          </table:table-cell>
          <table:table-cell office:value-type="time" office:time-value="PT10H39M40.633S" table:style-name="ce2">
            <text:p>39:40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1754" table:style-name="ce1">
            <text:p>1754</text:p>
          </table:table-cell>
          <table:table-cell office:value-type="time" office:time-value="PT10H39M40.631S" table:style-name="ce2">
            <text:p>39:40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336" table:style-name="ce1">
            <text:p>2336</text:p>
          </table:table-cell>
          <table:table-cell table:number-columns-repeated="16377"/>
        </table:table-row>
        <table:table-row table:style-name="ro1">
          <table:table-cell office:value-type="float" office:value="1755" table:style-name="ce1">
            <text:p>1755</text:p>
          </table:table-cell>
          <table:table-cell office:value-type="time" office:time-value="PT10H39M40.647S" table:style-name="ce2">
            <text:p>39:40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388" table:style-name="ce1">
            <text:p>2388</text:p>
          </table:table-cell>
          <table:table-cell table:number-columns-repeated="16377"/>
        </table:table-row>
        <table:table-row table:style-name="ro1">
          <table:table-cell office:value-type="float" office:value="1756" table:style-name="ce1">
            <text:p>1756</text:p>
          </table:table-cell>
          <table:table-cell office:value-type="time" office:time-value="PT10H39M40.645S" table:style-name="ce2">
            <text:p>39:40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388" table:style-name="ce1">
            <text:p>2388</text:p>
          </table:table-cell>
          <table:table-cell table:number-columns-repeated="16377"/>
        </table:table-row>
        <table:table-row table:style-name="ro1">
          <table:table-cell office:value-type="float" office:value="1757" table:style-name="ce1">
            <text:p>1757</text:p>
          </table:table-cell>
          <table:table-cell office:value-type="time" office:time-value="PT10H39M40.668S" table:style-name="ce2">
            <text:p>39:40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388" table:style-name="ce1">
            <text:p>2388</text:p>
          </table:table-cell>
          <table:table-cell table:number-columns-repeated="16377"/>
        </table:table-row>
        <table:table-row table:style-name="ro1">
          <table:table-cell office:value-type="float" office:value="1758" table:style-name="ce1">
            <text:p>1758</text:p>
          </table:table-cell>
          <table:table-cell office:value-type="time" office:time-value="PT10H39M40.667S" table:style-name="ce2">
            <text:p>39:40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388" table:style-name="ce1">
            <text:p>2388</text:p>
          </table:table-cell>
          <table:table-cell table:number-columns-repeated="16377"/>
        </table:table-row>
        <table:table-row table:style-name="ro1">
          <table:table-cell office:value-type="float" office:value="1759" table:style-name="ce1">
            <text:p>1759</text:p>
          </table:table-cell>
          <table:table-cell office:value-type="time" office:time-value="PT10H39M40.688S" table:style-name="ce2">
            <text:p>39:40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388" table:style-name="ce1">
            <text:p>2388</text:p>
          </table:table-cell>
          <table:table-cell table:number-columns-repeated="16377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time" office:time-value="PT10H39M40.686S" table:style-name="ce2">
            <text:p>39:40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388" table:style-name="ce1">
            <text:p>2388</text:p>
          </table:table-cell>
          <table:table-cell table:number-columns-repeated="16377"/>
        </table:table-row>
        <table:table-row table:style-name="ro1">
          <table:table-cell office:value-type="float" office:value="1761" table:style-name="ce1">
            <text:p>1761</text:p>
          </table:table-cell>
          <table:table-cell office:value-type="time" office:time-value="PT10H39M40.333S" table:style-name="ce2">
            <text:p>39:40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398" table:style-name="ce1">
            <text:p>398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762" table:style-name="ce1">
            <text:p>1762</text:p>
          </table:table-cell>
          <table:table-cell office:value-type="time" office:time-value="PT10H39M40.732S" table:style-name="ce2">
            <text:p>39:40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630" table:style-name="ce1">
            <text:p>630</text:p>
          </table:table-cell>
          <table:table-cell table:number-columns-repeated="16377"/>
        </table:table-row>
        <table:table-row table:style-name="ro1">
          <table:table-cell office:value-type="float" office:value="1763" table:style-name="ce1">
            <text:p>1763</text:p>
          </table:table-cell>
          <table:table-cell office:value-type="time" office:time-value="PT10H39M37.197S" table:style-name="ce2">
            <text:p>39:37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4500" table:style-name="ce1">
            <text:p>4500</text:p>
          </table:table-cell>
          <table:table-cell office:value-type="string" table:style-name="ce1">
            <text:p>Success</text:p>
          </table:table-cell>
          <table:table-cell office:value-type="float" office:value="19558" table:style-name="ce1">
            <text:p>19558</text:p>
          </table:table-cell>
          <table:table-cell table:number-columns-repeated="16377"/>
        </table:table-row>
        <table:table-row table:style-name="ro1">
          <table:table-cell office:value-type="float" office:value="1764" table:style-name="ce1">
            <text:p>1764</text:p>
          </table:table-cell>
          <table:table-cell office:value-type="time" office:time-value="PT10H39M37.180S" table:style-name="ce2">
            <text:p>39:37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4527" table:style-name="ce1">
            <text:p>4527</text:p>
          </table:table-cell>
          <table:table-cell office:value-type="string" table:style-name="ce1">
            <text:p>Success</text:p>
          </table:table-cell>
          <table:table-cell office:value-type="float" office:value="21219" table:style-name="ce1">
            <text:p>21219</text:p>
          </table:table-cell>
          <table:table-cell table:number-columns-repeated="16377"/>
        </table:table-row>
        <table:table-row table:style-name="ro1">
          <table:table-cell office:value-type="float" office:value="1765" table:style-name="ce1">
            <text:p>1765</text:p>
          </table:table-cell>
          <table:table-cell office:value-type="time" office:time-value="PT10H39M36.988S" table:style-name="ce2">
            <text:p>39:37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4739" table:style-name="ce1">
            <text:p>4739</text:p>
          </table:table-cell>
          <table:table-cell office:value-type="string" table:style-name="ce1">
            <text:p>Success</text:p>
          </table:table-cell>
          <table:table-cell office:value-type="float" office:value="19558" table:style-name="ce1">
            <text:p>19558</text:p>
          </table:table-cell>
          <table:table-cell table:number-columns-repeated="16377"/>
        </table:table-row>
        <table:table-row table:style-name="ro1">
          <table:table-cell office:value-type="float" office:value="1766" table:style-name="ce1">
            <text:p>1766</text:p>
          </table:table-cell>
          <table:table-cell office:value-type="time" office:time-value="PT10H39M36.346S" table:style-name="ce2">
            <text:p>39:36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5384" table:style-name="ce1">
            <text:p>5384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767" table:style-name="ce1">
            <text:p>1767</text:p>
          </table:table-cell>
          <table:table-cell office:value-type="time" office:time-value="PT10H39M37.205S" table:style-name="ce2">
            <text:p>39:37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4530" table:style-name="ce1">
            <text:p>4530</text:p>
          </table:table-cell>
          <table:table-cell office:value-type="string" table:style-name="ce1">
            <text:p>Success</text:p>
          </table:table-cell>
          <table:table-cell office:value-type="float" office:value="53822" table:style-name="ce1">
            <text:p>53822</text:p>
          </table:table-cell>
          <table:table-cell table:number-columns-repeated="16377"/>
        </table:table-row>
        <table:table-row table:style-name="ro1">
          <table:table-cell office:value-type="float" office:value="1768" table:style-name="ce1">
            <text:p>1768</text:p>
          </table:table-cell>
          <table:table-cell office:value-type="time" office:time-value="PT10H39M33.288S" table:style-name="ce2">
            <text:p>39:33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8459" table:style-name="ce1">
            <text:p>8459</text:p>
          </table:table-cell>
          <table:table-cell office:value-type="string" table:style-name="ce1">
            <text:p>Success</text:p>
          </table:table-cell>
          <table:table-cell office:value-type="float" office:value="54674" table:style-name="ce1">
            <text:p>54674</text:p>
          </table:table-cell>
          <table:table-cell table:number-columns-repeated="16377"/>
        </table:table-row>
        <table:table-row table:style-name="ro1">
          <table:table-cell office:value-type="float" office:value="1769" table:style-name="ce1">
            <text:p>1769</text:p>
          </table:table-cell>
          <table:table-cell office:value-type="time" office:time-value="PT10H39M36.513S" table:style-name="ce2">
            <text:p>39:36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5249" table:style-name="ce1">
            <text:p>5249</text:p>
          </table:table-cell>
          <table:table-cell office:value-type="string" table:style-name="ce1">
            <text:p>Success</text:p>
          </table:table-cell>
          <table:table-cell office:value-type="float" office:value="24806" table:style-name="ce1">
            <text:p>24806</text:p>
          </table:table-cell>
          <table:table-cell table:number-columns-repeated="16377"/>
        </table:table-row>
        <table:table-row table:style-name="ro1">
          <table:table-cell office:value-type="float" office:value="1770" table:style-name="ce1">
            <text:p>1770</text:p>
          </table:table-cell>
          <table:table-cell office:value-type="time" office:time-value="PT10H39M33.325S" table:style-name="ce2">
            <text:p>39:33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8445" table:style-name="ce1">
            <text:p>8445</text:p>
          </table:table-cell>
          <table:table-cell office:value-type="string" table:style-name="ce1">
            <text:p>Success</text:p>
          </table:table-cell>
          <table:table-cell office:value-type="float" office:value="46348" table:style-name="ce1">
            <text:p>46348</text:p>
          </table:table-cell>
          <table:table-cell table:number-columns-repeated="16377"/>
        </table:table-row>
        <table:table-row table:style-name="ro1">
          <table:table-cell office:value-type="float" office:value="1771" table:style-name="ce1">
            <text:p>1771</text:p>
          </table:table-cell>
          <table:table-cell office:value-type="time" office:time-value="PT10H39M41.708S" table:style-name="ce2">
            <text:p>39:41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72" table:style-name="ce1">
            <text:p>1772</text:p>
          </table:table-cell>
          <table:table-cell office:value-type="time" office:time-value="PT10H39M36.872S" table:style-name="ce2">
            <text:p>39:36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4927" table:style-name="ce1">
            <text:p>4927</text:p>
          </table:table-cell>
          <table:table-cell office:value-type="string" table:style-name="ce1">
            <text:p>Success</text:p>
          </table:table-cell>
          <table:table-cell office:value-type="float" office:value="54674" table:style-name="ce1">
            <text:p>54674</text:p>
          </table:table-cell>
          <table:table-cell table:number-columns-repeated="16377"/>
        </table:table-row>
        <table:table-row table:style-name="ro1">
          <table:table-cell office:value-type="float" office:value="1773" table:style-name="ce1">
            <text:p>1773</text:p>
          </table:table-cell>
          <table:table-cell office:value-type="time" office:time-value="PT10H39M34.238S" table:style-name="ce2">
            <text:p>39:34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7562" table:style-name="ce1">
            <text:p>7562</text:p>
          </table:table-cell>
          <table:table-cell office:value-type="string" table:style-name="ce1">
            <text:p>Success</text:p>
          </table:table-cell>
          <table:table-cell office:value-type="float" office:value="56336" table:style-name="ce1">
            <text:p>56336</text:p>
          </table:table-cell>
          <table:table-cell table:number-columns-repeated="16377"/>
        </table:table-row>
        <table:table-row table:style-name="ro1">
          <table:table-cell office:value-type="float" office:value="1774" table:style-name="ce1">
            <text:p>1774</text:p>
          </table:table-cell>
          <table:table-cell office:value-type="time" office:time-value="PT10H39M41.797S" table:style-name="ce2">
            <text:p>39:41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out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75" table:style-name="ce1">
            <text:p>1775</text:p>
          </table:table-cell>
          <table:table-cell office:value-type="time" office:time-value="PT10H39M36.879S" table:style-name="ce2">
            <text:p>39:36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5005" table:style-name="ce1">
            <text:p>5005</text:p>
          </table:table-cell>
          <table:table-cell office:value-type="string" table:style-name="ce1">
            <text:p>Success</text:p>
          </table:table-cell>
          <table:table-cell office:value-type="float" office:value="54674" table:style-name="ce1">
            <text:p>54674</text:p>
          </table:table-cell>
          <table:table-cell table:number-columns-repeated="16377"/>
        </table:table-row>
        <table:table-row table:style-name="ro1">
          <table:table-cell office:value-type="float" office:value="1776" table:style-name="ce1">
            <text:p>1776</text:p>
          </table:table-cell>
          <table:table-cell office:value-type="time" office:time-value="PT10H39M41.772S" table:style-name="ce2">
            <text:p>39:41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395" table:style-name="ce1">
            <text:p>395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777" table:style-name="ce1">
            <text:p>1777</text:p>
          </table:table-cell>
          <table:table-cell office:value-type="time" office:time-value="PT10H39M34.625S" table:style-name="ce2">
            <text:p>39:34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7638" table:style-name="ce1">
            <text:p>7638</text:p>
          </table:table-cell>
          <table:table-cell office:value-type="string" table:style-name="ce1">
            <text:p>Success</text:p>
          </table:table-cell>
          <table:table-cell office:value-type="float" office:value="49894" table:style-name="ce1">
            <text:p>49894</text:p>
          </table:table-cell>
          <table:table-cell table:number-columns-repeated="16377"/>
        </table:table-row>
        <table:table-row table:style-name="ro1">
          <table:table-cell office:value-type="float" office:value="1778" table:style-name="ce1">
            <text:p>1778</text:p>
          </table:table-cell>
          <table:table-cell office:value-type="time" office:time-value="PT10H39M32.239S" table:style-name="ce2">
            <text:p>39:32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0074" table:style-name="ce1">
            <text:p>10074</text:p>
          </table:table-cell>
          <table:table-cell office:value-type="string" table:style-name="ce1">
            <text:p>Success</text:p>
          </table:table-cell>
          <table:table-cell office:value-type="float" office:value="53649" table:style-name="ce1">
            <text:p>53649</text:p>
          </table:table-cell>
          <table:table-cell table:number-columns-repeated="16377"/>
        </table:table-row>
        <table:table-row table:style-name="ro1">
          <table:table-cell office:value-type="float" office:value="1779" table:style-name="ce1">
            <text:p>1779</text:p>
          </table:table-cell>
          <table:table-cell office:value-type="time" office:time-value="PT10H39M32.166S" table:style-name="ce2">
            <text:p>39:32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0147" table:style-name="ce1">
            <text:p>10147</text:p>
          </table:table-cell>
          <table:table-cell office:value-type="string" table:style-name="ce1">
            <text:p>Success</text:p>
          </table:table-cell>
          <table:table-cell office:value-type="float" office:value="45527" table:style-name="ce1">
            <text:p>45527</text:p>
          </table:table-cell>
          <table:table-cell table:number-columns-repeated="16377"/>
        </table:table-row>
        <table:table-row table:style-name="ro1">
          <table:table-cell office:value-type="float" office:value="1780" table:style-name="ce1">
            <text:p>1780</text:p>
          </table:table-cell>
          <table:table-cell office:value-type="time" office:time-value="PT10H39M33.303S" table:style-name="ce2">
            <text:p>39:33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9013" table:style-name="ce1">
            <text:p>9013</text:p>
          </table:table-cell>
          <table:table-cell office:value-type="string" table:style-name="ce1">
            <text:p>Success</text:p>
          </table:table-cell>
          <table:table-cell office:value-type="float" office:value="46351" table:style-name="ce1">
            <text:p>46351</text:p>
          </table:table-cell>
          <table:table-cell table:number-columns-repeated="16377"/>
        </table:table-row>
        <table:table-row table:style-name="ro1">
          <table:table-cell office:value-type="float" office:value="1781" table:style-name="ce1">
            <text:p>1781</text:p>
          </table:table-cell>
          <table:table-cell office:value-type="time" office:time-value="PT10H39M34.330S" table:style-name="ce2">
            <text:p>39:34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7991" table:style-name="ce1">
            <text:p>7991</text:p>
          </table:table-cell>
          <table:table-cell office:value-type="string" table:style-name="ce1">
            <text:p>Success</text:p>
          </table:table-cell>
          <table:table-cell office:value-type="float" office:value="45527" table:style-name="ce1">
            <text:p>45527</text:p>
          </table:table-cell>
          <table:table-cell table:number-columns-repeated="16377"/>
        </table:table-row>
        <table:table-row table:style-name="ro1">
          <table:table-cell office:value-type="float" office:value="1782" table:style-name="ce1">
            <text:p>1782</text:p>
          </table:table-cell>
          <table:table-cell office:value-type="time" office:time-value="PT10H39M36.899S" table:style-name="ce2">
            <text:p>39:36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5455" table:style-name="ce1">
            <text:p>5455</text:p>
          </table:table-cell>
          <table:table-cell office:value-type="string" table:style-name="ce1">
            <text:p>Success</text:p>
          </table:table-cell>
          <table:table-cell office:value-type="float" office:value="53822" table:style-name="ce1">
            <text:p>53822</text:p>
          </table:table-cell>
          <table:table-cell table:number-columns-repeated="16377"/>
        </table:table-row>
        <table:table-row table:style-name="ro1">
          <table:table-cell office:value-type="float" office:value="1783" table:style-name="ce1">
            <text:p>1783</text:p>
          </table:table-cell>
          <table:table-cell office:value-type="time" office:time-value="PT10H39M33.265S" table:style-name="ce2">
            <text:p>39:33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9100" table:style-name="ce1">
            <text:p>9100</text:p>
          </table:table-cell>
          <table:table-cell office:value-type="string" table:style-name="ce1">
            <text:p>Success</text:p>
          </table:table-cell>
          <table:table-cell office:value-type="float" office:value="47951" table:style-name="ce1">
            <text:p>47951</text:p>
          </table:table-cell>
          <table:table-cell table:number-columns-repeated="16377"/>
        </table:table-row>
        <table:table-row table:style-name="ro1">
          <table:table-cell office:value-type="float" office:value="1784" table:style-name="ce1">
            <text:p>1784</text:p>
          </table:table-cell>
          <table:table-cell office:value-type="time" office:time-value="PT10H39M33.210S" table:style-name="ce2">
            <text:p>39:33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9158" table:style-name="ce1">
            <text:p>9158</text:p>
          </table:table-cell>
          <table:table-cell office:value-type="string" table:style-name="ce1">
            <text:p>Success</text:p>
          </table:table-cell>
          <table:table-cell office:value-type="float" office:value="53649" table:style-name="ce1">
            <text:p>53649</text:p>
          </table:table-cell>
          <table:table-cell table:number-columns-repeated="16377"/>
        </table:table-row>
        <table:table-row table:style-name="ro1">
          <table:table-cell office:value-type="float" office:value="1785" table:style-name="ce1">
            <text:p>1785</text:p>
          </table:table-cell>
          <table:table-cell office:value-type="time" office:time-value="PT10H39M34.391S" table:style-name="ce2">
            <text:p>39:34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7984" table:style-name="ce1">
            <text:p>7984</text:p>
          </table:table-cell>
          <table:table-cell office:value-type="string" table:style-name="ce1">
            <text:p>Success</text:p>
          </table:table-cell>
          <table:table-cell office:value-type="float" office:value="50167" table:style-name="ce1">
            <text:p>50167</text:p>
          </table:table-cell>
          <table:table-cell table:number-columns-repeated="16377"/>
        </table:table-row>
        <table:table-row table:style-name="ro1">
          <table:table-cell office:value-type="float" office:value="1786" table:style-name="ce1">
            <text:p>1786</text:p>
          </table:table-cell>
          <table:table-cell office:value-type="time" office:time-value="PT10H39M36.902S" table:style-name="ce2">
            <text:p>39:36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5481" table:style-name="ce1">
            <text:p>5481</text:p>
          </table:table-cell>
          <table:table-cell office:value-type="string" table:style-name="ce1">
            <text:p>Success</text:p>
          </table:table-cell>
          <table:table-cell office:value-type="float" office:value="53822" table:style-name="ce1">
            <text:p>53822</text:p>
          </table:table-cell>
          <table:table-cell table:number-columns-repeated="16377"/>
        </table:table-row>
        <table:table-row table:style-name="ro1">
          <table:table-cell office:value-type="float" office:value="1787" table:style-name="ce1">
            <text:p>1787</text:p>
          </table:table-cell>
          <table:table-cell office:value-type="time" office:time-value="PT10H39M36.900S" table:style-name="ce2">
            <text:p>39:36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5484" table:style-name="ce1">
            <text:p>5484</text:p>
          </table:table-cell>
          <table:table-cell office:value-type="string" table:style-name="ce1">
            <text:p>Success</text:p>
          </table:table-cell>
          <table:table-cell office:value-type="float" office:value="53822" table:style-name="ce1">
            <text:p>53822</text:p>
          </table:table-cell>
          <table:table-cell table:number-columns-repeated="16377"/>
        </table:table-row>
        <table:table-row table:style-name="ro1">
          <table:table-cell office:value-type="float" office:value="1788" table:style-name="ce1">
            <text:p>1788</text:p>
          </table:table-cell>
          <table:table-cell office:value-type="time" office:time-value="PT10H39M42.323S" table:style-name="ce2">
            <text:p>39:42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89" table:style-name="ce1">
            <text:p>1789</text:p>
          </table:table-cell>
          <table:table-cell office:value-type="time" office:time-value="PT10H39M42.316S" table:style-name="ce2">
            <text:p>39:42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90" table:style-name="ce1">
            <text:p>1790</text:p>
          </table:table-cell>
          <table:table-cell office:value-type="time" office:time-value="PT10H39M29.315S" table:style-name="ce2">
            <text:p>39:29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3108" table:style-name="ce1">
            <text:p>13108</text:p>
          </table:table-cell>
          <table:table-cell office:value-type="string" table:style-name="ce1">
            <text:p>Success</text:p>
          </table:table-cell>
          <table:table-cell office:value-type="float" office:value="47161" table:style-name="ce1">
            <text:p>47161</text:p>
          </table:table-cell>
          <table:table-cell table:number-columns-repeated="16377"/>
        </table:table-row>
        <table:table-row table:style-name="ro1">
          <table:table-cell office:value-type="float" office:value="1791" table:style-name="ce1">
            <text:p>1791</text:p>
          </table:table-cell>
          <table:table-cell office:value-type="time" office:time-value="PT10H39M41.763S" table:style-name="ce2">
            <text:p>39:41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673" table:style-name="ce1">
            <text:p>673</text:p>
          </table:table-cell>
          <table:table-cell office:value-type="string" table:style-name="ce1">
            <text:p>Success</text:p>
          </table:table-cell>
          <table:table-cell office:value-type="float" office:value="54674" table:style-name="ce1">
            <text:p>54674</text:p>
          </table:table-cell>
          <table:table-cell table:number-columns-repeated="16377"/>
        </table:table-row>
        <table:table-row table:style-name="ro1">
          <table:table-cell office:value-type="float" office:value="1792" table:style-name="ce1">
            <text:p>1792</text:p>
          </table:table-cell>
          <table:table-cell office:value-type="time" office:time-value="PT10H39M37.187S" table:style-name="ce2">
            <text:p>39:37.2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5256" table:style-name="ce1">
            <text:p>5256</text:p>
          </table:table-cell>
          <table:table-cell office:value-type="string" table:style-name="ce1">
            <text:p>Success</text:p>
          </table:table-cell>
          <table:table-cell office:value-type="float" office:value="19562" table:style-name="ce1">
            <text:p>19562</text:p>
          </table:table-cell>
          <table:table-cell table:number-columns-repeated="16377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time" office:time-value="PT10H39M29.193S" table:style-name="ce2">
            <text:p>39:29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3257" table:style-name="ce1">
            <text:p>13257</text:p>
          </table:table-cell>
          <table:table-cell office:value-type="string" table:style-name="ce1">
            <text:p>Success</text:p>
          </table:table-cell>
          <table:table-cell office:value-type="float" office:value="62327" table:style-name="ce1">
            <text:p>62327</text:p>
          </table:table-cell>
          <table:table-cell table:number-columns-repeated="16377"/>
        </table:table-row>
        <table:table-row table:style-name="ro1">
          <table:table-cell office:value-type="float" office:value="1794" table:style-name="ce1">
            <text:p>1794</text:p>
          </table:table-cell>
          <table:table-cell office:value-type="time" office:time-value="PT10H39M41.731S" table:style-name="ce2">
            <text:p>39:41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776" table:style-name="ce1">
            <text:p>776</text:p>
          </table:table-cell>
          <table:table-cell office:value-type="string" table:style-name="ce1">
            <text:p>Success</text:p>
          </table:table-cell>
          <table:table-cell office:value-type="float" office:value="54674" table:style-name="ce1">
            <text:p>54674</text:p>
          </table:table-cell>
          <table:table-cell table:number-columns-repeated="16377"/>
        </table:table-row>
        <table:table-row table:style-name="ro1">
          <table:table-cell office:value-type="float" office:value="1795" table:style-name="ce1">
            <text:p>1795</text:p>
          </table:table-cell>
          <table:table-cell office:value-type="time" office:time-value="PT10H39M41.801S" table:style-name="ce2">
            <text:p>39:41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732" table:style-name="ce1">
            <text:p>73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796" table:style-name="ce1">
            <text:p>1796</text:p>
          </table:table-cell>
          <table:table-cell office:value-type="time" office:time-value="PT10H39M42.319S" table:style-name="ce2">
            <text:p>39:42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46" table:style-name="ce1">
            <text:p>246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797" table:style-name="ce1">
            <text:p>1797</text:p>
          </table:table-cell>
          <table:table-cell office:value-type="time" office:time-value="PT10H39M42.377S" table:style-name="ce2">
            <text:p>39:42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798" table:style-name="ce1">
            <text:p>1798</text:p>
          </table:table-cell>
          <table:table-cell office:value-type="time" office:time-value="PT10H39M42.623S" table:style-name="ce2">
            <text:p>39:42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1346" table:style-name="ce1">
            <text:p>1346</text:p>
          </table:table-cell>
          <table:table-cell table:number-columns-repeated="16377"/>
        </table:table-row>
        <table:table-row table:style-name="ro1">
          <table:table-cell office:value-type="float" office:value="1799" table:style-name="ce1">
            <text:p>1799</text:p>
          </table:table-cell>
          <table:table-cell office:value-type="time" office:time-value="PT10H39M41.736S" table:style-name="ce2">
            <text:p>39:41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419" table:style-name="ce1">
            <text:p>1419</text:p>
          </table:table-cell>
          <table:table-cell office:value-type="string" table:style-name="ce1">
            <text:p>Success</text:p>
          </table:table-cell>
          <table:table-cell office:value-type="float" office:value="67824" table:style-name="ce1">
            <text:p>67824</text:p>
          </table:table-cell>
          <table:table-cell table:number-columns-repeated="16377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time" office:time-value="PT10H39M43.157S" table:style-name="ce2">
            <text:p>39:43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01" table:style-name="ce1">
            <text:p>1801</text:p>
          </table:table-cell>
          <table:table-cell office:value-type="time" office:time-value="PT10H39M41.802S" table:style-name="ce2">
            <text:p>39:41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429" table:style-name="ce1">
            <text:p>1429</text:p>
          </table:table-cell>
          <table:table-cell office:value-type="string" table:style-name="ce1">
            <text:p>Success</text:p>
          </table:table-cell>
          <table:table-cell office:value-type="float" office:value="72061" table:style-name="ce1">
            <text:p>72061</text:p>
          </table:table-cell>
          <table:table-cell table:number-columns-repeated="16377"/>
        </table:table-row>
        <table:table-row table:style-name="ro1">
          <table:table-cell office:value-type="float" office:value="1802" table:style-name="ce1">
            <text:p>1802</text:p>
          </table:table-cell>
          <table:table-cell office:value-type="time" office:time-value="PT10H39M41.728S" table:style-name="ce2">
            <text:p>39:41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519" table:style-name="ce1">
            <text:p>1519</text:p>
          </table:table-cell>
          <table:table-cell office:value-type="string" table:style-name="ce1">
            <text:p>Success</text:p>
          </table:table-cell>
          <table:table-cell office:value-type="float" office:value="69897" table:style-name="ce1">
            <text:p>69897</text:p>
          </table:table-cell>
          <table:table-cell table:number-columns-repeated="16377"/>
        </table:table-row>
        <table:table-row table:style-name="ro1">
          <table:table-cell office:value-type="float" office:value="1803" table:style-name="ce1">
            <text:p>1803</text:p>
          </table:table-cell>
          <table:table-cell office:value-type="time" office:time-value="PT10H39M43.234S" table:style-name="ce2">
            <text:p>39:43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04" table:style-name="ce1">
            <text:p>1804</text:p>
          </table:table-cell>
          <table:table-cell office:value-type="time" office:time-value="PT10H39M43.225S" table:style-name="ce2">
            <text:p>39:43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05" table:style-name="ce1">
            <text:p>1805</text:p>
          </table:table-cell>
          <table:table-cell office:value-type="time" office:time-value="PT10H39M43.256S" table:style-name="ce2">
            <text:p>39:43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06" table:style-name="ce1">
            <text:p>1806</text:p>
          </table:table-cell>
          <table:table-cell office:value-type="time" office:time-value="PT10H39M43.285S" table:style-name="ce2">
            <text:p>39:43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2432" table:style-name="ce1">
            <text:p>2432</text:p>
          </table:table-cell>
          <table:table-cell table:number-columns-repeated="16377"/>
        </table:table-row>
        <table:table-row table:style-name="ro1">
          <table:table-cell office:value-type="float" office:value="1807" table:style-name="ce1">
            <text:p>1807</text:p>
          </table:table-cell>
          <table:table-cell office:value-type="time" office:time-value="PT10H39M43.342S" table:style-name="ce2">
            <text:p>39:43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432" table:style-name="ce1">
            <text:p>2432</text:p>
          </table:table-cell>
          <table:table-cell table:number-columns-repeated="16377"/>
        </table:table-row>
        <table:table-row table:style-name="ro1">
          <table:table-cell office:value-type="float" office:value="1808" table:style-name="ce1">
            <text:p>1808</text:p>
          </table:table-cell>
          <table:table-cell office:value-type="time" office:time-value="PT10H39M43.361S" table:style-name="ce2">
            <text:p>39:43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484" table:style-name="ce1">
            <text:p>2484</text:p>
          </table:table-cell>
          <table:table-cell table:number-columns-repeated="16377"/>
        </table:table-row>
        <table:table-row table:style-name="ro1">
          <table:table-cell office:value-type="float" office:value="1809" table:style-name="ce1">
            <text:p>1809</text:p>
          </table:table-cell>
          <table:table-cell office:value-type="time" office:time-value="PT10H39M41.699S" table:style-name="ce2">
            <text:p>39:41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701" table:style-name="ce1">
            <text:p>1701</text:p>
          </table:table-cell>
          <table:table-cell office:value-type="string" table:style-name="ce1">
            <text:p>Success</text:p>
          </table:table-cell>
          <table:table-cell office:value-type="float" office:value="69895" table:style-name="ce1">
            <text:p>69895</text:p>
          </table:table-cell>
          <table:table-cell table:number-columns-repeated="16377"/>
        </table:table-row>
        <table:table-row table:style-name="ro1">
          <table:table-cell office:value-type="float" office:value="1810" table:style-name="ce1">
            <text:p>1810</text:p>
          </table:table-cell>
          <table:table-cell office:value-type="time" office:time-value="PT10H39M43.375S" table:style-name="ce2">
            <text:p>39:43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2484" table:style-name="ce1">
            <text:p>2484</text:p>
          </table:table-cell>
          <table:table-cell table:number-columns-repeated="16377"/>
        </table:table-row>
        <table:table-row table:style-name="ro1">
          <table:table-cell office:value-type="float" office:value="1811" table:style-name="ce1">
            <text:p>1811</text:p>
          </table:table-cell>
          <table:table-cell office:value-type="time" office:time-value="PT10H39M42.170S" table:style-name="ce2">
            <text:p>39:42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351" table:style-name="ce1">
            <text:p>1351</text:p>
          </table:table-cell>
          <table:table-cell office:value-type="string" table:style-name="ce1">
            <text:p>Success</text:p>
          </table:table-cell>
          <table:table-cell office:value-type="float" office:value="72163" table:style-name="ce1">
            <text:p>72163</text:p>
          </table:table-cell>
          <table:table-cell table:number-columns-repeated="16377"/>
        </table:table-row>
        <table:table-row table:style-name="ro1">
          <table:table-cell office:value-type="float" office:value="1812" table:style-name="ce1">
            <text:p>1812</text:p>
          </table:table-cell>
          <table:table-cell office:value-type="time" office:time-value="PT10H39M43.522S" table:style-name="ce2">
            <text:p>39:43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1813" table:style-name="ce1">
            <text:p>1813</text:p>
          </table:table-cell>
          <table:table-cell office:value-type="time" office:time-value="PT10H39M41.749S" table:style-name="ce2">
            <text:p>39:41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804" table:style-name="ce1">
            <text:p>1804</text:p>
          </table:table-cell>
          <table:table-cell office:value-type="string" table:style-name="ce1">
            <text:p>Success</text:p>
          </table:table-cell>
          <table:table-cell office:value-type="float" office:value="72061" table:style-name="ce1">
            <text:p>72061</text:p>
          </table:table-cell>
          <table:table-cell table:number-columns-repeated="16377"/>
        </table:table-row>
        <table:table-row table:style-name="ro1">
          <table:table-cell office:value-type="float" office:value="1814" table:style-name="ce1">
            <text:p>1814</text:p>
          </table:table-cell>
          <table:table-cell office:value-type="time" office:time-value="PT10H39M43.554S" table:style-name="ce2">
            <text:p>39:43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15" table:style-name="ce1">
            <text:p>1815</text:p>
          </table:table-cell>
          <table:table-cell office:value-type="time" office:time-value="PT10H39M43.640S" table:style-name="ce2">
            <text:p>39:43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16" table:style-name="ce1">
            <text:p>1816</text:p>
          </table:table-cell>
          <table:table-cell office:value-type="time" office:time-value="PT10H39M37.148S" table:style-name="ce2">
            <text:p>39:37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6600" table:style-name="ce1">
            <text:p>6600</text:p>
          </table:table-cell>
          <table:table-cell office:value-type="string" table:style-name="ce1">
            <text:p>Success</text:p>
          </table:table-cell>
          <table:table-cell office:value-type="float" office:value="53822" table:style-name="ce1">
            <text:p>53822</text:p>
          </table:table-cell>
          <table:table-cell table:number-columns-repeated="16377"/>
        </table:table-row>
        <table:table-row table:style-name="ro1">
          <table:table-cell office:value-type="float" office:value="1817" table:style-name="ce1">
            <text:p>1817</text:p>
          </table:table-cell>
          <table:table-cell office:value-type="time" office:time-value="PT10H39M43.704S" table:style-name="ce2">
            <text:p>39:43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2432" table:style-name="ce1">
            <text:p>2432</text:p>
          </table:table-cell>
          <table:table-cell table:number-columns-repeated="16377"/>
        </table:table-row>
        <table:table-row table:style-name="ro1">
          <table:table-cell office:value-type="float" office:value="1818" table:style-name="ce1">
            <text:p>1818</text:p>
          </table:table-cell>
          <table:table-cell office:value-type="time" office:time-value="PT10H39M41.886S" table:style-name="ce2">
            <text:p>39:41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890" table:style-name="ce1">
            <text:p>1890</text:p>
          </table:table-cell>
          <table:table-cell office:value-type="string" table:style-name="ce1">
            <text:p>Success</text:p>
          </table:table-cell>
          <table:table-cell office:value-type="float" office:value="72148" table:style-name="ce1">
            <text:p>72148</text:p>
          </table:table-cell>
          <table:table-cell table:number-columns-repeated="16377"/>
        </table:table-row>
        <table:table-row table:style-name="ro1">
          <table:table-cell office:value-type="float" office:value="1819" table:style-name="ce1">
            <text:p>1819</text:p>
          </table:table-cell>
          <table:table-cell office:value-type="time" office:time-value="PT10H39M43.762S" table:style-name="ce2">
            <text:p>39:43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484" table:style-name="ce1">
            <text:p>2484</text:p>
          </table:table-cell>
          <table:table-cell table:number-columns-repeated="16377"/>
        </table:table-row>
        <table:table-row table:style-name="ro1">
          <table:table-cell office:value-type="float" office:value="1820" table:style-name="ce1">
            <text:p>1820</text:p>
          </table:table-cell>
          <table:table-cell office:value-type="time" office:time-value="PT10H39M42.445S" table:style-name="ce2">
            <text:p>39:42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346" table:style-name="ce1">
            <text:p>1346</text:p>
          </table:table-cell>
          <table:table-cell office:value-type="string" table:style-name="ce1">
            <text:p>Success</text:p>
          </table:table-cell>
          <table:table-cell office:value-type="float" office:value="74133" table:style-name="ce1">
            <text:p>74133</text:p>
          </table:table-cell>
          <table:table-cell table:number-columns-repeated="16377"/>
        </table:table-row>
        <table:table-row table:style-name="ro1">
          <table:table-cell office:value-type="float" office:value="1821" table:style-name="ce1">
            <text:p>1821</text:p>
          </table:table-cell>
          <table:table-cell office:value-type="time" office:time-value="PT10H39M42.437S" table:style-name="ce2">
            <text:p>39:42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356" table:style-name="ce1">
            <text:p>1356</text:p>
          </table:table-cell>
          <table:table-cell office:value-type="string" table:style-name="ce1">
            <text:p>Success</text:p>
          </table:table-cell>
          <table:table-cell office:value-type="float" office:value="74208" table:style-name="ce1">
            <text:p>74208</text:p>
          </table:table-cell>
          <table:table-cell table:number-columns-repeated="16377"/>
        </table:table-row>
        <table:table-row table:style-name="ro1">
          <table:table-cell office:value-type="float" office:value="1822" table:style-name="ce1">
            <text:p>1822</text:p>
          </table:table-cell>
          <table:table-cell office:value-type="time" office:time-value="PT10H39M43.795S" table:style-name="ce2">
            <text:p>39:43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23" table:style-name="ce1">
            <text:p>1823</text:p>
          </table:table-cell>
          <table:table-cell office:value-type="time" office:time-value="PT10H39M43.777S" table:style-name="ce2">
            <text:p>39:43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24" table:style-name="ce1">
            <text:p>1824</text:p>
          </table:table-cell>
          <table:table-cell office:value-type="time" office:time-value="PT10H39M43.808S" table:style-name="ce2">
            <text:p>39:43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25" table:style-name="ce1">
            <text:p>1825</text:p>
          </table:table-cell>
          <table:table-cell office:value-type="time" office:time-value="PT10H39M43.817S" table:style-name="ce2">
            <text:p>39:43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26" table:style-name="ce1">
            <text:p>1826</text:p>
          </table:table-cell>
          <table:table-cell office:value-type="time" office:time-value="PT10H39M43.836S" table:style-name="ce2">
            <text:p>39:43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32" table:style-name="ce1">
            <text:p>2432</text:p>
          </table:table-cell>
          <table:table-cell table:number-columns-repeated="16377"/>
        </table:table-row>
        <table:table-row table:style-name="ro1">
          <table:table-cell office:value-type="float" office:value="1827" table:style-name="ce1">
            <text:p>1827</text:p>
          </table:table-cell>
          <table:table-cell office:value-type="time" office:time-value="PT10H39M43.834S" table:style-name="ce2">
            <text:p>39:43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32" table:style-name="ce1">
            <text:p>2432</text:p>
          </table:table-cell>
          <table:table-cell table:number-columns-repeated="16377"/>
        </table:table-row>
        <table:table-row table:style-name="ro1">
          <table:table-cell office:value-type="float" office:value="1828" table:style-name="ce1">
            <text:p>1828</text:p>
          </table:table-cell>
          <table:table-cell office:value-type="time" office:time-value="PT10H39M43.854S" table:style-name="ce2">
            <text:p>39:43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484" table:style-name="ce1">
            <text:p>2484</text:p>
          </table:table-cell>
          <table:table-cell table:number-columns-repeated="16377"/>
        </table:table-row>
        <table:table-row table:style-name="ro1">
          <table:table-cell office:value-type="float" office:value="1829" table:style-name="ce1">
            <text:p>1829</text:p>
          </table:table-cell>
          <table:table-cell office:value-type="time" office:time-value="PT10H39M43.854S" table:style-name="ce2">
            <text:p>39:43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484" table:style-name="ce1">
            <text:p>2484</text:p>
          </table:table-cell>
          <table:table-cell table:number-columns-repeated="16377"/>
        </table:table-row>
        <table:table-row table:style-name="ro1">
          <table:table-cell office:value-type="float" office:value="1830" table:style-name="ce1">
            <text:p>1830</text:p>
          </table:table-cell>
          <table:table-cell office:value-type="time" office:time-value="PT10H39M43.401S" table:style-name="ce2">
            <text:p>39:43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736" table:style-name="ce1">
            <text:p>73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31" table:style-name="ce1">
            <text:p>1831</text:p>
          </table:table-cell>
          <table:table-cell office:value-type="time" office:time-value="PT10H39M42.386S" table:style-name="ce2">
            <text:p>39:42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763" table:style-name="ce1">
            <text:p>1763</text:p>
          </table:table-cell>
          <table:table-cell office:value-type="string" table:style-name="ce1">
            <text:p>Success</text:p>
          </table:table-cell>
          <table:table-cell office:value-type="float" office:value="78418" table:style-name="ce1">
            <text:p>78418</text:p>
          </table:table-cell>
          <table:table-cell table:number-columns-repeated="16377"/>
        </table:table-row>
        <table:table-row table:style-name="ro1">
          <table:table-cell office:value-type="float" office:value="1832" table:style-name="ce1">
            <text:p>1832</text:p>
          </table:table-cell>
          <table:table-cell office:value-type="time" office:time-value="PT10H39M44.150S" table:style-name="ce2">
            <text:p>39:44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33" table:style-name="ce1">
            <text:p>1833</text:p>
          </table:table-cell>
          <table:table-cell office:value-type="time" office:time-value="PT10H39M44.183S" table:style-name="ce2">
            <text:p>39:44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34" table:style-name="ce1">
            <text:p>1834</text:p>
          </table:table-cell>
          <table:table-cell office:value-type="time" office:time-value="PT10H39M43.249S" table:style-name="ce2">
            <text:p>39:43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972" table:style-name="ce1">
            <text:p>97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35" table:style-name="ce1">
            <text:p>1835</text:p>
          </table:table-cell>
          <table:table-cell office:value-type="time" office:time-value="PT10H39M44.138S" table:style-name="ce2">
            <text:p>39:44.1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out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36" table:style-name="ce1">
            <text:p>1836</text:p>
          </table:table-cell>
          <table:table-cell office:value-type="time" office:time-value="PT10H39M44.222S" table:style-name="ce2">
            <text:p>39:44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out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37" table:style-name="ce1">
            <text:p>1837</text:p>
          </table:table-cell>
          <table:table-cell office:value-type="time" office:time-value="PT10H39M44.227S" table:style-name="ce2">
            <text:p>39:44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38" table:style-name="ce1">
            <text:p>1838</text:p>
          </table:table-cell>
          <table:table-cell office:value-type="time" office:time-value="PT10H39M42.355S" table:style-name="ce2">
            <text:p>39:42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888" table:style-name="ce1">
            <text:p>1888</text:p>
          </table:table-cell>
          <table:table-cell office:value-type="string" table:style-name="ce1">
            <text:p>Success</text:p>
          </table:table-cell>
          <table:table-cell office:value-type="float" office:value="78416" table:style-name="ce1">
            <text:p>78416</text:p>
          </table:table-cell>
          <table:table-cell table:number-columns-repeated="16377"/>
        </table:table-row>
        <table:table-row table:style-name="ro1">
          <table:table-cell office:value-type="float" office:value="1839" table:style-name="ce1">
            <text:p>1839</text:p>
          </table:table-cell>
          <table:table-cell office:value-type="time" office:time-value="PT10H39M44.242S" table:style-name="ce2">
            <text:p>39:44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40" table:style-name="ce1">
            <text:p>1840</text:p>
          </table:table-cell>
          <table:table-cell office:value-type="time" office:time-value="PT10H39M44.239S" table:style-name="ce2">
            <text:p>39:44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41" table:style-name="ce1">
            <text:p>1841</text:p>
          </table:table-cell>
          <table:table-cell office:value-type="time" office:time-value="PT10H39M44.245S" table:style-name="ce2">
            <text:p>39:44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42" table:style-name="ce1">
            <text:p>1842</text:p>
          </table:table-cell>
          <table:table-cell office:value-type="time" office:time-value="PT10H39M44.260S" table:style-name="ce2">
            <text:p>39:44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html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43" table:style-name="ce1">
            <text:p>1843</text:p>
          </table:table-cell>
          <table:table-cell office:value-type="time" office:time-value="PT10H39M44.217S" table:style-name="ce2">
            <text:p>39:44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2524" table:style-name="ce1">
            <text:p>2524</text:p>
          </table:table-cell>
          <table:table-cell table:number-columns-repeated="16377"/>
        </table:table-row>
        <table:table-row table:style-name="ro1">
          <table:table-cell office:value-type="float" office:value="1844" table:style-name="ce1">
            <text:p>1844</text:p>
          </table:table-cell>
          <table:table-cell office:value-type="time" office:time-value="PT10H39M44.282S" table:style-name="ce2">
            <text:p>39:44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45" table:style-name="ce1">
            <text:p>1845</text:p>
          </table:table-cell>
          <table:table-cell office:value-type="time" office:time-value="PT10H39M44.297S" table:style-name="ce2">
            <text:p>39:44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576" table:style-name="ce1">
            <text:p>2576</text:p>
          </table:table-cell>
          <table:table-cell table:number-columns-repeated="16377"/>
        </table:table-row>
        <table:table-row table:style-name="ro1">
          <table:table-cell office:value-type="float" office:value="1846" table:style-name="ce1">
            <text:p>1846</text:p>
          </table:table-cell>
          <table:table-cell office:value-type="time" office:time-value="PT10H39M44.333S" table:style-name="ce2">
            <text:p>39:44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2524" table:style-name="ce1">
            <text:p>2524</text:p>
          </table:table-cell>
          <table:table-cell table:number-columns-repeated="16377"/>
        </table:table-row>
        <table:table-row table:style-name="ro1">
          <table:table-cell office:value-type="float" office:value="1847" table:style-name="ce1">
            <text:p>1847</text:p>
          </table:table-cell>
          <table:table-cell office:value-type="time" office:time-value="PT10H39M44.391S" table:style-name="ce2">
            <text:p>39:44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576" table:style-name="ce1">
            <text:p>2576</text:p>
          </table:table-cell>
          <table:table-cell table:number-columns-repeated="16377"/>
        </table:table-row>
        <table:table-row table:style-name="ro1">
          <table:table-cell office:value-type="float" office:value="1848" table:style-name="ce1">
            <text:p>1848</text:p>
          </table:table-cell>
          <table:table-cell office:value-type="time" office:time-value="PT10H39M43.792S" table:style-name="ce2">
            <text:p>39:43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006" table:style-name="ce1">
            <text:p>100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49" table:style-name="ce1">
            <text:p>1849</text:p>
          </table:table-cell>
          <table:table-cell office:value-type="time" office:time-value="PT10H39M42.509S" table:style-name="ce2">
            <text:p>39:42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321" table:style-name="ce1">
            <text:p>2321</text:p>
          </table:table-cell>
          <table:table-cell office:value-type="string" table:style-name="ce1">
            <text:p>Success</text:p>
          </table:table-cell>
          <table:table-cell office:value-type="float" office:value="76391" table:style-name="ce1">
            <text:p>76391</text:p>
          </table:table-cell>
          <table:table-cell table:number-columns-repeated="16377"/>
        </table:table-row>
        <table:table-row table:style-name="ro1">
          <table:table-cell office:value-type="float" office:value="1850" table:style-name="ce1">
            <text:p>1850</text:p>
          </table:table-cell>
          <table:table-cell office:value-type="time" office:time-value="PT10H39M44.800S" table:style-name="ce2">
            <text:p>39:44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out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51" table:style-name="ce1">
            <text:p>1851</text:p>
          </table:table-cell>
          <table:table-cell office:value-type="time" office:time-value="PT10H39M44.834S" table:style-name="ce2">
            <text:p>39:44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52" table:style-name="ce1">
            <text:p>1852</text:p>
          </table:table-cell>
          <table:table-cell office:value-type="time" office:time-value="PT10H39M44.849S" table:style-name="ce2">
            <text:p>39:44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53" table:style-name="ce1">
            <text:p>1853</text:p>
          </table:table-cell>
          <table:table-cell office:value-type="time" office:time-value="PT10H39M44.830S" table:style-name="ce2">
            <text:p>39:44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54" table:style-name="ce1">
            <text:p>1854</text:p>
          </table:table-cell>
          <table:table-cell office:value-type="time" office:time-value="PT10H39M42.384S" table:style-name="ce2">
            <text:p>39:42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487" table:style-name="ce1">
            <text:p>2487</text:p>
          </table:table-cell>
          <table:table-cell office:value-type="string" table:style-name="ce1">
            <text:p>Success</text:p>
          </table:table-cell>
          <table:table-cell office:value-type="float" office:value="74179" table:style-name="ce1">
            <text:p>74179</text:p>
          </table:table-cell>
          <table:table-cell table:number-columns-repeated="16377"/>
        </table:table-row>
        <table:table-row table:style-name="ro1">
          <table:table-cell office:value-type="float" office:value="1855" table:style-name="ce1">
            <text:p>1855</text:p>
          </table:table-cell>
          <table:table-cell office:value-type="time" office:time-value="PT10H39M44.872S" table:style-name="ce2">
            <text:p>39:44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56" table:style-name="ce1">
            <text:p>1856</text:p>
          </table:table-cell>
          <table:table-cell office:value-type="time" office:time-value="PT10H39M44.863S" table:style-name="ce2">
            <text:p>39:44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57" table:style-name="ce1">
            <text:p>1857</text:p>
          </table:table-cell>
          <table:table-cell office:value-type="time" office:time-value="PT10H39M44.886S" table:style-name="ce2">
            <text:p>39:44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58" table:style-name="ce1">
            <text:p>1858</text:p>
          </table:table-cell>
          <table:table-cell office:value-type="time" office:time-value="PT10H39M44.912S" table:style-name="ce2">
            <text:p>39:44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660" table:style-name="ce1">
            <text:p>2660</text:p>
          </table:table-cell>
          <table:table-cell table:number-columns-repeated="16377"/>
        </table:table-row>
        <table:table-row table:style-name="ro1">
          <table:table-cell office:value-type="float" office:value="1859" table:style-name="ce1">
            <text:p>1859</text:p>
          </table:table-cell>
          <table:table-cell office:value-type="time" office:time-value="PT10H39M44.898S" table:style-name="ce2">
            <text:p>39:44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2660" table:style-name="ce1">
            <text:p>2660</text:p>
          </table:table-cell>
          <table:table-cell table:number-columns-repeated="16377"/>
        </table:table-row>
        <table:table-row table:style-name="ro1">
          <table:table-cell office:value-type="float" office:value="1860" table:style-name="ce1">
            <text:p>1860</text:p>
          </table:table-cell>
          <table:table-cell office:value-type="time" office:time-value="PT10H39M44.939S" table:style-name="ce2">
            <text:p>39:44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712" table:style-name="ce1">
            <text:p>2712</text:p>
          </table:table-cell>
          <table:table-cell table:number-columns-repeated="16377"/>
        </table:table-row>
        <table:table-row table:style-name="ro1">
          <table:table-cell office:value-type="float" office:value="1861" table:style-name="ce1">
            <text:p>1861</text:p>
          </table:table-cell>
          <table:table-cell office:value-type="time" office:time-value="PT10H39M37.236S" table:style-name="ce2">
            <text:p>39:37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7783" table:style-name="ce1">
            <text:p>7783</text:p>
          </table:table-cell>
          <table:table-cell office:value-type="string" table:style-name="ce1">
            <text:p>Success</text:p>
          </table:table-cell>
          <table:table-cell office:value-type="float" office:value="46351" table:style-name="ce1">
            <text:p>46351</text:p>
          </table:table-cell>
          <table:table-cell table:number-columns-repeated="16377"/>
        </table:table-row>
        <table:table-row table:style-name="ro1">
          <table:table-cell office:value-type="float" office:value="1862" table:style-name="ce1">
            <text:p>1862</text:p>
          </table:table-cell>
          <table:table-cell office:value-type="time" office:time-value="PT10H39M44.980S" table:style-name="ce2">
            <text:p>39:45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2758" table:style-name="ce1">
            <text:p>2758</text:p>
          </table:table-cell>
          <table:table-cell table:number-columns-repeated="16377"/>
        </table:table-row>
        <table:table-row table:style-name="ro1">
          <table:table-cell office:value-type="float" office:value="1863" table:style-name="ce1">
            <text:p>1863</text:p>
          </table:table-cell>
          <table:table-cell office:value-type="time" office:time-value="PT10H39M42.565S" table:style-name="ce2">
            <text:p>39:42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2533" table:style-name="ce1">
            <text:p>2533</text:p>
          </table:table-cell>
          <table:table-cell office:value-type="string" table:style-name="ce1">
            <text:p>Success</text:p>
          </table:table-cell>
          <table:table-cell office:value-type="float" office:value="76440" table:style-name="ce1">
            <text:p>76440</text:p>
          </table:table-cell>
          <table:table-cell table:number-columns-repeated="16377"/>
        </table:table-row>
        <table:table-row table:style-name="ro1">
          <table:table-cell office:value-type="float" office:value="1864" table:style-name="ce1">
            <text:p>1864</text:p>
          </table:table-cell>
          <table:table-cell office:value-type="time" office:time-value="PT10H39M45.099S" table:style-name="ce2">
            <text:p>39:45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1865" table:style-name="ce1">
            <text:p>1865</text:p>
          </table:table-cell>
          <table:table-cell office:value-type="time" office:time-value="PT10H39M42.534S" table:style-name="ce2">
            <text:p>39:42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628" table:style-name="ce1">
            <text:p>2628</text:p>
          </table:table-cell>
          <table:table-cell office:value-type="string" table:style-name="ce1">
            <text:p>Success</text:p>
          </table:table-cell>
          <table:table-cell office:value-type="float" office:value="76253" table:style-name="ce1">
            <text:p>76253</text:p>
          </table:table-cell>
          <table:table-cell table:number-columns-repeated="16377"/>
        </table:table-row>
        <table:table-row table:style-name="ro1">
          <table:table-cell office:value-type="float" office:value="1866" table:style-name="ce1">
            <text:p>1866</text:p>
          </table:table-cell>
          <table:table-cell office:value-type="time" office:time-value="PT10H39M45.163S" table:style-name="ce2">
            <text:p>39:45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752" table:style-name="ce1">
            <text:p>2752</text:p>
          </table:table-cell>
          <table:table-cell table:number-columns-repeated="16377"/>
        </table:table-row>
        <table:table-row table:style-name="ro1">
          <table:table-cell office:value-type="float" office:value="1867" table:style-name="ce1">
            <text:p>1867</text:p>
          </table:table-cell>
          <table:table-cell office:value-type="time" office:time-value="PT10H39M45.180S" table:style-name="ce2">
            <text:p>39:45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804" table:style-name="ce1">
            <text:p>2804</text:p>
          </table:table-cell>
          <table:table-cell table:number-columns-repeated="16377"/>
        </table:table-row>
        <table:table-row table:style-name="ro1">
          <table:table-cell office:value-type="float" office:value="1868" table:style-name="ce1">
            <text:p>1868</text:p>
          </table:table-cell>
          <table:table-cell office:value-type="time" office:time-value="PT10H39M45.201S" table:style-name="ce2">
            <text:p>39:45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804" table:style-name="ce1">
            <text:p>2804</text:p>
          </table:table-cell>
          <table:table-cell table:number-columns-repeated="16377"/>
        </table:table-row>
        <table:table-row table:style-name="ro1">
          <table:table-cell office:value-type="float" office:value="1869" table:style-name="ce1">
            <text:p>1869</text:p>
          </table:table-cell>
          <table:table-cell office:value-type="time" office:time-value="PT10H39M45.220S" table:style-name="ce2">
            <text:p>39:45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804" table:style-name="ce1">
            <text:p>2804</text:p>
          </table:table-cell>
          <table:table-cell table:number-columns-repeated="16377"/>
        </table:table-row>
        <table:table-row table:style-name="ro1">
          <table:table-cell office:value-type="float" office:value="1870" table:style-name="ce1">
            <text:p>1870</text:p>
          </table:table-cell>
          <table:table-cell office:value-type="time" office:time-value="PT10H39M45.021S" table:style-name="ce2">
            <text:p>39:45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338" table:style-name="ce1">
            <text:p>338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871" table:style-name="ce1">
            <text:p>1871</text:p>
          </table:table-cell>
          <table:table-cell office:value-type="time" office:time-value="PT10H39M43.749S" table:style-name="ce2">
            <text:p>39:43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666" table:style-name="ce1">
            <text:p>1666</text:p>
          </table:table-cell>
          <table:table-cell office:value-type="string" table:style-name="ce1">
            <text:p>Success</text:p>
          </table:table-cell>
          <table:table-cell office:value-type="float" office:value="76298" table:style-name="ce1">
            <text:p>76298</text:p>
          </table:table-cell>
          <table:table-cell table:number-columns-repeated="16377"/>
        </table:table-row>
        <table:table-row table:style-name="ro1">
          <table:table-cell office:value-type="float" office:value="1872" table:style-name="ce1">
            <text:p>1872</text:p>
          </table:table-cell>
          <table:table-cell office:value-type="time" office:time-value="PT10H39M45.416S" table:style-name="ce2">
            <text:p>39:45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73" table:style-name="ce1">
            <text:p>1873</text:p>
          </table:table-cell>
          <table:table-cell office:value-type="time" office:time-value="PT10H39M45.435S" table:style-name="ce2">
            <text:p>39:45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74" table:style-name="ce1">
            <text:p>1874</text:p>
          </table:table-cell>
          <table:table-cell office:value-type="time" office:time-value="PT10H39M45.449S" table:style-name="ce2">
            <text:p>39:45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844" table:style-name="ce1">
            <text:p>2844</text:p>
          </table:table-cell>
          <table:table-cell table:number-columns-repeated="16377"/>
        </table:table-row>
        <table:table-row table:style-name="ro1">
          <table:table-cell office:value-type="float" office:value="1875" table:style-name="ce1">
            <text:p>1875</text:p>
          </table:table-cell>
          <table:table-cell office:value-type="time" office:time-value="PT10H39M45.470S" table:style-name="ce2">
            <text:p>39:45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896" table:style-name="ce1">
            <text:p>2896</text:p>
          </table:table-cell>
          <table:table-cell table:number-columns-repeated="16377"/>
        </table:table-row>
        <table:table-row table:style-name="ro1">
          <table:table-cell office:value-type="float" office:value="1876" table:style-name="ce1">
            <text:p>1876</text:p>
          </table:table-cell>
          <table:table-cell office:value-type="time" office:time-value="PT10H39M33.395S" table:style-name="ce2">
            <text:p>39:33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2390" table:style-name="ce1">
            <text:p>12390</text:p>
          </table:table-cell>
          <table:table-cell office:value-type="string" table:style-name="ce1">
            <text:p>Success</text:p>
          </table:table-cell>
          <table:table-cell office:value-type="float" office:value="44019" table:style-name="ce1">
            <text:p>44019</text:p>
          </table:table-cell>
          <table:table-cell table:number-columns-repeated="16377"/>
        </table:table-row>
        <table:table-row table:style-name="ro1">
          <table:table-cell office:value-type="float" office:value="1877" table:style-name="ce1">
            <text:p>1877</text:p>
          </table:table-cell>
          <table:table-cell office:value-type="time" office:time-value="PT10H39M42.266S" table:style-name="ce2">
            <text:p>39:42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535" table:style-name="ce1">
            <text:p>3535</text:p>
          </table:table-cell>
          <table:table-cell office:value-type="string" table:style-name="ce1">
            <text:p>Success</text:p>
          </table:table-cell>
          <table:table-cell office:value-type="float" office:value="21215" table:style-name="ce1">
            <text:p>21215</text:p>
          </table:table-cell>
          <table:table-cell table:number-columns-repeated="16377"/>
        </table:table-row>
        <table:table-row table:style-name="ro1">
          <table:table-cell office:value-type="float" office:value="1878" table:style-name="ce1">
            <text:p>1878</text:p>
          </table:table-cell>
          <table:table-cell office:value-type="time" office:time-value="PT10H39M37.333S" table:style-name="ce2">
            <text:p>39:37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8537" table:style-name="ce1">
            <text:p>8537</text:p>
          </table:table-cell>
          <table:table-cell office:value-type="string" table:style-name="ce1">
            <text:p>Success</text:p>
          </table:table-cell>
          <table:table-cell office:value-type="float" office:value="56229" table:style-name="ce1">
            <text:p>56229</text:p>
          </table:table-cell>
          <table:table-cell table:number-columns-repeated="16377"/>
        </table:table-row>
        <table:table-row table:style-name="ro1">
          <table:table-cell office:value-type="float" office:value="1879" table:style-name="ce1">
            <text:p>1879</text:p>
          </table:table-cell>
          <table:table-cell office:value-type="time" office:time-value="PT10H39M37.244S" table:style-name="ce2">
            <text:p>39:37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8633" table:style-name="ce1">
            <text:p>8633</text:p>
          </table:table-cell>
          <table:table-cell office:value-type="string" table:style-name="ce1">
            <text:p>Success</text:p>
          </table:table-cell>
          <table:table-cell office:value-type="float" office:value="52673" table:style-name="ce1">
            <text:p>52673</text:p>
          </table:table-cell>
          <table:table-cell table:number-columns-repeated="16377"/>
        </table:table-row>
        <table:table-row table:style-name="ro1">
          <table:table-cell office:value-type="float" office:value="1880" table:style-name="ce1">
            <text:p>1880</text:p>
          </table:table-cell>
          <table:table-cell office:value-type="time" office:time-value="PT10H39M37.311S" table:style-name="ce2">
            <text:p>39:37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8607" table:style-name="ce1">
            <text:p>8607</text:p>
          </table:table-cell>
          <table:table-cell office:value-type="string" table:style-name="ce1">
            <text:p>Success</text:p>
          </table:table-cell>
          <table:table-cell office:value-type="float" office:value="17030" table:style-name="ce1">
            <text:p>17030</text:p>
          </table:table-cell>
          <table:table-cell table:number-columns-repeated="16377"/>
        </table:table-row>
        <table:table-row table:style-name="ro1">
          <table:table-cell office:value-type="float" office:value="1881" table:style-name="ce1">
            <text:p>1881</text:p>
          </table:table-cell>
          <table:table-cell office:value-type="time" office:time-value="PT10H39M45.802S" table:style-name="ce2">
            <text:p>39:45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82" table:style-name="ce1">
            <text:p>1882</text:p>
          </table:table-cell>
          <table:table-cell office:value-type="time" office:time-value="PT10H39M33.261S" table:style-name="ce2">
            <text:p>39:33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2666" table:style-name="ce1">
            <text:p>12666</text:p>
          </table:table-cell>
          <table:table-cell office:value-type="string" table:style-name="ce1">
            <text:p>Success</text:p>
          </table:table-cell>
          <table:table-cell office:value-type="float" office:value="46351" table:style-name="ce1">
            <text:p>46351</text:p>
          </table:table-cell>
          <table:table-cell table:number-columns-repeated="16377"/>
        </table:table-row>
        <table:table-row table:style-name="ro1">
          <table:table-cell office:value-type="float" office:value="1883" table:style-name="ce1">
            <text:p>1883</text:p>
          </table:table-cell>
          <table:table-cell office:value-type="time" office:time-value="PT10H39M40.747S" table:style-name="ce2">
            <text:p>39:40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5182" table:style-name="ce1">
            <text:p>5182</text:p>
          </table:table-cell>
          <table:table-cell office:value-type="string" table:style-name="ce1">
            <text:p>Success</text:p>
          </table:table-cell>
          <table:table-cell office:value-type="float" office:value="51849" table:style-name="ce1">
            <text:p>51849</text:p>
          </table:table-cell>
          <table:table-cell table:number-columns-repeated="16377"/>
        </table:table-row>
        <table:table-row table:style-name="ro1">
          <table:table-cell office:value-type="float" office:value="1884" table:style-name="ce1">
            <text:p>1884</text:p>
          </table:table-cell>
          <table:table-cell office:value-type="time" office:time-value="PT10H39M38.130S" table:style-name="ce2">
            <text:p>39:38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7842" table:style-name="ce1">
            <text:p>7842</text:p>
          </table:table-cell>
          <table:table-cell office:value-type="string" table:style-name="ce1">
            <text:p>Success</text:p>
          </table:table-cell>
          <table:table-cell office:value-type="float" office:value="49018" table:style-name="ce1">
            <text:p>49018</text:p>
          </table:table-cell>
          <table:table-cell table:number-columns-repeated="16377"/>
        </table:table-row>
        <table:table-row table:style-name="ro1">
          <table:table-cell office:value-type="float" office:value="1885" table:style-name="ce1">
            <text:p>1885</text:p>
          </table:table-cell>
          <table:table-cell office:value-type="time" office:time-value="PT10H39M40.705S" table:style-name="ce2">
            <text:p>39:40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5267" table:style-name="ce1">
            <text:p>5267</text:p>
          </table:table-cell>
          <table:table-cell office:value-type="string" table:style-name="ce1">
            <text:p>Success</text:p>
          </table:table-cell>
          <table:table-cell office:value-type="float" office:value="50168" table:style-name="ce1">
            <text:p>50168</text:p>
          </table:table-cell>
          <table:table-cell table:number-columns-repeated="16377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time" office:time-value="PT10H39M37.401S" table:style-name="ce2">
            <text:p>39:37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8579" table:style-name="ce1">
            <text:p>8579</text:p>
          </table:table-cell>
          <table:table-cell office:value-type="string" table:style-name="ce1">
            <text:p>Success</text:p>
          </table:table-cell>
          <table:table-cell office:value-type="float" office:value="46348" table:style-name="ce1">
            <text:p>46348</text:p>
          </table:table-cell>
          <table:table-cell table:number-columns-repeated="16377"/>
        </table:table-row>
        <table:table-row table:style-name="ro1">
          <table:table-cell office:value-type="float" office:value="1887" table:style-name="ce1">
            <text:p>1887</text:p>
          </table:table-cell>
          <table:table-cell office:value-type="time" office:time-value="PT10H39M45.931S" table:style-name="ce2">
            <text:p>39:45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888" table:style-name="ce1">
            <text:p>1888</text:p>
          </table:table-cell>
          <table:table-cell office:value-type="time" office:time-value="PT10H39M45.928S" table:style-name="ce2">
            <text:p>39:45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out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89" table:style-name="ce1">
            <text:p>1889</text:p>
          </table:table-cell>
          <table:table-cell office:value-type="time" office:time-value="PT10H39M45.361S" table:style-name="ce2">
            <text:p>39:45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696" table:style-name="ce1">
            <text:p>696</text:p>
          </table:table-cell>
          <table:table-cell office:value-type="string" table:style-name="ce1">
            <text:p>Success</text:p>
          </table:table-cell>
          <table:table-cell office:value-type="float" office:value="78420" table:style-name="ce1">
            <text:p>78420</text:p>
          </table:table-cell>
          <table:table-cell table:number-columns-repeated="16377"/>
        </table:table-row>
        <table:table-row table:style-name="ro1">
          <table:table-cell office:value-type="float" office:value="1890" table:style-name="ce1">
            <text:p>1890</text:p>
          </table:table-cell>
          <table:table-cell office:value-type="time" office:time-value="PT10H39M46.059S" table:style-name="ce2">
            <text:p>39:46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1891" table:style-name="ce1">
            <text:p>1891</text:p>
          </table:table-cell>
          <table:table-cell office:value-type="time" office:time-value="PT10H39M45.878S" table:style-name="ce2">
            <text:p>39:45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892" table:style-name="ce1">
            <text:p>1892</text:p>
          </table:table-cell>
          <table:table-cell office:value-type="time" office:time-value="PT10H39M45.981S" table:style-name="ce2">
            <text:p>39:46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388" table:style-name="ce1">
            <text:p>388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893" table:style-name="ce1">
            <text:p>1893</text:p>
          </table:table-cell>
          <table:table-cell office:value-type="time" office:time-value="PT10H39M45.928S" table:style-name="ce2">
            <text:p>39:45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603" table:style-name="ce1">
            <text:p>603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894" table:style-name="ce1">
            <text:p>1894</text:p>
          </table:table-cell>
          <table:table-cell office:value-type="time" office:time-value="PT10H39M40.708S" table:style-name="ce2">
            <text:p>39:40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5904" table:style-name="ce1">
            <text:p>5904</text:p>
          </table:table-cell>
          <table:table-cell office:value-type="string" table:style-name="ce1">
            <text:p>Success</text:p>
          </table:table-cell>
          <table:table-cell office:value-type="float" office:value="50168" table:style-name="ce1">
            <text:p>50168</text:p>
          </table:table-cell>
          <table:table-cell table:number-columns-repeated="16377"/>
        </table:table-row>
        <table:table-row table:style-name="ro1">
          <table:table-cell office:value-type="float" office:value="1895" table:style-name="ce1">
            <text:p>1895</text:p>
          </table:table-cell>
          <table:table-cell office:value-type="time" office:time-value="PT10H39M39.196S" table:style-name="ce2">
            <text:p>39:39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7441" table:style-name="ce1">
            <text:p>7441</text:p>
          </table:table-cell>
          <table:table-cell office:value-type="string" table:style-name="ce1">
            <text:p>Success</text:p>
          </table:table-cell>
          <table:table-cell office:value-type="float" office:value="43845" table:style-name="ce1">
            <text:p>43845</text:p>
          </table:table-cell>
          <table:table-cell table:number-columns-repeated="16377"/>
        </table:table-row>
        <table:table-row table:style-name="ro1">
          <table:table-cell office:value-type="float" office:value="1896" table:style-name="ce1">
            <text:p>1896</text:p>
          </table:table-cell>
          <table:table-cell office:value-type="time" office:time-value="PT10H39M42.424S" table:style-name="ce2">
            <text:p>39:42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213" table:style-name="ce1">
            <text:p>4213</text:p>
          </table:table-cell>
          <table:table-cell office:value-type="string" table:style-name="ce1">
            <text:p>Success</text:p>
          </table:table-cell>
          <table:table-cell office:value-type="float" office:value="17567" table:style-name="ce1">
            <text:p>17567</text:p>
          </table:table-cell>
          <table:table-cell table:number-columns-repeated="16377"/>
        </table:table-row>
        <table:table-row table:style-name="ro1">
          <table:table-cell office:value-type="float" office:value="1897" table:style-name="ce1">
            <text:p>1897</text:p>
          </table:table-cell>
          <table:table-cell office:value-type="time" office:time-value="PT10H39M39.416S" table:style-name="ce2">
            <text:p>39:39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7223" table:style-name="ce1">
            <text:p>7223</text:p>
          </table:table-cell>
          <table:table-cell office:value-type="string" table:style-name="ce1">
            <text:p>Success</text:p>
          </table:table-cell>
          <table:table-cell office:value-type="float" office:value="47161" table:style-name="ce1">
            <text:p>47161</text:p>
          </table:table-cell>
          <table:table-cell table:number-columns-repeated="16377"/>
        </table:table-row>
        <table:table-row table:style-name="ro1">
          <table:table-cell office:value-type="float" office:value="1898" table:style-name="ce1">
            <text:p>1898</text:p>
          </table:table-cell>
          <table:table-cell office:value-type="time" office:time-value="PT10H39M45.919S" table:style-name="ce2">
            <text:p>39:45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073" table:style-name="ce1">
            <text:p>1073</text:p>
          </table:table-cell>
          <table:table-cell office:value-type="string" table:style-name="ce1">
            <text:p>Success</text:p>
          </table:table-cell>
          <table:table-cell office:value-type="float" office:value="78369" table:style-name="ce1">
            <text:p>78369</text:p>
          </table:table-cell>
          <table:table-cell table:number-columns-repeated="16377"/>
        </table:table-row>
        <table:table-row table:style-name="ro1">
          <table:table-cell office:value-type="float" office:value="1899" table:style-name="ce1">
            <text:p>1899</text:p>
          </table:table-cell>
          <table:table-cell office:value-type="time" office:time-value="PT10H39M46.371S" table:style-name="ce2">
            <text:p>39:46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628" table:style-name="ce1">
            <text:p>628</text:p>
          </table:table-cell>
          <table:table-cell office:value-type="string" table:style-name="ce1">
            <text:p>Success</text:p>
          </table:table-cell>
          <table:table-cell office:value-type="float" office:value="80535" table:style-name="ce1">
            <text:p>80535</text:p>
          </table:table-cell>
          <table:table-cell table:number-columns-repeated="16377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time" office:time-value="PT10H39M47.003S" table:style-name="ce2">
            <text:p>39:47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1901" table:style-name="ce1">
            <text:p>1901</text:p>
          </table:table-cell>
          <table:table-cell office:value-type="time" office:time-value="PT10H39M45.973S" table:style-name="ce2">
            <text:p>39:46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054" table:style-name="ce1">
            <text:p>1054</text:p>
          </table:table-cell>
          <table:table-cell office:value-type="string" table:style-name="ce1">
            <text:p>Success</text:p>
          </table:table-cell>
          <table:table-cell office:value-type="float" office:value="78567" table:style-name="ce1">
            <text:p>78567</text:p>
          </table:table-cell>
          <table:table-cell table:number-columns-repeated="16377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time" office:time-value="PT10H39M47.030S" table:style-name="ce2">
            <text:p>39:47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426" table:style-name="ce1">
            <text:p>426</text:p>
          </table:table-cell>
          <table:table-cell table:number-columns-repeated="16377"/>
        </table:table-row>
        <table:table-row table:style-name="ro1">
          <table:table-cell office:value-type="float" office:value="1903" table:style-name="ce1">
            <text:p>1903</text:p>
          </table:table-cell>
          <table:table-cell office:value-type="time" office:time-value="PT10H39M46.642S" table:style-name="ce2">
            <text:p>39:46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537" table:style-name="ce1">
            <text:p>537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04" table:style-name="ce1">
            <text:p>1904</text:p>
          </table:table-cell>
          <table:table-cell office:value-type="time" office:time-value="PT10H39M46.639S" table:style-name="ce2">
            <text:p>39:46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539" table:style-name="ce1">
            <text:p>53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05" table:style-name="ce1">
            <text:p>1905</text:p>
          </table:table-cell>
          <table:table-cell office:value-type="time" office:time-value="PT10H39M47.179S" table:style-name="ce2">
            <text:p>39:47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46" table:style-name="ce1">
            <text:p>1346</text:p>
          </table:table-cell>
          <table:table-cell table:number-columns-repeated="16377"/>
        </table:table-row>
        <table:table-row table:style-name="ro1">
          <table:table-cell office:value-type="float" office:value="1906" table:style-name="ce1">
            <text:p>1906</text:p>
          </table:table-cell>
          <table:table-cell office:value-type="time" office:time-value="PT10H39M47.179S" table:style-name="ce2">
            <text:p>39:47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out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07" table:style-name="ce1">
            <text:p>1907</text:p>
          </table:table-cell>
          <table:table-cell office:value-type="time" office:time-value="PT10H39M47.223S" table:style-name="ce2">
            <text:p>39:47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08" table:style-name="ce1">
            <text:p>1908</text:p>
          </table:table-cell>
          <table:table-cell office:value-type="time" office:time-value="PT10H39M47.230S" table:style-name="ce2">
            <text:p>39:47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htm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09" table:style-name="ce1">
            <text:p>1909</text:p>
          </table:table-cell>
          <table:table-cell office:value-type="time" office:time-value="PT10H39M46.225S" table:style-name="ce2">
            <text:p>39:46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208" table:style-name="ce1">
            <text:p>1208</text:p>
          </table:table-cell>
          <table:table-cell office:value-type="string" table:style-name="ce1">
            <text:p>Success</text:p>
          </table:table-cell>
          <table:table-cell office:value-type="float" office:value="76393" table:style-name="ce1">
            <text:p>76393</text:p>
          </table:table-cell>
          <table:table-cell table:number-columns-repeated="16377"/>
        </table:table-row>
        <table:table-row table:style-name="ro1">
          <table:table-cell office:value-type="float" office:value="1910" table:style-name="ce1">
            <text:p>1910</text:p>
          </table:table-cell>
          <table:table-cell office:value-type="time" office:time-value="PT10H39M47.434S" table:style-name="ce2">
            <text:p>39:47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1911" table:style-name="ce1">
            <text:p>1911</text:p>
          </table:table-cell>
          <table:table-cell office:value-type="time" office:time-value="PT10H39M46.995S" table:style-name="ce2">
            <text:p>39:47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469" table:style-name="ce1">
            <text:p>46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12" table:style-name="ce1">
            <text:p>1912</text:p>
          </table:table-cell>
          <table:table-cell office:value-type="time" office:time-value="PT10H39M47.465S" table:style-name="ce2">
            <text:p>39:47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out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13" table:style-name="ce1">
            <text:p>1913</text:p>
          </table:table-cell>
          <table:table-cell office:value-type="time" office:time-value="PT10H39M47.488S" table:style-name="ce2">
            <text:p>39:47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14" table:style-name="ce1">
            <text:p>1914</text:p>
          </table:table-cell>
          <table:table-cell office:value-type="time" office:time-value="PT10H39M47.495S" table:style-name="ce2">
            <text:p>39:47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15" table:style-name="ce1">
            <text:p>1915</text:p>
          </table:table-cell>
          <table:table-cell office:value-type="time" office:time-value="PT10H39M46.535S" table:style-name="ce2">
            <text:p>39:46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192" table:style-name="ce1">
            <text:p>1192</text:p>
          </table:table-cell>
          <table:table-cell office:value-type="string" table:style-name="ce1">
            <text:p>Success</text:p>
          </table:table-cell>
          <table:table-cell office:value-type="float" office:value="78418" table:style-name="ce1">
            <text:p>78418</text:p>
          </table:table-cell>
          <table:table-cell table:number-columns-repeated="16377"/>
        </table:table-row>
        <table:table-row table:style-name="ro1">
          <table:table-cell office:value-type="float" office:value="1916" table:style-name="ce1">
            <text:p>1916</text:p>
          </table:table-cell>
          <table:table-cell office:value-type="time" office:time-value="PT10H39M47.729S" table:style-name="ce2">
            <text:p>39:47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1917" table:style-name="ce1">
            <text:p>1917</text:p>
          </table:table-cell>
          <table:table-cell office:value-type="time" office:time-value="PT10H39M42.368S" table:style-name="ce2">
            <text:p>39:42.4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5809" table:style-name="ce1">
            <text:p>5809</text:p>
          </table:table-cell>
          <table:table-cell office:value-type="string" table:style-name="ce1">
            <text:p>Success</text:p>
          </table:table-cell>
          <table:table-cell office:value-type="float" office:value="17026" table:style-name="ce1">
            <text:p>17026</text:p>
          </table:table-cell>
          <table:table-cell table:number-columns-repeated="16377"/>
        </table:table-row>
        <table:table-row table:style-name="ro1">
          <table:table-cell office:value-type="float" office:value="1918" table:style-name="ce1">
            <text:p>1918</text:p>
          </table:table-cell>
          <table:table-cell office:value-type="time" office:time-value="PT10H39M42.405S" table:style-name="ce2">
            <text:p>39:42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5783" table:style-name="ce1">
            <text:p>5783</text:p>
          </table:table-cell>
          <table:table-cell office:value-type="string" table:style-name="ce1">
            <text:p>Success</text:p>
          </table:table-cell>
          <table:table-cell office:value-type="float" office:value="46351" table:style-name="ce1">
            <text:p>46351</text:p>
          </table:table-cell>
          <table:table-cell table:number-columns-repeated="16377"/>
        </table:table-row>
        <table:table-row table:style-name="ro1">
          <table:table-cell office:value-type="float" office:value="1919" table:style-name="ce1">
            <text:p>1919</text:p>
          </table:table-cell>
          <table:table-cell office:value-type="time" office:time-value="PT10H39M43.785S" table:style-name="ce2">
            <text:p>39:43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4411" table:style-name="ce1">
            <text:p>4411</text:p>
          </table:table-cell>
          <table:table-cell office:value-type="string" table:style-name="ce1">
            <text:p>Success</text:p>
          </table:table-cell>
          <table:table-cell office:value-type="float" office:value="43845" table:style-name="ce1">
            <text:p>43845</text:p>
          </table:table-cell>
          <table:table-cell table:number-columns-repeated="16377"/>
        </table:table-row>
        <table:table-row table:style-name="ro1">
          <table:table-cell office:value-type="float" office:value="1920" table:style-name="ce1">
            <text:p>1920</text:p>
          </table:table-cell>
          <table:table-cell office:value-type="time" office:time-value="PT10H39M42.452S" table:style-name="ce2">
            <text:p>39:42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5755" table:style-name="ce1">
            <text:p>5755</text:p>
          </table:table-cell>
          <table:table-cell office:value-type="string" table:style-name="ce1">
            <text:p>Success</text:p>
          </table:table-cell>
          <table:table-cell office:value-type="float" office:value="50315" table:style-name="ce1">
            <text:p>50315</text:p>
          </table:table-cell>
          <table:table-cell table:number-columns-repeated="16377"/>
        </table:table-row>
        <table:table-row table:style-name="ro1">
          <table:table-cell office:value-type="float" office:value="1921" table:style-name="ce1">
            <text:p>1921</text:p>
          </table:table-cell>
          <table:table-cell office:value-type="time" office:time-value="PT10H39M42.314S" table:style-name="ce2">
            <text:p>39:42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5912" table:style-name="ce1">
            <text:p>5912</text:p>
          </table:table-cell>
          <table:table-cell office:value-type="string" table:style-name="ce1">
            <text:p>Success</text:p>
          </table:table-cell>
          <table:table-cell office:value-type="float" office:value="17874" table:style-name="ce1">
            <text:p>17874</text:p>
          </table:table-cell>
          <table:table-cell table:number-columns-repeated="16377"/>
        </table:table-row>
        <table:table-row table:style-name="ro1">
          <table:table-cell office:value-type="float" office:value="1922" table:style-name="ce1">
            <text:p>1922</text:p>
          </table:table-cell>
          <table:table-cell office:value-type="time" office:time-value="PT10H39M39.502S" table:style-name="ce2">
            <text:p>39:39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8733" table:style-name="ce1">
            <text:p>8733</text:p>
          </table:table-cell>
          <table:table-cell office:value-type="string" table:style-name="ce1">
            <text:p>Success</text:p>
          </table:table-cell>
          <table:table-cell office:value-type="float" office:value="47161" table:style-name="ce1">
            <text:p>47161</text:p>
          </table:table-cell>
          <table:table-cell table:number-columns-repeated="16377"/>
        </table:table-row>
        <table:table-row table:style-name="ro1">
          <table:table-cell office:value-type="float" office:value="1923" table:style-name="ce1">
            <text:p>1923</text:p>
          </table:table-cell>
          <table:table-cell office:value-type="time" office:time-value="PT10H39M48.189S" table:style-name="ce2">
            <text:p>39:48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24" table:style-name="ce1">
            <text:p>1924</text:p>
          </table:table-cell>
          <table:table-cell office:value-type="time" office:time-value="PT10H39M37.099S" table:style-name="ce2">
            <text:p>39:37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1282" table:style-name="ce1">
            <text:p>11282</text:p>
          </table:table-cell>
          <table:table-cell office:value-type="string" table:style-name="ce1">
            <text:p>Success</text:p>
          </table:table-cell>
          <table:table-cell office:value-type="float" office:value="46351" table:style-name="ce1">
            <text:p>46351</text:p>
          </table:table-cell>
          <table:table-cell table:number-columns-repeated="16377"/>
        </table:table-row>
        <table:table-row table:style-name="ro1">
          <table:table-cell office:value-type="float" office:value="1925" table:style-name="ce1">
            <text:p>1925</text:p>
          </table:table-cell>
          <table:table-cell office:value-type="time" office:time-value="PT10H39M39.344S" table:style-name="ce2">
            <text:p>39:39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9039" table:style-name="ce1">
            <text:p>9039</text:p>
          </table:table-cell>
          <table:table-cell office:value-type="string" table:style-name="ce1">
            <text:p>Success</text:p>
          </table:table-cell>
          <table:table-cell office:value-type="float" office:value="45527" table:style-name="ce1">
            <text:p>45527</text:p>
          </table:table-cell>
          <table:table-cell table:number-columns-repeated="16377"/>
        </table:table-row>
        <table:table-row table:style-name="ro1">
          <table:table-cell office:value-type="float" office:value="1926" table:style-name="ce1">
            <text:p>1926</text:p>
          </table:table-cell>
          <table:table-cell office:value-type="time" office:time-value="PT10H39M48.385S" table:style-name="ce2">
            <text:p>39:48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27" table:style-name="ce1">
            <text:p>1927</text:p>
          </table:table-cell>
          <table:table-cell office:value-type="time" office:time-value="PT10H39M48.178S" table:style-name="ce2">
            <text:p>39:48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602" table:style-name="ce1">
            <text:p>602</text:p>
          </table:table-cell>
          <table:table-cell office:value-type="string" table:style-name="ce1">
            <text:p>Success</text:p>
          </table:table-cell>
          <table:table-cell office:value-type="float" office:value="78369" table:style-name="ce1">
            <text:p>78369</text:p>
          </table:table-cell>
          <table:table-cell table:number-columns-repeated="16377"/>
        </table:table-row>
        <table:table-row table:style-name="ro1">
          <table:table-cell office:value-type="float" office:value="1928" table:style-name="ce1">
            <text:p>1928</text:p>
          </table:table-cell>
          <table:table-cell office:value-type="time" office:time-value="PT10H39M48.197S" table:style-name="ce2">
            <text:p>39:48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663" table:style-name="ce1">
            <text:p>663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29" table:style-name="ce1">
            <text:p>1929</text:p>
          </table:table-cell>
          <table:table-cell office:value-type="time" office:time-value="PT10H39M48.781S" table:style-name="ce2">
            <text:p>39:48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30" table:style-name="ce1">
            <text:p>1930</text:p>
          </table:table-cell>
          <table:table-cell office:value-type="time" office:time-value="PT10H39M48.863S" table:style-name="ce2">
            <text:p>39:48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408" table:style-name="ce1">
            <text:p>1408</text:p>
          </table:table-cell>
          <table:table-cell table:number-columns-repeated="16377"/>
        </table:table-row>
        <table:table-row table:style-name="ro1">
          <table:table-cell office:value-type="float" office:value="1931" table:style-name="ce1">
            <text:p>1931</text:p>
          </table:table-cell>
          <table:table-cell office:value-type="time" office:time-value="PT10H39M48.879S" table:style-name="ce2">
            <text:p>39:48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32" table:style-name="ce1">
            <text:p>1932</text:p>
          </table:table-cell>
          <table:table-cell office:value-type="time" office:time-value="PT10H39M48.208S" table:style-name="ce2">
            <text:p>39:48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685" table:style-name="ce1">
            <text:p>685</text:p>
          </table:table-cell>
          <table:table-cell office:value-type="string" table:style-name="ce1">
            <text:p>Success</text:p>
          </table:table-cell>
          <table:table-cell office:value-type="float" office:value="82608" table:style-name="ce1">
            <text:p>82608</text:p>
          </table:table-cell>
          <table:table-cell table:number-columns-repeated="16377"/>
        </table:table-row>
        <table:table-row table:style-name="ro1">
          <table:table-cell office:value-type="float" office:value="1933" table:style-name="ce1">
            <text:p>1933</text:p>
          </table:table-cell>
          <table:table-cell office:value-type="time" office:time-value="PT10H39M48.893S" table:style-name="ce2">
            <text:p>39:48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34" table:style-name="ce1">
            <text:p>1934</text:p>
          </table:table-cell>
          <table:table-cell office:value-type="time" office:time-value="PT10H39M48.901S" table:style-name="ce2">
            <text:p>39:48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35" table:style-name="ce1">
            <text:p>1935</text:p>
          </table:table-cell>
          <table:table-cell office:value-type="time" office:time-value="PT10H39M48.894S" table:style-name="ce2">
            <text:p>39:48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936" table:style-name="ce1">
            <text:p>1936</text:p>
          </table:table-cell>
          <table:table-cell office:value-type="time" office:time-value="PT10H39M48.384S" table:style-name="ce2">
            <text:p>39:48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687" table:style-name="ce1">
            <text:p>687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37" table:style-name="ce1">
            <text:p>1937</text:p>
          </table:table-cell>
          <table:table-cell office:value-type="time" office:time-value="PT10H39M49.058S" table:style-name="ce2">
            <text:p>39:49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938" table:style-name="ce1">
            <text:p>1938</text:p>
          </table:table-cell>
          <table:table-cell office:value-type="time" office:time-value="PT10H39M48.369S" table:style-name="ce2">
            <text:p>39:48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166" table:style-name="ce1">
            <text:p>1166</text:p>
          </table:table-cell>
          <table:table-cell office:value-type="string" table:style-name="ce1">
            <text:p>Success</text:p>
          </table:table-cell>
          <table:table-cell office:value-type="float" office:value="78564" table:style-name="ce1">
            <text:p>78564</text:p>
          </table:table-cell>
          <table:table-cell table:number-columns-repeated="16377"/>
        </table:table-row>
        <table:table-row table:style-name="ro1">
          <table:table-cell office:value-type="float" office:value="1939" table:style-name="ce1">
            <text:p>1939</text:p>
          </table:table-cell>
          <table:table-cell office:value-type="time" office:time-value="PT10H39M49.536S" table:style-name="ce2">
            <text:p>39:49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1940" table:style-name="ce1">
            <text:p>1940</text:p>
          </table:table-cell>
          <table:table-cell office:value-type="time" office:time-value="PT10H39M49.309S" table:style-name="ce2">
            <text:p>39:49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83" table:style-name="ce1">
            <text:p>2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941" table:style-name="ce1">
            <text:p>1941</text:p>
          </table:table-cell>
          <table:table-cell office:value-type="time" office:time-value="PT10H39M48.228S" table:style-name="ce2">
            <text:p>39:48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499" table:style-name="ce1">
            <text:p>1499</text:p>
          </table:table-cell>
          <table:table-cell office:value-type="string" table:style-name="ce1">
            <text:p>Success</text:p>
          </table:table-cell>
          <table:table-cell office:value-type="float" office:value="78369" table:style-name="ce1">
            <text:p>78369</text:p>
          </table:table-cell>
          <table:table-cell table:number-columns-repeated="16377"/>
        </table:table-row>
        <table:table-row table:style-name="ro1">
          <table:table-cell office:value-type="float" office:value="1942" table:style-name="ce1">
            <text:p>1942</text:p>
          </table:table-cell>
          <table:table-cell office:value-type="time" office:time-value="PT10H39M37.347S" table:style-name="ce2">
            <text:p>39:37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2383" table:style-name="ce1">
            <text:p>12383</text:p>
          </table:table-cell>
          <table:table-cell office:value-type="string" table:style-name="ce1">
            <text:p>Success</text:p>
          </table:table-cell>
          <table:table-cell office:value-type="float" office:value="46351" table:style-name="ce1">
            <text:p>46351</text:p>
          </table:table-cell>
          <table:table-cell table:number-columns-repeated="16377"/>
        </table:table-row>
        <table:table-row table:style-name="ro1">
          <table:table-cell office:value-type="float" office:value="1943" table:style-name="ce1">
            <text:p>1943</text:p>
          </table:table-cell>
          <table:table-cell office:value-type="time" office:time-value="PT10H39M49.728S" table:style-name="ce2">
            <text:p>39:49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44" table:style-name="ce1">
            <text:p>1944</text:p>
          </table:table-cell>
          <table:table-cell office:value-type="time" office:time-value="PT10H39M49.731S" table:style-name="ce2">
            <text:p>39:49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45" table:style-name="ce1">
            <text:p>1945</text:p>
          </table:table-cell>
          <table:table-cell office:value-type="time" office:time-value="PT10H39M49.848S" table:style-name="ce2">
            <text:p>39:49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out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46" table:style-name="ce1">
            <text:p>1946</text:p>
          </table:table-cell>
          <table:table-cell office:value-type="time" office:time-value="PT10H39M49.867S" table:style-name="ce2">
            <text:p>39:49.9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47" table:style-name="ce1">
            <text:p>1947</text:p>
          </table:table-cell>
          <table:table-cell office:value-type="time" office:time-value="PT10H39M49.877S" table:style-name="ce2">
            <text:p>39:49.9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48" table:style-name="ce1">
            <text:p>1948</text:p>
          </table:table-cell>
          <table:table-cell office:value-type="time" office:time-value="PT10H39M46.643S" table:style-name="ce2">
            <text:p>39:46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433" table:style-name="ce1">
            <text:p>3433</text:p>
          </table:table-cell>
          <table:table-cell office:value-type="string" table:style-name="ce1">
            <text:p>Success</text:p>
          </table:table-cell>
          <table:table-cell office:value-type="float" office:value="18415" table:style-name="ce1">
            <text:p>18415</text:p>
          </table:table-cell>
          <table:table-cell table:number-columns-repeated="16377"/>
        </table:table-row>
        <table:table-row table:style-name="ro1">
          <table:table-cell office:value-type="float" office:value="1949" table:style-name="ce1">
            <text:p>1949</text:p>
          </table:table-cell>
          <table:table-cell office:value-type="time" office:time-value="PT10H39M40.244S" table:style-name="ce2">
            <text:p>39:40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9860" table:style-name="ce1">
            <text:p>9860</text:p>
          </table:table-cell>
          <table:table-cell office:value-type="string" table:style-name="ce1">
            <text:p>Success</text:p>
          </table:table-cell>
          <table:table-cell office:value-type="float" office:value="47161" table:style-name="ce1">
            <text:p>47161</text:p>
          </table:table-cell>
          <table:table-cell table:number-columns-repeated="16377"/>
        </table:table-row>
        <table:table-row table:style-name="ro1">
          <table:table-cell office:value-type="float" office:value="1950" table:style-name="ce1">
            <text:p>1950</text:p>
          </table:table-cell>
          <table:table-cell office:value-type="time" office:time-value="PT10H39M48.414S" table:style-name="ce2">
            <text:p>39:48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713" table:style-name="ce1">
            <text:p>1713</text:p>
          </table:table-cell>
          <table:table-cell office:value-type="string" table:style-name="ce1">
            <text:p>Success</text:p>
          </table:table-cell>
          <table:table-cell office:value-type="float" office:value="46351" table:style-name="ce1">
            <text:p>46351</text:p>
          </table:table-cell>
          <table:table-cell table:number-columns-repeated="16377"/>
        </table:table-row>
        <table:table-row table:style-name="ro1">
          <table:table-cell office:value-type="float" office:value="1951" table:style-name="ce1">
            <text:p>1951</text:p>
          </table:table-cell>
          <table:table-cell office:value-type="time" office:time-value="PT10H39M44.982S" table:style-name="ce2">
            <text:p>39:45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5148" table:style-name="ce1">
            <text:p>5148</text:p>
          </table:table-cell>
          <table:table-cell office:value-type="string" table:style-name="ce1">
            <text:p>Success</text:p>
          </table:table-cell>
          <table:table-cell office:value-type="float" office:value="43845" table:style-name="ce1">
            <text:p>43845</text:p>
          </table:table-cell>
          <table:table-cell table:number-columns-repeated="16377"/>
        </table:table-row>
        <table:table-row table:style-name="ro1">
          <table:table-cell office:value-type="float" office:value="1952" table:style-name="ce1">
            <text:p>1952</text:p>
          </table:table-cell>
          <table:table-cell office:value-type="time" office:time-value="PT10H39M43.476S" table:style-name="ce2">
            <text:p>39:43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6667" table:style-name="ce1">
            <text:p>6667</text:p>
          </table:table-cell>
          <table:table-cell office:value-type="string" table:style-name="ce1">
            <text:p>Success</text:p>
          </table:table-cell>
          <table:table-cell office:value-type="float" office:value="43845" table:style-name="ce1">
            <text:p>43845</text:p>
          </table:table-cell>
          <table:table-cell table:number-columns-repeated="16377"/>
        </table:table-row>
        <table:table-row table:style-name="ro1">
          <table:table-cell office:value-type="float" office:value="1953" table:style-name="ce1">
            <text:p>1953</text:p>
          </table:table-cell>
          <table:table-cell office:value-type="time" office:time-value="PT10H39M40.646S" table:style-name="ce2">
            <text:p>39:40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9509" table:style-name="ce1">
            <text:p>9509</text:p>
          </table:table-cell>
          <table:table-cell office:value-type="string" table:style-name="ce1">
            <text:p>Success</text:p>
          </table:table-cell>
          <table:table-cell office:value-type="float" office:value="47156" table:style-name="ce1">
            <text:p>47156</text:p>
          </table:table-cell>
          <table:table-cell table:number-columns-repeated="16377"/>
        </table:table-row>
        <table:table-row table:style-name="ro1">
          <table:table-cell office:value-type="float" office:value="1954" table:style-name="ce1">
            <text:p>1954</text:p>
          </table:table-cell>
          <table:table-cell office:value-type="time" office:time-value="PT10H39M38.667S" table:style-name="ce2">
            <text:p>39:38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1496" table:style-name="ce1">
            <text:p>11496</text:p>
          </table:table-cell>
          <table:table-cell office:value-type="string" table:style-name="ce1">
            <text:p>Success</text:p>
          </table:table-cell>
          <table:table-cell office:value-type="float" office:value="49019" table:style-name="ce1">
            <text:p>49019</text:p>
          </table:table-cell>
          <table:table-cell table:number-columns-repeated="16377"/>
        </table:table-row>
        <table:table-row table:style-name="ro1">
          <table:table-cell office:value-type="float" office:value="1955" table:style-name="ce1">
            <text:p>1955</text:p>
          </table:table-cell>
          <table:table-cell office:value-type="time" office:time-value="PT10H39M37.155S" table:style-name="ce2">
            <text:p>39:37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3014" table:style-name="ce1">
            <text:p>13014</text:p>
          </table:table-cell>
          <table:table-cell office:value-type="string" table:style-name="ce1">
            <text:p>Success</text:p>
          </table:table-cell>
          <table:table-cell office:value-type="float" office:value="46351" table:style-name="ce1">
            <text:p>46351</text:p>
          </table:table-cell>
          <table:table-cell table:number-columns-repeated="16377"/>
        </table:table-row>
        <table:table-row table:style-name="ro1">
          <table:table-cell office:value-type="float" office:value="1956" table:style-name="ce1">
            <text:p>1956</text:p>
          </table:table-cell>
          <table:table-cell office:value-type="time" office:time-value="PT10H39M43.552S" table:style-name="ce2">
            <text:p>39:43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619" table:style-name="ce1">
            <text:p>6619</text:p>
          </table:table-cell>
          <table:table-cell office:value-type="string" table:style-name="ce1">
            <text:p>Success</text:p>
          </table:table-cell>
          <table:table-cell office:value-type="float" office:value="47156" table:style-name="ce1">
            <text:p>47156</text:p>
          </table:table-cell>
          <table:table-cell table:number-columns-repeated="16377"/>
        </table:table-row>
        <table:table-row table:style-name="ro1">
          <table:table-cell office:value-type="float" office:value="1957" table:style-name="ce1">
            <text:p>1957</text:p>
          </table:table-cell>
          <table:table-cell office:value-type="time" office:time-value="PT10H39M40.237S" table:style-name="ce2">
            <text:p>39:40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9937" table:style-name="ce1">
            <text:p>9937</text:p>
          </table:table-cell>
          <table:table-cell office:value-type="string" table:style-name="ce1">
            <text:p>Success</text:p>
          </table:table-cell>
          <table:table-cell office:value-type="float" office:value="47161" table:style-name="ce1">
            <text:p>47161</text:p>
          </table:table-cell>
          <table:table-cell table:number-columns-repeated="16377"/>
        </table:table-row>
        <table:table-row table:style-name="ro1">
          <table:table-cell office:value-type="float" office:value="1958" table:style-name="ce1">
            <text:p>1958</text:p>
          </table:table-cell>
          <table:table-cell office:value-type="time" office:time-value="PT10H39M50.077S" table:style-name="ce2">
            <text:p>39:50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59" table:style-name="ce1">
            <text:p>1959</text:p>
          </table:table-cell>
          <table:table-cell office:value-type="time" office:time-value="PT10H39M45.871S" table:style-name="ce2">
            <text:p>39:45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4304" table:style-name="ce1">
            <text:p>4304</text:p>
          </table:table-cell>
          <table:table-cell office:value-type="string" table:style-name="ce1">
            <text:p>Success</text:p>
          </table:table-cell>
          <table:table-cell office:value-type="float" office:value="19558" table:style-name="ce1">
            <text:p>19558</text:p>
          </table:table-cell>
          <table:table-cell table:number-columns-repeated="16377"/>
        </table:table-row>
        <table:table-row table:style-name="ro1">
          <table:table-cell office:value-type="float" office:value="1960" table:style-name="ce1">
            <text:p>1960</text:p>
          </table:table-cell>
          <table:table-cell office:value-type="time" office:time-value="PT10H39M38.842S" table:style-name="ce2">
            <text:p>39:38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1334" table:style-name="ce1">
            <text:p>11334</text:p>
          </table:table-cell>
          <table:table-cell office:value-type="string" table:style-name="ce1">
            <text:p>Success</text:p>
          </table:table-cell>
          <table:table-cell office:value-type="float" office:value="50167" table:style-name="ce1">
            <text:p>50167</text:p>
          </table:table-cell>
          <table:table-cell table:number-columns-repeated="16377"/>
        </table:table-row>
        <table:table-row table:style-name="ro1">
          <table:table-cell office:value-type="float" office:value="1961" table:style-name="ce1">
            <text:p>1961</text:p>
          </table:table-cell>
          <table:table-cell office:value-type="time" office:time-value="PT10H39M42.402S" table:style-name="ce2">
            <text:p>39:42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7774" table:style-name="ce1">
            <text:p>7774</text:p>
          </table:table-cell>
          <table:table-cell office:value-type="string" table:style-name="ce1">
            <text:p>Success</text:p>
          </table:table-cell>
          <table:table-cell office:value-type="float" office:value="46351" table:style-name="ce1">
            <text:p>46351</text:p>
          </table:table-cell>
          <table:table-cell table:number-columns-repeated="16377"/>
        </table:table-row>
        <table:table-row table:style-name="ro1">
          <table:table-cell office:value-type="float" office:value="1962" table:style-name="ce1">
            <text:p>1962</text:p>
          </table:table-cell>
          <table:table-cell office:value-type="time" office:time-value="PT10H39M45.787S" table:style-name="ce2">
            <text:p>39:45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4399" table:style-name="ce1">
            <text:p>4399</text:p>
          </table:table-cell>
          <table:table-cell office:value-type="string" table:style-name="ce1">
            <text:p>Success</text:p>
          </table:table-cell>
          <table:table-cell office:value-type="float" office:value="54674" table:style-name="ce1">
            <text:p>54674</text:p>
          </table:table-cell>
          <table:table-cell table:number-columns-repeated="16377"/>
        </table:table-row>
        <table:table-row table:style-name="ro1">
          <table:table-cell office:value-type="float" office:value="1963" table:style-name="ce1">
            <text:p>1963</text:p>
          </table:table-cell>
          <table:table-cell office:value-type="time" office:time-value="PT10H39M38.598S" table:style-name="ce2">
            <text:p>39:38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1589" table:style-name="ce1">
            <text:p>11589</text:p>
          </table:table-cell>
          <table:table-cell office:value-type="string" table:style-name="ce1">
            <text:p>Success</text:p>
          </table:table-cell>
          <table:table-cell office:value-type="float" office:value="50167" table:style-name="ce1">
            <text:p>50167</text:p>
          </table:table-cell>
          <table:table-cell table:number-columns-repeated="16377"/>
        </table:table-row>
        <table:table-row table:style-name="ro1">
          <table:table-cell office:value-type="float" office:value="1964" table:style-name="ce1">
            <text:p>1964</text:p>
          </table:table-cell>
          <table:table-cell office:value-type="time" office:time-value="PT10H39M37.678S" table:style-name="ce2">
            <text:p>39:37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2567" table:style-name="ce1">
            <text:p>12567</text:p>
          </table:table-cell>
          <table:table-cell office:value-type="string" table:style-name="ce1">
            <text:p>Success</text:p>
          </table:table-cell>
          <table:table-cell office:value-type="float" office:value="43845" table:style-name="ce1">
            <text:p>43845</text:p>
          </table:table-cell>
          <table:table-cell table:number-columns-repeated="16377"/>
        </table:table-row>
        <table:table-row table:style-name="ro1">
          <table:table-cell office:value-type="float" office:value="1965" table:style-name="ce1">
            <text:p>1965</text:p>
          </table:table-cell>
          <table:table-cell office:value-type="time" office:time-value="PT10H39M50.176S" table:style-name="ce2">
            <text:p>39:50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out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66" table:style-name="ce1">
            <text:p>1966</text:p>
          </table:table-cell>
          <table:table-cell office:value-type="time" office:time-value="PT10H39M47.203S" table:style-name="ce2">
            <text:p>39:47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3060" table:style-name="ce1">
            <text:p>3060</text:p>
          </table:table-cell>
          <table:table-cell office:value-type="string" table:style-name="ce1">
            <text:p>Success</text:p>
          </table:table-cell>
          <table:table-cell office:value-type="float" office:value="49019" table:style-name="ce1">
            <text:p>49019</text:p>
          </table:table-cell>
          <table:table-cell table:number-columns-repeated="16377"/>
        </table:table-row>
        <table:table-row table:style-name="ro1">
          <table:table-cell office:value-type="float" office:value="1967" table:style-name="ce1">
            <text:p>1967</text:p>
          </table:table-cell>
          <table:table-cell office:value-type="time" office:time-value="PT10H39M50.128S" table:style-name="ce2">
            <text:p>39:50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68" table:style-name="ce1">
            <text:p>1968</text:p>
          </table:table-cell>
          <table:table-cell office:value-type="time" office:time-value="PT10H39M50.247S" table:style-name="ce2">
            <text:p>39:50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2990" table:style-name="ce1">
            <text:p>2990</text:p>
          </table:table-cell>
          <table:table-cell table:number-columns-repeated="16377"/>
        </table:table-row>
        <table:table-row table:style-name="ro1">
          <table:table-cell office:value-type="float" office:value="1969" table:style-name="ce1">
            <text:p>1969</text:p>
          </table:table-cell>
          <table:table-cell office:value-type="time" office:time-value="PT10H39M50.249S" table:style-name="ce2">
            <text:p>39:50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70" table:style-name="ce1">
            <text:p>1970</text:p>
          </table:table-cell>
          <table:table-cell office:value-type="time" office:time-value="PT10H39M50.320S" table:style-name="ce2">
            <text:p>39:50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html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71" table:style-name="ce1">
            <text:p>1971</text:p>
          </table:table-cell>
          <table:table-cell office:value-type="time" office:time-value="PT10H39M49.072S" table:style-name="ce2">
            <text:p>39:49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273" table:style-name="ce1">
            <text:p>1273</text:p>
          </table:table-cell>
          <table:table-cell office:value-type="string" table:style-name="ce1">
            <text:p>Success</text:p>
          </table:table-cell>
          <table:table-cell office:value-type="float" office:value="80537" table:style-name="ce1">
            <text:p>80537</text:p>
          </table:table-cell>
          <table:table-cell table:number-columns-repeated="16377"/>
        </table:table-row>
        <table:table-row table:style-name="ro1">
          <table:table-cell office:value-type="float" office:value="1972" table:style-name="ce1">
            <text:p>1972</text:p>
          </table:table-cell>
          <table:table-cell office:value-type="time" office:time-value="PT10H39M49.594S" table:style-name="ce2">
            <text:p>39:49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760" table:style-name="ce1">
            <text:p>760</text:p>
          </table:table-cell>
          <table:table-cell office:value-type="string" table:style-name="ce1">
            <text:p>Success</text:p>
          </table:table-cell>
          <table:table-cell office:value-type="float" office:value="50253" table:style-name="ce1">
            <text:p>50253</text:p>
          </table:table-cell>
          <table:table-cell table:number-columns-repeated="16377"/>
        </table:table-row>
        <table:table-row table:style-name="ro1">
          <table:table-cell office:value-type="float" office:value="1973" table:style-name="ce1">
            <text:p>1973</text:p>
          </table:table-cell>
          <table:table-cell office:value-type="time" office:time-value="PT10H39M50.346S" table:style-name="ce2">
            <text:p>39:50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1974" table:style-name="ce1">
            <text:p>1974</text:p>
          </table:table-cell>
          <table:table-cell office:value-type="time" office:time-value="PT10H39M49.856S" table:style-name="ce2">
            <text:p>39:49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762" table:style-name="ce1">
            <text:p>762</text:p>
          </table:table-cell>
          <table:table-cell office:value-type="string" table:style-name="ce1">
            <text:p>Success</text:p>
          </table:table-cell>
          <table:table-cell office:value-type="float" office:value="80539" table:style-name="ce1">
            <text:p>80539</text:p>
          </table:table-cell>
          <table:table-cell table:number-columns-repeated="16377"/>
        </table:table-row>
        <table:table-row table:style-name="ro1">
          <table:table-cell office:value-type="float" office:value="1975" table:style-name="ce1">
            <text:p>1975</text:p>
          </table:table-cell>
          <table:table-cell office:value-type="time" office:time-value="PT10H39M50.621S" table:style-name="ce2">
            <text:p>39:50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1976" table:style-name="ce1">
            <text:p>1976</text:p>
          </table:table-cell>
          <table:table-cell office:value-type="time" office:time-value="PT10H39M50.188S" table:style-name="ce2">
            <text:p>39:50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601" table:style-name="ce1">
            <text:p>601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77" table:style-name="ce1">
            <text:p>1977</text:p>
          </table:table-cell>
          <table:table-cell office:value-type="time" office:time-value="PT10H39M50.792S" table:style-name="ce2">
            <text:p>39:50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408" table:style-name="ce1">
            <text:p>1408</text:p>
          </table:table-cell>
          <table:table-cell table:number-columns-repeated="16377"/>
        </table:table-row>
        <table:table-row table:style-name="ro1">
          <table:table-cell office:value-type="float" office:value="1978" table:style-name="ce1">
            <text:p>1978</text:p>
          </table:table-cell>
          <table:table-cell office:value-type="time" office:time-value="PT10H39M50.178S" table:style-name="ce2">
            <text:p>39:50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629" table:style-name="ce1">
            <text:p>629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79" table:style-name="ce1">
            <text:p>1979</text:p>
          </table:table-cell>
          <table:table-cell office:value-type="time" office:time-value="PT10H39M50.179S" table:style-name="ce2">
            <text:p>39:50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735" table:style-name="ce1">
            <text:p>735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80" table:style-name="ce1">
            <text:p>1980</text:p>
          </table:table-cell>
          <table:table-cell office:value-type="time" office:time-value="PT10H39M50.915S" table:style-name="ce2">
            <text:p>39:50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408" table:style-name="ce1">
            <text:p>1408</text:p>
          </table:table-cell>
          <table:table-cell table:number-columns-repeated="16377"/>
        </table:table-row>
        <table:table-row table:style-name="ro1">
          <table:table-cell office:value-type="float" office:value="1981" table:style-name="ce1">
            <text:p>1981</text:p>
          </table:table-cell>
          <table:table-cell office:value-type="time" office:time-value="PT10H39M50.154S" table:style-name="ce2">
            <text:p>39:50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794" table:style-name="ce1">
            <text:p>794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82" table:style-name="ce1">
            <text:p>1982</text:p>
          </table:table-cell>
          <table:table-cell office:value-type="time" office:time-value="PT10H39M50.950S" table:style-name="ce2">
            <text:p>39:50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408" table:style-name="ce1">
            <text:p>1408</text:p>
          </table:table-cell>
          <table:table-cell table:number-columns-repeated="16377"/>
        </table:table-row>
        <table:table-row table:style-name="ro1">
          <table:table-cell office:value-type="float" office:value="1983" table:style-name="ce1">
            <text:p>1983</text:p>
          </table:table-cell>
          <table:table-cell office:value-type="time" office:time-value="PT10H39M50.171S" table:style-name="ce2">
            <text:p>39:50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898" table:style-name="ce1">
            <text:p>898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84" table:style-name="ce1">
            <text:p>1984</text:p>
          </table:table-cell>
          <table:table-cell office:value-type="time" office:time-value="PT10H39M50.144S" table:style-name="ce2">
            <text:p>39:50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051" table:style-name="ce1">
            <text:p>1051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time" office:time-value="PT10H39M45.493S" table:style-name="ce2">
            <text:p>39:45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5709" table:style-name="ce1">
            <text:p>5709</text:p>
          </table:table-cell>
          <table:table-cell office:value-type="string" table:style-name="ce1">
            <text:p>Success</text:p>
          </table:table-cell>
          <table:table-cell office:value-type="float" office:value="43845" table:style-name="ce1">
            <text:p>43845</text:p>
          </table:table-cell>
          <table:table-cell table:number-columns-repeated="16377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time" office:time-value="PT10H39M45.145S" table:style-name="ce2">
            <text:p>39:45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065" table:style-name="ce1">
            <text:p>6065</text:p>
          </table:table-cell>
          <table:table-cell office:value-type="string" table:style-name="ce1">
            <text:p>Success</text:p>
          </table:table-cell>
          <table:table-cell office:value-type="float" office:value="47161" table:style-name="ce1">
            <text:p>47161</text:p>
          </table:table-cell>
          <table:table-cell table:number-columns-repeated="16377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time" office:time-value="PT10H39M51.197S" table:style-name="ce2">
            <text:p>39:51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1408" table:style-name="ce1">
            <text:p>1408</text:p>
          </table:table-cell>
          <table:table-cell table:number-columns-repeated="16377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time" office:time-value="PT10H39M50.188S" table:style-name="ce2">
            <text:p>39:50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510" table:style-name="ce1">
            <text:p>1510</text:p>
          </table:table-cell>
          <table:table-cell office:value-type="string" table:style-name="ce1">
            <text:p>Success</text:p>
          </table:table-cell>
          <table:table-cell office:value-type="float" office:value="80488" table:style-name="ce1">
            <text:p>80488</text:p>
          </table:table-cell>
          <table:table-cell table:number-columns-repeated="16377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time" office:time-value="PT10H39M51.698S" table:style-name="ce2">
            <text:p>39:51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time" office:time-value="PT10H39M50.178S" table:style-name="ce2">
            <text:p>39:50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609" table:style-name="ce1">
            <text:p>1609</text:p>
          </table:table-cell>
          <table:table-cell office:value-type="string" table:style-name="ce1">
            <text:p>Success</text:p>
          </table:table-cell>
          <table:table-cell office:value-type="float" office:value="80636" table:style-name="ce1">
            <text:p>80636</text:p>
          </table:table-cell>
          <table:table-cell table:number-columns-repeated="16377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time" office:time-value="PT10H39M51.777S" table:style-name="ce2">
            <text:p>39:51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time" office:time-value="PT10H39M51.807S" table:style-name="ce2">
            <text:p>39:51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2938" table:style-name="ce1">
            <text:p>2938</text:p>
          </table:table-cell>
          <table:table-cell table:number-columns-repeated="16377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time" office:time-value="PT10H39M51.863S" table:style-name="ce2">
            <text:p>39:51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990" table:style-name="ce1">
            <text:p>2990</text:p>
          </table:table-cell>
          <table:table-cell table:number-columns-repeated="16377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time" office:time-value="PT10H39M50.164S" table:style-name="ce2">
            <text:p>39:50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812" table:style-name="ce1">
            <text:p>1812</text:p>
          </table:table-cell>
          <table:table-cell office:value-type="string" table:style-name="ce1">
            <text:p>Success</text:p>
          </table:table-cell>
          <table:table-cell office:value-type="float" office:value="82662" table:style-name="ce1">
            <text:p>82662</text:p>
          </table:table-cell>
          <table:table-cell table:number-columns-repeated="16377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time" office:time-value="PT10H39M51.979S" table:style-name="ce2">
            <text:p>39:52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472" table:style-name="ce1">
            <text:p>472</text:p>
          </table:table-cell>
          <table:table-cell table:number-columns-repeated="16377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time" office:time-value="PT10H39M51.072S" table:style-name="ce2">
            <text:p>39:51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964" table:style-name="ce1">
            <text:p>964</text:p>
          </table:table-cell>
          <table:table-cell office:value-type="string" table:style-name="ce1">
            <text:p>Success</text:p>
          </table:table-cell>
          <table:table-cell office:value-type="float" office:value="84774" table:style-name="ce1">
            <text:p>84774</text:p>
          </table:table-cell>
          <table:table-cell table:number-columns-repeated="16377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time" office:time-value="PT10H39M52.039S" table:style-name="ce2">
            <text:p>39:52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time" office:time-value="PT10H39M50.810S" table:style-name="ce2">
            <text:p>39:50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523" table:style-name="ce1">
            <text:p>1523</text:p>
          </table:table-cell>
          <table:table-cell office:value-type="string" table:style-name="ce1">
            <text:p>Success</text:p>
          </table:table-cell>
          <table:table-cell office:value-type="float" office:value="84930" table:style-name="ce1">
            <text:p>84930</text:p>
          </table:table-cell>
          <table:table-cell table:number-columns-repeated="16377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time" office:time-value="PT10H39M52.333S" table:style-name="ce2">
            <text:p>39:52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time" office:time-value="PT10H39M50.265S" table:style-name="ce2">
            <text:p>39:50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472" table:style-name="ce1">
            <text:p>2472</text:p>
          </table:table-cell>
          <table:table-cell office:value-type="string" table:style-name="ce1">
            <text:p>Success</text:p>
          </table:table-cell>
          <table:table-cell office:value-type="float" office:value="87059" table:style-name="ce1">
            <text:p>87059</text:p>
          </table:table-cell>
          <table:table-cell table:number-columns-repeated="16377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time" office:time-value="PT10H39M52.738S" table:style-name="ce2">
            <text:p>39:52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520" table:style-name="ce1">
            <text:p>520</text:p>
          </table:table-cell>
          <table:table-cell table:number-columns-repeated="16377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time" office:time-value="PT10H39M50.319S" table:style-name="ce2">
            <text:p>39:50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453" table:style-name="ce1">
            <text:p>2453</text:p>
          </table:table-cell>
          <table:table-cell office:value-type="string" table:style-name="ce1">
            <text:p>Success</text:p>
          </table:table-cell>
          <table:table-cell office:value-type="float" office:value="86887" table:style-name="ce1">
            <text:p>86887</text:p>
          </table:table-cell>
          <table:table-cell table:number-columns-repeated="16377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time" office:time-value="PT10H39M50.287S" table:style-name="ce2">
            <text:p>39:50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491" table:style-name="ce1">
            <text:p>2491</text:p>
          </table:table-cell>
          <table:table-cell office:value-type="string" table:style-name="ce1">
            <text:p>Success</text:p>
          </table:table-cell>
          <table:table-cell office:value-type="float" office:value="87052" table:style-name="ce1">
            <text:p>87052</text:p>
          </table:table-cell>
          <table:table-cell table:number-columns-repeated="16377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time" office:time-value="PT10H39M52.778S" table:style-name="ce2">
            <text:p>39:52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time" office:time-value="PT10H39M51.788S" table:style-name="ce2">
            <text:p>39:51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040" table:style-name="ce1">
            <text:p>104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time" office:time-value="PT10H39M52.829S" table:style-name="ce2">
            <text:p>39:52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time" office:time-value="PT10H39M52.839S" table:style-name="ce2">
            <text:p>39:52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time" office:time-value="PT10H39M52.847S" table:style-name="ce2">
            <text:p>39:52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time" office:time-value="PT10H39M51.204S" table:style-name="ce2">
            <text:p>39:51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884" table:style-name="ce1">
            <text:p>1884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time" office:time-value="PT10H39M53.088S" table:style-name="ce2">
            <text:p>39:53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530" table:style-name="ce1">
            <text:p>1530</text:p>
          </table:table-cell>
          <table:table-cell table:number-columns-repeated="16377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time" office:time-value="PT10H39M52.773S" table:style-name="ce2">
            <text:p>39:52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689" table:style-name="ce1">
            <text:p>689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time" office:time-value="PT10H39M53.463S" table:style-name="ce2">
            <text:p>39:53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630" table:style-name="ce1">
            <text:p>630</text:p>
          </table:table-cell>
          <table:table-cell table:number-columns-repeated="16377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time" office:time-value="PT10H39M48.236S" table:style-name="ce2">
            <text:p>39:48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5807" table:style-name="ce1">
            <text:p>5807</text:p>
          </table:table-cell>
          <table:table-cell office:value-type="string" table:style-name="ce1">
            <text:p>Success</text:p>
          </table:table-cell>
          <table:table-cell office:value-type="float" office:value="18411" table:style-name="ce1">
            <text:p>18411</text:p>
          </table:table-cell>
          <table:table-cell table:number-columns-repeated="16377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time" office:time-value="PT10H39M47.019S" table:style-name="ce2">
            <text:p>39:47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7054" table:style-name="ce1">
            <text:p>7054</text:p>
          </table:table-cell>
          <table:table-cell office:value-type="string" table:style-name="ce1">
            <text:p>Success</text:p>
          </table:table-cell>
          <table:table-cell office:value-type="float" office:value="47156" table:style-name="ce1">
            <text:p>47156</text:p>
          </table:table-cell>
          <table:table-cell table:number-columns-repeated="16377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time" office:time-value="PT10H39M54.045S" table:style-name="ce2">
            <text:p>39:54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time" office:time-value="PT10H39M42.370S" table:style-name="ce2">
            <text:p>39:42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1904" table:style-name="ce1">
            <text:p>11904</text:p>
          </table:table-cell>
          <table:table-cell office:value-type="string" table:style-name="ce1">
            <text:p>Success</text:p>
          </table:table-cell>
          <table:table-cell office:value-type="float" office:value="17030" table:style-name="ce1">
            <text:p>17030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time" office:time-value="PT10H39M46.001S" table:style-name="ce2">
            <text:p>39:46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8278" table:style-name="ce1">
            <text:p>8278</text:p>
          </table:table-cell>
          <table:table-cell office:value-type="string" table:style-name="ce1">
            <text:p>Success</text:p>
          </table:table-cell>
          <table:table-cell office:value-type="float" office:value="52673" table:style-name="ce1">
            <text:p>52673</text:p>
          </table:table-cell>
          <table:table-cell table:number-columns-repeated="16377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time" office:time-value="PT10H39M54.203S" table:style-name="ce2">
            <text:p>39:54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out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time" office:time-value="PT10H39M43.397S" table:style-name="ce2">
            <text:p>39:43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0915" table:style-name="ce1">
            <text:p>10915</text:p>
          </table:table-cell>
          <table:table-cell office:value-type="string" table:style-name="ce1">
            <text:p>Success</text:p>
          </table:table-cell>
          <table:table-cell office:value-type="float" office:value="43845" table:style-name="ce1">
            <text:p>43845</text:p>
          </table:table-cell>
          <table:table-cell table:number-columns-repeated="16377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time" office:time-value="PT10H39M43.881S" table:style-name="ce2">
            <text:p>39:43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0464" table:style-name="ce1">
            <text:p>10464</text:p>
          </table:table-cell>
          <table:table-cell office:value-type="string" table:style-name="ce1">
            <text:p>Success</text:p>
          </table:table-cell>
          <table:table-cell office:value-type="float" office:value="50167" table:style-name="ce1">
            <text:p>50167</text:p>
          </table:table-cell>
          <table:table-cell table:number-columns-repeated="16377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time" office:time-value="PT10H39M54.287S" table:style-name="ce2">
            <text:p>39:54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time" office:time-value="PT10H39M44.416S" table:style-name="ce2">
            <text:p>39:44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9943" table:style-name="ce1">
            <text:p>9943</text:p>
          </table:table-cell>
          <table:table-cell office:value-type="string" table:style-name="ce1">
            <text:p>Success</text:p>
          </table:table-cell>
          <table:table-cell office:value-type="float" office:value="43845" table:style-name="ce1">
            <text:p>43845</text:p>
          </table:table-cell>
          <table:table-cell table:number-columns-repeated="16377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time" office:time-value="PT10H39M43.878S" table:style-name="ce2">
            <text:p>39:43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0481" table:style-name="ce1">
            <text:p>10481</text:p>
          </table:table-cell>
          <table:table-cell office:value-type="string" table:style-name="ce1">
            <text:p>Success</text:p>
          </table:table-cell>
          <table:table-cell office:value-type="float" office:value="50168" table:style-name="ce1">
            <text:p>50168</text:p>
          </table:table-cell>
          <table:table-cell table:number-columns-repeated="16377"/>
        </table:table-row>
        <table:table-row table:style-name="ro1">
          <table:table-cell office:value-type="float" office:value="2024" table:style-name="ce1">
            <text:p>2024</text:p>
          </table:table-cell>
          <table:table-cell office:value-type="time" office:time-value="PT10H39M45.038S" table:style-name="ce2">
            <text:p>39:45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9359" table:style-name="ce1">
            <text:p>9359</text:p>
          </table:table-cell>
          <table:table-cell office:value-type="string" table:style-name="ce1">
            <text:p>Success</text:p>
          </table:table-cell>
          <table:table-cell office:value-type="float" office:value="50167" table:style-name="ce1">
            <text:p>50167</text:p>
          </table:table-cell>
          <table:table-cell table:number-columns-repeated="16377"/>
        </table:table-row>
        <table:table-row table:style-name="ro1">
          <table:table-cell office:value-type="float" office:value="2025" table:style-name="ce1">
            <text:p>2025</text:p>
          </table:table-cell>
          <table:table-cell office:value-type="time" office:time-value="PT10H39M44.335S" table:style-name="ce2">
            <text:p>39:44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0063" table:style-name="ce1">
            <text:p>10063</text:p>
          </table:table-cell>
          <table:table-cell office:value-type="string" table:style-name="ce1">
            <text:p>Success</text:p>
          </table:table-cell>
          <table:table-cell office:value-type="float" office:value="43845" table:style-name="ce1">
            <text:p>43845</text:p>
          </table:table-cell>
          <table:table-cell table:number-columns-repeated="16377"/>
        </table:table-row>
        <table:table-row table:style-name="ro1">
          <table:table-cell office:value-type="float" office:value="2026" table:style-name="ce1">
            <text:p>2026</text:p>
          </table:table-cell>
          <table:table-cell office:value-type="time" office:time-value="PT10H39M47.740S" table:style-name="ce2">
            <text:p>39:47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Success</text:p>
          </table:table-cell>
          <table:table-cell office:value-type="float" office:value="47161" table:style-name="ce1">
            <text:p>47161</text:p>
          </table:table-cell>
          <table:table-cell table:number-columns-repeated="16377"/>
        </table:table-row>
        <table:table-row table:style-name="ro1">
          <table:table-cell office:value-type="float" office:value="2027" table:style-name="ce1">
            <text:p>2027</text:p>
          </table:table-cell>
          <table:table-cell office:value-type="time" office:time-value="PT10H39M42.680S" table:style-name="ce2">
            <text:p>39:42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1725" table:style-name="ce1">
            <text:p>11725</text:p>
          </table:table-cell>
          <table:table-cell office:value-type="string" table:style-name="ce1">
            <text:p>Success</text:p>
          </table:table-cell>
          <table:table-cell office:value-type="float" office:value="56193" table:style-name="ce1">
            <text:p>56193</text:p>
          </table:table-cell>
          <table:table-cell table:number-columns-repeated="16377"/>
        </table:table-row>
        <table:table-row table:style-name="ro1">
          <table:table-cell office:value-type="float" office:value="2028" table:style-name="ce1">
            <text:p>2028</text:p>
          </table:table-cell>
          <table:table-cell office:value-type="time" office:time-value="PT10H39M54.357S" table:style-name="ce2">
            <text:p>39:54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html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29" table:style-name="ce1">
            <text:p>2029</text:p>
          </table:table-cell>
          <table:table-cell office:value-type="time" office:time-value="PT10H39M45.975S" table:style-name="ce2">
            <text:p>39:46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8452" table:style-name="ce1">
            <text:p>8452</text:p>
          </table:table-cell>
          <table:table-cell office:value-type="string" table:style-name="ce1">
            <text:p>Success</text:p>
          </table:table-cell>
          <table:table-cell office:value-type="float" office:value="56229" table:style-name="ce1">
            <text:p>56229</text:p>
          </table:table-cell>
          <table:table-cell table:number-columns-repeated="16377"/>
        </table:table-row>
        <table:table-row table:style-name="ro1">
          <table:table-cell office:value-type="float" office:value="2030" table:style-name="ce1">
            <text:p>2030</text:p>
          </table:table-cell>
          <table:table-cell office:value-type="time" office:time-value="PT10H39M54.282S" table:style-name="ce2">
            <text:p>39:54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545" table:style-name="ce1">
            <text:p>545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31" table:style-name="ce1">
            <text:p>2031</text:p>
          </table:table-cell>
          <table:table-cell office:value-type="time" office:time-value="PT10H39M54.314S" table:style-name="ce2">
            <text:p>39:54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557" table:style-name="ce1">
            <text:p>557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32" table:style-name="ce1">
            <text:p>2032</text:p>
          </table:table-cell>
          <table:table-cell office:value-type="time" office:time-value="PT10H39M54.872S" table:style-name="ce2">
            <text:p>39:54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408" table:style-name="ce1">
            <text:p>1408</text:p>
          </table:table-cell>
          <table:table-cell table:number-columns-repeated="16377"/>
        </table:table-row>
        <table:table-row table:style-name="ro1">
          <table:table-cell office:value-type="float" office:value="2033" table:style-name="ce1">
            <text:p>2033</text:p>
          </table:table-cell>
          <table:table-cell office:value-type="time" office:time-value="PT10H39M54.399S" table:style-name="ce2">
            <text:p>39:54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34" table:style-name="ce1">
            <text:p>2034</text:p>
          </table:table-cell>
          <table:table-cell office:value-type="time" office:time-value="PT10H39M54.399S" table:style-name="ce2">
            <text:p>39:54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682" table:style-name="ce1">
            <text:p>682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35" table:style-name="ce1">
            <text:p>2035</text:p>
          </table:table-cell>
          <table:table-cell office:value-type="time" office:time-value="PT10H39M55.066S" table:style-name="ce2">
            <text:p>39:55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408" table:style-name="ce1">
            <text:p>1408</text:p>
          </table:table-cell>
          <table:table-cell table:number-columns-repeated="16377"/>
        </table:table-row>
        <table:table-row table:style-name="ro1">
          <table:table-cell office:value-type="float" office:value="2036" table:style-name="ce1">
            <text:p>2036</text:p>
          </table:table-cell>
          <table:table-cell office:value-type="time" office:time-value="PT10H39M55.083S" table:style-name="ce2">
            <text:p>39:55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838" table:style-name="ce1">
            <text:p>1838</text:p>
          </table:table-cell>
          <table:table-cell table:number-columns-repeated="16377"/>
        </table:table-row>
        <table:table-row table:style-name="ro1">
          <table:table-cell office:value-type="float" office:value="2037" table:style-name="ce1">
            <text:p>2037</text:p>
          </table:table-cell>
          <table:table-cell office:value-type="time" office:time-value="PT10H39M54.361S" table:style-name="ce2">
            <text:p>39:54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907" table:style-name="ce1">
            <text:p>907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38" table:style-name="ce1">
            <text:p>2038</text:p>
          </table:table-cell>
          <table:table-cell office:value-type="time" office:time-value="PT10H39M55.270S" table:style-name="ce2">
            <text:p>39:55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408" table:style-name="ce1">
            <text:p>1408</text:p>
          </table:table-cell>
          <table:table-cell table:number-columns-repeated="16377"/>
        </table:table-row>
        <table:table-row table:style-name="ro1">
          <table:table-cell office:value-type="float" office:value="2039" table:style-name="ce1">
            <text:p>2039</text:p>
          </table:table-cell>
          <table:table-cell office:value-type="time" office:time-value="PT10H39M54.361S" table:style-name="ce2">
            <text:p>39:54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947" table:style-name="ce1">
            <text:p>947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40" table:style-name="ce1">
            <text:p>2040</text:p>
          </table:table-cell>
          <table:table-cell office:value-type="time" office:time-value="PT10H39M55.311S" table:style-name="ce2">
            <text:p>39:55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838" table:style-name="ce1">
            <text:p>1838</text:p>
          </table:table-cell>
          <table:table-cell table:number-columns-repeated="16377"/>
        </table:table-row>
        <table:table-row table:style-name="ro1">
          <table:table-cell office:value-type="float" office:value="2041" table:style-name="ce1">
            <text:p>2041</text:p>
          </table:table-cell>
          <table:table-cell office:value-type="time" office:time-value="PT10H39M54.830S" table:style-name="ce2">
            <text:p>39:54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533" table:style-name="ce1">
            <text:p>533</text:p>
          </table:table-cell>
          <table:table-cell office:value-type="string" table:style-name="ce1">
            <text:p>Success</text:p>
          </table:table-cell>
          <table:table-cell office:value-type="float" office:value="82759" table:style-name="ce1">
            <text:p>82759</text:p>
          </table:table-cell>
          <table:table-cell table:number-columns-repeated="16377"/>
        </table:table-row>
        <table:table-row table:style-name="ro1">
          <table:table-cell office:value-type="float" office:value="2042" table:style-name="ce1">
            <text:p>2042</text:p>
          </table:table-cell>
          <table:table-cell office:value-type="time" office:time-value="PT10H39M55.365S" table:style-name="ce2">
            <text:p>39:55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2043" table:style-name="ce1">
            <text:p>2043</text:p>
          </table:table-cell>
          <table:table-cell office:value-type="time" office:time-value="PT10H39M54.407S" table:style-name="ce2">
            <text:p>39:54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016" table:style-name="ce1">
            <text:p>1016</text:p>
          </table:table-cell>
          <table:table-cell office:value-type="string" table:style-name="ce1">
            <text:p>Success</text:p>
          </table:table-cell>
          <table:table-cell office:value-type="float" office:value="84782" table:style-name="ce1">
            <text:p>84782</text:p>
          </table:table-cell>
          <table:table-cell table:number-columns-repeated="16377"/>
        </table:table-row>
        <table:table-row table:style-name="ro1">
          <table:table-cell office:value-type="float" office:value="2044" table:style-name="ce1">
            <text:p>2044</text:p>
          </table:table-cell>
          <table:table-cell office:value-type="time" office:time-value="PT10H39M54.347S" table:style-name="ce2">
            <text:p>39:54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084" table:style-name="ce1">
            <text:p>1084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45" table:style-name="ce1">
            <text:p>2045</text:p>
          </table:table-cell>
          <table:table-cell office:value-type="time" office:time-value="PT10H39M55.432S" table:style-name="ce2">
            <text:p>39:55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408" table:style-name="ce1">
            <text:p>1408</text:p>
          </table:table-cell>
          <table:table-cell table:number-columns-repeated="16377"/>
        </table:table-row>
        <table:table-row table:style-name="ro1">
          <table:table-cell office:value-type="float" office:value="2046" table:style-name="ce1">
            <text:p>2046</text:p>
          </table:table-cell>
          <table:table-cell office:value-type="time" office:time-value="PT10H39M55.424S" table:style-name="ce2">
            <text:p>39:55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568" table:style-name="ce1">
            <text:p>568</text:p>
          </table:table-cell>
          <table:table-cell table:number-columns-repeated="16377"/>
        </table:table-row>
        <table:table-row table:style-name="ro1">
          <table:table-cell office:value-type="float" office:value="2047" table:style-name="ce1">
            <text:p>2047</text:p>
          </table:table-cell>
          <table:table-cell office:value-type="time" office:time-value="PT10H39M50.106S" table:style-name="ce2">
            <text:p>39:50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6323" table:style-name="ce1">
            <text:p>6323</text:p>
          </table:table-cell>
          <table:table-cell office:value-type="string" table:style-name="ce1">
            <text:p>Success</text:p>
          </table:table-cell>
          <table:table-cell office:value-type="float" office:value="17567" table:style-name="ce1">
            <text:p>17567</text:p>
          </table:table-cell>
          <table:table-cell table:number-columns-repeated="16377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time" office:time-value="PT10H39M46.075S" table:style-name="ce2">
            <text:p>39:46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0377" table:style-name="ce1">
            <text:p>10377</text:p>
          </table:table-cell>
          <table:table-cell office:value-type="string" table:style-name="ce1">
            <text:p>Success</text:p>
          </table:table-cell>
          <table:table-cell office:value-type="float" office:value="47161" table:style-name="ce1">
            <text:p>47161</text:p>
          </table:table-cell>
          <table:table-cell table:number-columns-repeated="16377"/>
        </table:table-row>
        <table:table-row table:style-name="ro1">
          <table:table-cell office:value-type="float" office:value="2049" table:style-name="ce1">
            <text:p>2049</text:p>
          </table:table-cell>
          <table:table-cell office:value-type="time" office:time-value="PT10H39M51.212S" table:style-name="ce2">
            <text:p>39:51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5241" table:style-name="ce1">
            <text:p>5241</text:p>
          </table:table-cell>
          <table:table-cell office:value-type="string" table:style-name="ce1">
            <text:p>Success</text:p>
          </table:table-cell>
          <table:table-cell office:value-type="float" office:value="18411" table:style-name="ce1">
            <text:p>18411</text:p>
          </table:table-cell>
          <table:table-cell table:number-columns-repeated="16377"/>
        </table:table-row>
        <table:table-row table:style-name="ro1">
          <table:table-cell office:value-type="float" office:value="2050" table:style-name="ce1">
            <text:p>2050</text:p>
          </table:table-cell>
          <table:table-cell office:value-type="time" office:time-value="PT10H39M56.430S" table:style-name="ce2">
            <text:p>39:56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51" table:style-name="ce1">
            <text:p>2051</text:p>
          </table:table-cell>
          <table:table-cell office:value-type="time" office:time-value="PT10H39M56.455S" table:style-name="ce2">
            <text:p>39:56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52" table:style-name="ce1">
            <text:p>2052</text:p>
          </table:table-cell>
          <table:table-cell office:value-type="time" office:time-value="PT10H39M55.460S" table:style-name="ce2">
            <text:p>39:55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024" table:style-name="ce1">
            <text:p>1024</text:p>
          </table:table-cell>
          <table:table-cell office:value-type="string" table:style-name="ce1">
            <text:p>Success</text:p>
          </table:table-cell>
          <table:table-cell office:value-type="float" office:value="56193" table:style-name="ce1">
            <text:p>56193</text:p>
          </table:table-cell>
          <table:table-cell table:number-columns-repeated="16377"/>
        </table:table-row>
        <table:table-row table:style-name="ro1">
          <table:table-cell office:value-type="float" office:value="2053" table:style-name="ce1">
            <text:p>2053</text:p>
          </table:table-cell>
          <table:table-cell office:value-type="time" office:time-value="PT10H39M50.175S" table:style-name="ce2">
            <text:p>39:50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6336" table:style-name="ce1">
            <text:p>6336</text:p>
          </table:table-cell>
          <table:table-cell office:value-type="string" table:style-name="ce1">
            <text:p>Success</text:p>
          </table:table-cell>
          <table:table-cell office:value-type="float" office:value="17567" table:style-name="ce1">
            <text:p>17567</text:p>
          </table:table-cell>
          <table:table-cell table:number-columns-repeated="16377"/>
        </table:table-row>
        <table:table-row table:style-name="ro1">
          <table:table-cell office:value-type="float" office:value="2054" table:style-name="ce1">
            <text:p>2054</text:p>
          </table:table-cell>
          <table:table-cell office:value-type="time" office:time-value="PT10H39M51.996S" table:style-name="ce2">
            <text:p>39:52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4518" table:style-name="ce1">
            <text:p>4518</text:p>
          </table:table-cell>
          <table:table-cell office:value-type="string" table:style-name="ce1">
            <text:p>Success</text:p>
          </table:table-cell>
          <table:table-cell office:value-type="float" office:value="49897" table:style-name="ce1">
            <text:p>49897</text:p>
          </table:table-cell>
          <table:table-cell table:number-columns-repeated="16377"/>
        </table:table-row>
        <table:table-row table:style-name="ro1">
          <table:table-cell office:value-type="float" office:value="2055" table:style-name="ce1">
            <text:p>2055</text:p>
          </table:table-cell>
          <table:table-cell office:value-type="time" office:time-value="PT10H39M47.061S" table:style-name="ce2">
            <text:p>39:47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9457" table:style-name="ce1">
            <text:p>9457</text:p>
          </table:table-cell>
          <table:table-cell office:value-type="string" table:style-name="ce1">
            <text:p>Success</text:p>
          </table:table-cell>
          <table:table-cell office:value-type="float" office:value="49894" table:style-name="ce1">
            <text:p>49894</text:p>
          </table:table-cell>
          <table:table-cell table:number-columns-repeated="16377"/>
        </table:table-row>
        <table:table-row table:style-name="ro1">
          <table:table-cell office:value-type="float" office:value="2056" table:style-name="ce1">
            <text:p>2056</text:p>
          </table:table-cell>
          <table:table-cell office:value-type="time" office:time-value="PT10H39M52.755S" table:style-name="ce2">
            <text:p>39:52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3766" table:style-name="ce1">
            <text:p>3766</text:p>
          </table:table-cell>
          <table:table-cell office:value-type="string" table:style-name="ce1">
            <text:p>Success</text:p>
          </table:table-cell>
          <table:table-cell office:value-type="float" office:value="49897" table:style-name="ce1">
            <text:p>49897</text:p>
          </table:table-cell>
          <table:table-cell table:number-columns-repeated="16377"/>
        </table:table-row>
        <table:table-row table:style-name="ro1">
          <table:table-cell office:value-type="float" office:value="2057" table:style-name="ce1">
            <text:p>2057</text:p>
          </table:table-cell>
          <table:table-cell office:value-type="time" office:time-value="PT10H39M54.429S" table:style-name="ce2">
            <text:p>39:54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2095" table:style-name="ce1">
            <text:p>2095</text:p>
          </table:table-cell>
          <table:table-cell office:value-type="string" table:style-name="ce1">
            <text:p>Success</text:p>
          </table:table-cell>
          <table:table-cell office:value-type="float" office:value="19558" table:style-name="ce1">
            <text:p>19558</text:p>
          </table:table-cell>
          <table:table-cell table:number-columns-repeated="16377"/>
        </table:table-row>
        <table:table-row table:style-name="ro1">
          <table:table-cell office:value-type="float" office:value="2058" table:style-name="ce1">
            <text:p>2058</text:p>
          </table:table-cell>
          <table:table-cell office:value-type="time" office:time-value="PT10H39M50.987S" table:style-name="ce2">
            <text:p>39:51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5582" table:style-name="ce1">
            <text:p>5582</text:p>
          </table:table-cell>
          <table:table-cell office:value-type="string" table:style-name="ce1">
            <text:p>Success</text:p>
          </table:table-cell>
          <table:table-cell office:value-type="float" office:value="49019" table:style-name="ce1">
            <text:p>49019</text:p>
          </table:table-cell>
          <table:table-cell table:number-columns-repeated="16377"/>
        </table:table-row>
        <table:table-row table:style-name="ro1">
          <table:table-cell office:value-type="float" office:value="2059" table:style-name="ce1">
            <text:p>2059</text:p>
          </table:table-cell>
          <table:table-cell office:value-type="time" office:time-value="PT10H39M48.885S" table:style-name="ce2">
            <text:p>39:48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7692" table:style-name="ce1">
            <text:p>7692</text:p>
          </table:table-cell>
          <table:table-cell office:value-type="string" table:style-name="ce1">
            <text:p>Success</text:p>
          </table:table-cell>
          <table:table-cell office:value-type="float" office:value="49019" table:style-name="ce1">
            <text:p>49019</text:p>
          </table:table-cell>
          <table:table-cell table:number-columns-repeated="16377"/>
        </table:table-row>
        <table:table-row table:style-name="ro1">
          <table:table-cell office:value-type="float" office:value="2060" table:style-name="ce1">
            <text:p>2060</text:p>
          </table:table-cell>
          <table:table-cell office:value-type="time" office:time-value="PT10H39M56.477S" table:style-name="ce2">
            <text:p>39:56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out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61" table:style-name="ce1">
            <text:p>2061</text:p>
          </table:table-cell>
          <table:table-cell office:value-type="time" office:time-value="PT10H39M56.512S" table:style-name="ce2">
            <text:p>39:56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62" table:style-name="ce1">
            <text:p>2062</text:p>
          </table:table-cell>
          <table:table-cell office:value-type="time" office:time-value="PT10H39M46.614S" table:style-name="ce2">
            <text:p>39:46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9995" table:style-name="ce1">
            <text:p>9995</text:p>
          </table:table-cell>
          <table:table-cell office:value-type="string" table:style-name="ce1">
            <text:p>Success</text:p>
          </table:table-cell>
          <table:table-cell office:value-type="float" office:value="56229" table:style-name="ce1">
            <text:p>56229</text:p>
          </table:table-cell>
          <table:table-cell table:number-columns-repeated="16377"/>
        </table:table-row>
        <table:table-row table:style-name="ro1">
          <table:table-cell office:value-type="float" office:value="2063" table:style-name="ce1">
            <text:p>2063</text:p>
          </table:table-cell>
          <table:table-cell office:value-type="time" office:time-value="PT10H39M53.129S" table:style-name="ce2">
            <text:p>39:53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3480" table:style-name="ce1">
            <text:p>3480</text:p>
          </table:table-cell>
          <table:table-cell office:value-type="string" table:style-name="ce1">
            <text:p>Success</text:p>
          </table:table-cell>
          <table:table-cell office:value-type="float" office:value="49019" table:style-name="ce1">
            <text:p>49019</text:p>
          </table:table-cell>
          <table:table-cell table:number-columns-repeated="16377"/>
        </table:table-row>
        <table:table-row table:style-name="ro1">
          <table:table-cell office:value-type="float" office:value="2064" table:style-name="ce1">
            <text:p>2064</text:p>
          </table:table-cell>
          <table:table-cell office:value-type="time" office:time-value="PT10H39M56.479S" table:style-name="ce2">
            <text:p>39:56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out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65" table:style-name="ce1">
            <text:p>2065</text:p>
          </table:table-cell>
          <table:table-cell office:value-type="time" office:time-value="PT10H39M56.589S" table:style-name="ce2">
            <text:p>39:56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66" table:style-name="ce1">
            <text:p>2066</text:p>
          </table:table-cell>
          <table:table-cell office:value-type="time" office:time-value="PT10H39M50.938S" table:style-name="ce2">
            <text:p>39:50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5705" table:style-name="ce1">
            <text:p>5705</text:p>
          </table:table-cell>
          <table:table-cell office:value-type="string" table:style-name="ce1">
            <text:p>Success</text:p>
          </table:table-cell>
          <table:table-cell office:value-type="float" office:value="56193" table:style-name="ce1">
            <text:p>56193</text:p>
          </table:table-cell>
          <table:table-cell table:number-columns-repeated="16377"/>
        </table:table-row>
        <table:table-row table:style-name="ro1">
          <table:table-cell office:value-type="float" office:value="2067" table:style-name="ce1">
            <text:p>2067</text:p>
          </table:table-cell>
          <table:table-cell office:value-type="time" office:time-value="PT10H39M56.628S" table:style-name="ce2">
            <text:p>39:56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68" table:style-name="ce1">
            <text:p>2068</text:p>
          </table:table-cell>
          <table:table-cell office:value-type="time" office:time-value="PT10H39M56.650S" table:style-name="ce2">
            <text:p>39:56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69" table:style-name="ce1">
            <text:p>2069</text:p>
          </table:table-cell>
          <table:table-cell office:value-type="time" office:time-value="PT10H39M56.597S" table:style-name="ce2">
            <text:p>39:56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out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70" table:style-name="ce1">
            <text:p>2070</text:p>
          </table:table-cell>
          <table:table-cell office:value-type="time" office:time-value="PT10H39M56.643S" table:style-name="ce2">
            <text:p>39:56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html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71" table:style-name="ce1">
            <text:p>2071</text:p>
          </table:table-cell>
          <table:table-cell office:value-type="time" office:time-value="PT10H39M56.656S" table:style-name="ce2">
            <text:p>39:56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72" table:style-name="ce1">
            <text:p>2072</text:p>
          </table:table-cell>
          <table:table-cell office:value-type="time" office:time-value="PT10H39M56.675S" table:style-name="ce2">
            <text:p>39:56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73" table:style-name="ce1">
            <text:p>2073</text:p>
          </table:table-cell>
          <table:table-cell office:value-type="time" office:time-value="PT10H39M45.254S" table:style-name="ce2">
            <text:p>39:45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1434" table:style-name="ce1">
            <text:p>11434</text:p>
          </table:table-cell>
          <table:table-cell office:value-type="string" table:style-name="ce1">
            <text:p>Success</text:p>
          </table:table-cell>
          <table:table-cell office:value-type="float" office:value="50168" table:style-name="ce1">
            <text:p>50168</text:p>
          </table:table-cell>
          <table:table-cell table:number-columns-repeated="16377"/>
        </table:table-row>
        <table:table-row table:style-name="ro1">
          <table:table-cell office:value-type="float" office:value="2074" table:style-name="ce1">
            <text:p>2074</text:p>
          </table:table-cell>
          <table:table-cell office:value-type="time" office:time-value="PT10H39M51.270S" table:style-name="ce2">
            <text:p>39:51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5470" table:style-name="ce1">
            <text:p>5470</text:p>
          </table:table-cell>
          <table:table-cell office:value-type="string" table:style-name="ce1">
            <text:p>Success</text:p>
          </table:table-cell>
          <table:table-cell office:value-type="float" office:value="49019" table:style-name="ce1">
            <text:p>49019</text:p>
          </table:table-cell>
          <table:table-cell table:number-columns-repeated="16377"/>
        </table:table-row>
        <table:table-row table:style-name="ro1">
          <table:table-cell office:value-type="float" office:value="2075" table:style-name="ce1">
            <text:p>2075</text:p>
          </table:table-cell>
          <table:table-cell office:value-type="time" office:time-value="PT10H39M53.482S" table:style-name="ce2">
            <text:p>39:53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3260" table:style-name="ce1">
            <text:p>3260</text:p>
          </table:table-cell>
          <table:table-cell office:value-type="string" table:style-name="ce1">
            <text:p>Success</text:p>
          </table:table-cell>
          <table:table-cell office:value-type="float" office:value="45527" table:style-name="ce1">
            <text:p>45527</text:p>
          </table:table-cell>
          <table:table-cell table:number-columns-repeated="16377"/>
        </table:table-row>
        <table:table-row table:style-name="ro1">
          <table:table-cell office:value-type="float" office:value="2076" table:style-name="ce1">
            <text:p>2076</text:p>
          </table:table-cell>
          <table:table-cell office:value-type="time" office:time-value="PT10H39M54.912S" table:style-name="ce2">
            <text:p>39:54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850" table:style-name="ce1">
            <text:p>1850</text:p>
          </table:table-cell>
          <table:table-cell office:value-type="string" table:style-name="ce1">
            <text:p>Success</text:p>
          </table:table-cell>
          <table:table-cell office:value-type="float" office:value="49019" table:style-name="ce1">
            <text:p>49019</text:p>
          </table:table-cell>
          <table:table-cell table:number-columns-repeated="16377"/>
        </table:table-row>
        <table:table-row table:style-name="ro1">
          <table:table-cell office:value-type="float" office:value="2077" table:style-name="ce1">
            <text:p>2077</text:p>
          </table:table-cell>
          <table:table-cell office:value-type="time" office:time-value="PT10H39M50.808S" table:style-name="ce2">
            <text:p>39:50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5985" table:style-name="ce1">
            <text:p>5985</text:p>
          </table:table-cell>
          <table:table-cell office:value-type="string" table:style-name="ce1">
            <text:p>Success</text:p>
          </table:table-cell>
          <table:table-cell office:value-type="float" office:value="56193" table:style-name="ce1">
            <text:p>56193</text:p>
          </table:table-cell>
          <table:table-cell table:number-columns-repeated="16377"/>
        </table:table-row>
        <table:table-row table:style-name="ro1">
          <table:table-cell office:value-type="float" office:value="2078" table:style-name="ce1">
            <text:p>2078</text:p>
          </table:table-cell>
          <table:table-cell office:value-type="time" office:time-value="PT10H39M55.326S" table:style-name="ce2">
            <text:p>39:55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471" table:style-name="ce1">
            <text:p>1471</text:p>
          </table:table-cell>
          <table:table-cell office:value-type="string" table:style-name="ce1">
            <text:p>Success</text:p>
          </table:table-cell>
          <table:table-cell office:value-type="float" office:value="56192" table:style-name="ce1">
            <text:p>56192</text:p>
          </table:table-cell>
          <table:table-cell table:number-columns-repeated="16377"/>
        </table:table-row>
        <table:table-row table:style-name="ro1">
          <table:table-cell office:value-type="float" office:value="2079" table:style-name="ce1">
            <text:p>2079</text:p>
          </table:table-cell>
          <table:table-cell office:value-type="time" office:time-value="PT10H39M56.744S" table:style-name="ce2">
            <text:p>39:56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2080" table:style-name="ce1">
            <text:p>2080</text:p>
          </table:table-cell>
          <table:table-cell office:value-type="time" office:time-value="PT10H39M55.099S" table:style-name="ce2">
            <text:p>39:55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724" table:style-name="ce1">
            <text:p>1724</text:p>
          </table:table-cell>
          <table:table-cell office:value-type="string" table:style-name="ce1">
            <text:p>Success</text:p>
          </table:table-cell>
          <table:table-cell office:value-type="float" office:value="56193" table:style-name="ce1">
            <text:p>56193</text:p>
          </table:table-cell>
          <table:table-cell table:number-columns-repeated="16377"/>
        </table:table-row>
        <table:table-row table:style-name="ro1">
          <table:table-cell office:value-type="float" office:value="2081" table:style-name="ce1">
            <text:p>2081</text:p>
          </table:table-cell>
          <table:table-cell office:value-type="time" office:time-value="PT10H39M54.277S" table:style-name="ce2">
            <text:p>39:54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3083" table:style-name="ce1">
            <text:p>3083</text:p>
          </table:table-cell>
          <table:table-cell office:value-type="string" table:style-name="ce1">
            <text:p>Success</text:p>
          </table:table-cell>
          <table:table-cell office:value-type="float" office:value="84784" table:style-name="ce1">
            <text:p>84784</text:p>
          </table:table-cell>
          <table:table-cell table:number-columns-repeated="16377"/>
        </table:table-row>
        <table:table-row table:style-name="ro1">
          <table:table-cell office:value-type="float" office:value="2082" table:style-name="ce1">
            <text:p>2082</text:p>
          </table:table-cell>
          <table:table-cell office:value-type="time" office:time-value="PT10H39M56.485S" table:style-name="ce2">
            <text:p>39:56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291" table:style-name="ce1">
            <text:p>1291</text:p>
          </table:table-cell>
          <table:table-cell office:value-type="string" table:style-name="ce1">
            <text:p>Success</text:p>
          </table:table-cell>
          <table:table-cell office:value-type="float" office:value="78517" table:style-name="ce1">
            <text:p>78517</text:p>
          </table:table-cell>
          <table:table-cell table:number-columns-repeated="16377"/>
        </table:table-row>
        <table:table-row table:style-name="ro1">
          <table:table-cell office:value-type="float" office:value="2083" table:style-name="ce1">
            <text:p>2083</text:p>
          </table:table-cell>
          <table:table-cell office:value-type="time" office:time-value="PT10H39M56.578S" table:style-name="ce2">
            <text:p>39:56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219" table:style-name="ce1">
            <text:p>1219</text:p>
          </table:table-cell>
          <table:table-cell office:value-type="string" table:style-name="ce1">
            <text:p>Success</text:p>
          </table:table-cell>
          <table:table-cell office:value-type="float" office:value="78571" table:style-name="ce1">
            <text:p>78571</text:p>
          </table:table-cell>
          <table:table-cell table:number-columns-repeated="16377"/>
        </table:table-row>
        <table:table-row table:style-name="ro1">
          <table:table-cell office:value-type="float" office:value="2084" table:style-name="ce1">
            <text:p>2084</text:p>
          </table:table-cell>
          <table:table-cell office:value-type="time" office:time-value="PT10H39M57.779S" table:style-name="ce2">
            <text:p>39:57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616" table:style-name="ce1">
            <text:p>616</text:p>
          </table:table-cell>
          <table:table-cell table:number-columns-repeated="16377"/>
        </table:table-row>
        <table:table-row table:style-name="ro1">
          <table:table-cell office:value-type="float" office:value="2085" table:style-name="ce1">
            <text:p>2085</text:p>
          </table:table-cell>
          <table:table-cell office:value-type="time" office:time-value="PT10H39M56.525S" table:style-name="ce2">
            <text:p>39:56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288" table:style-name="ce1">
            <text:p>1288</text:p>
          </table:table-cell>
          <table:table-cell office:value-type="string" table:style-name="ce1">
            <text:p>Success</text:p>
          </table:table-cell>
          <table:table-cell office:value-type="float" office:value="78515" table:style-name="ce1">
            <text:p>78515</text:p>
          </table:table-cell>
          <table:table-cell table:number-columns-repeated="16377"/>
        </table:table-row>
        <table:table-row table:style-name="ro1">
          <table:table-cell office:value-type="float" office:value="2086" table:style-name="ce1">
            <text:p>2086</text:p>
          </table:table-cell>
          <table:table-cell office:value-type="time" office:time-value="PT10H39M57.799S" table:style-name="ce2">
            <text:p>39:57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616" table:style-name="ce1">
            <text:p>616</text:p>
          </table:table-cell>
          <table:table-cell table:number-columns-repeated="16377"/>
        </table:table-row>
        <table:table-row table:style-name="ro1">
          <table:table-cell office:value-type="float" office:value="2087" table:style-name="ce1">
            <text:p>2087</text:p>
          </table:table-cell>
          <table:table-cell office:value-type="time" office:time-value="PT10H39M56.610S" table:style-name="ce2">
            <text:p>39:56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238" table:style-name="ce1">
            <text:p>1238</text:p>
          </table:table-cell>
          <table:table-cell office:value-type="string" table:style-name="ce1">
            <text:p>Success</text:p>
          </table:table-cell>
          <table:table-cell office:value-type="float" office:value="78571" table:style-name="ce1">
            <text:p>78571</text:p>
          </table:table-cell>
          <table:table-cell table:number-columns-repeated="16377"/>
        </table:table-row>
        <table:table-row table:style-name="ro1">
          <table:table-cell office:value-type="float" office:value="2088" table:style-name="ce1">
            <text:p>2088</text:p>
          </table:table-cell>
          <table:table-cell office:value-type="time" office:time-value="PT10H39M57.815S" table:style-name="ce2">
            <text:p>39:57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89" table:style-name="ce1">
            <text:p>2089</text:p>
          </table:table-cell>
          <table:table-cell office:value-type="time" office:time-value="PT10H39M57.849S" table:style-name="ce2">
            <text:p>39:57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664" table:style-name="ce1">
            <text:p>664</text:p>
          </table:table-cell>
          <table:table-cell table:number-columns-repeated="16377"/>
        </table:table-row>
        <table:table-row table:style-name="ro1">
          <table:table-cell office:value-type="float" office:value="2090" table:style-name="ce1">
            <text:p>2090</text:p>
          </table:table-cell>
          <table:table-cell office:value-type="time" office:time-value="PT10H39M57.883S" table:style-name="ce2">
            <text:p>39:57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91" table:style-name="ce1">
            <text:p>2091</text:p>
          </table:table-cell>
          <table:table-cell office:value-type="time" office:time-value="PT10H39M57.897S" table:style-name="ce2">
            <text:p>39:57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92" table:style-name="ce1">
            <text:p>2092</text:p>
          </table:table-cell>
          <table:table-cell office:value-type="time" office:time-value="PT10H39M57.935S" table:style-name="ce2">
            <text:p>39:57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93" table:style-name="ce1">
            <text:p>2093</text:p>
          </table:table-cell>
          <table:table-cell office:value-type="time" office:time-value="PT10H39M57.361S" table:style-name="ce2">
            <text:p>39:57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595" table:style-name="ce1">
            <text:p>59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94" table:style-name="ce1">
            <text:p>2094</text:p>
          </table:table-cell>
          <table:table-cell office:value-type="time" office:time-value="PT10H39M57.957S" table:style-name="ce2">
            <text:p>39:58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95" table:style-name="ce1">
            <text:p>2095</text:p>
          </table:table-cell>
          <table:table-cell office:value-type="time" office:time-value="PT10H39M56.644S" table:style-name="ce2">
            <text:p>39:56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333" table:style-name="ce1">
            <text:p>1333</text:p>
          </table:table-cell>
          <table:table-cell office:value-type="string" table:style-name="ce1">
            <text:p>Success</text:p>
          </table:table-cell>
          <table:table-cell office:value-type="float" office:value="78517" table:style-name="ce1">
            <text:p>78517</text:p>
          </table:table-cell>
          <table:table-cell table:number-columns-repeated="16377"/>
        </table:table-row>
        <table:table-row table:style-name="ro1">
          <table:table-cell office:value-type="float" office:value="2096" table:style-name="ce1">
            <text:p>2096</text:p>
          </table:table-cell>
          <table:table-cell office:value-type="time" office:time-value="PT10H39M57.970S" table:style-name="ce2">
            <text:p>39:58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97" table:style-name="ce1">
            <text:p>2097</text:p>
          </table:table-cell>
          <table:table-cell office:value-type="time" office:time-value="PT10H39M57.981S" table:style-name="ce2">
            <text:p>39:58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98" table:style-name="ce1">
            <text:p>2098</text:p>
          </table:table-cell>
          <table:table-cell office:value-type="time" office:time-value="PT10H39M57.978S" table:style-name="ce2">
            <text:p>39:58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664" table:style-name="ce1">
            <text:p>664</text:p>
          </table:table-cell>
          <table:table-cell table:number-columns-repeated="16377"/>
        </table:table-row>
        <table:table-row table:style-name="ro1">
          <table:table-cell office:value-type="float" office:value="2099" table:style-name="ce1">
            <text:p>2099</text:p>
          </table:table-cell>
          <table:table-cell office:value-type="time" office:time-value="PT10H39M56.571S" table:style-name="ce2">
            <text:p>39:56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430" table:style-name="ce1">
            <text:p>1430</text:p>
          </table:table-cell>
          <table:table-cell office:value-type="string" table:style-name="ce1">
            <text:p>Success</text:p>
          </table:table-cell>
          <table:table-cell office:value-type="float" office:value="78571" table:style-name="ce1">
            <text:p>78571</text:p>
          </table:table-cell>
          <table:table-cell table:number-columns-repeated="16377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time" office:time-value="PT10H39M58.003S" table:style-name="ce2">
            <text:p>39:58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664" table:style-name="ce1">
            <text:p>664</text:p>
          </table:table-cell>
          <table:table-cell table:number-columns-repeated="16377"/>
        </table:table-row>
        <table:table-row table:style-name="ro1">
          <table:table-cell office:value-type="float" office:value="2101" table:style-name="ce1">
            <text:p>2101</text:p>
          </table:table-cell>
          <table:table-cell office:value-type="time" office:time-value="PT10H39M55.088S" table:style-name="ce2">
            <text:p>39:55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3169" table:style-name="ce1">
            <text:p>3169</text:p>
          </table:table-cell>
          <table:table-cell office:value-type="string" table:style-name="ce1">
            <text:p>Success</text:p>
          </table:table-cell>
          <table:table-cell office:value-type="float" office:value="49019" table:style-name="ce1">
            <text:p>49019</text:p>
          </table:table-cell>
          <table:table-cell table:number-columns-repeated="16377"/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time" office:time-value="PT10H39M56.798S" table:style-name="ce2">
            <text:p>39:56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Success</text:p>
          </table:table-cell>
          <table:table-cell office:value-type="float" office:value="74270" table:style-name="ce1">
            <text:p>74270</text:p>
          </table:table-cell>
          <table:table-cell table:number-columns-repeated="16377"/>
        </table:table-row>
        <table:table-row table:style-name="ro1">
          <table:table-cell office:value-type="float" office:value="2103" table:style-name="ce1">
            <text:p>2103</text:p>
          </table:table-cell>
          <table:table-cell office:value-type="time" office:time-value="PT10H39M56.763S" table:style-name="ce2">
            <text:p>39:56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063" table:style-name="ce1">
            <text:p>2063</text:p>
          </table:table-cell>
          <table:table-cell office:value-type="string" table:style-name="ce1">
            <text:p>Success</text:p>
          </table:table-cell>
          <table:table-cell office:value-type="float" office:value="74326" table:style-name="ce1">
            <text:p>74326</text:p>
          </table:table-cell>
          <table:table-cell table:number-columns-repeated="16377"/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time" office:time-value="PT10H39M58.795S" table:style-name="ce2">
            <text:p>39:58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760" table:style-name="ce1">
            <text:p>760</text:p>
          </table:table-cell>
          <table:table-cell table:number-columns-repeated="16377"/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time" office:time-value="PT10H39M58.828S" table:style-name="ce2">
            <text:p>39:58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760" table:style-name="ce1">
            <text:p>760</text:p>
          </table:table-cell>
          <table:table-cell table:number-columns-repeated="16377"/>
        </table:table-row>
        <table:table-row table:style-name="ro1">
          <table:table-cell office:value-type="float" office:value="2106" table:style-name="ce1">
            <text:p>2106</text:p>
          </table:table-cell>
          <table:table-cell office:value-type="time" office:time-value="PT10H39M56.741S" table:style-name="ce2">
            <text:p>39:56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211" table:style-name="ce1">
            <text:p>2211</text:p>
          </table:table-cell>
          <table:table-cell office:value-type="string" table:style-name="ce1">
            <text:p>Success</text:p>
          </table:table-cell>
          <table:table-cell office:value-type="float" office:value="74326" table:style-name="ce1">
            <text:p>74326</text:p>
          </table:table-cell>
          <table:table-cell table:number-columns-repeated="16377"/>
        </table:table-row>
        <table:table-row table:style-name="ro1">
          <table:table-cell office:value-type="float" office:value="2107" table:style-name="ce1">
            <text:p>2107</text:p>
          </table:table-cell>
          <table:table-cell office:value-type="time" office:time-value="PT10H39M58.954S" table:style-name="ce2">
            <text:p>39:59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856" table:style-name="ce1">
            <text:p>856</text:p>
          </table:table-cell>
          <table:table-cell table:number-columns-repeated="16377"/>
        </table:table-row>
        <table:table-row table:style-name="ro1">
          <table:table-cell office:value-type="float" office:value="2108" table:style-name="ce1">
            <text:p>2108</text:p>
          </table:table-cell>
          <table:table-cell office:value-type="time" office:time-value="PT10H39M56.794S" table:style-name="ce2">
            <text:p>39:56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253" table:style-name="ce1">
            <text:p>2253</text:p>
          </table:table-cell>
          <table:table-cell office:value-type="string" table:style-name="ce1">
            <text:p>Success</text:p>
          </table:table-cell>
          <table:table-cell office:value-type="float" office:value="74272" table:style-name="ce1">
            <text:p>74272</text:p>
          </table:table-cell>
          <table:table-cell table:number-columns-repeated="16377"/>
        </table:table-row>
        <table:table-row table:style-name="ro1">
          <table:table-cell office:value-type="float" office:value="2109" table:style-name="ce1">
            <text:p>2109</text:p>
          </table:table-cell>
          <table:table-cell office:value-type="time" office:time-value="PT10H39M56.824S" table:style-name="ce2">
            <text:p>39:56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229" table:style-name="ce1">
            <text:p>2229</text:p>
          </table:table-cell>
          <table:table-cell office:value-type="string" table:style-name="ce1">
            <text:p>Success</text:p>
          </table:table-cell>
          <table:table-cell office:value-type="float" office:value="74270" table:style-name="ce1">
            <text:p>74270</text:p>
          </table:table-cell>
          <table:table-cell table:number-columns-repeated="16377"/>
        </table:table-row>
        <table:table-row table:style-name="ro1">
          <table:table-cell office:value-type="float" office:value="2110" table:style-name="ce1">
            <text:p>2110</text:p>
          </table:table-cell>
          <table:table-cell office:value-type="time" office:time-value="PT10H39M59.050S" table:style-name="ce2">
            <text:p>39:59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856" table:style-name="ce1">
            <text:p>856</text:p>
          </table:table-cell>
          <table:table-cell table:number-columns-repeated="16377"/>
        </table:table-row>
        <table:table-row table:style-name="ro1">
          <table:table-cell office:value-type="float" office:value="2111" table:style-name="ce1">
            <text:p>2111</text:p>
          </table:table-cell>
          <table:table-cell office:value-type="time" office:time-value="PT10H39M59.056S" table:style-name="ce2">
            <text:p>39:59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902" table:style-name="ce1">
            <text:p>902</text:p>
          </table:table-cell>
          <table:table-cell table:number-columns-repeated="16377"/>
        </table:table-row>
        <table:table-row table:style-name="ro1">
          <table:table-cell office:value-type="float" office:value="2112" table:style-name="ce1">
            <text:p>2112</text:p>
          </table:table-cell>
          <table:table-cell office:value-type="time" office:time-value="PT10H39M50.173S" table:style-name="ce2">
            <text:p>39:50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8930" table:style-name="ce1">
            <text:p>8930</text:p>
          </table:table-cell>
          <table:table-cell office:value-type="string" table:style-name="ce1">
            <text:p>Success</text:p>
          </table:table-cell>
          <table:table-cell office:value-type="float" office:value="16719" table:style-name="ce1">
            <text:p>16719</text:p>
          </table:table-cell>
          <table:table-cell table:number-columns-repeated="16377"/>
        </table:table-row>
        <table:table-row table:style-name="ro1">
          <table:table-cell office:value-type="float" office:value="2113" table:style-name="ce1">
            <text:p>2113</text:p>
          </table:table-cell>
          <table:table-cell office:value-type="time" office:time-value="PT10H39M59.104S" table:style-name="ce2">
            <text:p>39:59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14" table:style-name="ce1">
            <text:p>2114</text:p>
          </table:table-cell>
          <table:table-cell office:value-type="time" office:time-value="PT10H39M59.268S" table:style-name="ce2">
            <text:p>39:59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15" table:style-name="ce1">
            <text:p>2115</text:p>
          </table:table-cell>
          <table:table-cell office:value-type="time" office:time-value="PT10H39M59.285S" table:style-name="ce2">
            <text:p>39:59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16" table:style-name="ce1">
            <text:p>2116</text:p>
          </table:table-cell>
          <table:table-cell office:value-type="time" office:time-value="PT10H39M59.295S" table:style-name="ce2">
            <text:p>39:59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17" table:style-name="ce1">
            <text:p>2117</text:p>
          </table:table-cell>
          <table:table-cell office:value-type="time" office:time-value="PT10H39M54.399S" table:style-name="ce2">
            <text:p>39:54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5042" table:style-name="ce1">
            <text:p>5042</text:p>
          </table:table-cell>
          <table:table-cell office:value-type="string" table:style-name="ce1">
            <text:p>Success</text:p>
          </table:table-cell>
          <table:table-cell office:value-type="float" office:value="18411" table:style-name="ce1">
            <text:p>18411</text:p>
          </table:table-cell>
          <table:table-cell table:number-columns-repeated="16377"/>
        </table:table-row>
        <table:table-row table:style-name="ro1">
          <table:table-cell office:value-type="float" office:value="2118" table:style-name="ce1">
            <text:p>2118</text:p>
          </table:table-cell>
          <table:table-cell office:value-type="time" office:time-value="PT10H39M59.444S" table:style-name="ce2">
            <text:p>39:59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19" table:style-name="ce1">
            <text:p>2119</text:p>
          </table:table-cell>
          <table:table-cell office:value-type="time" office:time-value="PT10H39M56.612S" table:style-name="ce2">
            <text:p>39:56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876" table:style-name="ce1">
            <text:p>2876</text:p>
          </table:table-cell>
          <table:table-cell office:value-type="string" table:style-name="ce1">
            <text:p>Success</text:p>
          </table:table-cell>
          <table:table-cell office:value-type="float" office:value="19558" table:style-name="ce1">
            <text:p>19558</text:p>
          </table:table-cell>
          <table:table-cell table:number-columns-repeated="16377"/>
        </table:table-row>
        <table:table-row table:style-name="ro1">
          <table:table-cell office:value-type="float" office:value="2120" table:style-name="ce1">
            <text:p>2120</text:p>
          </table:table-cell>
          <table:table-cell office:value-type="time" office:time-value="PT10H39M52.089S" table:style-name="ce2">
            <text:p>39:52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7399" table:style-name="ce1">
            <text:p>7399</text:p>
          </table:table-cell>
          <table:table-cell office:value-type="string" table:style-name="ce1">
            <text:p>Success</text:p>
          </table:table-cell>
          <table:table-cell office:value-type="float" office:value="47161" table:style-name="ce1">
            <text:p>47161</text:p>
          </table:table-cell>
          <table:table-cell table:number-columns-repeated="16377"/>
        </table:table-row>
        <table:table-row table:style-name="ro1">
          <table:table-cell office:value-type="float" office:value="2121" table:style-name="ce1">
            <text:p>2121</text:p>
          </table:table-cell>
          <table:table-cell office:value-type="time" office:time-value="PT10H39M54.073S" table:style-name="ce2">
            <text:p>39:54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5416" table:style-name="ce1">
            <text:p>5416</text:p>
          </table:table-cell>
          <table:table-cell office:value-type="string" table:style-name="ce1">
            <text:p>Success</text:p>
          </table:table-cell>
          <table:table-cell office:value-type="float" office:value="18407" table:style-name="ce1">
            <text:p>18407</text:p>
          </table:table-cell>
          <table:table-cell table:number-columns-repeated="16377"/>
        </table:table-row>
        <table:table-row table:style-name="ro1">
          <table:table-cell office:value-type="float" office:value="2122" table:style-name="ce1">
            <text:p>2122</text:p>
          </table:table-cell>
          <table:table-cell office:value-type="time" office:time-value="PT10H39M56.517S" table:style-name="ce2">
            <text:p>39:56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974" table:style-name="ce1">
            <text:p>2974</text:p>
          </table:table-cell>
          <table:table-cell office:value-type="string" table:style-name="ce1">
            <text:p>Success</text:p>
          </table:table-cell>
          <table:table-cell office:value-type="float" office:value="21219" table:style-name="ce1">
            <text:p>21219</text:p>
          </table:table-cell>
          <table:table-cell table:number-columns-repeated="16377"/>
        </table:table-row>
        <table:table-row table:style-name="ro1">
          <table:table-cell office:value-type="float" office:value="2123" table:style-name="ce1">
            <text:p>2123</text:p>
          </table:table-cell>
          <table:table-cell office:value-type="time" office:time-value="PT10H39M50.163S" table:style-name="ce2">
            <text:p>39:50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9329" table:style-name="ce1">
            <text:p>9329</text:p>
          </table:table-cell>
          <table:table-cell office:value-type="string" table:style-name="ce1">
            <text:p>Success</text:p>
          </table:table-cell>
          <table:table-cell office:value-type="float" office:value="17559" table:style-name="ce1">
            <text:p>17559</text:p>
          </table:table-cell>
          <table:table-cell table:number-columns-repeated="16377"/>
        </table:table-row>
        <table:table-row table:style-name="ro1">
          <table:table-cell office:value-type="float" office:value="2124" table:style-name="ce1">
            <text:p>2124</text:p>
          </table:table-cell>
          <table:table-cell office:value-type="time" office:time-value="PT10H39M57.889S" table:style-name="ce2">
            <text:p>39:57.9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647" table:style-name="ce1">
            <text:p>1647</text:p>
          </table:table-cell>
          <table:table-cell office:value-type="string" table:style-name="ce1">
            <text:p>Success</text:p>
          </table:table-cell>
          <table:table-cell office:value-type="float" office:value="49897" table:style-name="ce1">
            <text:p>49897</text:p>
          </table:table-cell>
          <table:table-cell table:number-columns-repeated="16377"/>
        </table:table-row>
        <table:table-row table:style-name="ro1">
          <table:table-cell office:value-type="float" office:value="2125" table:style-name="ce1">
            <text:p>2125</text:p>
          </table:table-cell>
          <table:table-cell office:value-type="time" office:time-value="PT10H39M59.488S" table:style-name="ce2">
            <text:p>39:59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out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26" table:style-name="ce1">
            <text:p>2126</text:p>
          </table:table-cell>
          <table:table-cell office:value-type="time" office:time-value="PT10H39M59.491S" table:style-name="ce2">
            <text:p>39:59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27" table:style-name="ce1">
            <text:p>2127</text:p>
          </table:table-cell>
          <table:table-cell office:value-type="time" office:time-value="PT10H39M59.492S" table:style-name="ce2">
            <text:p>39:59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28" table:style-name="ce1">
            <text:p>2128</text:p>
          </table:table-cell>
          <table:table-cell office:value-type="time" office:time-value="PT10H39M47.450S" table:style-name="ce2">
            <text:p>39:47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2128" table:style-name="ce1">
            <text:p>12128</text:p>
          </table:table-cell>
          <table:table-cell office:value-type="string" table:style-name="ce1">
            <text:p>Success</text:p>
          </table:table-cell>
          <table:table-cell office:value-type="float" office:value="53483" table:style-name="ce1">
            <text:p>53483</text:p>
          </table:table-cell>
          <table:table-cell table:number-columns-repeated="16377"/>
        </table:table-row>
        <table:table-row table:style-name="ro1">
          <table:table-cell office:value-type="float" office:value="2129" table:style-name="ce1">
            <text:p>2129</text:p>
          </table:table-cell>
          <table:table-cell office:value-type="time" office:time-value="PT10H39M52.790S" table:style-name="ce2">
            <text:p>39:52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806" table:style-name="ce1">
            <text:p>6806</text:p>
          </table:table-cell>
          <table:table-cell office:value-type="string" table:style-name="ce1">
            <text:p>Success</text:p>
          </table:table-cell>
          <table:table-cell office:value-type="float" office:value="47161" table:style-name="ce1">
            <text:p>47161</text:p>
          </table:table-cell>
          <table:table-cell table:number-columns-repeated="16377"/>
        </table:table-row>
        <table:table-row table:style-name="ro1">
          <table:table-cell office:value-type="float" office:value="2130" table:style-name="ce1">
            <text:p>2130</text:p>
          </table:table-cell>
          <table:table-cell office:value-type="time" office:time-value="PT10H39M59.494S" table:style-name="ce2">
            <text:p>39:59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31" table:style-name="ce1">
            <text:p>2131</text:p>
          </table:table-cell>
          <table:table-cell office:value-type="time" office:time-value="PT10H39M59.579S" table:style-name="ce2">
            <text:p>39:59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out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32" table:style-name="ce1">
            <text:p>2132</text:p>
          </table:table-cell>
          <table:table-cell office:value-type="time" office:time-value="PT10H39M59.562S" table:style-name="ce2">
            <text:p>39:59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33" table:style-name="ce1">
            <text:p>2133</text:p>
          </table:table-cell>
          <table:table-cell office:value-type="time" office:time-value="PT10H39M59.579S" table:style-name="ce2">
            <text:p>39:59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out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34" table:style-name="ce1">
            <text:p>2134</text:p>
          </table:table-cell>
          <table:table-cell office:value-type="time" office:time-value="PT10H39M59.645S" table:style-name="ce2">
            <text:p>39:59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35" table:style-name="ce1">
            <text:p>2135</text:p>
          </table:table-cell>
          <table:table-cell office:value-type="time" office:time-value="PT10H39M50.355S" table:style-name="ce2">
            <text:p>39:50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9302" table:style-name="ce1">
            <text:p>9302</text:p>
          </table:table-cell>
          <table:table-cell office:value-type="string" table:style-name="ce1">
            <text:p>Success</text:p>
          </table:table-cell>
          <table:table-cell office:value-type="float" office:value="44020" table:style-name="ce1">
            <text:p>44020</text:p>
          </table:table-cell>
          <table:table-cell table:number-columns-repeated="16377"/>
        </table:table-row>
        <table:table-row table:style-name="ro1">
          <table:table-cell office:value-type="float" office:value="2136" table:style-name="ce1">
            <text:p>2136</text:p>
          </table:table-cell>
          <table:table-cell office:value-type="time" office:time-value="PT10H39M56.799S" table:style-name="ce2">
            <text:p>39:56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2863" table:style-name="ce1">
            <text:p>2863</text:p>
          </table:table-cell>
          <table:table-cell office:value-type="string" table:style-name="ce1">
            <text:p>Success</text:p>
          </table:table-cell>
          <table:table-cell office:value-type="float" office:value="46351" table:style-name="ce1">
            <text:p>46351</text:p>
          </table:table-cell>
          <table:table-cell table:number-columns-repeated="16377"/>
        </table:table-row>
        <table:table-row table:style-name="ro1">
          <table:table-cell office:value-type="float" office:value="2137" table:style-name="ce1">
            <text:p>2137</text:p>
          </table:table-cell>
          <table:table-cell office:value-type="time" office:time-value="PT10H39M56.522S" table:style-name="ce2">
            <text:p>39:56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144" table:style-name="ce1">
            <text:p>3144</text:p>
          </table:table-cell>
          <table:table-cell office:value-type="string" table:style-name="ce1">
            <text:p>Success</text:p>
          </table:table-cell>
          <table:table-cell office:value-type="float" office:value="21223" table:style-name="ce1">
            <text:p>21223</text:p>
          </table:table-cell>
          <table:table-cell table:number-columns-repeated="16377"/>
        </table:table-row>
        <table:table-row table:style-name="ro1">
          <table:table-cell office:value-type="float" office:value="2138" table:style-name="ce1">
            <text:p>2138</text:p>
          </table:table-cell>
          <table:table-cell office:value-type="time" office:time-value="PT10H39M56.520S" table:style-name="ce2">
            <text:p>39:56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3149" table:style-name="ce1">
            <text:p>3149</text:p>
          </table:table-cell>
          <table:table-cell office:value-type="string" table:style-name="ce1">
            <text:p>Success</text:p>
          </table:table-cell>
          <table:table-cell office:value-type="float" office:value="21215" table:style-name="ce1">
            <text:p>21215</text:p>
          </table:table-cell>
          <table:table-cell table:number-columns-repeated="16377"/>
        </table:table-row>
        <table:table-row table:style-name="ro1">
          <table:table-cell office:value-type="float" office:value="2139" table:style-name="ce1">
            <text:p>2139</text:p>
          </table:table-cell>
          <table:table-cell office:value-type="time" office:time-value="PT10H39M55.299S" table:style-name="ce2">
            <text:p>39:55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4372" table:style-name="ce1">
            <text:p>4372</text:p>
          </table:table-cell>
          <table:table-cell office:value-type="string" table:style-name="ce1">
            <text:p>Success</text:p>
          </table:table-cell>
          <table:table-cell office:value-type="float" office:value="49019" table:style-name="ce1">
            <text:p>49019</text:p>
          </table:table-cell>
          <table:table-cell table:number-columns-repeated="16377"/>
        </table:table-row>
        <table:table-row table:style-name="ro1">
          <table:table-cell office:value-type="float" office:value="2140" table:style-name="ce1">
            <text:p>2140</text:p>
          </table:table-cell>
          <table:table-cell office:value-type="time" office:time-value="PT10H39M59.645S" table:style-name="ce2">
            <text:p>39:59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41" table:style-name="ce1">
            <text:p>2141</text:p>
          </table:table-cell>
          <table:table-cell office:value-type="time" office:time-value="PT10H39M59.679S" table:style-name="ce2">
            <text:p>39:59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htm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42" table:style-name="ce1">
            <text:p>2142</text:p>
          </table:table-cell>
          <table:table-cell office:value-type="time" office:time-value="PT10H39M51.899S" table:style-name="ce2">
            <text:p>39:51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7823" table:style-name="ce1">
            <text:p>7823</text:p>
          </table:table-cell>
          <table:table-cell office:value-type="string" table:style-name="ce1">
            <text:p>Success</text:p>
          </table:table-cell>
          <table:table-cell office:value-type="float" office:value="50167" table:style-name="ce1">
            <text:p>50167</text:p>
          </table:table-cell>
          <table:table-cell table:number-columns-repeated="16377"/>
        </table:table-row>
        <table:table-row table:style-name="ro1">
          <table:table-cell office:value-type="float" office:value="2143" table:style-name="ce1">
            <text:p>2143</text:p>
          </table:table-cell>
          <table:table-cell office:value-type="time" office:time-value="PT10H39M59.631S" table:style-name="ce2">
            <text:p>39:59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out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44" table:style-name="ce1">
            <text:p>2144</text:p>
          </table:table-cell>
          <table:table-cell office:value-type="time" office:time-value="PT10H39M55.476S" table:style-name="ce2">
            <text:p>39:55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4255" table:style-name="ce1">
            <text:p>4255</text:p>
          </table:table-cell>
          <table:table-cell office:value-type="string" table:style-name="ce1">
            <text:p>Success</text:p>
          </table:table-cell>
          <table:table-cell office:value-type="float" office:value="49897" table:style-name="ce1">
            <text:p>49897</text:p>
          </table:table-cell>
          <table:table-cell table:number-columns-repeated="16377"/>
        </table:table-row>
        <table:table-row table:style-name="ro1">
          <table:table-cell office:value-type="float" office:value="2145" table:style-name="ce1">
            <text:p>2145</text:p>
          </table:table-cell>
          <table:table-cell office:value-type="time" office:time-value="PT10H39M58.261S" table:style-name="ce2">
            <text:p>39:58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475" table:style-name="ce1">
            <text:p>1475</text:p>
          </table:table-cell>
          <table:table-cell office:value-type="string" table:style-name="ce1">
            <text:p>Success</text:p>
          </table:table-cell>
          <table:table-cell office:value-type="float" office:value="74327" table:style-name="ce1">
            <text:p>74327</text:p>
          </table:table-cell>
          <table:table-cell table:number-columns-repeated="16377"/>
        </table:table-row>
        <table:table-row table:style-name="ro1">
          <table:table-cell office:value-type="float" office:value="2146" table:style-name="ce1">
            <text:p>2146</text:p>
          </table:table-cell>
          <table:table-cell office:value-type="time" office:time-value="PT10H39M59.726S" table:style-name="ce2">
            <text:p>39:59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47" table:style-name="ce1">
            <text:p>2147</text:p>
          </table:table-cell>
          <table:table-cell office:value-type="time" office:time-value="PT10H39M58.991S" table:style-name="ce2">
            <text:p>39:59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811" table:style-name="ce1">
            <text:p>811</text:p>
          </table:table-cell>
          <table:table-cell office:value-type="string" table:style-name="ce1">
            <text:p>Success</text:p>
          </table:table-cell>
          <table:table-cell office:value-type="float" office:value="49897" table:style-name="ce1">
            <text:p>49897</text:p>
          </table:table-cell>
          <table:table-cell table:number-columns-repeated="16377"/>
        </table:table-row>
        <table:table-row table:style-name="ro1">
          <table:table-cell office:value-type="float" office:value="2148" table:style-name="ce1">
            <text:p>2148</text:p>
          </table:table-cell>
          <table:table-cell office:value-type="time" office:time-value="PT10H39M57.812S" table:style-name="ce2">
            <text:p>39:57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996" table:style-name="ce1">
            <text:p>1996</text:p>
          </table:table-cell>
          <table:table-cell office:value-type="string" table:style-name="ce1">
            <text:p>Success</text:p>
          </table:table-cell>
          <table:table-cell office:value-type="float" office:value="57071" table:style-name="ce1">
            <text:p>57071</text:p>
          </table:table-cell>
          <table:table-cell table:number-columns-repeated="16377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time" office:time-value="PT10H39M58.041S" table:style-name="ce2">
            <text:p>39:58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781" table:style-name="ce1">
            <text:p>1781</text:p>
          </table:table-cell>
          <table:table-cell office:value-type="string" table:style-name="ce1">
            <text:p>Success</text:p>
          </table:table-cell>
          <table:table-cell office:value-type="float" office:value="49897" table:style-name="ce1">
            <text:p>49897</text:p>
          </table:table-cell>
          <table:table-cell table:number-columns-repeated="16377"/>
        </table:table-row>
        <table:table-row table:style-name="ro1">
          <table:table-cell office:value-type="float" office:value="2150" table:style-name="ce1">
            <text:p>2150</text:p>
          </table:table-cell>
          <table:table-cell office:value-type="time" office:time-value="PT10H39M59.671S" table:style-name="ce2">
            <text:p>39:59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51" table:style-name="ce1">
            <text:p>2151</text:p>
          </table:table-cell>
          <table:table-cell office:value-type="time" office:time-value="PT10H39M59.788S" table:style-name="ce2">
            <text:p>39:59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html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52" table:style-name="ce1">
            <text:p>2152</text:p>
          </table:table-cell>
          <table:table-cell office:value-type="time" office:time-value="PT10H39M58.845S" table:style-name="ce2">
            <text:p>39:58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980" table:style-name="ce1">
            <text:p>980</text:p>
          </table:table-cell>
          <table:table-cell office:value-type="string" table:style-name="ce1">
            <text:p>Success</text:p>
          </table:table-cell>
          <table:table-cell office:value-type="float" office:value="57068" table:style-name="ce1">
            <text:p>57068</text:p>
          </table:table-cell>
          <table:table-cell table:number-columns-repeated="16377"/>
        </table:table-row>
        <table:table-row table:style-name="ro1">
          <table:table-cell office:value-type="float" office:value="2153" table:style-name="ce1">
            <text:p>2153</text:p>
          </table:table-cell>
          <table:table-cell office:value-type="time" office:time-value="PT10H39M59.737S" table:style-name="ce2">
            <text:p>39:59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Success</text:p>
          </table:table-cell>
          <table:table-cell office:value-type="float" office:value="1046" table:style-name="ce1">
            <text:p>1046</text:p>
          </table:table-cell>
          <table:table-cell table:number-columns-repeated="16377"/>
        </table:table-row>
        <table:table-row table:style-name="ro1">
          <table:table-cell office:value-type="float" office:value="2154" table:style-name="ce1">
            <text:p>2154</text:p>
          </table:table-cell>
          <table:table-cell office:value-type="time" office:time-value="PT10H39M59.824S" table:style-name="ce2">
            <text:p>39:59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out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55" table:style-name="ce1">
            <text:p>2155</text:p>
          </table:table-cell>
          <table:table-cell office:value-type="time" office:time-value="PT10H39M59.664S" table:style-name="ce2">
            <text:p>39:59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156" table:style-name="ce1">
            <text:p>2156</text:p>
          </table:table-cell>
          <table:table-cell office:value-type="time" office:time-value="PT10H39M59.668S" table:style-name="ce2">
            <text:p>39:59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57" table:style-name="ce1">
            <text:p>2157</text:p>
          </table:table-cell>
          <table:table-cell office:value-type="time" office:time-value="PT10H39M59.955S" table:style-name="ce2">
            <text:p>40:00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out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58" table:style-name="ce1">
            <text:p>2158</text:p>
          </table:table-cell>
          <table:table-cell office:value-type="time" office:time-value="PT10H39M59.488S" table:style-name="ce2">
            <text:p>39:59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751" table:style-name="ce1">
            <text:p>751</text:p>
          </table:table-cell>
          <table:table-cell office:value-type="string" table:style-name="ce1">
            <text:p>Success</text:p>
          </table:table-cell>
          <table:table-cell office:value-type="float" office:value="67903" table:style-name="ce1">
            <text:p>67903</text:p>
          </table:table-cell>
          <table:table-cell table:number-columns-repeated="16377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time" office:time-value="PT10H39M59.673S" table:style-name="ce2">
            <text:p>39:59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671" table:style-name="ce1">
            <text:p>671</text:p>
          </table:table-cell>
          <table:table-cell office:value-type="string" table:style-name="ce1">
            <text:p>Success</text:p>
          </table:table-cell>
          <table:table-cell office:value-type="float" office:value="61592" table:style-name="ce1">
            <text:p>61592</text:p>
          </table:table-cell>
          <table:table-cell table:number-columns-repeated="16377"/>
        </table:table-row>
        <table:table-row table:style-name="ro1">
          <table:table-cell office:value-type="float" office:value="2160" table:style-name="ce1">
            <text:p>2160</text:p>
          </table:table-cell>
          <table:table-cell office:value-type="time" office:time-value="PT10H40M0.347S" table:style-name="ce2">
            <text:p>40:00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094" table:style-name="ce1">
            <text:p>1094</text:p>
          </table:table-cell>
          <table:table-cell table:number-columns-repeated="16377"/>
        </table:table-row>
        <table:table-row table:style-name="ro1">
          <table:table-cell office:value-type="float" office:value="2161" table:style-name="ce1">
            <text:p>2161</text:p>
          </table:table-cell>
          <table:table-cell office:value-type="time" office:time-value="PT10H39M59.723S" table:style-name="ce2">
            <text:p>39:59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781" table:style-name="ce1">
            <text:p>781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162" table:style-name="ce1">
            <text:p>2162</text:p>
          </table:table-cell>
          <table:table-cell office:value-type="time" office:time-value="PT10H40M0.506S" table:style-name="ce2">
            <text:p>40:00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float" office:value="2163" table:style-name="ce1">
            <text:p>2163</text:p>
          </table:table-cell>
          <table:table-cell office:value-type="time" office:time-value="PT10H40M0.242S" table:style-name="ce2">
            <text:p>40:00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625" table:style-name="ce1">
            <text:p>62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64" table:style-name="ce1">
            <text:p>2164</text:p>
          </table:table-cell>
          <table:table-cell office:value-type="time" office:time-value="PT10H40M0.869S" table:style-name="ce2">
            <text:p>40:00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65" table:style-name="ce1">
            <text:p>2165</text:p>
          </table:table-cell>
          <table:table-cell office:value-type="time" office:time-value="PT10H40M0.884S" table:style-name="ce2">
            <text:p>40:00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66" table:style-name="ce1">
            <text:p>2166</text:p>
          </table:table-cell>
          <table:table-cell office:value-type="time" office:time-value="PT10H40M0.894S" table:style-name="ce2">
            <text:p>40:00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67" table:style-name="ce1">
            <text:p>2167</text:p>
          </table:table-cell>
          <table:table-cell office:value-type="time" office:time-value="PT10H39M56.453S" table:style-name="ce2">
            <text:p>39:56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4664" table:style-name="ce1">
            <text:p>4664</text:p>
          </table:table-cell>
          <table:table-cell office:value-type="string" table:style-name="ce1">
            <text:p>Success</text:p>
          </table:table-cell>
          <table:table-cell office:value-type="float" office:value="18411" table:style-name="ce1">
            <text:p>18411</text:p>
          </table:table-cell>
          <table:table-cell table:number-columns-repeated="16377"/>
        </table:table-row>
        <table:table-row table:style-name="ro1">
          <table:table-cell office:value-type="float" office:value="2168" table:style-name="ce1">
            <text:p>2168</text:p>
          </table:table-cell>
          <table:table-cell office:value-type="time" office:time-value="PT10H39M49.583S" table:style-name="ce2">
            <text:p>39:49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1554" table:style-name="ce1">
            <text:p>11554</text:p>
          </table:table-cell>
          <table:table-cell office:value-type="string" table:style-name="ce1">
            <text:p>Success</text:p>
          </table:table-cell>
          <table:table-cell office:value-type="float" office:value="47161" table:style-name="ce1">
            <text:p>47161</text:p>
          </table:table-cell>
          <table:table-cell table:number-columns-repeated="16377"/>
        </table:table-row>
        <table:table-row table:style-name="ro1">
          <table:table-cell office:value-type="float" office:value="2169" table:style-name="ce1">
            <text:p>2169</text:p>
          </table:table-cell>
          <table:table-cell office:value-type="time" office:time-value="PT10H39M50.366S" table:style-name="ce2">
            <text:p>39:50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0779" table:style-name="ce1">
            <text:p>10779</text:p>
          </table:table-cell>
          <table:table-cell office:value-type="string" table:style-name="ce1">
            <text:p>Success</text:p>
          </table:table-cell>
          <table:table-cell office:value-type="float" office:value="47161" table:style-name="ce1">
            <text:p>47161</text:p>
          </table:table-cell>
          <table:table-cell table:number-columns-repeated="16377"/>
        </table:table-row>
        <table:table-row table:style-name="ro1">
          <table:table-cell office:value-type="float" office:value="2170" table:style-name="ce1">
            <text:p>2170</text:p>
          </table:table-cell>
          <table:table-cell office:value-type="time" office:time-value="PT10H39M58.857S" table:style-name="ce2">
            <text:p>39:58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2303" table:style-name="ce1">
            <text:p>2303</text:p>
          </table:table-cell>
          <table:table-cell office:value-type="string" table:style-name="ce1">
            <text:p>Success</text:p>
          </table:table-cell>
          <table:table-cell office:value-type="float" office:value="49897" table:style-name="ce1">
            <text:p>49897</text:p>
          </table:table-cell>
          <table:table-cell table:number-columns-repeated="16377"/>
        </table:table-row>
        <table:table-row table:style-name="ro1">
          <table:table-cell office:value-type="float" office:value="2171" table:style-name="ce1">
            <text:p>2171</text:p>
          </table:table-cell>
          <table:table-cell office:value-type="time" office:time-value="PT10H40M1.118S" table:style-name="ce2">
            <text:p>40:01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72" table:style-name="ce1">
            <text:p>2172</text:p>
          </table:table-cell>
          <table:table-cell office:value-type="time" office:time-value="PT10H39M56.689S" table:style-name="ce2">
            <text:p>39:56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4476" table:style-name="ce1">
            <text:p>4476</text:p>
          </table:table-cell>
          <table:table-cell office:value-type="string" table:style-name="ce1">
            <text:p>Success</text:p>
          </table:table-cell>
          <table:table-cell office:value-type="float" office:value="56229" table:style-name="ce1">
            <text:p>56229</text:p>
          </table:table-cell>
          <table:table-cell table:number-columns-repeated="16377"/>
        </table:table-row>
        <table:table-row table:style-name="ro1">
          <table:table-cell office:value-type="float" office:value="2173" table:style-name="ce1">
            <text:p>2173</text:p>
          </table:table-cell>
          <table:table-cell office:value-type="time" office:time-value="PT10H39M50.637S" table:style-name="ce2">
            <text:p>39:50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0539" table:style-name="ce1">
            <text:p>10539</text:p>
          </table:table-cell>
          <table:table-cell office:value-type="string" table:style-name="ce1">
            <text:p>Success</text:p>
          </table:table-cell>
          <table:table-cell office:value-type="float" office:value="47161" table:style-name="ce1">
            <text:p>47161</text:p>
          </table:table-cell>
          <table:table-cell table:number-columns-repeated="16377"/>
        </table:table-row>
        <table:table-row table:style-name="ro1">
          <table:table-cell office:value-type="float" office:value="2174" table:style-name="ce1">
            <text:p>2174</text:p>
          </table:table-cell>
          <table:table-cell office:value-type="time" office:time-value="PT10H39M59.826S" table:style-name="ce2">
            <text:p>39:59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369" table:style-name="ce1">
            <text:p>1369</text:p>
          </table:table-cell>
          <table:table-cell office:value-type="string" table:style-name="ce1">
            <text:p>Success</text:p>
          </table:table-cell>
          <table:table-cell office:value-type="float" office:value="21215" table:style-name="ce1">
            <text:p>21215</text:p>
          </table:table-cell>
          <table:table-cell table:number-columns-repeated="16377"/>
        </table:table-row>
        <table:table-row table:style-name="ro1">
          <table:table-cell office:value-type="float" office:value="2175" table:style-name="ce1">
            <text:p>2175</text:p>
          </table:table-cell>
          <table:table-cell office:value-type="time" office:time-value="PT10H39M59.825S" table:style-name="ce2">
            <text:p>39:59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414" table:style-name="ce1">
            <text:p>1414</text:p>
          </table:table-cell>
          <table:table-cell office:value-type="string" table:style-name="ce1">
            <text:p>Success</text:p>
          </table:table-cell>
          <table:table-cell office:value-type="float" office:value="21219" table:style-name="ce1">
            <text:p>21219</text:p>
          </table:table-cell>
          <table:table-cell table:number-columns-repeated="16377"/>
        </table:table-row>
        <table:table-row table:style-name="ro1">
          <table:table-cell office:value-type="float" office:value="2176" table:style-name="ce1">
            <text:p>2176</text:p>
          </table:table-cell>
          <table:table-cell office:value-type="time" office:time-value="PT10H39M57.998S" table:style-name="ce2">
            <text:p>39:58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3241" table:style-name="ce1">
            <text:p>3241</text:p>
          </table:table-cell>
          <table:table-cell office:value-type="string" table:style-name="ce1">
            <text:p>Success</text:p>
          </table:table-cell>
          <table:table-cell office:value-type="float" office:value="57071" table:style-name="ce1">
            <text:p>57071</text:p>
          </table:table-cell>
          <table:table-cell table:number-columns-repeated="16377"/>
        </table:table-row>
        <table:table-row table:style-name="ro1">
          <table:table-cell office:value-type="float" office:value="2177" table:style-name="ce1">
            <text:p>2177</text:p>
          </table:table-cell>
          <table:table-cell office:value-type="time" office:time-value="PT10H39M59.804S" table:style-name="ce2">
            <text:p>39:59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448" table:style-name="ce1">
            <text:p>1448</text:p>
          </table:table-cell>
          <table:table-cell office:value-type="string" table:style-name="ce1">
            <text:p>Success</text:p>
          </table:table-cell>
          <table:table-cell office:value-type="float" office:value="21223" table:style-name="ce1">
            <text:p>21223</text:p>
          </table:table-cell>
          <table:table-cell table:number-columns-repeated="16377"/>
        </table:table-row>
        <table:table-row table:style-name="ro1">
          <table:table-cell office:value-type="float" office:value="2178" table:style-name="ce1">
            <text:p>2178</text:p>
          </table:table-cell>
          <table:table-cell office:value-type="time" office:time-value="PT10H39M59.660S" table:style-name="ce2">
            <text:p>39:59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596" table:style-name="ce1">
            <text:p>1596</text:p>
          </table:table-cell>
          <table:table-cell office:value-type="string" table:style-name="ce1">
            <text:p>Success</text:p>
          </table:table-cell>
          <table:table-cell office:value-type="float" office:value="54674" table:style-name="ce1">
            <text:p>54674</text:p>
          </table:table-cell>
          <table:table-cell table:number-columns-repeated="16377"/>
        </table:table-row>
        <table:table-row table:style-name="ro1">
          <table:table-cell office:value-type="float" office:value="2179" table:style-name="ce1">
            <text:p>2179</text:p>
          </table:table-cell>
          <table:table-cell office:value-type="time" office:time-value="PT10H40M1.197S" table:style-name="ce2">
            <text:p>40:01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80" table:style-name="ce1">
            <text:p>2180</text:p>
          </table:table-cell>
          <table:table-cell office:value-type="time" office:time-value="PT10H40M1.165S" table:style-name="ce2">
            <text:p>40:01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out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81" table:style-name="ce1">
            <text:p>2181</text:p>
          </table:table-cell>
          <table:table-cell office:value-type="time" office:time-value="PT10H39M59.538S" table:style-name="ce2">
            <text:p>39:59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741" table:style-name="ce1">
            <text:p>1741</text:p>
          </table:table-cell>
          <table:table-cell office:value-type="string" table:style-name="ce1">
            <text:p>Success</text:p>
          </table:table-cell>
          <table:table-cell office:value-type="float" office:value="21219" table:style-name="ce1">
            <text:p>21219</text:p>
          </table:table-cell>
          <table:table-cell table:number-columns-repeated="16377"/>
        </table:table-row>
        <table:table-row table:style-name="ro1">
          <table:table-cell office:value-type="float" office:value="2182" table:style-name="ce1">
            <text:p>2182</text:p>
          </table:table-cell>
          <table:table-cell office:value-type="time" office:time-value="PT10H39M52.367S" table:style-name="ce2">
            <text:p>39:52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8919" table:style-name="ce1">
            <text:p>8919</text:p>
          </table:table-cell>
          <table:table-cell office:value-type="string" table:style-name="ce1">
            <text:p>Success</text:p>
          </table:table-cell>
          <table:table-cell office:value-type="float" office:value="47161" table:style-name="ce1">
            <text:p>47161</text:p>
          </table:table-cell>
          <table:table-cell table:number-columns-repeated="16377"/>
        </table:table-row>
        <table:table-row table:style-name="ro1">
          <table:table-cell office:value-type="float" office:value="2183" table:style-name="ce1">
            <text:p>2183</text:p>
          </table:table-cell>
          <table:table-cell office:value-type="time" office:time-value="PT10H39M59.810S" table:style-name="ce2">
            <text:p>39:59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497" table:style-name="ce1">
            <text:p>1497</text:p>
          </table:table-cell>
          <table:table-cell office:value-type="string" table:style-name="ce1">
            <text:p>Success</text:p>
          </table:table-cell>
          <table:table-cell office:value-type="float" office:value="21219" table:style-name="ce1">
            <text:p>21219</text:p>
          </table:table-cell>
          <table:table-cell table:number-columns-repeated="16377"/>
        </table:table-row>
        <table:table-row table:style-name="ro1">
          <table:table-cell office:value-type="float" office:value="2184" table:style-name="ce1">
            <text:p>2184</text:p>
          </table:table-cell>
          <table:table-cell office:value-type="time" office:time-value="PT10H40M1.240S" table:style-name="ce2">
            <text:p>40:01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85" table:style-name="ce1">
            <text:p>2185</text:p>
          </table:table-cell>
          <table:table-cell office:value-type="time" office:time-value="PT10H39M59.733S" table:style-name="ce2">
            <text:p>39:59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599" table:style-name="ce1">
            <text:p>1599</text:p>
          </table:table-cell>
          <table:table-cell office:value-type="string" table:style-name="ce1">
            <text:p>Success</text:p>
          </table:table-cell>
          <table:table-cell office:value-type="float" office:value="21223" table:style-name="ce1">
            <text:p>21223</text:p>
          </table:table-cell>
          <table:table-cell table:number-columns-repeated="16377"/>
        </table:table-row>
        <table:table-row table:style-name="ro1">
          <table:table-cell office:value-type="float" office:value="2186" table:style-name="ce1">
            <text:p>2186</text:p>
          </table:table-cell>
          <table:table-cell office:value-type="time" office:time-value="PT10H39M59.091S" table:style-name="ce2">
            <text:p>39:59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2243" table:style-name="ce1">
            <text:p>2243</text:p>
          </table:table-cell>
          <table:table-cell office:value-type="string" table:style-name="ce1">
            <text:p>Success</text:p>
          </table:table-cell>
          <table:table-cell office:value-type="float" office:value="57071" table:style-name="ce1">
            <text:p>57071</text:p>
          </table:table-cell>
          <table:table-cell table:number-columns-repeated="16377"/>
        </table:table-row>
        <table:table-row table:style-name="ro1">
          <table:table-cell office:value-type="float" office:value="2187" table:style-name="ce1">
            <text:p>2187</text:p>
          </table:table-cell>
          <table:table-cell office:value-type="time" office:time-value="PT10H40M1.275S" table:style-name="ce2">
            <text:p>40:01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88" table:style-name="ce1">
            <text:p>2188</text:p>
          </table:table-cell>
          <table:table-cell office:value-type="time" office:time-value="PT10H39M57.841S" table:style-name="ce2">
            <text:p>39:57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3541" table:style-name="ce1">
            <text:p>3541</text:p>
          </table:table-cell>
          <table:table-cell office:value-type="string" table:style-name="ce1">
            <text:p>Success</text:p>
          </table:table-cell>
          <table:table-cell office:value-type="float" office:value="49897" table:style-name="ce1">
            <text:p>49897</text:p>
          </table:table-cell>
          <table:table-cell table:number-columns-repeated="16377"/>
        </table:table-row>
        <table:table-row table:style-name="ro1">
          <table:table-cell office:value-type="float" office:value="2189" table:style-name="ce1">
            <text:p>2189</text:p>
          </table:table-cell>
          <table:table-cell office:value-type="time" office:time-value="PT10H40M0.367S" table:style-name="ce2">
            <text:p>40:00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017" table:style-name="ce1">
            <text:p>1017</text:p>
          </table:table-cell>
          <table:table-cell office:value-type="string" table:style-name="ce1">
            <text:p>Success</text:p>
          </table:table-cell>
          <table:table-cell office:value-type="float" office:value="49897" table:style-name="ce1">
            <text:p>49897</text:p>
          </table:table-cell>
          <table:table-cell table:number-columns-repeated="16377"/>
        </table:table-row>
        <table:table-row table:style-name="ro1">
          <table:table-cell office:value-type="float" office:value="2190" table:style-name="ce1">
            <text:p>2190</text:p>
          </table:table-cell>
          <table:table-cell office:value-type="time" office:time-value="PT10H40M1.275S" table:style-name="ce2">
            <text:p>40:01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out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91" table:style-name="ce1">
            <text:p>2191</text:p>
          </table:table-cell>
          <table:table-cell office:value-type="time" office:time-value="PT10H40M1.337S" table:style-name="ce2">
            <text:p>40:01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html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92" table:style-name="ce1">
            <text:p>2192</text:p>
          </table:table-cell>
          <table:table-cell office:value-type="time" office:time-value="PT10H40M1.280S" table:style-name="ce2">
            <text:p>40:01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93" table:style-name="ce1">
            <text:p>2193</text:p>
          </table:table-cell>
          <table:table-cell office:value-type="time" office:time-value="PT10H40M1.315S" table:style-name="ce2">
            <text:p>40:01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out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94" table:style-name="ce1">
            <text:p>2194</text:p>
          </table:table-cell>
          <table:table-cell office:value-type="time" office:time-value="PT10H40M0.527S" table:style-name="ce2">
            <text:p>40:00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945" table:style-name="ce1">
            <text:p>945</text:p>
          </table:table-cell>
          <table:table-cell office:value-type="string" table:style-name="ce1">
            <text:p>Success</text:p>
          </table:table-cell>
          <table:table-cell office:value-type="float" office:value="56193" table:style-name="ce1">
            <text:p>56193</text:p>
          </table:table-cell>
          <table:table-cell table:number-columns-repeated="16377"/>
        </table:table-row>
        <table:table-row table:style-name="ro1">
          <table:table-cell office:value-type="float" office:value="2195" table:style-name="ce1">
            <text:p>2195</text:p>
          </table:table-cell>
          <table:table-cell office:value-type="time" office:time-value="PT10H40M1.253S" table:style-name="ce2">
            <text:p>40:01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96" table:style-name="ce1">
            <text:p>2196</text:p>
          </table:table-cell>
          <table:table-cell office:value-type="time" office:time-value="PT10H40M1.334S" table:style-name="ce2">
            <text:p>40:01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97" table:style-name="ce1">
            <text:p>2197</text:p>
          </table:table-cell>
          <table:table-cell office:value-type="time" office:time-value="PT10H39M59.065S" table:style-name="ce2">
            <text:p>39:59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2430" table:style-name="ce1">
            <text:p>2430</text:p>
          </table:table-cell>
          <table:table-cell office:value-type="string" table:style-name="ce1">
            <text:p>Success</text:p>
          </table:table-cell>
          <table:table-cell office:value-type="float" office:value="57071" table:style-name="ce1">
            <text:p>57071</text:p>
          </table:table-cell>
          <table:table-cell table:number-columns-repeated="16377"/>
        </table:table-row>
        <table:table-row table:style-name="ro1">
          <table:table-cell office:value-type="float" office:value="2198" table:style-name="ce1">
            <text:p>2198</text:p>
          </table:table-cell>
          <table:table-cell office:value-type="time" office:time-value="PT10H40M1.308S" table:style-name="ce2">
            <text:p>40:01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99" table:style-name="ce1">
            <text:p>2199</text:p>
          </table:table-cell>
          <table:table-cell office:value-type="time" office:time-value="PT10H39M55.377S" table:style-name="ce2">
            <text:p>39:55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189" table:style-name="ce1">
            <text:p>6189</text:p>
          </table:table-cell>
          <table:table-cell office:value-type="string" table:style-name="ce1">
            <text:p>Success</text:p>
          </table:table-cell>
          <table:table-cell office:value-type="float" office:value="53483" table:style-name="ce1">
            <text:p>53483</text:p>
          </table:table-cell>
          <table:table-cell table:number-columns-repeated="16377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time" office:time-value="PT10H40M1.455S" table:style-name="ce2">
            <text:p>40:01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out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01" table:style-name="ce1">
            <text:p>2201</text:p>
          </table:table-cell>
          <table:table-cell office:value-type="time" office:time-value="PT10H40M1.480S" table:style-name="ce2">
            <text:p>40:01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out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02" table:style-name="ce1">
            <text:p>2202</text:p>
          </table:table-cell>
          <table:table-cell office:value-type="time" office:time-value="PT10H39M59.933S" table:style-name="ce2">
            <text:p>39:59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654" table:style-name="ce1">
            <text:p>1654</text:p>
          </table:table-cell>
          <table:table-cell office:value-type="string" table:style-name="ce1">
            <text:p>Success</text:p>
          </table:table-cell>
          <table:table-cell office:value-type="float" office:value="57288" table:style-name="ce1">
            <text:p>57288</text:p>
          </table:table-cell>
          <table:table-cell table:number-columns-repeated="16377"/>
        </table:table-row>
        <table:table-row table:style-name="ro1">
          <table:table-cell office:value-type="float" office:value="2203" table:style-name="ce1">
            <text:p>2203</text:p>
          </table:table-cell>
          <table:table-cell office:value-type="time" office:time-value="PT10H40M1.496S" table:style-name="ce2">
            <text:p>40:01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out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04" table:style-name="ce1">
            <text:p>2204</text:p>
          </table:table-cell>
          <table:table-cell office:value-type="time" office:time-value="PT10H40M1.536S" table:style-name="ce2">
            <text:p>40:01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out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05" table:style-name="ce1">
            <text:p>2205</text:p>
          </table:table-cell>
          <table:table-cell office:value-type="time" office:time-value="PT10H40M1.587S" table:style-name="ce2">
            <text:p>40:01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2206" table:style-name="ce1">
            <text:p>2206</text:p>
          </table:table-cell>
          <table:table-cell office:value-type="time" office:time-value="PT10H39M59.490S" table:style-name="ce2">
            <text:p>39:59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152" table:style-name="ce1">
            <text:p>2152</text:p>
          </table:table-cell>
          <table:table-cell office:value-type="string" table:style-name="ce1">
            <text:p>Success</text:p>
          </table:table-cell>
          <table:table-cell office:value-type="float" office:value="18415" table:style-name="ce1">
            <text:p>18415</text:p>
          </table:table-cell>
          <table:table-cell table:number-columns-repeated="16377"/>
        </table:table-row>
        <table:table-row table:style-name="ro1">
          <table:table-cell office:value-type="float" office:value="2207" table:style-name="ce1">
            <text:p>2207</text:p>
          </table:table-cell>
          <table:table-cell office:value-type="time" office:time-value="PT10H40M1.644S" table:style-name="ce2">
            <text:p>40:01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08" table:style-name="ce1">
            <text:p>2208</text:p>
          </table:table-cell>
          <table:table-cell office:value-type="time" office:time-value="PT10H39M59.873S" table:style-name="ce2">
            <text:p>39:59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840" table:style-name="ce1">
            <text:p>1840</text:p>
          </table:table-cell>
          <table:table-cell office:value-type="string" table:style-name="ce1">
            <text:p>Success</text:p>
          </table:table-cell>
          <table:table-cell office:value-type="float" office:value="49897" table:style-name="ce1">
            <text:p>49897</text:p>
          </table:table-cell>
          <table:table-cell table:number-columns-repeated="16377"/>
        </table:table-row>
        <table:table-row table:style-name="ro1">
          <table:table-cell office:value-type="float" office:value="2209" table:style-name="ce1">
            <text:p>2209</text:p>
          </table:table-cell>
          <table:table-cell office:value-type="time" office:time-value="PT10H39M59.597S" table:style-name="ce2">
            <text:p>39:59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150" table:style-name="ce1">
            <text:p>2150</text:p>
          </table:table-cell>
          <table:table-cell office:value-type="string" table:style-name="ce1">
            <text:p>Success</text:p>
          </table:table-cell>
          <table:table-cell office:value-type="float" office:value="18411" table:style-name="ce1">
            <text:p>18411</text:p>
          </table:table-cell>
          <table:table-cell table:number-columns-repeated="16377"/>
        </table:table-row>
        <table:table-row table:style-name="ro1">
          <table:table-cell office:value-type="float" office:value="2210" table:style-name="ce1">
            <text:p>2210</text:p>
          </table:table-cell>
          <table:table-cell office:value-type="time" office:time-value="PT10H40M1.699S" table:style-name="ce2">
            <text:p>40:01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out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1" table:style-name="ce1">
            <text:p>2211</text:p>
          </table:table-cell>
          <table:table-cell office:value-type="time" office:time-value="PT10H40M1.748S" table:style-name="ce2">
            <text:p>40:01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12" table:style-name="ce1">
            <text:p>2212</text:p>
          </table:table-cell>
          <table:table-cell office:value-type="time" office:time-value="PT10H40M1.763S" table:style-name="ce2">
            <text:p>40:01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3" table:style-name="ce1">
            <text:p>2213</text:p>
          </table:table-cell>
          <table:table-cell office:value-type="time" office:time-value="PT10H40M1.849S" table:style-name="ce2">
            <text:p>40:01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html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14" table:style-name="ce1">
            <text:p>2214</text:p>
          </table:table-cell>
          <table:table-cell office:value-type="time" office:time-value="PT10H40M1.809S" table:style-name="ce2">
            <text:p>40:01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out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5" table:style-name="ce1">
            <text:p>2215</text:p>
          </table:table-cell>
          <table:table-cell office:value-type="time" office:time-value="PT10H40M1.897S" table:style-name="ce2">
            <text:p>40:01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6" table:style-name="ce1">
            <text:p>2216</text:p>
          </table:table-cell>
          <table:table-cell office:value-type="time" office:time-value="PT10H40M1.904S" table:style-name="ce2">
            <text:p>40:01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17" table:style-name="ce1">
            <text:p>2217</text:p>
          </table:table-cell>
          <table:table-cell office:value-type="time" office:time-value="PT10H40M1.257S" table:style-name="ce2">
            <text:p>40:01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693" table:style-name="ce1">
            <text:p>693</text:p>
          </table:table-cell>
          <table:table-cell office:value-type="string" table:style-name="ce1">
            <text:p>Success</text:p>
          </table:table-cell>
          <table:table-cell office:value-type="float" office:value="42436" table:style-name="ce1">
            <text:p>42436</text:p>
          </table:table-cell>
          <table:table-cell table:number-columns-repeated="16377"/>
        </table:table-row>
        <table:table-row table:style-name="ro1">
          <table:table-cell office:value-type="float" office:value="2218" table:style-name="ce1">
            <text:p>2218</text:p>
          </table:table-cell>
          <table:table-cell office:value-type="time" office:time-value="PT10H40M1.951S" table:style-name="ce2">
            <text:p>40:02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time" office:time-value="PT10H40M1.713S" table:style-name="ce2">
            <text:p>40:01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77" table:style-name="ce1">
            <text:p>277</text:p>
          </table:table-cell>
          <table:table-cell office:value-type="string" table:style-name="ce1">
            <text:p>Success</text:p>
          </table:table-cell>
          <table:table-cell office:value-type="float" office:value="21219" table:style-name="ce1">
            <text:p>21219</text:p>
          </table:table-cell>
          <table:table-cell table:number-columns-repeated="16377"/>
        </table:table-row>
        <table:table-row table:style-name="ro1">
          <table:table-cell office:value-type="float" office:value="2220" table:style-name="ce1">
            <text:p>2220</text:p>
          </table:table-cell>
          <table:table-cell office:value-type="time" office:time-value="PT10H40M1.992S" table:style-name="ce2">
            <text:p>40:02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221" table:style-name="ce1">
            <text:p>2221</text:p>
          </table:table-cell>
          <table:table-cell office:value-type="time" office:time-value="PT10H40M1.995S" table:style-name="ce2">
            <text:p>40:02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22" table:style-name="ce1">
            <text:p>2222</text:p>
          </table:table-cell>
          <table:table-cell office:value-type="time" office:time-value="PT10H40M1.474S" table:style-name="ce2">
            <text:p>40:01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564" table:style-name="ce1">
            <text:p>564</text:p>
          </table:table-cell>
          <table:table-cell office:value-type="string" table:style-name="ce1">
            <text:p>Success</text:p>
          </table:table-cell>
          <table:table-cell office:value-type="float" office:value="42417" table:style-name="ce1">
            <text:p>42417</text:p>
          </table:table-cell>
          <table:table-cell table:number-columns-repeated="16377"/>
        </table:table-row>
        <table:table-row table:style-name="ro1">
          <table:table-cell office:value-type="float" office:value="2223" table:style-name="ce1">
            <text:p>2223</text:p>
          </table:table-cell>
          <table:table-cell office:value-type="time" office:time-value="PT10H40M2.014S" table:style-name="ce2">
            <text:p>40:02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984" table:style-name="ce1">
            <text:p>2984</text:p>
          </table:table-cell>
          <table:table-cell table:number-columns-repeated="16377"/>
        </table:table-row>
        <table:table-row table:style-name="ro1">
          <table:table-cell office:value-type="float" office:value="2224" table:style-name="ce1">
            <text:p>2224</text:p>
          </table:table-cell>
          <table:table-cell office:value-type="time" office:time-value="PT10H39M59.580S" table:style-name="ce2">
            <text:p>39:59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466" table:style-name="ce1">
            <text:p>2466</text:p>
          </table:table-cell>
          <table:table-cell office:value-type="string" table:style-name="ce1">
            <text:p>Success</text:p>
          </table:table-cell>
          <table:table-cell office:value-type="float" office:value="18411" table:style-name="ce1">
            <text:p>18411</text:p>
          </table:table-cell>
          <table:table-cell table:number-columns-repeated="16377"/>
        </table:table-row>
        <table:table-row table:style-name="ro1">
          <table:table-cell office:value-type="float" office:value="2225" table:style-name="ce1">
            <text:p>2225</text:p>
          </table:table-cell>
          <table:table-cell office:value-type="time" office:time-value="PT10H40M2.029S" table:style-name="ce2">
            <text:p>40:02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26" table:style-name="ce1">
            <text:p>2226</text:p>
          </table:table-cell>
          <table:table-cell office:value-type="time" office:time-value="PT10H40M2.040S" table:style-name="ce2">
            <text:p>40:02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3036" table:style-name="ce1">
            <text:p>3036</text:p>
          </table:table-cell>
          <table:table-cell table:number-columns-repeated="16377"/>
        </table:table-row>
        <table:table-row table:style-name="ro1">
          <table:table-cell office:value-type="float" office:value="2227" table:style-name="ce1">
            <text:p>2227</text:p>
          </table:table-cell>
          <table:table-cell office:value-type="time" office:time-value="PT10H40M2.047S" table:style-name="ce2">
            <text:p>40:02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28" table:style-name="ce1">
            <text:p>2228</text:p>
          </table:table-cell>
          <table:table-cell office:value-type="time" office:time-value="PT10H40M2.038S" table:style-name="ce2">
            <text:p>40:02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1142" table:style-name="ce1">
            <text:p>1142</text:p>
          </table:table-cell>
          <table:table-cell table:number-columns-repeated="16377"/>
        </table:table-row>
        <table:table-row table:style-name="ro1">
          <table:table-cell office:value-type="float" office:value="2229" table:style-name="ce1">
            <text:p>2229</text:p>
          </table:table-cell>
          <table:table-cell office:value-type="time" office:time-value="PT10H40M1.166S" table:style-name="ce2">
            <text:p>40:01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960" table:style-name="ce1">
            <text:p>960</text:p>
          </table:table-cell>
          <table:table-cell office:value-type="string" table:style-name="ce1">
            <text:p>Success</text:p>
          </table:table-cell>
          <table:table-cell office:value-type="float" office:value="19558" table:style-name="ce1">
            <text:p>19558</text:p>
          </table:table-cell>
          <table:table-cell table:number-columns-repeated="16377"/>
        </table:table-row>
        <table:table-row table:style-name="ro1">
          <table:table-cell office:value-type="float" office:value="2230" table:style-name="ce1">
            <text:p>2230</text:p>
          </table:table-cell>
          <table:table-cell office:value-type="time" office:time-value="PT10H40M1.242S" table:style-name="ce2">
            <text:p>40:01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885" table:style-name="ce1">
            <text:p>885</text:p>
          </table:table-cell>
          <table:table-cell office:value-type="string" table:style-name="ce1">
            <text:p>Success</text:p>
          </table:table-cell>
          <table:table-cell office:value-type="float" office:value="21219" table:style-name="ce1">
            <text:p>21219</text:p>
          </table:table-cell>
          <table:table-cell table:number-columns-repeated="16377"/>
        </table:table-row>
        <table:table-row table:style-name="ro1">
          <table:table-cell office:value-type="float" office:value="2231" table:style-name="ce1">
            <text:p>2231</text:p>
          </table:table-cell>
          <table:table-cell office:value-type="time" office:time-value="PT10H40M2.091S" table:style-name="ce2">
            <text:p>40:02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out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2" table:style-name="ce1">
            <text:p>2232</text:p>
          </table:table-cell>
          <table:table-cell office:value-type="time" office:time-value="PT10H40M2.131S" table:style-name="ce2">
            <text:p>40:02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3" table:style-name="ce1">
            <text:p>2233</text:p>
          </table:table-cell>
          <table:table-cell office:value-type="time" office:time-value="PT10H40M2.137S" table:style-name="ce2">
            <text:p>40:02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34" table:style-name="ce1">
            <text:p>2234</text:p>
          </table:table-cell>
          <table:table-cell office:value-type="time" office:time-value="PT10H40M2.130S" table:style-name="ce2">
            <text:p>40:02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61" table:style-name="ce1">
            <text:p>36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35" table:style-name="ce1">
            <text:p>2235</text:p>
          </table:table-cell>
          <table:table-cell office:value-type="time" office:time-value="PT10H40M2.493S" table:style-name="ce2">
            <text:p>40:02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6" table:style-name="ce1">
            <text:p>2236</text:p>
          </table:table-cell>
          <table:table-cell office:value-type="time" office:time-value="PT10H40M1.161S" table:style-name="ce2">
            <text:p>40:01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408" table:style-name="ce1">
            <text:p>1408</text:p>
          </table:table-cell>
          <table:table-cell office:value-type="string" table:style-name="ce1">
            <text:p>Success</text:p>
          </table:table-cell>
          <table:table-cell office:value-type="float" office:value="21223" table:style-name="ce1">
            <text:p>21223</text:p>
          </table:table-cell>
          <table:table-cell table:number-columns-repeated="16377"/>
        </table:table-row>
        <table:table-row table:style-name="ro1">
          <table:table-cell office:value-type="float" office:value="2237" table:style-name="ce1">
            <text:p>2237</text:p>
          </table:table-cell>
          <table:table-cell office:value-type="time" office:time-value="PT10H40M1.497S" table:style-name="ce2">
            <text:p>40:01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072" table:style-name="ce1">
            <text:p>1072</text:p>
          </table:table-cell>
          <table:table-cell office:value-type="string" table:style-name="ce1">
            <text:p>Success</text:p>
          </table:table-cell>
          <table:table-cell office:value-type="float" office:value="21219" table:style-name="ce1">
            <text:p>21219</text:p>
          </table:table-cell>
          <table:table-cell table:number-columns-repeated="16377"/>
        </table:table-row>
        <table:table-row table:style-name="ro1">
          <table:table-cell office:value-type="float" office:value="2238" table:style-name="ce1">
            <text:p>2238</text:p>
          </table:table-cell>
          <table:table-cell office:value-type="time" office:time-value="PT10H40M1.385S" table:style-name="ce2">
            <text:p>40:01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185" table:style-name="ce1">
            <text:p>1185</text:p>
          </table:table-cell>
          <table:table-cell office:value-type="string" table:style-name="ce1">
            <text:p>Success</text:p>
          </table:table-cell>
          <table:table-cell office:value-type="float" office:value="21219" table:style-name="ce1">
            <text:p>21219</text:p>
          </table:table-cell>
          <table:table-cell table:number-columns-repeated="16377"/>
        </table:table-row>
        <table:table-row table:style-name="ro1">
          <table:table-cell office:value-type="float" office:value="2239" table:style-name="ce1">
            <text:p>2239</text:p>
          </table:table-cell>
          <table:table-cell office:value-type="time" office:time-value="PT10H40M1.383S" table:style-name="ce2">
            <text:p>40:01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209" table:style-name="ce1">
            <text:p>1209</text:p>
          </table:table-cell>
          <table:table-cell office:value-type="string" table:style-name="ce1">
            <text:p>Success</text:p>
          </table:table-cell>
          <table:table-cell office:value-type="float" office:value="21219" table:style-name="ce1">
            <text:p>21219</text:p>
          </table:table-cell>
          <table:table-cell table:number-columns-repeated="16377"/>
        </table:table-row>
        <table:table-row table:style-name="ro1">
          <table:table-cell office:value-type="float" office:value="2240" table:style-name="ce1">
            <text:p>2240</text:p>
          </table:table-cell>
          <table:table-cell office:value-type="time" office:time-value="PT10H40M2.570S" table:style-name="ce2">
            <text:p>40:02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41" table:style-name="ce1">
            <text:p>2241</text:p>
          </table:table-cell>
          <table:table-cell office:value-type="time" office:time-value="PT10H40M2.572S" table:style-name="ce2">
            <text:p>40:02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42" table:style-name="ce1">
            <text:p>2242</text:p>
          </table:table-cell>
          <table:table-cell office:value-type="time" office:time-value="PT10H40M1.336S" table:style-name="ce2">
            <text:p>40:01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272" table:style-name="ce1">
            <text:p>1272</text:p>
          </table:table-cell>
          <table:table-cell office:value-type="string" table:style-name="ce1">
            <text:p>Success</text:p>
          </table:table-cell>
          <table:table-cell office:value-type="float" office:value="21219" table:style-name="ce1">
            <text:p>21219</text:p>
          </table:table-cell>
          <table:table-cell table:number-columns-repeated="16377"/>
        </table:table-row>
        <table:table-row table:style-name="ro1">
          <table:table-cell office:value-type="float" office:value="2243" table:style-name="ce1">
            <text:p>2243</text:p>
          </table:table-cell>
          <table:table-cell office:value-type="time" office:time-value="PT10H40M2.594S" table:style-name="ce2">
            <text:p>40:02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44" table:style-name="ce1">
            <text:p>2244</text:p>
          </table:table-cell>
          <table:table-cell office:value-type="time" office:time-value="PT10H40M2.570S" table:style-name="ce2">
            <text:p>40:02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45" table:style-name="ce1">
            <text:p>2245</text:p>
          </table:table-cell>
          <table:table-cell office:value-type="time" office:time-value="PT10H40M2.610S" table:style-name="ce2">
            <text:p>40:02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46" table:style-name="ce1">
            <text:p>2246</text:p>
          </table:table-cell>
          <table:table-cell office:value-type="time" office:time-value="PT10H40M2.601S" table:style-name="ce2">
            <text:p>40:02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out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47" table:style-name="ce1">
            <text:p>2247</text:p>
          </table:table-cell>
          <table:table-cell office:value-type="time" office:time-value="PT10H40M2.644S" table:style-name="ce2">
            <text:p>40:02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out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48" table:style-name="ce1">
            <text:p>2248</text:p>
          </table:table-cell>
          <table:table-cell office:value-type="time" office:time-value="PT10H40M2.656S" table:style-name="ce2">
            <text:p>40:02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out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49" table:style-name="ce1">
            <text:p>2249</text:p>
          </table:table-cell>
          <table:table-cell office:value-type="time" office:time-value="PT10H40M2.644S" table:style-name="ce2">
            <text:p>40:02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out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50" table:style-name="ce1">
            <text:p>2250</text:p>
          </table:table-cell>
          <table:table-cell office:value-type="time" office:time-value="PT10H40M2.604S" table:style-name="ce2">
            <text:p>40:02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out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51" table:style-name="ce1">
            <text:p>2251</text:p>
          </table:table-cell>
          <table:table-cell office:value-type="time" office:time-value="PT10H40M2.088S" table:style-name="ce2">
            <text:p>40:02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621" table:style-name="ce1">
            <text:p>621</text:p>
          </table:table-cell>
          <table:table-cell office:value-type="string" table:style-name="ce1">
            <text:p>Success</text:p>
          </table:table-cell>
          <table:table-cell office:value-type="float" office:value="50167" table:style-name="ce1">
            <text:p>50167</text:p>
          </table:table-cell>
          <table:table-cell table:number-columns-repeated="16377"/>
        </table:table-row>
        <table:table-row table:style-name="ro1">
          <table:table-cell office:value-type="float" office:value="2252" table:style-name="ce1">
            <text:p>2252</text:p>
          </table:table-cell>
          <table:table-cell office:value-type="time" office:time-value="PT10H40M2.128S" table:style-name="ce2">
            <text:p>40:02.1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631" table:style-name="ce1">
            <text:p>631</text:p>
          </table:table-cell>
          <table:table-cell office:value-type="string" table:style-name="ce1">
            <text:p>Success</text:p>
          </table:table-cell>
          <table:table-cell office:value-type="float" office:value="31823" table:style-name="ce1">
            <text:p>31823</text:p>
          </table:table-cell>
          <table:table-cell table:number-columns-repeated="16377"/>
        </table:table-row>
        <table:table-row table:style-name="ro1">
          <table:table-cell office:value-type="float" office:value="2253" table:style-name="ce1">
            <text:p>2253</text:p>
          </table:table-cell>
          <table:table-cell office:value-type="time" office:time-value="PT10H40M2.112S" table:style-name="ce2">
            <text:p>40:02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654" table:style-name="ce1">
            <text:p>654</text:p>
          </table:table-cell>
          <table:table-cell office:value-type="string" table:style-name="ce1">
            <text:p>Success</text:p>
          </table:table-cell>
          <table:table-cell office:value-type="float" office:value="57071" table:style-name="ce1">
            <text:p>57071</text:p>
          </table:table-cell>
          <table:table-cell table:number-columns-repeated="16377"/>
        </table:table-row>
        <table:table-row table:style-name="ro1">
          <table:table-cell office:value-type="float" office:value="2254" table:style-name="ce1">
            <text:p>2254</text:p>
          </table:table-cell>
          <table:table-cell office:value-type="time" office:time-value="PT10H40M2.759S" table:style-name="ce2">
            <text:p>40:02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55" table:style-name="ce1">
            <text:p>2255</text:p>
          </table:table-cell>
          <table:table-cell office:value-type="time" office:time-value="PT10H40M2.710S" table:style-name="ce2">
            <text:p>40:02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256" table:style-name="ce1">
            <text:p>2256</text:p>
          </table:table-cell>
          <table:table-cell office:value-type="time" office:time-value="PT10H40M2.970S" table:style-name="ce2">
            <text:p>40:03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3444" table:style-name="ce1">
            <text:p>3444</text:p>
          </table:table-cell>
          <table:table-cell table:number-columns-repeated="16377"/>
        </table:table-row>
        <table:table-row table:style-name="ro1">
          <table:table-cell office:value-type="float" office:value="2257" table:style-name="ce1">
            <text:p>2257</text:p>
          </table:table-cell>
          <table:table-cell office:value-type="time" office:time-value="PT10H40M1.139S" table:style-name="ce2">
            <text:p>40:01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851" table:style-name="ce1">
            <text:p>1851</text:p>
          </table:table-cell>
          <table:table-cell office:value-type="string" table:style-name="ce1">
            <text:p>Success</text:p>
          </table:table-cell>
          <table:table-cell office:value-type="float" office:value="18411" table:style-name="ce1">
            <text:p>18411</text:p>
          </table:table-cell>
          <table:table-cell table:number-columns-repeated="16377"/>
        </table:table-row>
        <table:table-row table:style-name="ro1">
          <table:table-cell office:value-type="float" office:value="2258" table:style-name="ce1">
            <text:p>2258</text:p>
          </table:table-cell>
          <table:table-cell office:value-type="time" office:time-value="PT10H40M1.177S" table:style-name="ce2">
            <text:p>40:01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813" table:style-name="ce1">
            <text:p>1813</text:p>
          </table:table-cell>
          <table:table-cell office:value-type="string" table:style-name="ce1">
            <text:p>Success</text:p>
          </table:table-cell>
          <table:table-cell office:value-type="float" office:value="18411" table:style-name="ce1">
            <text:p>18411</text:p>
          </table:table-cell>
          <table:table-cell table:number-columns-repeated="16377"/>
        </table:table-row>
        <table:table-row table:style-name="ro1">
          <table:table-cell office:value-type="float" office:value="2259" table:style-name="ce1">
            <text:p>2259</text:p>
          </table:table-cell>
          <table:table-cell office:value-type="time" office:time-value="PT10H40M2.957S" table:style-name="ce2">
            <text:p>40:03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out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0" table:style-name="ce1">
            <text:p>2260</text:p>
          </table:table-cell>
          <table:table-cell office:value-type="time" office:time-value="PT10H40M1.567S" table:style-name="ce2">
            <text:p>40:01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424" table:style-name="ce1">
            <text:p>1424</text:p>
          </table:table-cell>
          <table:table-cell office:value-type="string" table:style-name="ce1">
            <text:p>Success</text:p>
          </table:table-cell>
          <table:table-cell office:value-type="float" office:value="18415" table:style-name="ce1">
            <text:p>18415</text:p>
          </table:table-cell>
          <table:table-cell table:number-columns-repeated="16377"/>
        </table:table-row>
        <table:table-row table:style-name="ro1">
          <table:table-cell office:value-type="float" office:value="2261" table:style-name="ce1">
            <text:p>2261</text:p>
          </table:table-cell>
          <table:table-cell office:value-type="time" office:time-value="PT10H40M1.147S" table:style-name="ce2">
            <text:p>40:01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846" table:style-name="ce1">
            <text:p>1846</text:p>
          </table:table-cell>
          <table:table-cell office:value-type="string" table:style-name="ce1">
            <text:p>Success</text:p>
          </table:table-cell>
          <table:table-cell office:value-type="float" office:value="18411" table:style-name="ce1">
            <text:p>18411</text:p>
          </table:table-cell>
          <table:table-cell table:number-columns-repeated="16377"/>
        </table:table-row>
        <table:table-row table:style-name="ro1">
          <table:table-cell office:value-type="float" office:value="2262" table:style-name="ce1">
            <text:p>2262</text:p>
          </table:table-cell>
          <table:table-cell office:value-type="time" office:time-value="PT10H40M1.287S" table:style-name="ce2">
            <text:p>40:01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707" table:style-name="ce1">
            <text:p>1707</text:p>
          </table:table-cell>
          <table:table-cell office:value-type="string" table:style-name="ce1">
            <text:p>Success</text:p>
          </table:table-cell>
          <table:table-cell office:value-type="float" office:value="18415" table:style-name="ce1">
            <text:p>18415</text:p>
          </table:table-cell>
          <table:table-cell table:number-columns-repeated="16377"/>
        </table:table-row>
        <table:table-row table:style-name="ro1">
          <table:table-cell office:value-type="float" office:value="2263" table:style-name="ce1">
            <text:p>2263</text:p>
          </table:table-cell>
          <table:table-cell office:value-type="time" office:time-value="PT10H40M2.993S" table:style-name="ce2">
            <text:p>40:03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4" table:style-name="ce1">
            <text:p>2264</text:p>
          </table:table-cell>
          <table:table-cell office:value-type="time" office:time-value="PT10H40M3.001S" table:style-name="ce2">
            <text:p>40:03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65" table:style-name="ce1">
            <text:p>2265</text:p>
          </table:table-cell>
          <table:table-cell office:value-type="time" office:time-value="PT10H40M2.993S" table:style-name="ce2">
            <text:p>40:03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66" table:style-name="ce1">
            <text:p>2266</text:p>
          </table:table-cell>
          <table:table-cell office:value-type="time" office:time-value="PT10H40M2.995S" table:style-name="ce2">
            <text:p>40:03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67" table:style-name="ce1">
            <text:p>2267</text:p>
          </table:table-cell>
          <table:table-cell office:value-type="time" office:time-value="PT10H40M3.030S" table:style-name="ce2">
            <text:p>40:03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8" table:style-name="ce1">
            <text:p>2268</text:p>
          </table:table-cell>
          <table:table-cell office:value-type="time" office:time-value="PT10H40M2.994S" table:style-name="ce2">
            <text:p>40:03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69" table:style-name="ce1">
            <text:p>2269</text:p>
          </table:table-cell>
          <table:table-cell office:value-type="time" office:time-value="PT10H40M3.035S" table:style-name="ce2">
            <text:p>40:03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0" table:style-name="ce1">
            <text:p>2270</text:p>
          </table:table-cell>
          <table:table-cell office:value-type="time" office:time-value="PT10H40M2.995S" table:style-name="ce2">
            <text:p>40:03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71" table:style-name="ce1">
            <text:p>2271</text:p>
          </table:table-cell>
          <table:table-cell office:value-type="time" office:time-value="PT10H40M3.045S" table:style-name="ce2">
            <text:p>40:03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2" table:style-name="ce1">
            <text:p>2272</text:p>
          </table:table-cell>
          <table:table-cell office:value-type="time" office:time-value="PT10H40M2.991S" table:style-name="ce2">
            <text:p>40:03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73" table:style-name="ce1">
            <text:p>2273</text:p>
          </table:table-cell>
          <table:table-cell office:value-type="time" office:time-value="PT10H40M3.050S" table:style-name="ce2">
            <text:p>40:03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4" table:style-name="ce1">
            <text:p>2274</text:p>
          </table:table-cell>
          <table:table-cell office:value-type="time" office:time-value="PT10H40M3.055S" table:style-name="ce2">
            <text:p>40:03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75" table:style-name="ce1">
            <text:p>2275</text:p>
          </table:table-cell>
          <table:table-cell office:value-type="time" office:time-value="PT10H40M3.060S" table:style-name="ce2">
            <text:p>40:03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76" table:style-name="ce1">
            <text:p>2276</text:p>
          </table:table-cell>
          <table:table-cell office:value-type="time" office:time-value="PT10H40M3.055S" table:style-name="ce2">
            <text:p>40:03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7" table:style-name="ce1">
            <text:p>2277</text:p>
          </table:table-cell>
          <table:table-cell office:value-type="time" office:time-value="PT10H40M3.049S" table:style-name="ce2">
            <text:p>40:03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out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8" table:style-name="ce1">
            <text:p>2278</text:p>
          </table:table-cell>
          <table:table-cell office:value-type="time" office:time-value="PT10H40M3.054S" table:style-name="ce2">
            <text:p>40:03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9" table:style-name="ce1">
            <text:p>2279</text:p>
          </table:table-cell>
          <table:table-cell office:value-type="time" office:time-value="PT10H40M3.065S" table:style-name="ce2">
            <text:p>40:03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80" table:style-name="ce1">
            <text:p>2280</text:p>
          </table:table-cell>
          <table:table-cell office:value-type="time" office:time-value="PT10H40M3.066S" table:style-name="ce2">
            <text:p>40:03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81" table:style-name="ce1">
            <text:p>2281</text:p>
          </table:table-cell>
          <table:table-cell office:value-type="time" office:time-value="PT10H40M3.066S" table:style-name="ce2">
            <text:p>40:03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82" table:style-name="ce1">
            <text:p>2282</text:p>
          </table:table-cell>
          <table:table-cell office:value-type="time" office:time-value="PT10H40M3.072S" table:style-name="ce2">
            <text:p>40:03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html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83" table:style-name="ce1">
            <text:p>2283</text:p>
          </table:table-cell>
          <table:table-cell office:value-type="time" office:time-value="PT10H40M3.073S" table:style-name="ce2">
            <text:p>40:03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html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84" table:style-name="ce1">
            <text:p>2284</text:p>
          </table:table-cell>
          <table:table-cell office:value-type="time" office:time-value="PT10H40M3.073S" table:style-name="ce2">
            <text:p>40:03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html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85" table:style-name="ce1">
            <text:p>2285</text:p>
          </table:table-cell>
          <table:table-cell office:value-type="time" office:time-value="PT10H40M2.768S" table:style-name="ce2">
            <text:p>40:02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456" table:style-name="ce1">
            <text:p>456</text:p>
          </table:table-cell>
          <table:table-cell office:value-type="string" table:style-name="ce1">
            <text:p>Success</text:p>
          </table:table-cell>
          <table:table-cell office:value-type="float" office:value="21219" table:style-name="ce1">
            <text:p>21219</text:p>
          </table:table-cell>
          <table:table-cell table:number-columns-repeated="16377"/>
        </table:table-row>
        <table:table-row table:style-name="ro1">
          <table:table-cell office:value-type="float" office:value="2286" table:style-name="ce1">
            <text:p>2286</text:p>
          </table:table-cell>
          <table:table-cell office:value-type="time" office:time-value="PT10H40M1.644S" table:style-name="ce2">
            <text:p>40:01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584" table:style-name="ce1">
            <text:p>1584</text:p>
          </table:table-cell>
          <table:table-cell office:value-type="string" table:style-name="ce1">
            <text:p>Success</text:p>
          </table:table-cell>
          <table:table-cell office:value-type="float" office:value="47161" table:style-name="ce1">
            <text:p>47161</text:p>
          </table:table-cell>
          <table:table-cell table:number-columns-repeated="16377"/>
        </table:table-row>
        <table:table-row table:style-name="ro1">
          <table:table-cell office:value-type="float" office:value="2287" table:style-name="ce1">
            <text:p>2287</text:p>
          </table:table-cell>
          <table:table-cell office:value-type="time" office:time-value="PT10H40M3.227S" table:style-name="ce2">
            <text:p>40:03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88" table:style-name="ce1">
            <text:p>2288</text:p>
          </table:table-cell>
          <table:table-cell office:value-type="time" office:time-value="PT10H40M2.990S" table:style-name="ce2">
            <text:p>40:03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285" table:style-name="ce1">
            <text:p>285</text:p>
          </table:table-cell>
          <table:table-cell office:value-type="string" table:style-name="ce1">
            <text:p>Success</text:p>
          </table:table-cell>
          <table:table-cell office:value-type="float" office:value="56193" table:style-name="ce1">
            <text:p>56193</text:p>
          </table:table-cell>
          <table:table-cell table:number-columns-repeated="16377"/>
        </table:table-row>
        <table:table-row table:style-name="ro1">
          <table:table-cell office:value-type="float" office:value="2289" table:style-name="ce1">
            <text:p>2289</text:p>
          </table:table-cell>
          <table:table-cell office:value-type="time" office:time-value="PT10H40M3.277S" table:style-name="ce2">
            <text:p>40:03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out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0" table:style-name="ce1">
            <text:p>2290</text:p>
          </table:table-cell>
          <table:table-cell office:value-type="time" office:time-value="PT10H40M3.279S" table:style-name="ce2">
            <text:p>40:03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Success</text:p>
          </table:table-cell>
          <table:table-cell office:value-type="float" office:value="6352" table:style-name="ce1">
            <text:p>6352</text:p>
          </table:table-cell>
          <table:table-cell table:number-columns-repeated="16377"/>
        </table:table-row>
        <table:table-row table:style-name="ro1">
          <table:table-cell office:value-type="float" office:value="2291" table:style-name="ce1">
            <text:p>2291</text:p>
          </table:table-cell>
          <table:table-cell office:value-type="time" office:time-value="PT10H40M3.231S" table:style-name="ce2">
            <text:p>40:03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Success</text:p>
          </table:table-cell>
          <table:table-cell office:value-type="float" office:value="18415" table:style-name="ce1">
            <text:p>18415</text:p>
          </table:table-cell>
          <table:table-cell table:number-columns-repeated="16377"/>
        </table:table-row>
        <table:table-row table:style-name="ro1">
          <table:table-cell office:value-type="float" office:value="2292" table:style-name="ce1">
            <text:p>2292</text:p>
          </table:table-cell>
          <table:table-cell office:value-type="time" office:time-value="PT10H40M3.429S" table:style-name="ce2">
            <text:p>40:03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93" table:style-name="ce1">
            <text:p>2293</text:p>
          </table:table-cell>
          <table:table-cell office:value-type="time" office:time-value="PT10H40M3.426S" table:style-name="ce2">
            <text:p>40:03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190" table:style-name="ce1">
            <text:p>1190</text:p>
          </table:table-cell>
          <table:table-cell table:number-columns-repeated="16377"/>
        </table:table-row>
        <table:table-row table:style-name="ro1">
          <table:table-cell office:value-type="float" office:value="2294" table:style-name="ce1">
            <text:p>2294</text:p>
          </table:table-cell>
          <table:table-cell office:value-type="time" office:time-value="PT10H40M3.442S" table:style-name="ce2">
            <text:p>40:03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out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5" table:style-name="ce1">
            <text:p>2295</text:p>
          </table:table-cell>
          <table:table-cell office:value-type="time" office:time-value="PT10H40M3.459S" table:style-name="ce2">
            <text:p>40:03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6" table:style-name="ce1">
            <text:p>2296</text:p>
          </table:table-cell>
          <table:table-cell office:value-type="time" office:time-value="PT10H40M3.468S" table:style-name="ce2">
            <text:p>40:03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97" table:style-name="ce1">
            <text:p>2297</text:p>
          </table:table-cell>
          <table:table-cell office:value-type="time" office:time-value="PT10H40M3.456S" table:style-name="ce2">
            <text:p>40:03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57071" table:style-name="ce1">
            <text:p>57071</text:p>
          </table:table-cell>
          <table:table-cell table:number-columns-repeated="16377"/>
        </table:table-row>
        <table:table-row table:style-name="ro1">
          <table:table-cell office:value-type="float" office:value="2298" table:style-name="ce1">
            <text:p>2298</text:p>
          </table:table-cell>
          <table:table-cell office:value-type="time" office:time-value="PT10H40M3.587S" table:style-name="ce2">
            <text:p>40:03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21219" table:style-name="ce1">
            <text:p>21219</text:p>
          </table:table-cell>
          <table:table-cell table:number-columns-repeated="16377"/>
        </table:table-row>
        <table:table-row table:style-name="ro1">
          <table:table-cell office:value-type="float" office:value="2299" table:style-name="ce1">
            <text:p>2299</text:p>
          </table:table-cell>
          <table:table-cell office:value-type="time" office:time-value="PT10H40M3.701S" table:style-name="ce2">
            <text:p>40:03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300" table:style-name="ce1">
            <text:p>2300</text:p>
          </table:table-cell>
          <table:table-cell office:value-type="time" office:time-value="PT10H40M3.740S" table:style-name="ce2">
            <text:p>40:03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number-rows-repeated="1046275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9">
      <number:minutes number:style="long"/>
      <number:text>:</number:text>
      <number:seconds number:style="long" number:decimal-places="1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/>
    <meta:creation-date>2006-09-16T00:00:00Z</meta:creation-date>
    <dc:date>2012-04-20T07:20:27Z</dc:date>
  </office:meta>
</office:document-meta>
</file>